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application/vnd.oasis.opendocument.spreadsheet" manifest:full-path="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</office:font-face-decls>
  <office:automatic-styles>
    <style:style style:data-style-name="N0" style:family="table-cell" style:parent-style-name="Default" style:name="ce1"/>
    <style:style style:data-style-name="N0" style:family="table-cell" style:parent-style-name="TL_32_RowProperty" style:name="ce2">
      <style:table-cell-properties style:vertical-align="automatic" style:repeat-content="false" fo:background-color="#FA6900" fo:border="thin solid #000000" style:cell-protect="protected"/>
      <style:paragraph-properties fo:margin-left="0cm" fo:text-align="start"/>
    </style:style>
    <style:style style:data-style-name="N0" style:family="table-cell" style:parent-style-name="TL_32_ColHeader" style:name="ce3">
      <style:table-cell-properties style:vertical-align="automatic" style:repeat-content="false" fo:background-color="#69D2E7" fo:border="thin solid #000000" style:cell-protect="protected"/>
      <style:paragraph-properties fo:margin-left="0cm" fo:text-align="start"/>
    </style:style>
    <style:style style:data-style-name="N0" style:family="table-cell" style:parent-style-name="Default" style:name="ce4">
      <style:table-cell-properties style:vertical-align="automatic" style:repeat-content="false"/>
      <style:paragraph-properties fo:margin-left="0cm" fo:text-align="start"/>
    </style:style>
    <style:style style:data-style-name="N0" style:family="table-cell" style:parent-style-name="TL_32_RowHeader" style:name="ce5">
      <style:table-cell-properties fo:border-left="thin solid #000000" fo:border-top="thin solid #000000" style:repeat-content="false" fo:background-color="#FAE600" fo:border-right="none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6">
      <style:table-cell-properties fo:border-left="none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Data" style:name="ce7">
      <style:table-cell-properties fo:border-left="thin solid #000000" fo:border-top="thin solid #000000" style:repeat-content="false" fo:background-color="#C8C8A9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8">
      <style:table-cell-properties fo:border-left="thin solid #000000" fo:border-top="none" style:repeat-content="false" fo:background-color="#FAE600" fo:border-right="none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9">
      <style:table-cell-properties fo:border-left="none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Data" style:name="ce10">
      <style:table-cell-properties fo:border-left="thin solid #000000" fo:border-top="none" style:repeat-content="false" fo:background-color="#C8C8A9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11">
      <style:table-cell-properties fo:border-left="thin solid #000000" fo:border-top="none" style:repeat-content="false" fo:background-color="#FAE600" fo:border-right="none" fo:border-bottom="thin solid #000000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12">
      <style:table-cell-properties fo:border-left="none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</style:style>
    <style:style style:data-style-name="N0" style:family="table-cell" style:parent-style-name="TL_32_Data" style:name="ce13">
      <style:table-cell-properties fo:border-left="thin solid #000000" fo:border-top="none" style:repeat-content="false" fo:background-color="#C8C8A9" fo:border-right="thin solid #000000" fo:border-bottom="thin solid #000000" style:cell-protect="protected" style:vertical-align="automatic"/>
      <style:paragraph-properties fo:margin-left="0cm" fo:text-align="start"/>
    </style:style>
    <style:style style:family="table-column" style:name="co1">
      <style:table-column-properties fo:break-before="auto" style:column-width="3.96875cm"/>
    </style:style>
    <style:style style:family="table-column" style:name="co2">
      <style:table-column-properties fo:break-before="auto" style:column-width="3.20145833333333cm"/>
    </style:style>
    <style:style style:family="table-column" style:name="co3">
      <style:table-column-properties fo:break-before="auto" style:column-width="3.83645833333333cm"/>
    </style:style>
    <style:style style:family="table-column" style:name="co4">
      <style:table-column-properties fo:break-before="auto" style:column-width="1.666875cm"/>
    </style:style>
    <style:style style:family="table-column" style:name="co5">
      <style:table-column-properties fo:break-before="auto" style:column-width="1.69333333333333cm"/>
    </style:style>
    <style:style style:family="table-row" style:name="ro1">
      <style:table-row-properties fo:break-before="auto" style:use-optimal-row-height="true" style:row-height="15pt"/>
    </style:style>
    <style:style style:family="table-row" style:name="ro2">
      <style:table-row-properties fo:break-before="auto" style:use-optimal-row-height="false" style:row-height="17.45pt"/>
    </style:style>
    <style:style style:family="table-row" style:name="ro3">
      <style:table-row-properties fo:break-before="auto" style:use-optimal-row-height="true" style:row-height="13.9pt"/>
    </style:style>
    <style:style style:family="table" style:name="ta1" style:master-page-name="mp1">
      <style:table-properties style:writing-mode="lr-tb" table:display="true"/>
    </style:style>
  </office:automatic-styles>
  <office:body>
    <office:spreadsheet>
      <table:calculation-settings table:use-wildcards="false" table:use-regular-expressions="false" table:case-sensitive="false" table:search-criteria-must-apply-to-whole-cell="true" table:automatic-find-labels="false">
        <table:iteration table:maximum-difference="1E-4"/>
      </table:calculation-settings>
      <table:table table:style-name="ta1" table:name="Sheet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 table:number-columns-repeated="1021"/>
        <table:table-column table:style-name="co5" table:default-cell-style-name="ce1" table:number-columns-repeated="15360"/>
        <table:table-row table:style-name="ro1">
          <table:table-cell table:style-name="ce2" office:value-type="string">
            <text:p>Gemeente</text:p>
          </table:table-cell>
          <table:table-cell table:style-name="ce3" office:value-type="string">
            <text:p>Geslacht</text:p>
          </table:table-cell>
          <table:table-cell table:style-name="ce3" office:value-type="string">
            <text:p>PopulatieCBS</text:p>
          </table:table-cell>
          <table:table-cell table:number-columns-repeated="16381"/>
        </table:table-row>
        <table:table-row table:style-name="ro1">
          <table:table-cell table:style-name="ce4" table:number-columns-repeated="3"/>
          <table:table-cell table:number-columns-repeated="16381"/>
        </table:table-row>
        <table:table-row table:style-name="ro1">
          <table:table-cell table:style-name="ce5" office:value-type="string">
            <text:p>Aa en Hunze</text:p>
          </table:table-cell>
          <table:table-cell table:style-name="ce6" office:value-type="string">
            <text:p>Mannen</text:p>
          </table:table-cell>
          <table:table-cell table:style-name="ce7"/>
          <table:table-cell table:number-columns-repeated="16381"/>
        </table:table-row>
        <table:table-row table:style-name="ro1">
          <table:table-cell table:style-name="ce8" office:value-type="string">
            <text:p>Aagte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2">
          <table:table-cell table:style-name="ce8" office:value-type="string">
            <text:p>Aalburg</text:p>
          </table:table-cell>
          <table:table-cell table:style-name="ce9" office:value-type="string">
            <text:p>Mannen</text:p>
          </table:table-cell>
          <table:table-cell table:style-name="ce10" office:value="5212" office:value-type="float">
            <text:p>52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lsmeer</text:p>
          </table:table-cell>
          <table:table-cell table:style-name="ce9" office:value-type="string">
            <text:p>Mannen</text:p>
          </table:table-cell>
          <table:table-cell table:style-name="ce10" office:value="10185" office:value-type="float">
            <text:p>101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lten</text:p>
          </table:table-cell>
          <table:table-cell table:style-name="ce9" office:value-type="string">
            <text:p>Mannen</text:p>
          </table:table-cell>
          <table:table-cell table:style-name="ce10" office:value="8870" office:value-type="float">
            <text:p>88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 Aar</text:p>
          </table:table-cell>
          <table:table-cell table:style-name="ce9" office:value-type="string">
            <text:p>Mannen</text:p>
          </table:table-cell>
          <table:table-cell table:style-name="ce10" office:value="4169" office:value-type="float">
            <text:p>41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rdenburg</text:p>
          </table:table-cell>
          <table:table-cell table:style-name="ce9" office:value-type="string">
            <text:p>Mannen</text:p>
          </table:table-cell>
          <table:table-cell table:style-name="ce10" office:value="1986" office:value-type="float">
            <text:p>19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rle-Rixtel</text:p>
          </table:table-cell>
          <table:table-cell table:style-name="ce9" office:value-type="string">
            <text:p>Mannen</text:p>
          </table:table-cell>
          <table:table-cell table:style-name="ce10" office:value="2528" office:value-type="float">
            <text:p>25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bbe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ben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coude</text:p>
          </table:table-cell>
          <table:table-cell table:style-name="ce9" office:value-type="string">
            <text:p>Mannen</text:p>
          </table:table-cell>
          <table:table-cell table:style-name="ce10" office:value="4010" office:value-type="float">
            <text:p>40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chtkarspelen</text:p>
          </table:table-cell>
          <table:table-cell table:style-name="ce9" office:value-type="string">
            <text:p>Mannen</text:p>
          </table:table-cell>
          <table:table-cell table:style-name="ce10" office:value="13488" office:value-type="float">
            <text:p>134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dorp</text:p>
          </table:table-cell>
          <table:table-cell table:style-name="ce9" office:value-type="string">
            <text:p>Mannen</text:p>
          </table:table-cell>
          <table:table-cell table:style-name="ce10" office:value="940" office:value-type="float">
            <text:p>9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duard</text:p>
          </table:table-cell>
          <table:table-cell table:style-name="ce9" office:value-type="string">
            <text:p>Mannen</text:p>
          </table:table-cell>
          <table:table-cell table:style-name="ce10" office:value="1487" office:value-type="float">
            <text:p>14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kersloot</text:p>
          </table:table-cell>
          <table:table-cell table:style-name="ce9" office:value-type="string">
            <text:p>Mannen</text:p>
          </table:table-cell>
          <table:table-cell table:style-name="ce10" office:value="2592" office:value-type="float">
            <text:p>25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blasserdam</text:p>
          </table:table-cell>
          <table:table-cell table:style-name="ce9" office:value-type="string">
            <text:p>Mannen</text:p>
          </table:table-cell>
          <table:table-cell table:style-name="ce10" office:value="8675" office:value-type="float">
            <text:p>86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brands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kemade</text:p>
          </table:table-cell>
          <table:table-cell table:style-name="ce9" office:value-type="string">
            <text:p>Mannen</text:p>
          </table:table-cell>
          <table:table-cell table:style-name="ce10" office:value="6697" office:value-type="float">
            <text:p>66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kmaar</text:p>
          </table:table-cell>
          <table:table-cell table:style-name="ce9" office:value-type="string">
            <text:p>Mannen</text:p>
          </table:table-cell>
          <table:table-cell table:style-name="ce10" office:value="36435" office:value-type="float">
            <text:p>364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lo</text:p>
          </table:table-cell>
          <table:table-cell table:style-name="ce9" office:value-type="string">
            <text:p>Mannen</text:p>
          </table:table-cell>
          <table:table-cell table:style-name="ce10" office:value="31235" office:value-type="float">
            <text:p>312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r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m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phen aan den Rijn</text:p>
          </table:table-cell>
          <table:table-cell table:style-name="ce9" office:value-type="string">
            <text:p>Mannen</text:p>
          </table:table-cell>
          <table:table-cell table:style-name="ce10" office:value="26143" office:value-type="float">
            <text:p>261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phen en Riel</text:p>
          </table:table-cell>
          <table:table-cell table:style-name="ce9" office:value-type="string">
            <text:p>Mannen</text:p>
          </table:table-cell>
          <table:table-cell table:style-name="ce10" office:value="3004" office:value-type="float">
            <text:p>30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phen-Cha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bt Delden</text:p>
          </table:table-cell>
          <table:table-cell table:style-name="ce9" office:value-type="string">
            <text:p>Mannen</text:p>
          </table:table-cell>
          <table:table-cell table:style-name="ce10" office:value="2994" office:value-type="float">
            <text:p>29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bt Montfo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by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eide</text:p>
          </table:table-cell>
          <table:table-cell table:style-name="ce9" office:value-type="string">
            <text:p>Mannen</text:p>
          </table:table-cell>
          <table:table-cell table:style-name="ce10" office:value="1373" office:value-type="float">
            <text:p>13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land</text:p>
          </table:table-cell>
          <table:table-cell table:style-name="ce9" office:value-type="string">
            <text:p>Mannen</text:p>
          </table:table-cell>
          <table:table-cell table:style-name="ce10" office:value="1538" office:value-type="float">
            <text:p>15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rongen</text:p>
          </table:table-cell>
          <table:table-cell table:style-name="ce9" office:value-type="string">
            <text:p>Mannen</text:p>
          </table:table-cell>
          <table:table-cell table:style-name="ce10" office:value="3201" office:value-type="float">
            <text:p>32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rsfoort</text:p>
          </table:table-cell>
          <table:table-cell table:style-name="ce9" office:value-type="string">
            <text:p>Mannen</text:p>
          </table:table-cell>
          <table:table-cell table:style-name="ce10" office:value="42853" office:value-type="float">
            <text:p>428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merstol</text:p>
          </table:table-cell>
          <table:table-cell table:style-name="ce9" office:value-type="string">
            <text:p>Mannen</text:p>
          </table:table-cell>
          <table:table-cell table:style-name="ce10" office:value="775" office:value-type="float">
            <text:p>7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merzoden</text:p>
          </table:table-cell>
          <table:table-cell table:style-name="ce9" office:value-type="string">
            <text:p>Mannen</text:p>
          </table:table-cell>
          <table:table-cell table:style-name="ce10" office:value="1978" office:value-type="float">
            <text:p>19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lveen</text:p>
          </table:table-cell>
          <table:table-cell table:style-name="ce9" office:value-type="string">
            <text:p>Mannen</text:p>
          </table:table-cell>
          <table:table-cell table:style-name="ce10" office:value="33950" office:value-type="float">
            <text:p>339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nrade</text:p>
          </table:table-cell>
          <table:table-cell table:style-name="ce9" office:value-type="string">
            <text:p>Mannen</text:p>
          </table:table-cell>
          <table:table-cell table:style-name="ce10" office:value="1667" office:value-type="float">
            <text:p>16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rdam</text:p>
          </table:table-cell>
          <table:table-cell table:style-name="ce9" office:value-type="string">
            <text:p>Mannen</text:p>
          </table:table-cell>
          <table:table-cell table:style-name="ce10" office:value="344588" office:value-type="float">
            <text:p>3445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d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dijk</text:p>
          </table:table-cell>
          <table:table-cell table:style-name="ce9" office:value-type="string">
            <text:p>Mannen</text:p>
          </table:table-cell>
          <table:table-cell table:style-name="ce10" office:value="2922" office:value-type="float">
            <text:p>29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gerlo</text:p>
          </table:table-cell>
          <table:table-cell table:style-name="ce9" office:value-type="string">
            <text:p>Mannen</text:p>
          </table:table-cell>
          <table:table-cell table:style-name="ce10" office:value="2237" office:value-type="float">
            <text:p>22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ke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loo</text:p>
          </table:table-cell>
          <table:table-cell table:style-name="ce9" office:value-type="string">
            <text:p>Mannen</text:p>
          </table:table-cell>
          <table:table-cell table:style-name="ce10" office:value="3395" office:value-type="float">
            <text:p>33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na Paulowna</text:p>
          </table:table-cell>
          <table:table-cell table:style-name="ce9" office:value-type="string">
            <text:p>Mannen</text:p>
          </table:table-cell>
          <table:table-cell table:style-name="ce10" office:value="5167" office:value-type="float">
            <text:p>51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eldoorn</text:p>
          </table:table-cell>
          <table:table-cell table:style-name="ce9" office:value-type="string">
            <text:p>Mannen</text:p>
          </table:table-cell>
          <table:table-cell table:style-name="ce10" office:value="69336" office:value-type="float">
            <text:p>693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peltern</text:p>
          </table:table-cell>
          <table:table-cell table:style-name="ce9" office:value-type="string">
            <text:p>Mannen</text:p>
          </table:table-cell>
          <table:table-cell table:style-name="ce10" office:value="2130" office:value-type="float">
            <text:p>21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pingedam</text:p>
          </table:table-cell>
          <table:table-cell table:style-name="ce9" office:value-type="string">
            <text:p>Mannen</text:p>
          </table:table-cell>
          <table:table-cell table:style-name="ce10" office:value="6317" office:value-type="float">
            <text:p>63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cen en Velden</text:p>
          </table:table-cell>
          <table:table-cell table:style-name="ce9" office:value-type="string">
            <text:p>Mannen</text:p>
          </table:table-cell>
          <table:table-cell table:style-name="ce10" office:value="4224" office:value-type="float">
            <text:p>42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kel</text:p>
          </table:table-cell>
          <table:table-cell table:style-name="ce9" office:value-type="string">
            <text:p>Mannen</text:p>
          </table:table-cell>
          <table:table-cell table:style-name="ce10" office:value="1553" office:value-type="float">
            <text:p>15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nemuiden</text:p>
          </table:table-cell>
          <table:table-cell table:style-name="ce9" office:value-type="string">
            <text:p>Mannen</text:p>
          </table:table-cell>
          <table:table-cell table:style-name="ce10" office:value="1953" office:value-type="float">
            <text:p>19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nhem</text:p>
          </table:table-cell>
          <table:table-cell table:style-name="ce9" office:value-type="string">
            <text:p>Mannen</text:p>
          </table:table-cell>
          <table:table-cell table:style-name="ce10" office:value="61844" office:value-type="float">
            <text:p>618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peren</text:p>
          </table:table-cell>
          <table:table-cell table:style-name="ce9" office:value-type="string">
            <text:p>Mannen</text:p>
          </table:table-cell>
          <table:table-cell table:style-name="ce10" office:value="1339" office:value-type="float">
            <text:p>13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sen</text:p>
          </table:table-cell>
          <table:table-cell table:style-name="ce9" office:value-type="string">
            <text:p>Mannen</text:p>
          </table:table-cell>
          <table:table-cell table:style-name="ce10" office:value="21751" office:value-type="float">
            <text:p>217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sendelf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sten</text:p>
          </table:table-cell>
          <table:table-cell table:style-name="ce9" office:value-type="string">
            <text:p>Mannen</text:p>
          </table:table-cell>
          <table:table-cell table:style-name="ce10" office:value="7049" office:value-type="float">
            <text:p>70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venh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vereest</text:p>
          </table:table-cell>
          <table:table-cell table:style-name="ce9" office:value-type="string">
            <text:p>Mannen</text:p>
          </table:table-cell>
          <table:table-cell table:style-name="ce10" office:value="7045" office:value-type="float">
            <text:p>70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xel</text:p>
          </table:table-cell>
          <table:table-cell table:style-name="ce9" office:value-type="string">
            <text:p>Mannen</text:p>
          </table:table-cell>
          <table:table-cell table:style-name="ce10" office:value="6035" office:value-type="float">
            <text:p>60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deradeel</text:p>
          </table:table-cell>
          <table:table-cell table:style-name="ce9" office:value-type="string">
            <text:p>Mannen</text:p>
          </table:table-cell>
          <table:table-cell table:style-name="ce10" office:value="2594" office:value-type="float">
            <text:p>25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arle-Nassau</text:p>
          </table:table-cell>
          <table:table-cell table:style-name="ce9" office:value-type="string">
            <text:p>Mannen</text:p>
          </table:table-cell>
          <table:table-cell table:style-name="ce10" office:value="3036" office:value-type="float">
            <text:p>30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n</text:p>
          </table:table-cell>
          <table:table-cell table:style-name="ce9" office:value-type="string">
            <text:p>Mannen</text:p>
          </table:table-cell>
          <table:table-cell table:style-name="ce10" office:value="11819" office:value-type="float">
            <text:p>118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exem</text:p>
          </table:table-cell>
          <table:table-cell table:style-name="ce9" office:value-type="string">
            <text:p>Mannen</text:p>
          </table:table-cell>
          <table:table-cell table:style-name="ce10" office:value="1058" office:value-type="float">
            <text:p>10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flo</text:p>
          </table:table-cell>
          <table:table-cell table:style-name="ce9" office:value-type="string">
            <text:p>Mannen</text:p>
          </table:table-cell>
          <table:table-cell table:style-name="ce10" office:value="1501" office:value-type="float">
            <text:p>15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kel en Milheeze</text:p>
          </table:table-cell>
          <table:table-cell table:style-name="ce9" office:value-type="string">
            <text:p>Mannen</text:p>
          </table:table-cell>
          <table:table-cell table:style-name="ce10" office:value="3668" office:value-type="float">
            <text:p>36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ng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endrecht</text:p>
          </table:table-cell>
          <table:table-cell table:style-name="ce9" office:value-type="string">
            <text:p>Mannen</text:p>
          </table:table-cell>
          <table:table-cell table:style-name="ce10" office:value="8641" office:value-type="float">
            <text:p>86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neveld</text:p>
          </table:table-cell>
          <table:table-cell table:style-name="ce9" office:value-type="string">
            <text:p>Mannen</text:p>
          </table:table-cell>
          <table:table-cell table:style-name="ce10" office:value="18704" office:value-type="float">
            <text:p>187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radeel</text:p>
          </table:table-cell>
          <table:table-cell table:style-name="ce9" office:value-type="string">
            <text:p>Mannen</text:p>
          </table:table-cell>
          <table:table-cell table:style-name="ce10" office:value="3390" office:value-type="float">
            <text:p>33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singerhorn</text:p>
          </table:table-cell>
          <table:table-cell table:style-name="ce9" office:value-type="string">
            <text:p>Mannen</text:p>
          </table:table-cell>
          <table:table-cell table:style-name="ce10" office:value="1923" office:value-type="float">
            <text:p>19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woutswaar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tenburg</text:p>
          </table:table-cell>
          <table:table-cell table:style-name="ce9" office:value-type="string">
            <text:p>Mannen</text:p>
          </table:table-cell>
          <table:table-cell table:style-name="ce10" office:value="299" office:value-type="float">
            <text:p>2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thmen</text:p>
          </table:table-cell>
          <table:table-cell table:style-name="ce9" office:value-type="string">
            <text:p>Mannen</text:p>
          </table:table-cell>
          <table:table-cell table:style-name="ce10" office:value="2541" office:value-type="float">
            <text:p>25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dum</text:p>
          </table:table-cell>
          <table:table-cell table:style-name="ce9" office:value-type="string">
            <text:p>Mannen</text:p>
          </table:table-cell>
          <table:table-cell table:style-name="ce10" office:value="5028" office:value-type="float">
            <text:p>50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gden</text:p>
          </table:table-cell>
          <table:table-cell table:style-name="ce9" office:value-type="string">
            <text:p>Mannen</text:p>
          </table:table-cell>
          <table:table-cell table:style-name="ce10" office:value="833" office:value-type="float">
            <text:p>8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k (L.)</text:p>
          </table:table-cell>
          <table:table-cell table:style-name="ce9" office:value-type="string">
            <text:p>Mannen</text:p>
          </table:table-cell>
          <table:table-cell table:style-name="ce10" office:value="6322" office:value-type="float">
            <text:p>63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k en Donk</text:p>
          </table:table-cell>
          <table:table-cell table:style-name="ce9" office:value-type="string">
            <text:p>Mannen</text:p>
          </table:table-cell>
          <table:table-cell table:style-name="ce10" office:value="4400" office:value-type="float">
            <text:p>44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mster</text:p>
          </table:table-cell>
          <table:table-cell table:style-name="ce9" office:value-type="string">
            <text:p>Mannen</text:p>
          </table:table-cell>
          <table:table-cell table:style-name="ce10" office:value="3896" office:value-type="float">
            <text:p>38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rs</text:p>
          </table:table-cell>
          <table:table-cell table:style-name="ce9" office:value-type="string">
            <text:p>Mannen</text:p>
          </table:table-cell>
          <table:table-cell table:style-name="ce10" office:value="1559" office:value-type="float">
            <text:p>15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rta</text:p>
          </table:table-cell>
          <table:table-cell table:style-name="ce9" office:value-type="string">
            <text:p>Mannen</text:p>
          </table:table-cell>
          <table:table-cell table:style-name="ce10" office:value="1512" office:value-type="float">
            <text:p>15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s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sel</text:p>
          </table:table-cell>
          <table:table-cell table:style-name="ce9" office:value-type="string">
            <text:p>Mannen</text:p>
          </table:table-cell>
          <table:table-cell table:style-name="ce10" office:value="5816" office:value-type="float">
            <text:p>58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t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ilen</text:p>
          </table:table-cell>
          <table:table-cell table:style-name="ce9" office:value-type="string">
            <text:p>Mannen</text:p>
          </table:table-cell>
          <table:table-cell table:style-name="ce10" office:value="6796" office:value-type="float">
            <text:p>67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feld</text:p>
          </table:table-cell>
          <table:table-cell table:style-name="ce9" office:value-type="string">
            <text:p>Mannen</text:p>
          </table:table-cell>
          <table:table-cell table:style-name="ce10" office:value="2418" office:value-type="float">
            <text:p>24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lingwedde</text:p>
          </table:table-cell>
          <table:table-cell table:style-name="ce9" office:value-type="string">
            <text:p>Mannen</text:p>
          </table:table-cell>
          <table:table-cell table:style-name="ce10" office:value="4762" office:value-type="float">
            <text:p>47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lingwo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melen</text:p>
          </table:table-cell>
          <table:table-cell table:style-name="ce9" office:value-type="string">
            <text:p>Mannen</text:p>
          </table:table-cell>
          <table:table-cell table:style-name="ce10" office:value="190" office:value-type="float">
            <text:p>1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mmel</text:p>
          </table:table-cell>
          <table:table-cell table:style-name="ce9" office:value-type="string">
            <text:p>Mannen</text:p>
          </table:table-cell>
          <table:table-cell table:style-name="ce10" office:value="7767" office:value-type="float">
            <text:p>77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nebroek</text:p>
          </table:table-cell>
          <table:table-cell table:style-name="ce9" office:value-type="string">
            <text:p>Mannen</text:p>
          </table:table-cell>
          <table:table-cell table:style-name="ce10" office:value="2850" office:value-type="float">
            <text:p>28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schop</text:p>
          </table:table-cell>
          <table:table-cell table:style-name="ce9" office:value-type="string">
            <text:p>Mannen</text:p>
          </table:table-cell>
          <table:table-cell table:style-name="ce10" office:value="1636" office:value-type="float">
            <text:p>16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thuizen</text:p>
          </table:table-cell>
          <table:table-cell table:style-name="ce9" office:value-type="string">
            <text:p>Mannen</text:p>
          </table:table-cell>
          <table:table-cell table:style-name="ce10" office:value="1567" office:value-type="float">
            <text:p>15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 en D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 en Terblijt</text:p>
          </table:table-cell>
          <table:table-cell table:style-name="ce9" office:value-type="string">
            <text:p>Mannen</text:p>
          </table:table-cell>
          <table:table-cell table:style-name="ce10" office:value="2215" office:value-type="float">
            <text:p>22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ambacht</text:p>
          </table:table-cell>
          <table:table-cell table:style-name="ce9" office:value-type="string">
            <text:p>Mannen</text:p>
          </table:table-cell>
          <table:table-cell table:style-name="ce10" office:value="2732" office:value-type="float">
            <text:p>27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en (L.)</text:p>
          </table:table-cell>
          <table:table-cell table:style-name="ce9" office:value-type="string">
            <text:p>Mannen</text:p>
          </table:table-cell>
          <table:table-cell table:style-name="ce10" office:value="6638" office:value-type="float">
            <text:p>66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(NH.)</text:p>
          </table:table-cell>
          <table:table-cell table:style-name="ce9" office:value-type="string">
            <text:p>Mannen</text:p>
          </table:table-cell>
          <table:table-cell table:style-name="ce10" office:value="6704" office:value-type="float">
            <text:p>67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op Zoom</text:p>
          </table:table-cell>
          <table:table-cell table:style-name="ce9" office:value-type="string">
            <text:p>Mannen</text:p>
          </table:table-cell>
          <table:table-cell table:style-name="ce10" office:value="21888" office:value-type="float">
            <text:p>218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yk</text:p>
          </table:table-cell>
          <table:table-cell table:style-name="ce9" office:value-type="string">
            <text:p>Mannen</text:p>
          </table:table-cell>
          <table:table-cell table:style-name="ce10" office:value="4962" office:value-type="float">
            <text:p>49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h</text:p>
          </table:table-cell>
          <table:table-cell table:style-name="ce9" office:value-type="string">
            <text:p>Mannen</text:p>
          </table:table-cell>
          <table:table-cell table:style-name="ce10" office:value="9343" office:value-type="float">
            <text:p>93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haren</text:p>
          </table:table-cell>
          <table:table-cell table:style-name="ce9" office:value-type="string">
            <text:p>Mannen</text:p>
          </table:table-cell>
          <table:table-cell table:style-name="ce10" office:value="1295" office:value-type="float">
            <text:p>12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hem</text:p>
          </table:table-cell>
          <table:table-cell table:style-name="ce9" office:value-type="string">
            <text:p>Mannen</text:p>
          </table:table-cell>
          <table:table-cell table:style-name="ce10" office:value="2746" office:value-type="float">
            <text:p>27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schenhoek</text:p>
          </table:table-cell>
          <table:table-cell table:style-name="ce9" office:value-type="string">
            <text:p>Mannen</text:p>
          </table:table-cell>
          <table:table-cell table:style-name="ce10" office:value="3537" office:value-type="float">
            <text:p>35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 en Rodenrijs</text:p>
          </table:table-cell>
          <table:table-cell table:style-name="ce9" office:value-type="string">
            <text:p>Mannen</text:p>
          </table:table-cell>
          <table:table-cell table:style-name="ce10" office:value="7329" office:value-type="float">
            <text:p>73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-Enschot</text:p>
          </table:table-cell>
          <table:table-cell table:style-name="ce9" office:value-type="string">
            <text:p>Mannen</text:p>
          </table:table-cell>
          <table:table-cell table:style-name="ce10" office:value="4985" office:value-type="float">
            <text:p>49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enwoude</text:p>
          </table:table-cell>
          <table:table-cell table:style-name="ce9" office:value-type="string">
            <text:p>Mannen</text:p>
          </table:table-cell>
          <table:table-cell table:style-name="ce10" office:value="727" office:value-type="float">
            <text:p>7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licum</text:p>
          </table:table-cell>
          <table:table-cell table:style-name="ce9" office:value-type="string">
            <text:p>Mannen</text:p>
          </table:table-cell>
          <table:table-cell table:style-name="ce10" office:value="4263" office:value-type="float">
            <text:p>42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nhez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nisse</text:p>
          </table:table-cell>
          <table:table-cell table:style-name="ce9" office:value-type="string">
            <text:p>Mannen</text:p>
          </table:table-cell>
          <table:table-cell table:style-name="ce10" office:value="6326" office:value-type="float">
            <text:p>63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st</text:p>
          </table:table-cell>
          <table:table-cell table:style-name="ce9" office:value-type="string">
            <text:p>Mannen</text:p>
          </table:table-cell>
          <table:table-cell table:style-name="ce10" office:value="9450" office:value-type="float">
            <text:p>94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ningen</text:p>
          </table:table-cell>
          <table:table-cell table:style-name="ce9" office:value-type="string">
            <text:p>Mannen</text:p>
          </table:table-cell>
          <table:table-cell table:style-name="ce10" office:value="7603" office:value-type="float">
            <text:p>76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sic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verwijk</text:p>
          </table:table-cell>
          <table:table-cell table:style-name="ce9" office:value-type="string">
            <text:p>Mannen</text:p>
          </table:table-cell>
          <table:table-cell table:style-name="ce10" office:value="17612" office:value-type="float">
            <text:p>176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erum</text:p>
          </table:table-cell>
          <table:table-cell table:style-name="ce9" office:value-type="string">
            <text:p>Mannen</text:p>
          </table:table-cell>
          <table:table-cell table:style-name="ce10" office:value="2172" office:value-type="float">
            <text:p>21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er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gge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t Bildt</text:p>
          </table:table-cell>
          <table:table-cell table:style-name="ce9" office:value-type="string">
            <text:p>Mannen</text:p>
          </table:table-cell>
          <table:table-cell table:style-name="ce10" office:value="4264" office:value-type="float">
            <text:p>42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Bilt</text:p>
          </table:table-cell>
          <table:table-cell table:style-name="ce9" office:value-type="string">
            <text:p>Mannen</text:p>
          </table:table-cell>
          <table:table-cell table:style-name="ce10" office:value="15155" office:value-type="float">
            <text:p>151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ngelrade</text:p>
          </table:table-cell>
          <table:table-cell table:style-name="ce9" office:value-type="string">
            <text:p>Mannen</text:p>
          </table:table-cell>
          <table:table-cell table:style-name="ce10" office:value="419" office:value-type="float">
            <text:p>4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nnenma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d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del en Netersel</text:p>
          </table:table-cell>
          <table:table-cell table:style-name="ce9" office:value-type="string">
            <text:p>Mannen</text:p>
          </table:table-cell>
          <table:table-cell table:style-name="ce10" office:value="4784" office:value-type="float">
            <text:p>47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ankenh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ricum</text:p>
          </table:table-cell>
          <table:table-cell table:style-name="ce9" office:value-type="string">
            <text:p>Mannen</text:p>
          </table:table-cell>
          <table:table-cell table:style-name="ce10" office:value="5364" office:value-type="float">
            <text:p>53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eiswijk</text:p>
          </table:table-cell>
          <table:table-cell table:style-name="ce9" office:value-type="string">
            <text:p>Mannen</text:p>
          </table:table-cell>
          <table:table-cell table:style-name="ce10" office:value="4091" office:value-type="float">
            <text:p>40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eskensgraaf en Hofwege</text:p>
          </table:table-cell>
          <table:table-cell table:style-name="ce9" office:value-type="string">
            <text:p>Mannen</text:p>
          </table:table-cell>
          <table:table-cell table:style-name="ce10" office:value="1180" office:value-type="float">
            <text:p>11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oemendaal</text:p>
          </table:table-cell>
          <table:table-cell table:style-name="ce9" office:value-type="string">
            <text:p>Mannen</text:p>
          </table:table-cell>
          <table:table-cell table:style-name="ce10" office:value="8138" office:value-type="float">
            <text:p>81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okk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okzij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arnsterhi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choltz</text:p>
          </table:table-cell>
          <table:table-cell table:style-name="ce9" office:value-type="string">
            <text:p>Mannen</text:p>
          </table:table-cell>
          <table:table-cell table:style-name="ce10" office:value="2693" office:value-type="float">
            <text:p>26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degraven</text:p>
          </table:table-cell>
          <table:table-cell table:style-name="ce9" office:value-type="string">
            <text:p>Mannen</text:p>
          </table:table-cell>
          <table:table-cell table:style-name="ce10" office:value="8492" office:value-type="float">
            <text:p>84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degraven-Reeu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ekel</text:p>
          </table:table-cell>
          <table:table-cell table:style-name="ce9" office:value-type="string">
            <text:p>Mannen</text:p>
          </table:table-cell>
          <table:table-cell table:style-name="ce10" office:value="4369" office:value-type="float">
            <text:p>43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n Boer</text:p>
          </table:table-cell>
          <table:table-cell table:style-name="ce9" office:value-type="string">
            <text:p>Mannen</text:p>
          </table:table-cell>
          <table:table-cell table:style-name="ce10" office:value="3480" office:value-type="float">
            <text:p>34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lsward</text:p>
          </table:table-cell>
          <table:table-cell table:style-name="ce9" office:value-type="string">
            <text:p>Mannen</text:p>
          </table:table-cell>
          <table:table-cell table:style-name="ce10" office:value="4872" office:value-type="float">
            <text:p>48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Bomm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ornster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culo</text:p>
          </table:table-cell>
          <table:table-cell table:style-name="ce9" office:value-type="string">
            <text:p>Mannen</text:p>
          </table:table-cell>
          <table:table-cell table:style-name="ce10" office:value="5373" office:value-type="float">
            <text:p>53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ger</text:p>
          </table:table-cell>
          <table:table-cell table:style-name="ce9" office:value-type="string">
            <text:p>Mannen</text:p>
          </table:table-cell>
          <table:table-cell table:style-name="ce10" office:value="6285" office:value-type="float">
            <text:p>62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ger-Odo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gha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n</text:p>
          </table:table-cell>
          <table:table-cell table:style-name="ce9" office:value-type="string">
            <text:p>Mannen</text:p>
          </table:table-cell>
          <table:table-cell table:style-name="ce10" office:value="4075" office:value-type="float">
            <text:p>40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ne</text:p>
          </table:table-cell>
          <table:table-cell table:style-name="ce9" office:value-type="string">
            <text:p>Mannen</text:p>
          </table:table-cell>
          <table:table-cell table:style-name="ce10" office:value="9636" office:value-type="float">
            <text:p>96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ele</text:p>
          </table:table-cell>
          <table:table-cell table:style-name="ce9" office:value-type="string">
            <text:p>Mannen</text:p>
          </table:table-cell>
          <table:table-cell table:style-name="ce10" office:value="9518" office:value-type="float">
            <text:p>95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se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skoop</text:p>
          </table:table-cell>
          <table:table-cell table:style-name="ce9" office:value-type="string">
            <text:p>Mannen</text:p>
          </table:table-cell>
          <table:table-cell table:style-name="ce10" office:value="6913" office:value-type="float">
            <text:p>69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venka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xmeer</text:p>
          </table:table-cell>
          <table:table-cell table:style-name="ce9" office:value-type="string">
            <text:p>Mannen</text:p>
          </table:table-cell>
          <table:table-cell table:style-name="ce10" office:value="6896" office:value-type="float">
            <text:p>68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xtel</text:p>
          </table:table-cell>
          <table:table-cell table:style-name="ce9" office:value-type="string">
            <text:p>Mannen</text:p>
          </table:table-cell>
          <table:table-cell table:style-name="ce10" office:value="12253" office:value-type="float">
            <text:p>122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akel</text:p>
          </table:table-cell>
          <table:table-cell table:style-name="ce9" office:value-type="string">
            <text:p>Mannen</text:p>
          </table:table-cell>
          <table:table-cell table:style-name="ce10" office:value="3199" office:value-type="float">
            <text:p>31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andwijk</text:p>
          </table:table-cell>
          <table:table-cell table:style-name="ce9" office:value-type="string">
            <text:p>Mannen</text:p>
          </table:table-cell>
          <table:table-cell table:style-name="ce10" office:value="589" office:value-type="float">
            <text:p>5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da</text:p>
          </table:table-cell>
          <table:table-cell table:style-name="ce9" office:value-type="string">
            <text:p>Mannen</text:p>
          </table:table-cell>
          <table:table-cell table:style-name="ce10" office:value="56958" office:value-type="float">
            <text:p>569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derwiede</text:p>
          </table:table-cell>
          <table:table-cell table:style-name="ce9" office:value-type="string">
            <text:p>Mannen</text:p>
          </table:table-cell>
          <table:table-cell table:style-name="ce10" office:value="5920" office:value-type="float">
            <text:p>59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ske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ukelen</text:p>
          </table:table-cell>
          <table:table-cell table:style-name="ce9" office:value-type="string">
            <text:p>Mannen</text:p>
          </table:table-cell>
          <table:table-cell table:style-name="ce10" office:value="5321" office:value-type="float">
            <text:p>53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ielle</text:p>
          </table:table-cell>
          <table:table-cell table:style-name="ce9" office:value-type="string">
            <text:p>Mannen</text:p>
          </table:table-cell>
          <table:table-cell table:style-name="ce10" office:value="7578" office:value-type="float">
            <text:p>75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ek in Waterland</text:p>
          </table:table-cell>
          <table:table-cell table:style-name="ce9" office:value-type="string">
            <text:p>Mannen</text:p>
          </table:table-cell>
          <table:table-cell table:style-name="ce10" office:value="1351" office:value-type="float">
            <text:p>13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ekhuizen</text:p>
          </table:table-cell>
          <table:table-cell table:style-name="ce9" office:value-type="string">
            <text:p>Mannen</text:p>
          </table:table-cell>
          <table:table-cell table:style-name="ce10" office:value="942" office:value-type="float">
            <text:p>9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nckhors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ouwershaven</text:p>
          </table:table-cell>
          <table:table-cell table:style-name="ce9" office:value-type="string">
            <text:p>Mannen</text:p>
          </table:table-cell>
          <table:table-cell table:style-name="ce10" office:value="1755" office:value-type="float">
            <text:p>17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inisse</text:p>
          </table:table-cell>
          <table:table-cell table:style-name="ce9" office:value-type="string">
            <text:p>Mannen</text:p>
          </table:table-cell>
          <table:table-cell table:style-name="ce10" office:value="1539" office:value-type="float">
            <text:p>15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mmen</text:p>
          </table:table-cell>
          <table:table-cell table:style-name="ce9" office:value-type="string">
            <text:p>Mannen</text:p>
          </table:table-cell>
          <table:table-cell table:style-name="ce10" office:value="10299" office:value-type="float">
            <text:p>102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nssum</text:p>
          </table:table-cell>
          <table:table-cell table:style-name="ce9" office:value-type="string">
            <text:p>Mannen</text:p>
          </table:table-cell>
          <table:table-cell table:style-name="ce10" office:value="12887" office:value-type="float">
            <text:p>128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del</text:p>
          </table:table-cell>
          <table:table-cell table:style-name="ce9" office:value-type="string">
            <text:p>Mannen</text:p>
          </table:table-cell>
          <table:table-cell table:style-name="ce10" office:value="5798" office:value-type="float">
            <text:p>57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de</text:p>
          </table:table-cell>
          <table:table-cell table:style-name="ce9" office:value-type="string">
            <text:p>Mannen</text:p>
          </table:table-cell>
          <table:table-cell table:style-name="ce10" office:value="2464" office:value-type="float">
            <text:p>24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nik</text:p>
          </table:table-cell>
          <table:table-cell table:style-name="ce9" office:value-type="string">
            <text:p>Mannen</text:p>
          </table:table-cell>
          <table:table-cell table:style-name="ce10" office:value="6957" office:value-type="float">
            <text:p>69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schoten</text:p>
          </table:table-cell>
          <table:table-cell table:style-name="ce9" office:value-type="string">
            <text:p>Mannen</text:p>
          </table:table-cell>
          <table:table-cell table:style-name="ce10" office:value="8838" office:value-type="float">
            <text:p>88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en</text:p>
          </table:table-cell>
          <table:table-cell table:style-name="ce9" office:value-type="string">
            <text:p>Mannen</text:p>
          </table:table-cell>
          <table:table-cell table:style-name="ce10" office:value="4535" office:value-type="float">
            <text:p>45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g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ssum</text:p>
          </table:table-cell>
          <table:table-cell table:style-name="ce9" office:value-type="string">
            <text:p>Mannen</text:p>
          </table:table-cell>
          <table:table-cell table:style-name="ce10" office:value="16165" office:value-type="float">
            <text:p>161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urmal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dier en Keer</text:p>
          </table:table-cell>
          <table:table-cell table:style-name="ce9" office:value-type="string">
            <text:p>Mannen</text:p>
          </table:table-cell>
          <table:table-cell table:style-name="ce10" office:value="2085" office:value-type="float">
            <text:p>20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dz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llantsoog</text:p>
          </table:table-cell>
          <table:table-cell table:style-name="ce9" office:value-type="string">
            <text:p>Mannen</text:p>
          </table:table-cell>
          <table:table-cell table:style-name="ce10" office:value="1323" office:value-type="float">
            <text:p>13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pelle aan den IJssel</text:p>
          </table:table-cell>
          <table:table-cell table:style-name="ce9" office:value-type="string">
            <text:p>Mannen</text:p>
          </table:table-cell>
          <table:table-cell table:style-name="ce10" office:value="21187" office:value-type="float">
            <text:p>211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stricum</text:p>
          </table:table-cell>
          <table:table-cell table:style-name="ce9" office:value-type="string">
            <text:p>Mannen</text:p>
          </table:table-cell>
          <table:table-cell table:style-name="ce10" office:value="11305" office:value-type="float">
            <text:p>113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haam</text:p>
          </table:table-cell>
          <table:table-cell table:style-name="ce9" office:value-type="string">
            <text:p>Mannen</text:p>
          </table:table-cell>
          <table:table-cell table:style-name="ce10" office:value="1727" office:value-type="float">
            <text:p>17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li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oevorden</text:p>
          </table:table-cell>
          <table:table-cell table:style-name="ce9" office:value-type="string">
            <text:p>Mannen</text:p>
          </table:table-cell>
          <table:table-cell table:style-name="ce10" office:value="6774" office:value-type="float">
            <text:p>67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othen</text:p>
          </table:table-cell>
          <table:table-cell table:style-name="ce9" office:value-type="string">
            <text:p>Mannen</text:p>
          </table:table-cell>
          <table:table-cell table:style-name="ce10" office:value="1225" office:value-type="float">
            <text:p>12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ranendonc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romstrij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u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uijk en Sint Agatha</text:p>
          </table:table-cell>
          <table:table-cell table:style-name="ce9" office:value-type="string">
            <text:p>Mannen</text:p>
          </table:table-cell>
          <table:table-cell table:style-name="ce10" office:value="8435" office:value-type="float">
            <text:p>84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ulemborg</text:p>
          </table:table-cell>
          <table:table-cell table:style-name="ce9" office:value-type="string">
            <text:p>Mannen</text:p>
          </table:table-cell>
          <table:table-cell table:style-name="ce10" office:value="9523" office:value-type="float">
            <text:p>95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len</text:p>
          </table:table-cell>
          <table:table-cell table:style-name="ce9" office:value-type="string">
            <text:p>Mannen</text:p>
          </table:table-cell>
          <table:table-cell table:style-name="ce10" office:value="2820" office:value-type="float">
            <text:p>28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lfsen</text:p>
          </table:table-cell>
          <table:table-cell table:style-name="ce9" office:value-type="string">
            <text:p>Mannen</text:p>
          </table:table-cell>
          <table:table-cell table:style-name="ce10" office:value="7424" office:value-type="float">
            <text:p>74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ntumadeel</text:p>
          </table:table-cell>
          <table:table-cell table:style-name="ce9" office:value-type="string">
            <text:p>Mannen</text:p>
          </table:table-cell>
          <table:table-cell table:style-name="ce10" office:value="9584" office:value-type="float">
            <text:p>95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ntum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i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lft</text:p>
          </table:table-cell>
          <table:table-cell table:style-name="ce9" office:value-type="string">
            <text:p>Mannen</text:p>
          </table:table-cell>
          <table:table-cell table:style-name="ce10" office:value="42964" office:value-type="float">
            <text:p>429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lfzijl</text:p>
          </table:table-cell>
          <table:table-cell table:style-name="ce9" office:value-type="string">
            <text:p>Mannen</text:p>
          </table:table-cell>
          <table:table-cell table:style-name="ce10" office:value="13043" office:value-type="float">
            <text:p>130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ekamp</text:p>
          </table:table-cell>
          <table:table-cell table:style-name="ce9" office:value-type="string">
            <text:p>Mannen</text:p>
          </table:table-cell>
          <table:table-cell table:style-name="ce10" office:value="5970" office:value-type="float">
            <text:p>59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urne</text:p>
          </table:table-cell>
          <table:table-cell table:style-name="ce9" office:value-type="string">
            <text:p>Mannen</text:p>
          </table:table-cell>
          <table:table-cell table:style-name="ce10" office:value="14314" office:value-type="float">
            <text:p>143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venter</text:p>
          </table:table-cell>
          <table:table-cell table:style-name="ce9" office:value-type="string">
            <text:p>Mannen</text:p>
          </table:table-cell>
          <table:table-cell table:style-name="ce10" office:value="31488" office:value-type="float">
            <text:p>314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dam</text:p>
          </table:table-cell>
          <table:table-cell table:style-name="ce9" office:value-type="string">
            <text:p>Mannen</text:p>
          </table:table-cell>
          <table:table-cell table:style-name="ce10" office:value="7667" office:value-type="float">
            <text:p>76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men</text:p>
          </table:table-cell>
          <table:table-cell table:style-name="ce9" office:value-type="string">
            <text:p>Mannen</text:p>
          </table:table-cell>
          <table:table-cell table:style-name="ce10" office:value="7297" office:value-type="float">
            <text:p>72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penheim</text:p>
          </table:table-cell>
          <table:table-cell table:style-name="ce9" office:value-type="string">
            <text:p>Mannen</text:p>
          </table:table-cell>
          <table:table-cell table:style-name="ce10" office:value="1342" office:value-type="float">
            <text:p>13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penveen</text:p>
          </table:table-cell>
          <table:table-cell table:style-name="ce9" office:value-type="string">
            <text:p>Mannen</text:p>
          </table:table-cell>
          <table:table-cell table:style-name="ce10" office:value="5311" office:value-type="float">
            <text:p>53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ssen</text:p>
          </table:table-cell>
          <table:table-cell table:style-name="ce9" office:value-type="string">
            <text:p>Mannen</text:p>
          </table:table-cell>
          <table:table-cell table:style-name="ce10" office:value="1807" office:value-type="float">
            <text:p>18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ver</text:p>
          </table:table-cell>
          <table:table-cell table:style-name="ce9" office:value-type="string">
            <text:p>Mannen</text:p>
          </table:table-cell>
          <table:table-cell table:style-name="ce10" office:value="1770" office:value-type="float">
            <text:p>17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nkel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teloord en Prinsenland</text:p>
          </table:table-cell>
          <table:table-cell table:style-name="ce9" office:value-type="string">
            <text:p>Mannen</text:p>
          </table:table-cell>
          <table:table-cell table:style-name="ce10" office:value="2829" office:value-type="float">
            <text:p>28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nth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xperlo</text:p>
          </table:table-cell>
          <table:table-cell table:style-name="ce9" office:value-type="string">
            <text:p>Mannen</text:p>
          </table:table-cell>
          <table:table-cell table:style-name="ce10" office:value="3743" office:value-type="float">
            <text:p>37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rksland</text:p>
          </table:table-cell>
          <table:table-cell table:style-name="ce9" office:value-type="string">
            <text:p>Mannen</text:p>
          </table:table-cell>
          <table:table-cell table:style-name="ce10" office:value="3311" office:value-type="float">
            <text:p>33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dewaard</text:p>
          </table:table-cell>
          <table:table-cell table:style-name="ce9" office:value-type="string">
            <text:p>Mannen</text:p>
          </table:table-cell>
          <table:table-cell table:style-name="ce10" office:value="1995" office:value-type="float">
            <text:p>19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esburg</text:p>
          </table:table-cell>
          <table:table-cell table:style-name="ce9" office:value-type="string">
            <text:p>Mannen</text:p>
          </table:table-cell>
          <table:table-cell table:style-name="ce10" office:value="5211" office:value-type="float">
            <text:p>52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etinchem</text:p>
          </table:table-cell>
          <table:table-cell table:style-name="ce9" office:value-type="string">
            <text:p>Mannen</text:p>
          </table:table-cell>
          <table:table-cell table:style-name="ce10" office:value="18446" office:value-type="float">
            <text:p>184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kkum</text:p>
          </table:table-cell>
          <table:table-cell table:style-name="ce9" office:value-type="string">
            <text:p>Mannen</text:p>
          </table:table-cell>
          <table:table-cell table:style-name="ce10" office:value="5951" office:value-type="float">
            <text:p>59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mburg</text:p>
          </table:table-cell>
          <table:table-cell table:style-name="ce9" office:value-type="string">
            <text:p>Mannen</text:p>
          </table:table-cell>
          <table:table-cell table:style-name="ce10" office:value="1909" office:value-type="float">
            <text:p>19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gen</text:p>
          </table:table-cell>
          <table:table-cell table:style-name="ce9" office:value-type="string">
            <text:p>Mannen</text:p>
          </table:table-cell>
          <table:table-cell table:style-name="ce10" office:value="10211" office:value-type="float">
            <text:p>102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g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niawerstal</text:p>
          </table:table-cell>
          <table:table-cell table:style-name="ce9" office:value-type="string">
            <text:p>Mannen</text:p>
          </table:table-cell>
          <table:table-cell table:style-name="ce10" office:value="3283" office:value-type="float">
            <text:p>32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orn</text:p>
          </table:table-cell>
          <table:table-cell table:style-name="ce9" office:value-type="string">
            <text:p>Mannen</text:p>
          </table:table-cell>
          <table:table-cell table:style-name="ce10" office:value="5073" office:value-type="float">
            <text:p>50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ornsp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rdrecht</text:p>
          </table:table-cell>
          <table:table-cell table:style-name="ce9" office:value-type="string">
            <text:p>Mannen</text:p>
          </table:table-cell>
          <table:table-cell table:style-name="ce10" office:value="53123" office:value-type="float">
            <text:p>531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echterland</text:p>
          </table:table-cell>
          <table:table-cell table:style-name="ce9" office:value-type="string">
            <text:p>Mannen</text:p>
          </table:table-cell>
          <table:table-cell table:style-name="ce10" office:value="4345" office:value-type="float">
            <text:p>43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eischo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eumel</text:p>
          </table:table-cell>
          <table:table-cell table:style-name="ce9" office:value-type="string">
            <text:p>Mannen</text:p>
          </table:table-cell>
          <table:table-cell table:style-name="ce10" office:value="1618" office:value-type="float">
            <text:p>16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iebergen-Rijsenburg</text:p>
          </table:table-cell>
          <table:table-cell table:style-name="ce9" office:value-type="string">
            <text:p>Mannen</text:p>
          </table:table-cell>
          <table:table-cell table:style-name="ce10" office:value="8193" office:value-type="float">
            <text:p>81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iebruggen</text:p>
          </table:table-cell>
          <table:table-cell table:style-name="ce9" office:value-type="string">
            <text:p>Mannen</text:p>
          </table:table-cell>
          <table:table-cell table:style-name="ce10" office:value="2220" office:value-type="float">
            <text:p>22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iewe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mm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onten</text:p>
          </table:table-cell>
          <table:table-cell table:style-name="ce9" office:value-type="string">
            <text:p>Mannen</text:p>
          </table:table-cell>
          <table:table-cell table:style-name="ce10" office:value="10608" office:value-type="float">
            <text:p>106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unen</text:p>
          </table:table-cell>
          <table:table-cell table:style-name="ce9" office:value-type="string">
            <text:p>Mannen</text:p>
          </table:table-cell>
          <table:table-cell table:style-name="ce10" office:value="7850" office:value-type="float">
            <text:p>78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uten</text:p>
          </table:table-cell>
          <table:table-cell table:style-name="ce9" office:value-type="string">
            <text:p>Mannen</text:p>
          </table:table-cell>
          <table:table-cell table:style-name="ce10" office:value="5872" office:value-type="float">
            <text:p>58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bbel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uiveland</text:p>
          </table:table-cell>
          <table:table-cell table:style-name="ce9" office:value-type="string">
            <text:p>Mannen</text:p>
          </table:table-cell>
          <table:table-cell table:style-name="ce10" office:value="2640" office:value-type="float">
            <text:p>26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iven</text:p>
          </table:table-cell>
          <table:table-cell table:style-name="ce9" office:value-type="string">
            <text:p>Mannen</text:p>
          </table:table-cell>
          <table:table-cell table:style-name="ce10" office:value="5163" office:value-type="float">
            <text:p>51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iv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n Dungen</text:p>
          </table:table-cell>
          <table:table-cell table:style-name="ce9" office:value-type="string">
            <text:p>Mannen</text:p>
          </table:table-cell>
          <table:table-cell table:style-name="ce10" office:value="2012" office:value-type="float">
            <text:p>20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ssen</text:p>
          </table:table-cell>
          <table:table-cell table:style-name="ce9" office:value-type="string">
            <text:p>Mannen</text:p>
          </table:table-cell>
          <table:table-cell table:style-name="ce10" office:value="2978" office:value-type="float">
            <text:p>29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wingeloo</text:p>
          </table:table-cell>
          <table:table-cell table:style-name="ce9" office:value-type="string">
            <text:p>Mannen</text:p>
          </table:table-cell>
          <table:table-cell table:style-name="ce10" office:value="1833" office:value-type="float">
            <text:p>18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</text:p>
          </table:table-cell>
          <table:table-cell table:style-name="ce9" office:value-type="string">
            <text:p>Mannen</text:p>
          </table:table-cell>
          <table:table-cell table:style-name="ce10" office:value="8536" office:value-type="float">
            <text:p>85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eld</text:p>
          </table:table-cell>
          <table:table-cell table:style-name="ce9" office:value-type="string">
            <text:p>Mannen</text:p>
          </table:table-cell>
          <table:table-cell table:style-name="ce10" office:value="3077" office:value-type="float">
            <text:p>30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-Sus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dam-Volendam</text:p>
          </table:table-cell>
          <table:table-cell table:style-name="ce9" office:value-type="string">
            <text:p>Mannen</text:p>
          </table:table-cell>
          <table:table-cell table:style-name="ce10" office:value="11786" office:value-type="float">
            <text:p>117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de</text:p>
          </table:table-cell>
          <table:table-cell table:style-name="ce9" office:value-type="string">
            <text:p>Mannen</text:p>
          </table:table-cell>
          <table:table-cell table:style-name="ce10" office:value="41321" office:value-type="float">
            <text:p>413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lde</text:p>
          </table:table-cell>
          <table:table-cell table:style-name="ce9" office:value-type="string">
            <text:p>Mannen</text:p>
          </table:table-cell>
          <table:table-cell table:style-name="ce10" office:value="4966" office:value-type="float">
            <text:p>49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mnes</text:p>
          </table:table-cell>
          <table:table-cell table:style-name="ce9" office:value-type="string">
            <text:p>Mannen</text:p>
          </table:table-cell>
          <table:table-cell table:style-name="ce10" office:value="3351" office:value-type="float">
            <text:p>33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msmo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enrum</text:p>
          </table:table-cell>
          <table:table-cell table:style-name="ce9" office:value-type="string">
            <text:p>Mannen</text:p>
          </table:table-cell>
          <table:table-cell table:style-name="ce10" office:value="1248" office:value-type="float">
            <text:p>12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rsel</text:p>
          </table:table-cell>
          <table:table-cell table:style-name="ce9" office:value-type="string">
            <text:p>Mannen</text:p>
          </table:table-cell>
          <table:table-cell table:style-name="ce10" office:value="5868" office:value-type="float">
            <text:p>58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th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</text:p>
          </table:table-cell>
          <table:table-cell table:style-name="ce9" office:value-type="string">
            <text:p>Mannen</text:p>
          </table:table-cell>
          <table:table-cell table:style-name="ce10" office:value="5606" office:value-type="float">
            <text:p>56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gmond aan Ze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-Bin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bergen</text:p>
          </table:table-cell>
          <table:table-cell table:style-name="ce9" office:value-type="string">
            <text:p>Mannen</text:p>
          </table:table-cell>
          <table:table-cell table:style-name="ce10" office:value="8374" office:value-type="float">
            <text:p>83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gelshoven</text:p>
          </table:table-cell>
          <table:table-cell table:style-name="ce9" office:value-type="string">
            <text:p>Mannen</text:p>
          </table:table-cell>
          <table:table-cell table:style-name="ce10" office:value="2965" office:value-type="float">
            <text:p>29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sden</text:p>
          </table:table-cell>
          <table:table-cell table:style-name="ce9" office:value-type="string">
            <text:p>Mannen</text:p>
          </table:table-cell>
          <table:table-cell table:style-name="ce10" office:value="3857" office:value-type="float">
            <text:p>38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sden-Margra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ndhoven</text:p>
          </table:table-cell>
          <table:table-cell table:style-name="ce9" office:value-type="string">
            <text:p>Mannen</text:p>
          </table:table-cell>
          <table:table-cell table:style-name="ce10" office:value="97634" office:value-type="float">
            <text:p>976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burg</text:p>
          </table:table-cell>
          <table:table-cell table:style-name="ce9" office:value-type="string">
            <text:p>Mannen</text:p>
          </table:table-cell>
          <table:table-cell table:style-name="ce10" office:value="9825" office:value-type="float">
            <text:p>98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kerze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me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wout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sloo</text:p>
          </table:table-cell>
          <table:table-cell table:style-name="ce9" office:value-type="string">
            <text:p>Mannen</text:p>
          </table:table-cell>
          <table:table-cell table:style-name="ce10" office:value="4163" office:value-type="float">
            <text:p>41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st</text:p>
          </table:table-cell>
          <table:table-cell table:style-name="ce9" office:value-type="string">
            <text:p>Mannen</text:p>
          </table:table-cell>
          <table:table-cell table:style-name="ce10" office:value="8384" office:value-type="float">
            <text:p>83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mmen</text:p>
          </table:table-cell>
          <table:table-cell table:style-name="ce9" office:value-type="string">
            <text:p>Mannen</text:p>
          </table:table-cell>
          <table:table-cell table:style-name="ce10" office:value="45455" office:value-type="float">
            <text:p>454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mpel en Meer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g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khuizen</text:p>
          </table:table-cell>
          <table:table-cell table:style-name="ce9" office:value-type="string">
            <text:p>Mannen</text:p>
          </table:table-cell>
          <table:table-cell table:style-name="ce10" office:value="7751" office:value-type="float">
            <text:p>77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nschede</text:p>
          </table:table-cell>
          <table:table-cell table:style-name="ce9" office:value-type="string">
            <text:p>Mannen</text:p>
          </table:table-cell>
          <table:table-cell table:style-name="ce10" office:value="72210" office:value-type="float">
            <text:p>722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pe</text:p>
          </table:table-cell>
          <table:table-cell table:style-name="ce9" office:value-type="string">
            <text:p>Mannen</text:p>
          </table:table-cell>
          <table:table-cell table:style-name="ce10" office:value="16474" office:value-type="float">
            <text:p>164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melo</text:p>
          </table:table-cell>
          <table:table-cell table:style-name="ce9" office:value-type="string">
            <text:p>Mannen</text:p>
          </table:table-cell>
          <table:table-cell table:style-name="ce10" office:value="11996" office:value-type="float">
            <text:p>119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p</text:p>
          </table:table-cell>
          <table:table-cell table:style-name="ce9" office:value-type="string">
            <text:p>Mannen</text:p>
          </table:table-cell>
          <table:table-cell table:style-name="ce10" office:value="2954" office:value-type="float">
            <text:p>29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sch</text:p>
          </table:table-cell>
          <table:table-cell table:style-name="ce9" office:value-type="string">
            <text:p>Mannen</text:p>
          </table:table-cell>
          <table:table-cell table:style-name="ce10" office:value="909" office:value-type="float">
            <text:p>9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st en Opij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tten en Leu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tten-Leur</text:p>
          </table:table-cell>
          <table:table-cell table:style-name="ce9" office:value-type="string">
            <text:p>Mannen</text:p>
          </table:table-cell>
          <table:table-cell table:style-name="ce10" office:value="14645" office:value-type="float">
            <text:p>146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verdingen</text:p>
          </table:table-cell>
          <table:table-cell table:style-name="ce9" office:value-type="string">
            <text:p>Mannen</text:p>
          </table:table-cell>
          <table:table-cell table:style-name="ce10" office:value="957" office:value-type="float">
            <text:p>9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zinge</text:p>
          </table:table-cell>
          <table:table-cell table:style-name="ce9" office:value-type="string">
            <text:p>Mannen</text:p>
          </table:table-cell>
          <table:table-cell table:style-name="ce10" office:value="963" office:value-type="float">
            <text:p>9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erwerderadeel</text:p>
          </table:table-cell>
          <table:table-cell table:style-name="ce9" office:value-type="string">
            <text:p>Mannen</text:p>
          </table:table-cell>
          <table:table-cell table:style-name="ce10" office:value="4478" office:value-type="float">
            <text:p>44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erwerder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ijnaart en Heijningen</text:p>
          </table:table-cell>
          <table:table-cell table:style-name="ce9" office:value-type="string">
            <text:p>Mannen</text:p>
          </table:table-cell>
          <table:table-cell table:style-name="ce10" office:value="3165" office:value-type="float">
            <text:p>31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insterwolde</text:p>
          </table:table-cell>
          <table:table-cell table:style-name="ce9" office:value-type="string">
            <text:p>Mannen</text:p>
          </table:table-cell>
          <table:table-cell table:style-name="ce10" office:value="1372" office:value-type="float">
            <text:p>13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raneker</text:p>
          </table:table-cell>
          <table:table-cell table:style-name="ce9" office:value-type="string">
            <text:p>Mannen</text:p>
          </table:table-cell>
          <table:table-cell table:style-name="ce10" office:value="6177" office:value-type="float">
            <text:p>61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ranekeradeel</text:p>
          </table:table-cell>
          <table:table-cell table:style-name="ce9" office:value-type="string">
            <text:p>Mannen</text:p>
          </table:table-cell>
          <table:table-cell table:style-name="ce10" office:value="2041" office:value-type="float">
            <text:p>20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Friese M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Fryske Mar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asterland</text:p>
          </table:table-cell>
          <table:table-cell table:style-name="ce9" office:value-type="string">
            <text:p>Mannen</text:p>
          </table:table-cell>
          <table:table-cell table:style-name="ce10" office:value="3783" office:value-type="float">
            <text:p>37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aasterlân-Slea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sselte</text:p>
          </table:table-cell>
          <table:table-cell table:style-name="ce9" office:value-type="string">
            <text:p>Mannen</text:p>
          </table:table-cell>
          <table:table-cell table:style-name="ce10" office:value="2061" office:value-type="float">
            <text:p>20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ertruidenberg</text:p>
          </table:table-cell>
          <table:table-cell table:style-name="ce9" office:value-type="string">
            <text:p>Mannen</text:p>
          </table:table-cell>
          <table:table-cell table:style-name="ce10" office:value="3202" office:value-type="float">
            <text:p>32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er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ffen</text:p>
          </table:table-cell>
          <table:table-cell table:style-name="ce9" office:value-type="string">
            <text:p>Mannen</text:p>
          </table:table-cell>
          <table:table-cell table:style-name="ce10" office:value="2396" office:value-type="float">
            <text:p>23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ermalsen</text:p>
          </table:table-cell>
          <table:table-cell table:style-name="ce9" office:value-type="string">
            <text:p>Mannen</text:p>
          </table:table-cell>
          <table:table-cell table:style-name="ce10" office:value="10296" office:value-type="float">
            <text:p>102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rop</text:p>
          </table:table-cell>
          <table:table-cell table:style-name="ce9" office:value-type="string">
            <text:p>Mannen</text:p>
          </table:table-cell>
          <table:table-cell table:style-name="ce10" office:value="13266" office:value-type="float">
            <text:p>132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rop-Mier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leen</text:p>
          </table:table-cell>
          <table:table-cell table:style-name="ce9" office:value-type="string">
            <text:p>Mannen</text:p>
          </table:table-cell>
          <table:table-cell table:style-name="ce10" office:value="17603" office:value-type="float">
            <text:p>176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mert</text:p>
          </table:table-cell>
          <table:table-cell table:style-name="ce9" office:value-type="string">
            <text:p>Mannen</text:p>
          </table:table-cell>
          <table:table-cell table:style-name="ce10" office:value="8448" office:value-type="float">
            <text:p>84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mert-Bak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ndringen</text:p>
          </table:table-cell>
          <table:table-cell table:style-name="ce9" office:value-type="string">
            <text:p>Mannen</text:p>
          </table:table-cell>
          <table:table-cell table:style-name="ce10" office:value="10122" office:value-type="float">
            <text:p>101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dt</text:p>
          </table:table-cell>
          <table:table-cell table:style-name="ce9" office:value-type="string">
            <text:p>Mannen</text:p>
          </table:table-cell>
          <table:table-cell table:style-name="ce10" office:value="3464" office:value-type="float">
            <text:p>34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emuiden</text:p>
          </table:table-cell>
          <table:table-cell table:style-name="ce9" office:value-type="string">
            <text:p>Mannen</text:p>
          </table:table-cell>
          <table:table-cell table:style-name="ce10" office:value="3443" office:value-type="float">
            <text:p>34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nep</text:p>
          </table:table-cell>
          <table:table-cell table:style-name="ce9" office:value-type="string">
            <text:p>Mannen</text:p>
          </table:table-cell>
          <table:table-cell table:style-name="ce10" office:value="7987" office:value-type="float">
            <text:p>79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ulle</text:p>
          </table:table-cell>
          <table:table-cell table:style-name="ce9" office:value-type="string">
            <text:p>Mannen</text:p>
          </table:table-cell>
          <table:table-cell table:style-name="ce10" office:value="1507" office:value-type="float">
            <text:p>15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s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burg</text:p>
          </table:table-cell>
          <table:table-cell table:style-name="ce9" office:value-type="string">
            <text:p>Mannen</text:p>
          </table:table-cell>
          <table:table-cell table:style-name="ce10" office:value="2324" office:value-type="float">
            <text:p>23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ssenlan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ten</text:p>
          </table:table-cell>
          <table:table-cell table:style-name="ce9" office:value-type="string">
            <text:p>Mannen</text:p>
          </table:table-cell>
          <table:table-cell table:style-name="ce10" office:value="2851" office:value-type="float">
            <text:p>28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tho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lze en Rijen</text:p>
          </table:table-cell>
          <table:table-cell table:style-name="ce9" office:value-type="string">
            <text:p>Mannen</text:p>
          </table:table-cell>
          <table:table-cell table:style-name="ce10" office:value="10656" office:value-type="float">
            <text:p>106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dereede</text:p>
          </table:table-cell>
          <table:table-cell table:style-name="ce9" office:value-type="string">
            <text:p>Mannen</text:p>
          </table:table-cell>
          <table:table-cell table:style-name="ce10" office:value="5142" office:value-type="float">
            <text:p>51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ree-Overflakke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es</text:p>
          </table:table-cell>
          <table:table-cell table:style-name="ce9" office:value-type="string">
            <text:p>Mannen</text:p>
          </table:table-cell>
          <table:table-cell table:style-name="ce10" office:value="14867" office:value-type="float">
            <text:p>148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irle</text:p>
          </table:table-cell>
          <table:table-cell table:style-name="ce9" office:value-type="string">
            <text:p>Mannen</text:p>
          </table:table-cell>
          <table:table-cell table:style-name="ce10" office:value="8581" office:value-type="float">
            <text:p>85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oise M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or</text:p>
          </table:table-cell>
          <table:table-cell table:style-name="ce9" office:value-type="string">
            <text:p>Mannen</text:p>
          </table:table-cell>
          <table:table-cell table:style-name="ce10" office:value="5918" office:value-type="float">
            <text:p>59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rinchem</text:p>
          </table:table-cell>
          <table:table-cell table:style-name="ce9" office:value-type="string">
            <text:p>Mannen</text:p>
          </table:table-cell>
          <table:table-cell table:style-name="ce10" office:value="14133" office:value-type="float">
            <text:p>141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rssel</text:p>
          </table:table-cell>
          <table:table-cell table:style-name="ce9" office:value-type="string">
            <text:p>Mannen</text:p>
          </table:table-cell>
          <table:table-cell table:style-name="ce10" office:value="6996" office:value-type="float">
            <text:p>69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a</text:p>
          </table:table-cell>
          <table:table-cell table:style-name="ce9" office:value-type="string">
            <text:p>Mannen</text:p>
          </table:table-cell>
          <table:table-cell table:style-name="ce10" office:value="29233" office:value-type="float">
            <text:p>292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erak</text:p>
          </table:table-cell>
          <table:table-cell table:style-name="ce9" office:value-type="string">
            <text:p>Mannen</text:p>
          </table:table-cell>
          <table:table-cell table:style-name="ce10" office:value="1375" office:value-type="float">
            <text:p>13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riaan</text:p>
          </table:table-cell>
          <table:table-cell table:style-name="ce9" office:value-type="string">
            <text:p>Mannen</text:p>
          </table:table-cell>
          <table:table-cell table:style-name="ce10" office:value="405" office:value-type="float">
            <text:p>4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swaard</text:p>
          </table:table-cell>
          <table:table-cell table:style-name="ce9" office:value-type="string">
            <text:p>Mannen</text:p>
          </table:table-cell>
          <table:table-cell table:style-name="ce10" office:value="875" office:value-type="float">
            <text:p>8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afstroo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auw en Lang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-De Rijp</text:p>
          </table:table-cell>
          <table:table-cell table:style-name="ce9" office:value-type="string">
            <text:p>Mannen</text:p>
          </table:table-cell>
          <table:table-cell table:style-name="ce10" office:value="2678" office:value-type="float">
            <text:p>26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msbergen</text:p>
          </table:table-cell>
          <table:table-cell table:style-name="ce9" office:value-type="string">
            <text:p>Mannen</text:p>
          </table:table-cell>
          <table:table-cell table:style-name="ce10" office:value="2990" office:value-type="float">
            <text:p>29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them</text:p>
          </table:table-cell>
          <table:table-cell table:style-name="ce9" office:value-type="string">
            <text:p>Mannen</text:p>
          </table:table-cell>
          <table:table-cell table:style-name="ce10" office:value="1473" office:value-type="float">
            <text:p>14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ve</text:p>
          </table:table-cell>
          <table:table-cell table:style-name="ce9" office:value-type="string">
            <text:p>Mannen</text:p>
          </table:table-cell>
          <table:table-cell table:style-name="ce10" office:value="5083" office:value-type="float">
            <text:p>50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land</text:p>
          </table:table-cell>
          <table:table-cell table:style-name="ce9" office:value-type="string">
            <text:p>Mannen</text:p>
          </table:table-cell>
          <table:table-cell table:style-name="ce10" office:value="4546" office:value-type="float">
            <text:p>45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deel</text:p>
          </table:table-cell>
          <table:table-cell table:style-name="ce9" office:value-type="string">
            <text:p>Mannen</text:p>
          </table:table-cell>
          <table:table-cell table:style-name="ce10" office:value="3935" office:value-type="float">
            <text:p>39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hage (gemeente)</text:p>
          </table:table-cell>
          <table:table-cell table:style-name="ce9" office:value-type="string">
            <text:p>Mannen</text:p>
          </table:table-cell>
          <table:table-cell table:style-name="ce10" office:value="216223" office:value-type="float">
            <text:p>2162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moer</text:p>
          </table:table-cell>
          <table:table-cell table:style-name="ce9" office:value-type="string">
            <text:p>Mannen</text:p>
          </table:table-cell>
          <table:table-cell table:style-name="ce10" office:value="1017" office:value-type="float">
            <text:p>10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pol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Gravenzande</text:p>
          </table:table-cell>
          <table:table-cell table:style-name="ce9" office:value-type="string">
            <text:p>Mannen</text:p>
          </table:table-cell>
          <table:table-cell table:style-name="ce10" office:value="8584" office:value-type="float">
            <text:p>85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evenbicht</text:p>
          </table:table-cell>
          <table:table-cell table:style-name="ce9" office:value-type="string">
            <text:p>Mannen</text:p>
          </table:table-cell>
          <table:table-cell table:style-name="ce10" office:value="1286" office:value-type="float">
            <text:p>12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ijpskerk</text:p>
          </table:table-cell>
          <table:table-cell table:style-name="ce9" office:value-type="string">
            <text:p>Mannen</text:p>
          </table:table-cell>
          <table:table-cell table:style-name="ce10" office:value="2123" office:value-type="float">
            <text:p>21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ijp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nlo</text:p>
          </table:table-cell>
          <table:table-cell table:style-name="ce9" office:value-type="string">
            <text:p>Mannen</text:p>
          </table:table-cell>
          <table:table-cell table:style-name="ce10" office:value="4371" office:value-type="float">
            <text:p>43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esbeek</text:p>
          </table:table-cell>
          <table:table-cell table:style-name="ce9" office:value-type="string">
            <text:p>Mannen</text:p>
          </table:table-cell>
          <table:table-cell table:style-name="ce10" office:value="9156" office:value-type="float">
            <text:p>91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ingen (gemeente)</text:p>
          </table:table-cell>
          <table:table-cell table:style-name="ce9" office:value-type="string">
            <text:p>Mannen</text:p>
          </table:table-cell>
          <table:table-cell table:style-name="ce10" office:value="79418" office:value-type="float">
            <text:p>794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sveld</text:p>
          </table:table-cell>
          <table:table-cell table:style-name="ce9" office:value-type="string">
            <text:p>Mannen</text:p>
          </table:table-cell>
          <table:table-cell table:style-name="ce10" office:value="1713" office:value-type="float">
            <text:p>17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ot-Ammers</text:p>
          </table:table-cell>
          <table:table-cell table:style-name="ce9" office:value-type="string">
            <text:p>Mannen</text:p>
          </table:table-cell>
          <table:table-cell table:style-name="ce10" office:value="1530" office:value-type="float">
            <text:p>15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ote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egast</text:p>
          </table:table-cell>
          <table:table-cell table:style-name="ce9" office:value-type="string">
            <text:p>Mannen</text:p>
          </table:table-cell>
          <table:table-cell table:style-name="ce10" office:value="4426" office:value-type="float">
            <text:p>44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ubbenvorst</text:p>
          </table:table-cell>
          <table:table-cell table:style-name="ce9" office:value-type="string">
            <text:p>Mannen</text:p>
          </table:table-cell>
          <table:table-cell table:style-name="ce10" office:value="3414" office:value-type="float">
            <text:p>34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ulpen</text:p>
          </table:table-cell>
          <table:table-cell table:style-name="ce9" office:value-type="string">
            <text:p>Mannen</text:p>
          </table:table-cell>
          <table:table-cell table:style-name="ce10" office:value="2193" office:value-type="float">
            <text:p>21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ulpen-Witt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f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ksbergen</text:p>
          </table:table-cell>
          <table:table-cell table:style-name="ce9" office:value-type="string">
            <text:p>Mannen</text:p>
          </table:table-cell>
          <table:table-cell table:style-name="ce10" office:value="11183" office:value-type="float">
            <text:p>111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mste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ren</text:p>
          </table:table-cell>
          <table:table-cell table:style-name="ce9" office:value-type="string">
            <text:p>Mannen</text:p>
          </table:table-cell>
          <table:table-cell table:style-name="ce10" office:value="2547" office:value-type="float">
            <text:p>25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</text:p>
          </table:table-cell>
          <table:table-cell table:style-name="ce9" office:value-type="string">
            <text:p>Mannen</text:p>
          </table:table-cell>
          <table:table-cell table:style-name="ce10" office:value="75572" office:value-type="float">
            <text:p>755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liede en Spaarnwoude</text:p>
          </table:table-cell>
          <table:table-cell table:style-name="ce9" office:value-type="string">
            <text:p>Mannen</text:p>
          </table:table-cell>
          <table:table-cell table:style-name="ce10" office:value="2342" office:value-type="float">
            <text:p>23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meer</text:p>
          </table:table-cell>
          <table:table-cell table:style-name="ce9" office:value-type="string">
            <text:p>Mannen</text:p>
          </table:table-cell>
          <table:table-cell table:style-name="ce10" office:value="40101" office:value-type="float">
            <text:p>401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strecht</text:p>
          </table:table-cell>
          <table:table-cell table:style-name="ce9" office:value-type="string">
            <text:p>Mannen</text:p>
          </table:table-cell>
          <table:table-cell table:style-name="ce10" office:value="2284" office:value-type="float">
            <text:p>22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elen</text:p>
          </table:table-cell>
          <table:table-cell table:style-name="ce9" office:value-type="string">
            <text:p>Mannen</text:p>
          </table:table-cell>
          <table:table-cell table:style-name="ce10" office:value="2910" office:value-type="float">
            <text:p>29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gestein</text:p>
          </table:table-cell>
          <table:table-cell table:style-name="ce9" office:value-type="string">
            <text:p>Mannen</text:p>
          </table:table-cell>
          <table:table-cell table:style-name="ce10" office:value="690" office:value-type="float">
            <text:p>6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lderber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lsteren</text:p>
          </table:table-cell>
          <table:table-cell table:style-name="ce9" office:value-type="string">
            <text:p>Mannen</text:p>
          </table:table-cell>
          <table:table-cell table:style-name="ce10" office:value="6390" office:value-type="float">
            <text:p>63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Ham</text:p>
          </table:table-cell>
          <table:table-cell table:style-name="ce9" office:value-type="string">
            <text:p>Mannen</text:p>
          </table:table-cell>
          <table:table-cell table:style-name="ce10" office:value="7198" office:value-type="float">
            <text:p>71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ps</text:p>
          </table:table-cell>
          <table:table-cell table:style-name="ce9" office:value-type="string">
            <text:p>Mannen</text:p>
          </table:table-cell>
          <table:table-cell table:style-name="ce10" office:value="1412" office:value-type="float">
            <text:p>14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enberg</text:p>
          </table:table-cell>
          <table:table-cell table:style-name="ce9" office:value-type="string">
            <text:p>Mannen</text:p>
          </table:table-cell>
          <table:table-cell table:style-name="ce10" office:value="15951" office:value-type="float">
            <text:p>159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erwijk</text:p>
          </table:table-cell>
          <table:table-cell table:style-name="ce9" office:value-type="string">
            <text:p>Mannen</text:p>
          </table:table-cell>
          <table:table-cell table:style-name="ce10" office:value="15426" office:value-type="float">
            <text:p>154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inxveld-Giessendam</text:p>
          </table:table-cell>
          <table:table-cell table:style-name="ce9" office:value-type="string">
            <text:p>Mannen</text:p>
          </table:table-cell>
          <table:table-cell table:style-name="ce10" office:value="7930" office:value-type="float">
            <text:p>79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</text:p>
          </table:table-cell>
          <table:table-cell table:style-name="ce9" office:value-type="string">
            <text:p>Mannen</text:p>
          </table:table-cell>
          <table:table-cell table:style-name="ce10" office:value="9158" office:value-type="float">
            <text:p>91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karspel</text:p>
          </table:table-cell>
          <table:table-cell table:style-name="ce9" office:value-type="string">
            <text:p>Mannen</text:p>
          </table:table-cell>
          <table:table-cell table:style-name="ce10" office:value="3039" office:value-type="float">
            <text:p>30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lingen</text:p>
          </table:table-cell>
          <table:table-cell table:style-name="ce9" office:value-type="string">
            <text:p>Mannen</text:p>
          </table:table-cell>
          <table:table-cell table:style-name="ce10" office:value="7812" office:value-type="float">
            <text:p>78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melen</text:p>
          </table:table-cell>
          <table:table-cell table:style-name="ce9" office:value-type="string">
            <text:p>Mannen</text:p>
          </table:table-cell>
          <table:table-cell table:style-name="ce10" office:value="3684" office:value-type="float">
            <text:p>36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skerland</text:p>
          </table:table-cell>
          <table:table-cell table:style-name="ce9" office:value-type="string">
            <text:p>Mannen</text:p>
          </table:table-cell>
          <table:table-cell table:style-name="ce10" office:value="7885" office:value-type="float">
            <text:p>78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sselt</text:p>
          </table:table-cell>
          <table:table-cell table:style-name="ce9" office:value-type="string">
            <text:p>Mannen</text:p>
          </table:table-cell>
          <table:table-cell table:style-name="ce10" office:value="3238" office:value-type="float">
            <text:p>32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ttem</text:p>
          </table:table-cell>
          <table:table-cell table:style-name="ce9" office:value-type="string">
            <text:p>Mannen</text:p>
          </table:table-cell>
          <table:table-cell table:style-name="ce10" office:value="5720" office:value-type="float">
            <text:p>57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velte</text:p>
          </table:table-cell>
          <table:table-cell table:style-name="ce9" office:value-type="string">
            <text:p>Mannen</text:p>
          </table:table-cell>
          <table:table-cell table:style-name="ce10" office:value="2983" office:value-type="float">
            <text:p>29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zerswoude</text:p>
          </table:table-cell>
          <table:table-cell table:style-name="ce9" office:value-type="string">
            <text:p>Mannen</text:p>
          </table:table-cell>
          <table:table-cell table:style-name="ce10" office:value="5533" office:value-type="float">
            <text:p>55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del</text:p>
          </table:table-cell>
          <table:table-cell table:style-name="ce9" office:value-type="string">
            <text:p>Mannen</text:p>
          </table:table-cell>
          <table:table-cell table:style-name="ce10" office:value="1739" office:value-type="float">
            <text:p>17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l en Panheel</text:p>
          </table:table-cell>
          <table:table-cell table:style-name="ce9" office:value-type="string">
            <text:p>Mannen</text:p>
          </table:table-cell>
          <table:table-cell table:style-name="ce10" office:value="2191" office:value-type="float">
            <text:p>21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mskerk</text:p>
          </table:table-cell>
          <table:table-cell table:style-name="ce9" office:value-type="string">
            <text:p>Mannen</text:p>
          </table:table-cell>
          <table:table-cell table:style-name="ce10" office:value="16287" office:value-type="float">
            <text:p>162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mstede</text:p>
          </table:table-cell>
          <table:table-cell table:style-name="ce9" office:value-type="string">
            <text:p>Mannen</text:p>
          </table:table-cell>
          <table:table-cell table:style-name="ce10" office:value="12376" office:value-type="float">
            <text:p>123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n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bt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rend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de</text:p>
          </table:table-cell>
          <table:table-cell table:style-name="ce9" office:value-type="string">
            <text:p>Mannen</text:p>
          </table:table-cell>
          <table:table-cell table:style-name="ce10" office:value="8887" office:value-type="float">
            <text:p>88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Heerenh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enveen</text:p>
          </table:table-cell>
          <table:table-cell table:style-name="ce9" office:value-type="string">
            <text:p>Mannen</text:p>
          </table:table-cell>
          <table:table-cell table:style-name="ce10" office:value="18514" office:value-type="float">
            <text:p>185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ewaarden</text:p>
          </table:table-cell>
          <table:table-cell table:style-name="ce9" office:value-type="string">
            <text:p>Mannen</text:p>
          </table:table-cell>
          <table:table-cell table:style-name="ce10" office:value="594" office:value-type="float">
            <text:p>5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hugowaard</text:p>
          </table:table-cell>
          <table:table-cell table:style-name="ce9" office:value-type="string">
            <text:p>Mannen</text:p>
          </table:table-cell>
          <table:table-cell table:style-name="ce10" office:value="16538" office:value-type="float">
            <text:p>165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jansdam</text:p>
          </table:table-cell>
          <table:table-cell table:style-name="ce9" office:value-type="string">
            <text:p>Mannen</text:p>
          </table:table-cell>
          <table:table-cell table:style-name="ce10" office:value="1729" office:value-type="float">
            <text:p>17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len</text:p>
          </table:table-cell>
          <table:table-cell table:style-name="ce9" office:value-type="string">
            <text:p>Mannen</text:p>
          </table:table-cell>
          <table:table-cell table:style-name="ce10" office:value="35041" office:value-type="float">
            <text:p>350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sch</text:p>
          </table:table-cell>
          <table:table-cell table:style-name="ce9" office:value-type="string">
            <text:p>Mannen</text:p>
          </table:table-cell>
          <table:table-cell table:style-name="ce10" office:value="4981" office:value-type="float">
            <text:p>49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s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swijk-Dinther</text:p>
          </table:table-cell>
          <table:table-cell table:style-name="ce9" office:value-type="string">
            <text:p>Mannen</text:p>
          </table:table-cell>
          <table:table-cell table:style-name="ce10" office:value="3883" office:value-type="float">
            <text:p>38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ze</text:p>
          </table:table-cell>
          <table:table-cell table:style-name="ce9" office:value-type="string">
            <text:p>Mannen</text:p>
          </table:table-cell>
          <table:table-cell table:style-name="ce10" office:value="4321" office:value-type="float">
            <text:p>43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ze-Lee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fshuizen</text:p>
          </table:table-cell>
          <table:table-cell table:style-name="ce9" office:value-type="string">
            <text:p>Mannen</text:p>
          </table:table-cell>
          <table:table-cell table:style-name="ce10" office:value="5522" office:value-type="float">
            <text:p>55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- en Boeicop</text:p>
          </table:table-cell>
          <table:table-cell table:style-name="ce9" office:value-type="string">
            <text:p>Mannen</text:p>
          </table:table-cell>
          <table:table-cell table:style-name="ce10" office:value="508" office:value-type="float">
            <text:p>5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loo</text:p>
          </table:table-cell>
          <table:table-cell table:style-name="ce9" office:value-type="string">
            <text:p>Mannen</text:p>
          </table:table-cell>
          <table:table-cell table:style-name="ce10" office:value="10537" office:value-type="float">
            <text:p>105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nenoord</text:p>
          </table:table-cell>
          <table:table-cell table:style-name="ce9" office:value-type="string">
            <text:p>Mannen</text:p>
          </table:table-cell>
          <table:table-cell table:style-name="ce10" office:value="1699" office:value-type="float">
            <text:p>16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nkensz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no</text:p>
          </table:table-cell>
          <table:table-cell table:style-name="ce9" office:value-type="string">
            <text:p>Mannen</text:p>
          </table:table-cell>
          <table:table-cell table:style-name="ce10" office:value="3267" office:value-type="float">
            <text:p>32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kel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ken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lden</text:p>
          </table:table-cell>
          <table:table-cell table:style-name="ce9" office:value-type="string">
            <text:p>Mannen</text:p>
          </table:table-cell>
          <table:table-cell table:style-name="ce10" office:value="8645" office:value-type="float">
            <text:p>86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Helder</text:p>
          </table:table-cell>
          <table:table-cell table:style-name="ce9" office:value-type="string">
            <text:p>Mannen</text:p>
          </table:table-cell>
          <table:table-cell table:style-name="ce10" office:value="32572" office:value-type="float">
            <text:p>325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ndoorn</text:p>
          </table:table-cell>
          <table:table-cell table:style-name="ce9" office:value-type="string">
            <text:p>Mannen</text:p>
          </table:table-cell>
          <table:table-cell table:style-name="ce10" office:value="16790" office:value-type="float">
            <text:p>167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voetsluis</text:p>
          </table:table-cell>
          <table:table-cell table:style-name="ce9" office:value-type="string">
            <text:p>Mannen</text:p>
          </table:table-cell>
          <table:table-cell table:style-name="ce10" office:value="11428" office:value-type="float">
            <text:p>114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mond</text:p>
          </table:table-cell>
          <table:table-cell table:style-name="ce9" office:value-type="string">
            <text:p>Mannen</text:p>
          </table:table-cell>
          <table:table-cell table:style-name="ce10" office:value="29415" office:value-type="float">
            <text:p>294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voirt</text:p>
          </table:table-cell>
          <table:table-cell table:style-name="ce9" office:value-type="string">
            <text:p>Mannen</text:p>
          </table:table-cell>
          <table:table-cell table:style-name="ce10" office:value="2243" office:value-type="float">
            <text:p>22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melumer Oldeferd</text:p>
          </table:table-cell>
          <table:table-cell table:style-name="ce9" office:value-type="string">
            <text:p>Mannen</text:p>
          </table:table-cell>
          <table:table-cell table:style-name="ce10" office:value="2413" office:value-type="float">
            <text:p>24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drik-Ido-Ambacht</text:p>
          </table:table-cell>
          <table:table-cell table:style-name="ce9" office:value-type="string">
            <text:p>Mannen</text:p>
          </table:table-cell>
          <table:table-cell table:style-name="ce10" office:value="8350" office:value-type="float">
            <text:p>83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gelo (Gld.)</text:p>
          </table:table-cell>
          <table:table-cell table:style-name="ce9" office:value-type="string">
            <text:p>Mannen</text:p>
          </table:table-cell>
          <table:table-cell table:style-name="ce10" office:value="4149" office:value-type="float">
            <text:p>41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gelo (O.)</text:p>
          </table:table-cell>
          <table:table-cell table:style-name="ce9" office:value-type="string">
            <text:p>Mannen</text:p>
          </table:table-cell>
          <table:table-cell table:style-name="ce10" office:value="37408" office:value-type="float">
            <text:p>374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naarderadeel</text:p>
          </table:table-cell>
          <table:table-cell table:style-name="ce9" office:value-type="string">
            <text:p>Mannen</text:p>
          </table:table-cell>
          <table:table-cell table:style-name="ce10" office:value="2479" office:value-type="float">
            <text:p>24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s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k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ten</text:p>
          </table:table-cell>
          <table:table-cell table:style-name="ce9" office:value-type="string">
            <text:p>Mannen</text:p>
          </table:table-cell>
          <table:table-cell table:style-name="ce10" office:value="1621" office:value-type="float">
            <text:p>16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Hertogenbosch</text:p>
          </table:table-cell>
          <table:table-cell table:style-name="ce9" office:value-type="string">
            <text:p>Mannen</text:p>
          </table:table-cell>
          <table:table-cell table:style-name="ce10" office:value="43253" office:value-type="float">
            <text:p>432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rwen en Aerdt</text:p>
          </table:table-cell>
          <table:table-cell table:style-name="ce9" office:value-type="string">
            <text:p>Mannen</text:p>
          </table:table-cell>
          <table:table-cell table:style-name="ce10" office:value="4212" office:value-type="float">
            <text:p>42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rwijnen</text:p>
          </table:table-cell>
          <table:table-cell table:style-name="ce9" office:value-type="string">
            <text:p>Mannen</text:p>
          </table:table-cell>
          <table:table-cell table:style-name="ce10" office:value="1221" office:value-type="float">
            <text:p>12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teren</text:p>
          </table:table-cell>
          <table:table-cell table:style-name="ce9" office:value-type="string">
            <text:p>Mannen</text:p>
          </table:table-cell>
          <table:table-cell table:style-name="ce10" office:value="4308" office:value-type="float">
            <text:p>43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kelum</text:p>
          </table:table-cell>
          <table:table-cell table:style-name="ce9" office:value-type="string">
            <text:p>Mannen</text:p>
          </table:table-cell>
          <table:table-cell table:style-name="ce10" office:value="1373" office:value-type="float">
            <text:p>13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men</text:p>
          </table:table-cell>
          <table:table-cell table:style-name="ce9" office:value-type="string">
            <text:p>Mannen</text:p>
          </table:table-cell>
          <table:table-cell table:style-name="ce10" office:value="5785" office:value-type="float">
            <text:p>57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sden</text:p>
          </table:table-cell>
          <table:table-cell table:style-name="ce9" office:value-type="string">
            <text:p>Mannen</text:p>
          </table:table-cell>
          <table:table-cell table:style-name="ce10" office:value="2835" office:value-type="float">
            <text:p>28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ythuysen</text:p>
          </table:table-cell>
          <table:table-cell table:style-name="ce9" office:value-type="string">
            <text:p>Mannen</text:p>
          </table:table-cell>
          <table:table-cell table:style-name="ce10" office:value="2754" office:value-type="float">
            <text:p>27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legom</text:p>
          </table:table-cell>
          <table:table-cell table:style-name="ce9" office:value-type="string">
            <text:p>Mannen</text:p>
          </table:table-cell>
          <table:table-cell table:style-name="ce10" office:value="9156" office:value-type="float">
            <text:p>91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arenbeek</text:p>
          </table:table-cell>
          <table:table-cell table:style-name="ce9" office:value-type="string">
            <text:p>Mannen</text:p>
          </table:table-cell>
          <table:table-cell table:style-name="ce10" office:value="4559" office:value-type="float">
            <text:p>45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ersum</text:p>
          </table:table-cell>
          <table:table-cell table:style-name="ce9" office:value-type="string">
            <text:p>Mannen</text:p>
          </table:table-cell>
          <table:table-cell table:style-name="ce10" office:value="44014" office:value-type="float">
            <text:p>440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ndeloopen</text:p>
          </table:table-cell>
          <table:table-cell table:style-name="ce9" office:value-type="string">
            <text:p>Mannen</text:p>
          </table:table-cell>
          <table:table-cell table:style-name="ce10" office:value="436" office:value-type="float">
            <text:p>4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edeken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ko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sbroek</text:p>
          </table:table-cell>
          <table:table-cell table:style-name="ce9" office:value-type="string">
            <text:p>Mannen</text:p>
          </table:table-cell>
          <table:table-cell table:style-name="ce10" office:value="11388" office:value-type="float">
            <text:p>113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evelaken</text:p>
          </table:table-cell>
          <table:table-cell table:style-name="ce9" office:value-type="string">
            <text:p>Mannen</text:p>
          </table:table-cell>
          <table:table-cell table:style-name="ce10" office:value="3846" office:value-type="float">
            <text:p>38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even</text:p>
          </table:table-cell>
          <table:table-cell table:style-name="ce9" office:value-type="string">
            <text:p>Mannen</text:p>
          </table:table-cell>
          <table:table-cell table:style-name="ce10" office:value="3799" office:value-type="float">
            <text:p>37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f van Twent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llands Kroo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lten</text:p>
          </table:table-cell>
          <table:table-cell table:style-name="ce9" office:value-type="string">
            <text:p>Mannen</text:p>
          </table:table-cell>
          <table:table-cell table:style-name="ce10" office:value="4369" office:value-type="float">
            <text:p>43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ntenisse</text:p>
          </table:table-cell>
          <table:table-cell table:style-name="ce9" office:value-type="string">
            <text:p>Mannen</text:p>
          </table:table-cell>
          <table:table-cell table:style-name="ce10" office:value="3915" office:value-type="float">
            <text:p>39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fdplaa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blokland</text:p>
          </table:table-cell>
          <table:table-cell table:style-name="ce9" office:value-type="string">
            <text:p>Mannen</text:p>
          </table:table-cell>
          <table:table-cell table:style-name="ce10" office:value="683" office:value-type="float">
            <text:p>6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 en Lage Mierde</text:p>
          </table:table-cell>
          <table:table-cell table:style-name="ce9" office:value-type="string">
            <text:p>Mannen</text:p>
          </table:table-cell>
          <table:table-cell table:style-name="ce10" office:value="1795" office:value-type="float">
            <text:p>17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 en Lage Zwaluwe</text:p>
          </table:table-cell>
          <table:table-cell table:style-name="ce9" office:value-type="string">
            <text:p>Mannen</text:p>
          </table:table-cell>
          <table:table-cell table:style-name="ce10" office:value="2991" office:value-type="float">
            <text:p>29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loon, Hapert en Casteren</text:p>
          </table:table-cell>
          <table:table-cell table:style-name="ce9" office:value-type="string">
            <text:p>Mannen</text:p>
          </table:table-cell>
          <table:table-cell table:style-name="ce10" office:value="4000" office:value-type="float">
            <text:p>40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veen</text:p>
          </table:table-cell>
          <table:table-cell table:style-name="ce9" office:value-type="string">
            <text:p>Mannen</text:p>
          </table:table-cell>
          <table:table-cell table:style-name="ce10" office:value="21995" office:value-type="float">
            <text:p>219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zand-Sappemeer</text:p>
          </table:table-cell>
          <table:table-cell table:style-name="ce9" office:value-type="string">
            <text:p>Mannen</text:p>
          </table:table-cell>
          <table:table-cell table:style-name="ce10" office:value="17937" office:value-type="float">
            <text:p>179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ka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wou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rn</text:p>
          </table:table-cell>
          <table:table-cell table:style-name="ce9" office:value-type="string">
            <text:p>Mannen</text:p>
          </table:table-cell>
          <table:table-cell table:style-name="ce10" office:value="20222" office:value-type="float">
            <text:p>202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rnaar</text:p>
          </table:table-cell>
          <table:table-cell table:style-name="ce9" office:value-type="string">
            <text:p>Mannen</text:p>
          </table:table-cell>
          <table:table-cell table:style-name="ce10" office:value="743" office:value-type="float">
            <text:p>7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n</text:p>
          </table:table-cell>
          <table:table-cell table:style-name="ce9" office:value-type="string">
            <text:p>Mannen</text:p>
          </table:table-cell>
          <table:table-cell table:style-name="ce10" office:value="2085" office:value-type="float">
            <text:p>20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ssen</text:p>
          </table:table-cell>
          <table:table-cell table:style-name="ce9" office:value-type="string">
            <text:p>Mannen</text:p>
          </table:table-cell>
          <table:table-cell table:style-name="ce10" office:value="729" office:value-type="float">
            <text:p>7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st</text:p>
          </table:table-cell>
          <table:table-cell table:style-name="ce9" office:value-type="string">
            <text:p>Mannen</text:p>
          </table:table-cell>
          <table:table-cell table:style-name="ce10" office:value="8700" office:value-type="float">
            <text:p>87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st aan de Ma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uten</text:p>
          </table:table-cell>
          <table:table-cell table:style-name="ce9" office:value-type="string">
            <text:p>Mannen</text:p>
          </table:table-cell>
          <table:table-cell table:style-name="ce10" office:value="4823" office:value-type="float">
            <text:p>48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jbergen</text:p>
          </table:table-cell>
          <table:table-cell table:style-name="ce9" office:value-type="string">
            <text:p>Mannen</text:p>
          </table:table-cell>
          <table:table-cell table:style-name="ce10" office:value="1164" office:value-type="float">
            <text:p>11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ssen</text:p>
          </table:table-cell>
          <table:table-cell table:style-name="ce9" office:value-type="string">
            <text:p>Mannen</text:p>
          </table:table-cell>
          <table:table-cell table:style-name="ce10" office:value="7113" office:value-type="float">
            <text:p>71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zen</text:p>
          </table:table-cell>
          <table:table-cell table:style-name="ce9" office:value-type="string">
            <text:p>Mannen</text:p>
          </table:table-cell>
          <table:table-cell table:style-name="ce10" office:value="15258" office:value-type="float">
            <text:p>152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lsberg</text:p>
          </table:table-cell>
          <table:table-cell table:style-name="ce9" office:value-type="string">
            <text:p>Mannen</text:p>
          </table:table-cell>
          <table:table-cell table:style-name="ce10" office:value="2309" office:value-type="float">
            <text:p>23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lst</text:p>
          </table:table-cell>
          <table:table-cell table:style-name="ce9" office:value-type="string">
            <text:p>Mannen</text:p>
          </table:table-cell>
          <table:table-cell table:style-name="ce10" office:value="9242" office:value-type="float">
            <text:p>92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mmelo en Keppel</text:p>
          </table:table-cell>
          <table:table-cell table:style-name="ce9" office:value-type="string">
            <text:p>Mannen</text:p>
          </table:table-cell>
          <table:table-cell table:style-name="ce10" office:value="2235" office:value-type="float">
            <text:p>22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nsel</text:p>
          </table:table-cell>
          <table:table-cell table:style-name="ce9" office:value-type="string">
            <text:p>Mannen</text:p>
          </table:table-cell>
          <table:table-cell table:style-name="ce10" office:value="2786" office:value-type="float">
            <text:p>27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daarderadeel</text:p>
          </table:table-cell>
          <table:table-cell table:style-name="ce9" office:value-type="string">
            <text:p>Mannen</text:p>
          </table:table-cell>
          <table:table-cell table:style-name="ce10" office:value="4489" office:value-type="float">
            <text:p>44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lst</text:p>
          </table:table-cell>
          <table:table-cell table:style-name="ce9" office:value-type="string">
            <text:p>Mannen</text:p>
          </table:table-cell>
          <table:table-cell table:style-name="ce10" office:value="1419" office:value-type="float">
            <text:p>14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sselham</text:p>
          </table:table-cell>
          <table:table-cell table:style-name="ce9" office:value-type="string">
            <text:p>Mannen</text:p>
          </table:table-cell>
          <table:table-cell table:style-name="ce10" office:value="2644" office:value-type="float">
            <text:p>26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sselmuiden</text:p>
          </table:table-cell>
          <table:table-cell table:style-name="ce9" office:value-type="string">
            <text:p>Mannen</text:p>
          </table:table-cell>
          <table:table-cell table:style-name="ce10" office:value="5962" office:value-type="float">
            <text:p>59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sselstein</text:p>
          </table:table-cell>
          <table:table-cell table:style-name="ce9" office:value-type="string">
            <text:p>Mannen</text:p>
          </table:table-cell>
          <table:table-cell table:style-name="ce10" office:value="8212" office:value-type="float">
            <text:p>82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z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lpendam</text:p>
          </table:table-cell>
          <table:table-cell table:style-name="ce9" office:value-type="string">
            <text:p>Mannen</text:p>
          </table:table-cell>
          <table:table-cell table:style-name="ce10" office:value="1583" office:value-type="float">
            <text:p>15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t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abeek</text:p>
          </table:table-cell>
          <table:table-cell table:style-name="ce9" office:value-type="string">
            <text:p>Mannen</text:p>
          </table:table-cell>
          <table:table-cell table:style-name="ce10" office:value="400" office:value-type="float">
            <text:p>4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Jacobswou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isp</text:p>
          </table:table-cell>
          <table:table-cell table:style-name="ce9" office:value-type="string">
            <text:p>Mannen</text:p>
          </table:table-cell>
          <table:table-cell table:style-name="ce10" office:value="503" office:value-type="float">
            <text:p>5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Jutpha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ag en Braass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merik</text:p>
          </table:table-cell>
          <table:table-cell table:style-name="ce9" office:value-type="string">
            <text:p>Mannen</text:p>
          </table:table-cell>
          <table:table-cell table:style-name="ce10" office:value="1883" office:value-type="float">
            <text:p>18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mpen</text:p>
          </table:table-cell>
          <table:table-cell table:style-name="ce9" office:value-type="string">
            <text:p>Mannen</text:p>
          </table:table-cell>
          <table:table-cell table:style-name="ce10" office:value="14990" office:value-type="float">
            <text:p>149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ntens</text:p>
          </table:table-cell>
          <table:table-cell table:style-name="ce9" office:value-type="string">
            <text:p>Mannen</text:p>
          </table:table-cell>
          <table:table-cell table:style-name="ce10" office:value="944" office:value-type="float">
            <text:p>9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pelle</text:p>
          </table:table-cell>
          <table:table-cell table:style-name="ce9" office:value-type="string">
            <text:p>Mannen</text:p>
          </table:table-cell>
          <table:table-cell table:style-name="ce10" office:value="4672" office:value-type="float">
            <text:p>46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t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twijk</text:p>
          </table:table-cell>
          <table:table-cell table:style-name="ce9" office:value-type="string">
            <text:p>Mannen</text:p>
          </table:table-cell>
          <table:table-cell table:style-name="ce10" office:value="19014" office:value-type="float">
            <text:p>190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woude</text:p>
          </table:table-cell>
          <table:table-cell table:style-name="ce9" office:value-type="string">
            <text:p>Mannen</text:p>
          </table:table-cell>
          <table:table-cell table:style-name="ce10" office:value="140" office:value-type="float">
            <text:p>1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dichem</text:p>
          </table:table-cell>
          <table:table-cell table:style-name="ce9" office:value-type="string">
            <text:p>Mannen</text:p>
          </table:table-cell>
          <table:table-cell table:style-name="ce10" office:value="622" office:value-type="float">
            <text:p>6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rkrade</text:p>
          </table:table-cell>
          <table:table-cell table:style-name="ce9" office:value-type="string">
            <text:p>Mannen</text:p>
          </table:table-cell>
          <table:table-cell table:style-name="ce10" office:value="23124" office:value-type="float">
            <text:p>231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rkwerv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rkwijk</text:p>
          </table:table-cell>
          <table:table-cell table:style-name="ce9" office:value-type="string">
            <text:p>Mannen</text:p>
          </table:table-cell>
          <table:table-cell table:style-name="ce10" office:value="2949" office:value-type="float">
            <text:p>29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ssel</text:p>
          </table:table-cell>
          <table:table-cell table:style-name="ce9" office:value-type="string">
            <text:p>Mannen</text:p>
          </table:table-cell>
          <table:table-cell table:style-name="ce10" office:value="1979" office:value-type="float">
            <text:p>19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steren</text:p>
          </table:table-cell>
          <table:table-cell table:style-name="ce9" office:value-type="string">
            <text:p>Mannen</text:p>
          </table:table-cell>
          <table:table-cell table:style-name="ce10" office:value="4466" office:value-type="float">
            <text:p>44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aaswaal</text:p>
          </table:table-cell>
          <table:table-cell table:style-name="ce9" office:value-type="string">
            <text:p>Mannen</text:p>
          </table:table-cell>
          <table:table-cell table:style-name="ce10" office:value="1855" office:value-type="float">
            <text:p>18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immen</text:p>
          </table:table-cell>
          <table:table-cell table:style-name="ce9" office:value-type="string">
            <text:p>Mannen</text:p>
          </table:table-cell>
          <table:table-cell table:style-name="ce10" office:value="2151" office:value-type="float">
            <text:p>21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oeti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oosterburen</text:p>
          </table:table-cell>
          <table:table-cell table:style-name="ce9" office:value-type="string">
            <text:p>Mannen</text:p>
          </table:table-cell>
          <table:table-cell table:style-name="ce10" office:value="943" office:value-type="float">
            <text:p>9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undert</text:p>
          </table:table-cell>
          <table:table-cell table:style-name="ce9" office:value-type="string">
            <text:p>Mannen</text:p>
          </table:table-cell>
          <table:table-cell table:style-name="ce10" office:value="3290" office:value-type="float">
            <text:p>32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ckengen</text:p>
          </table:table-cell>
          <table:table-cell table:style-name="ce9" office:value-type="string">
            <text:p>Mannen</text:p>
          </table:table-cell>
          <table:table-cell table:style-name="ce10" office:value="1495" office:value-type="float">
            <text:p>14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e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ewa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ggen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llumerland en Nieuwkruisland</text:p>
          </table:table-cell>
          <table:table-cell table:style-name="ce9" office:value-type="string">
            <text:p>Mannen</text:p>
          </table:table-cell>
          <table:table-cell table:style-name="ce10" office:value="6232" office:value-type="float">
            <text:p>62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og aan de Zaa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en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tenhoef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tgene</text:p>
          </table:table-cell>
          <table:table-cell table:style-name="ce9" office:value-type="string">
            <text:p>Mannen</text:p>
          </table:table-cell>
          <table:table-cell table:style-name="ce10" office:value="1710" office:value-type="float">
            <text:p>17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udekerk aan den Rijn</text:p>
          </table:table-cell>
          <table:table-cell table:style-name="ce9" office:value-type="string">
            <text:p>Mannen</text:p>
          </table:table-cell>
          <table:table-cell table:style-name="ce10" office:value="2266" office:value-type="float">
            <text:p>22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ude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abb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impen aan de Lek</text:p>
          </table:table-cell>
          <table:table-cell table:style-name="ce9" office:value-type="string">
            <text:p>Mannen</text:p>
          </table:table-cell>
          <table:table-cell table:style-name="ce10" office:value="3055" office:value-type="float">
            <text:p>30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rimpen aan den IJssel</text:p>
          </table:table-cell>
          <table:table-cell table:style-name="ce9" office:value-type="string">
            <text:p>Mannen</text:p>
          </table:table-cell>
          <table:table-cell table:style-name="ce10" office:value="13987" office:value-type="float">
            <text:p>139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rimpener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ommeni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uin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uinr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wa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ar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de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dgraaf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dsmeer</text:p>
          </table:table-cell>
          <table:table-cell table:style-name="ce9" office:value-type="string">
            <text:p>Mannen</text:p>
          </table:table-cell>
          <table:table-cell table:style-name="ce10" office:value="4151" office:value-type="float">
            <text:p>41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broek</text:p>
          </table:table-cell>
          <table:table-cell table:style-name="ce9" office:value-type="string">
            <text:p>Mannen</text:p>
          </table:table-cell>
          <table:table-cell table:style-name="ce10" office:value="1053" office:value-type="float">
            <text:p>10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e Ruige Wei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gedijk</text:p>
          </table:table-cell>
          <table:table-cell table:style-name="ce9" office:value-type="string">
            <text:p>Mannen</text:p>
          </table:table-cell>
          <table:table-cell table:style-name="ce10" office:value="6673" office:value-type="float">
            <text:p>66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erak</text:p>
          </table:table-cell>
          <table:table-cell table:style-name="ce9" office:value-type="string">
            <text:p>Mannen</text:p>
          </table:table-cell>
          <table:table-cell table:style-name="ce10" office:value="937" office:value-type="float">
            <text:p>9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sing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ren (Gld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ren (NH.)</text:p>
          </table:table-cell>
          <table:table-cell table:style-name="ce9" office:value-type="string">
            <text:p>Mannen</text:p>
          </table:table-cell>
          <table:table-cell table:style-name="ce10" office:value="5978" office:value-type="float">
            <text:p>59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k</text:p>
          </table:table-cell>
          <table:table-cell table:style-name="ce9" office:value-type="string">
            <text:p>Mannen</text:p>
          </table:table-cell>
          <table:table-cell table:style-name="ce10" office:value="8541" office:value-type="float">
            <text:p>85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nde</text:p>
          </table:table-cell>
          <table:table-cell table:style-name="ce9" office:value-type="string">
            <text:p>Mannen</text:p>
          </table:table-cell>
          <table:table-cell table:style-name="ce10" office:value="2021" office:value-type="float">
            <text:p>20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ns</text:p>
          </table:table-cell>
          <table:table-cell table:style-name="ce9" office:value-type="string">
            <text:p>Mannen</text:p>
          </table:table-cell>
          <table:table-cell table:style-name="ce10" office:value="1883" office:value-type="float">
            <text:p>18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rbroek</text:p>
          </table:table-cell>
          <table:table-cell table:style-name="ce9" office:value-type="string">
            <text:p>Mannen</text:p>
          </table:table-cell>
          <table:table-cell table:style-name="ce10" office:value="635" office:value-type="float">
            <text:p>6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rdam</text:p>
          </table:table-cell>
          <table:table-cell table:style-name="ce9" office:value-type="string">
            <text:p>Mannen</text:p>
          </table:table-cell>
          <table:table-cell table:style-name="ce10" office:value="8056" office:value-type="float">
            <text:p>80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rsum</text:p>
          </table:table-cell>
          <table:table-cell table:style-name="ce9" office:value-type="string">
            <text:p>Mannen</text:p>
          </table:table-cell>
          <table:table-cell table:style-name="ce10" office:value="3142" office:value-type="float">
            <text:p>31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uwarden</text:p>
          </table:table-cell>
          <table:table-cell table:style-name="ce9" office:value-type="string">
            <text:p>Mannen</text:p>
          </table:table-cell>
          <table:table-cell table:style-name="ce10" office:value="40440" office:value-type="float">
            <text:p>404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uwarderadeel</text:p>
          </table:table-cell>
          <table:table-cell table:style-name="ce9" office:value-type="string">
            <text:p>Mannen</text:p>
          </table:table-cell>
          <table:table-cell table:style-name="ce10" office:value="4405" office:value-type="float">
            <text:p>44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n</text:p>
          </table:table-cell>
          <table:table-cell table:style-name="ce9" office:value-type="string">
            <text:p>Mannen</text:p>
          </table:table-cell>
          <table:table-cell table:style-name="ce10" office:value="50429" office:value-type="float">
            <text:p>504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rdorp</text:p>
          </table:table-cell>
          <table:table-cell table:style-name="ce9" office:value-type="string">
            <text:p>Mannen</text:p>
          </table:table-cell>
          <table:table-cell table:style-name="ce10" office:value="10353" office:value-type="float">
            <text:p>103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schendam</text:p>
          </table:table-cell>
          <table:table-cell table:style-name="ce9" office:value-type="string">
            <text:p>Mannen</text:p>
          </table:table-cell>
          <table:table-cell table:style-name="ce10" office:value="14646" office:value-type="float">
            <text:p>146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schendam-Voor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imuiden</text:p>
          </table:table-cell>
          <table:table-cell table:style-name="ce9" office:value-type="string">
            <text:p>Mannen</text:p>
          </table:table-cell>
          <table:table-cell table:style-name="ce10" office:value="2230" office:value-type="float">
            <text:p>22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kkerkerk</text:p>
          </table:table-cell>
          <table:table-cell table:style-name="ce9" office:value-type="string">
            <text:p>Mannen</text:p>
          </table:table-cell>
          <table:table-cell table:style-name="ce10" office:value="3674" office:value-type="float">
            <text:p>36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lystad</text:p>
          </table:table-cell>
          <table:table-cell table:style-name="ce9" office:value-type="string">
            <text:p>Mannen</text:p>
          </table:table-cell>
          <table:table-cell table:style-name="ce10" office:value="21801" office:value-type="float">
            <text:p>218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msterland</text:p>
          </table:table-cell>
          <table:table-cell table:style-name="ce9" office:value-type="string">
            <text:p>Mannen</text:p>
          </table:table-cell>
          <table:table-cell table:style-name="ce10" office:value="5502" office:value-type="float">
            <text:p>55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ud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usden</text:p>
          </table:table-cell>
          <table:table-cell table:style-name="ce9" office:value-type="string">
            <text:p>Mannen</text:p>
          </table:table-cell>
          <table:table-cell table:style-name="ce10" office:value="10521" office:value-type="float">
            <text:p>105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xmond</text:p>
          </table:table-cell>
          <table:table-cell table:style-name="ce9" office:value-type="string">
            <text:p>Mannen</text:p>
          </table:table-cell>
          <table:table-cell table:style-name="ce10" office:value="1259" office:value-type="float">
            <text:p>12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chtenvoorde</text:p>
          </table:table-cell>
          <table:table-cell table:style-name="ce9" office:value-type="string">
            <text:p>Mannen</text:p>
          </table:table-cell>
          <table:table-cell table:style-name="ce10" office:value="8922" office:value-type="float">
            <text:p>89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m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mpde</text:p>
          </table:table-cell>
          <table:table-cell table:style-name="ce9" office:value-type="string">
            <text:p>Mannen</text:p>
          </table:table-cell>
          <table:table-cell table:style-name="ce10" office:value="2076" office:value-type="float">
            <text:p>20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nden</text:p>
          </table:table-cell>
          <table:table-cell table:style-name="ce9" office:value-type="string">
            <text:p>Mannen</text:p>
          </table:table-cell>
          <table:table-cell table:style-name="ce10" office:value="3237" office:value-type="float">
            <text:p>32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Lier</text:p>
          </table:table-cell>
          <table:table-cell table:style-name="ce9" office:value-type="string">
            <text:p>Mannen</text:p>
          </table:table-cell>
          <table:table-cell table:style-name="ce10" office:value="4912" office:value-type="float">
            <text:p>49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shout</text:p>
          </table:table-cell>
          <table:table-cell table:style-name="ce9" office:value-type="string">
            <text:p>Mannen</text:p>
          </table:table-cell>
          <table:table-cell table:style-name="ce10" office:value="2863" office:value-type="float">
            <text:p>28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s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mbricht</text:p>
          </table:table-cell>
          <table:table-cell table:style-name="ce9" office:value-type="string">
            <text:p>Mannen</text:p>
          </table:table-cell>
          <table:table-cell table:style-name="ce10" office:value="2822" office:value-type="float">
            <text:p>28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mmen</text:p>
          </table:table-cell>
          <table:table-cell table:style-name="ce9" office:value-type="string">
            <text:p>Mannen</text:p>
          </table:table-cell>
          <table:table-cell table:style-name="ce10" office:value="2465" office:value-type="float">
            <text:p>24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gew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nge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nne</text:p>
          </table:table-cell>
          <table:table-cell table:style-name="ce9" office:value-type="string">
            <text:p>Mannen</text:p>
          </table:table-cell>
          <table:table-cell table:style-name="ce10" office:value="1940" office:value-type="float">
            <text:p>19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schoten</text:p>
          </table:table-cell>
          <table:table-cell table:style-name="ce9" office:value-type="string">
            <text:p>Mannen</text:p>
          </table:table-cell>
          <table:table-cell table:style-name="ce10" office:value="2224" office:value-type="float">
            <text:p>22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sse</text:p>
          </table:table-cell>
          <table:table-cell table:style-name="ce9" office:value-type="string">
            <text:p>Mannen</text:p>
          </table:table-cell>
          <table:table-cell table:style-name="ce10" office:value="9814" office:value-type="float">
            <text:p>98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h</text:p>
          </table:table-cell>
          <table:table-cell table:style-name="ce9" office:value-type="string">
            <text:p>Mannen</text:p>
          </table:table-cell>
          <table:table-cell table:style-name="ce10" office:value="2941" office:value-type="float">
            <text:p>29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tens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ttenser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ochem</text:p>
          </table:table-cell>
          <table:table-cell table:style-name="ce9" office:value-type="string">
            <text:p>Mannen</text:p>
          </table:table-cell>
          <table:table-cell table:style-name="ce10" office:value="8759" office:value-type="float">
            <text:p>87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n</text:p>
          </table:table-cell>
          <table:table-cell table:style-name="ce9" office:value-type="string">
            <text:p>Mannen</text:p>
          </table:table-cell>
          <table:table-cell table:style-name="ce10" office:value="3488" office:value-type="float">
            <text:p>34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rsloo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oon op Zand</text:p>
          </table:table-cell>
          <table:table-cell table:style-name="ce9" office:value-type="string">
            <text:p>Mannen</text:p>
          </table:table-cell>
          <table:table-cell table:style-name="ce10" office:value="9766" office:value-type="float">
            <text:p>97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osdrecht</text:p>
          </table:table-cell>
          <table:table-cell table:style-name="ce9" office:value-type="string">
            <text:p>Mannen</text:p>
          </table:table-cell>
          <table:table-cell table:style-name="ce10" office:value="4129" office:value-type="float">
            <text:p>41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pik</text:p>
          </table:table-cell>
          <table:table-cell table:style-name="ce9" office:value-type="string">
            <text:p>Mannen</text:p>
          </table:table-cell>
          <table:table-cell table:style-name="ce10" office:value="4075" office:value-type="float">
            <text:p>40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ppersum</text:p>
          </table:table-cell>
          <table:table-cell table:style-name="ce9" office:value-type="string">
            <text:p>Mannen</text:p>
          </table:table-cell>
          <table:table-cell table:style-name="ce10" office:value="1930" office:value-type="float">
            <text:p>19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sser</text:p>
          </table:table-cell>
          <table:table-cell table:style-name="ce9" office:value-type="string">
            <text:p>Mannen</text:p>
          </table:table-cell>
          <table:table-cell table:style-name="ce10" office:value="10922" office:value-type="float">
            <text:p>109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uyksgestel</text:p>
          </table:table-cell>
          <table:table-cell table:style-name="ce9" office:value-type="string">
            <text:p>Mannen</text:p>
          </table:table-cell>
          <table:table-cell table:style-name="ce10" office:value="1344" office:value-type="float">
            <text:p>13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heeze</text:p>
          </table:table-cell>
          <table:table-cell table:style-name="ce9" office:value-type="string">
            <text:p>Mannen</text:p>
          </table:table-cell>
          <table:table-cell table:style-name="ce10" office:value="4428" office:value-type="float">
            <text:p>44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n</text:p>
          </table:table-cell>
          <table:table-cell table:style-name="ce9" office:value-type="string">
            <text:p>Mannen</text:p>
          </table:table-cell>
          <table:table-cell table:style-name="ce10" office:value="2979" office:value-type="float">
            <text:p>29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ssen</text:p>
          </table:table-cell>
          <table:table-cell table:style-name="ce9" office:value-type="string">
            <text:p>Mannen</text:p>
          </table:table-cell>
          <table:table-cell table:style-name="ce10" office:value="14531" office:value-type="float">
            <text:p>145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tensdijk</text:p>
          </table:table-cell>
          <table:table-cell table:style-name="ce9" office:value-type="string">
            <text:p>Mannen</text:p>
          </table:table-cell>
          <table:table-cell table:style-name="ce10" office:value="4528" office:value-type="float">
            <text:p>45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bracht</text:p>
          </table:table-cell>
          <table:table-cell table:style-name="ce9" office:value-type="string">
            <text:p>Mannen</text:p>
          </table:table-cell>
          <table:table-cell table:style-name="ce10" office:value="3850" office:value-type="float">
            <text:p>38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bree</text:p>
          </table:table-cell>
          <table:table-cell table:style-name="ce9" office:value-type="string">
            <text:p>Mannen</text:p>
          </table:table-cell>
          <table:table-cell table:style-name="ce10" office:value="5533" office:value-type="float">
            <text:p>55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dam</text:p>
          </table:table-cell>
          <table:table-cell table:style-name="ce9" office:value-type="string">
            <text:p>Mannen</text:p>
          </table:table-cell>
          <table:table-cell table:style-name="ce10" office:value="1556" office:value-type="float">
            <text:p>15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don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driel</text:p>
          </table:table-cell>
          <table:table-cell table:style-name="ce9" office:value-type="string">
            <text:p>Mannen</text:p>
          </table:table-cell>
          <table:table-cell table:style-name="ce10" office:value="4127" office:value-type="float">
            <text:p>41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gouw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land</text:p>
          </table:table-cell>
          <table:table-cell table:style-name="ce9" office:value-type="string">
            <text:p>Mannen</text:p>
          </table:table-cell>
          <table:table-cell table:style-name="ce10" office:value="2937" office:value-type="float">
            <text:p>29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sluis</text:p>
          </table:table-cell>
          <table:table-cell table:style-name="ce9" office:value-type="string">
            <text:p>Mannen</text:p>
          </table:table-cell>
          <table:table-cell table:style-name="ce10" office:value="16609" office:value-type="float">
            <text:p>166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tricht</text:p>
          </table:table-cell>
          <table:table-cell table:style-name="ce9" office:value-type="string">
            <text:p>Mannen</text:p>
          </table:table-cell>
          <table:table-cell table:style-name="ce10" office:value="53676" office:value-type="float">
            <text:p>536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de en Drimmelen</text:p>
          </table:table-cell>
          <table:table-cell table:style-name="ce9" office:value-type="string">
            <text:p>Mannen</text:p>
          </table:table-cell>
          <table:table-cell table:style-name="ce10" office:value="5722" office:value-type="float">
            <text:p>57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graten</text:p>
          </table:table-cell>
          <table:table-cell table:style-name="ce9" office:value-type="string">
            <text:p>Mannen</text:p>
          </table:table-cell>
          <table:table-cell table:style-name="ce10" office:value="1788" office:value-type="float">
            <text:p>17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iekerke</text:p>
          </table:table-cell>
          <table:table-cell table:style-name="ce9" office:value-type="string">
            <text:p>Mannen</text:p>
          </table:table-cell>
          <table:table-cell table:style-name="ce10" office:value="1736" office:value-type="float">
            <text:p>17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kelo</text:p>
          </table:table-cell>
          <table:table-cell table:style-name="ce9" office:value-type="string">
            <text:p>Mannen</text:p>
          </table:table-cell>
          <table:table-cell table:style-name="ce10" office:value="3597" office:value-type="float">
            <text:p>35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ken</text:p>
          </table:table-cell>
          <table:table-cell table:style-name="ce9" office:value-type="string">
            <text:p>Mannen</text:p>
          </table:table-cell>
          <table:table-cell table:style-name="ce10" office:value="1040" office:value-type="float">
            <text:p>10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Marn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rum</text:p>
          </table:table-cell>
          <table:table-cell table:style-name="ce9" office:value-type="string">
            <text:p>Mannen</text:p>
          </table:table-cell>
          <table:table-cell table:style-name="ce10" office:value="4389" office:value-type="float">
            <text:p>43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urik</text:p>
          </table:table-cell>
          <table:table-cell table:style-name="ce9" office:value-type="string">
            <text:p>Mannen</text:p>
          </table:table-cell>
          <table:table-cell table:style-name="ce10" office:value="2926" office:value-type="float">
            <text:p>29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demblik</text:p>
          </table:table-cell>
          <table:table-cell table:style-name="ce9" office:value-type="string">
            <text:p>Mannen</text:p>
          </table:table-cell>
          <table:table-cell table:style-name="ce10" office:value="3495" office:value-type="float">
            <text:p>34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den</text:p>
          </table:table-cell>
          <table:table-cell table:style-name="ce9" office:value-type="string">
            <text:p>Mannen</text:p>
          </table:table-cell>
          <table:table-cell table:style-name="ce10" office:value="932" office:value-type="float">
            <text:p>9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rkerk</text:p>
          </table:table-cell>
          <table:table-cell table:style-name="ce9" office:value-type="string">
            <text:p>Mannen</text:p>
          </table:table-cell>
          <table:table-cell table:style-name="ce10" office:value="1514" office:value-type="float">
            <text:p>15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r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lo-Wanssum</text:p>
          </table:table-cell>
          <table:table-cell table:style-name="ce9" office:value-type="string">
            <text:p>Mannen</text:p>
          </table:table-cell>
          <table:table-cell table:style-name="ce10" office:value="3573" office:value-type="float">
            <text:p>35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rssen</text:p>
          </table:table-cell>
          <table:table-cell table:style-name="ce9" office:value-type="string">
            <text:p>Mannen</text:p>
          </table:table-cell>
          <table:table-cell table:style-name="ce10" office:value="4229" office:value-type="float">
            <text:p>42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gen, Haren en Macharen</text:p>
          </table:table-cell>
          <table:table-cell table:style-name="ce9" office:value-type="string">
            <text:p>Mannen</text:p>
          </table:table-cell>
          <table:table-cell table:style-name="ce10" office:value="1452" office:value-type="float">
            <text:p>14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ijel</text:p>
          </table:table-cell>
          <table:table-cell table:style-name="ce9" office:value-type="string">
            <text:p>Mannen</text:p>
          </table:table-cell>
          <table:table-cell table:style-name="ce10" office:value="2669" office:value-type="float">
            <text:p>26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lick en Herkenbosch</text:p>
          </table:table-cell>
          <table:table-cell table:style-name="ce9" office:value-type="string">
            <text:p>Mannen</text:p>
          </table:table-cell>
          <table:table-cell table:style-name="ce10" office:value="3482" office:value-type="float">
            <text:p>34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li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lissan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aldumadeel</text:p>
          </table:table-cell>
          <table:table-cell table:style-name="ce9" office:value-type="string">
            <text:p>Mannen</text:p>
          </table:table-cell>
          <table:table-cell table:style-name="ce10" office:value="6679" office:value-type="float">
            <text:p>66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namer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terwo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ppel</text:p>
          </table:table-cell>
          <table:table-cell table:style-name="ce9" office:value-type="string">
            <text:p>Mannen</text:p>
          </table:table-cell>
          <table:table-cell table:style-name="ce10" office:value="10918" office:value-type="float">
            <text:p>109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rkelbeek</text:p>
          </table:table-cell>
          <table:table-cell table:style-name="ce9" office:value-type="string">
            <text:p>Mannen</text:p>
          </table:table-cell>
          <table:table-cell table:style-name="ce10" office:value="922" office:value-type="float">
            <text:p>9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heer</text:p>
          </table:table-cell>
          <table:table-cell table:style-name="ce9" office:value-type="string">
            <text:p>Mannen</text:p>
          </table:table-cell>
          <table:table-cell table:style-name="ce10" office:value="969" office:value-type="float">
            <text:p>9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burg (Z.)</text:p>
          </table:table-cell>
          <table:table-cell table:style-name="ce9" office:value-type="string">
            <text:p>Mannen</text:p>
          </table:table-cell>
          <table:table-cell table:style-name="ce10" office:value="18668" office:value-type="float">
            <text:p>186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harnis</text:p>
          </table:table-cell>
          <table:table-cell table:style-name="ce9" office:value-type="string">
            <text:p>Mannen</text:p>
          </table:table-cell>
          <table:table-cell table:style-name="ce10" office:value="7255" office:value-type="float">
            <text:p>72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i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lstum</text:p>
          </table:table-cell>
          <table:table-cell table:style-name="ce9" office:value-type="string">
            <text:p>Mannen</text:p>
          </table:table-cell>
          <table:table-cell table:style-name="ce10" office:value="1438" office:value-type="float">
            <text:p>14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n-Delf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-Drenth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schouwen</text:p>
          </table:table-cell>
          <table:table-cell table:style-name="ce9" office:value-type="string">
            <text:p>Mannen</text:p>
          </table:table-cell>
          <table:table-cell table:style-name="ce10" office:value="1271" office:value-type="float">
            <text:p>12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n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wolda</text:p>
          </table:table-cell>
          <table:table-cell table:style-name="ce9" office:value-type="string">
            <text:p>Mannen</text:p>
          </table:table-cell>
          <table:table-cell table:style-name="ce10" office:value="2110" office:value-type="float">
            <text:p>21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wou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erlo</text:p>
          </table:table-cell>
          <table:table-cell table:style-name="ce9" office:value-type="string">
            <text:p>Mannen</text:p>
          </table:table-cell>
          <table:table-cell table:style-name="ce10" office:value="4764" office:value-type="float">
            <text:p>47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jdrecht</text:p>
          </table:table-cell>
          <table:table-cell table:style-name="ce9" office:value-type="string">
            <text:p>Mannen</text:p>
          </table:table-cell>
          <table:table-cell table:style-name="ce10" office:value="6645" office:value-type="float">
            <text:p>66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jnsheerenland</text:p>
          </table:table-cell>
          <table:table-cell table:style-name="ce9" office:value-type="string">
            <text:p>Mannen</text:p>
          </table:table-cell>
          <table:table-cell table:style-name="ce10" office:value="2130" office:value-type="float">
            <text:p>21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ll en Sint Hubert</text:p>
          </table:table-cell>
          <table:table-cell table:style-name="ce9" office:value-type="string">
            <text:p>Mannen</text:p>
          </table:table-cell>
          <table:table-cell table:style-name="ce10" office:value="5166" office:value-type="float">
            <text:p>51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llingen aan de Rijn</text:p>
          </table:table-cell>
          <table:table-cell table:style-name="ce9" office:value-type="string">
            <text:p>Mannen</text:p>
          </table:table-cell>
          <table:table-cell table:style-name="ce10" office:value="2582" office:value-type="float">
            <text:p>25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gestel</text:p>
          </table:table-cell>
          <table:table-cell table:style-name="ce9" office:value-type="string">
            <text:p>Mannen</text:p>
          </table:table-cell>
          <table:table-cell table:style-name="ce10" office:value="2600" office:value-type="float">
            <text:p>26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kapelle</text:p>
          </table:table-cell>
          <table:table-cell table:style-name="ce9" office:value-type="string">
            <text:p>Mannen</text:p>
          </table:table-cell>
          <table:table-cell table:style-name="ce10" office:value="1388" office:value-type="float">
            <text:p>13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lenaarsgraaf</text:p>
          </table:table-cell>
          <table:table-cell table:style-name="ce9" office:value-type="string">
            <text:p>Mannen</text:p>
          </table:table-cell>
          <table:table-cell table:style-name="ce10" office:value="487" office:value-type="float">
            <text:p>4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len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nickendam</text:p>
          </table:table-cell>
          <table:table-cell table:style-name="ce9" office:value-type="string">
            <text:p>Mannen</text:p>
          </table:table-cell>
          <table:table-cell table:style-name="ce10" office:value="4725" office:value-type="float">
            <text:p>47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ster</text:p>
          </table:table-cell>
          <table:table-cell table:style-name="ce9" office:value-type="string">
            <text:p>Mannen</text:p>
          </table:table-cell>
          <table:table-cell table:style-name="ce10" office:value="9400" office:value-type="float">
            <text:p>94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tfoort</text:p>
          </table:table-cell>
          <table:table-cell table:style-name="ce9" office:value-type="string">
            <text:p>Mannen</text:p>
          </table:table-cell>
          <table:table-cell table:style-name="ce10" office:value="3177" office:value-type="float">
            <text:p>31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ort</text:p>
          </table:table-cell>
          <table:table-cell table:style-name="ce9" office:value-type="string">
            <text:p>Mannen</text:p>
          </table:table-cell>
          <table:table-cell table:style-name="ce10" office:value="1499" office:value-type="float">
            <text:p>14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ok en Middelaar</text:p>
          </table:table-cell>
          <table:table-cell table:style-name="ce9" office:value-type="string">
            <text:p>Mannen</text:p>
          </table:table-cell>
          <table:table-cell table:style-name="ce10" office:value="3407" office:value-type="float">
            <text:p>34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ordrecht</text:p>
          </table:table-cell>
          <table:table-cell table:style-name="ce9" office:value-type="string">
            <text:p>Mannen</text:p>
          </table:table-cell>
          <table:table-cell table:style-name="ce10" office:value="3156" office:value-type="float">
            <text:p>31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iden</text:p>
          </table:table-cell>
          <table:table-cell table:style-name="ce9" office:value-type="string">
            <text:p>Mannen</text:p>
          </table:table-cell>
          <table:table-cell table:style-name="ce10" office:value="3618" office:value-type="float">
            <text:p>36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nstergeleen</text:p>
          </table:table-cell>
          <table:table-cell table:style-name="ce9" office:value-type="string">
            <text:p>Mannen</text:p>
          </table:table-cell>
          <table:table-cell table:style-name="ce10" office:value="2604" office:value-type="float">
            <text:p>26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ntendam</text:p>
          </table:table-cell>
          <table:table-cell table:style-name="ce9" office:value-type="string">
            <text:p>Mannen</text:p>
          </table:table-cell>
          <table:table-cell table:style-name="ce10" office:value="2442" office:value-type="float">
            <text:p>24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aaldwijk</text:p>
          </table:table-cell>
          <table:table-cell table:style-name="ce9" office:value-type="string">
            <text:p>Mannen</text:p>
          </table:table-cell>
          <table:table-cell table:style-name="ce10" office:value="12779" office:value-type="float">
            <text:p>127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aarden</text:p>
          </table:table-cell>
          <table:table-cell table:style-name="ce9" office:value-type="string">
            <text:p>Mannen</text:p>
          </table:table-cell>
          <table:table-cell table:style-name="ce10" office:value="7996" office:value-type="float">
            <text:p>79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-Betuw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derhorst den Berg</text:p>
          </table:table-cell>
          <table:table-cell table:style-name="ce9" office:value-type="string">
            <text:p>Mannen</text:p>
          </table:table-cell>
          <table:table-cell table:style-name="ce10" office:value="2497" office:value-type="float">
            <text:p>24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l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derweert</text:p>
          </table:table-cell>
          <table:table-cell table:style-name="ce9" office:value-type="string">
            <text:p>Mannen</text:p>
          </table:table-cell>
          <table:table-cell table:style-name="ce10" office:value="7460" office:value-type="float">
            <text:p>74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de</text:p>
          </table:table-cell>
          <table:table-cell table:style-name="ce9" office:value-type="string">
            <text:p>Mannen</text:p>
          </table:table-cell>
          <table:table-cell table:style-name="ce10" office:value="5638" office:value-type="float">
            <text:p>56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r</text:p>
          </table:table-cell>
          <table:table-cell table:style-name="ce9" office:value-type="string">
            <text:p>Mannen</text:p>
          </table:table-cell>
          <table:table-cell table:style-name="ce10" office:value="1877" office:value-type="float">
            <text:p>18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rijnen</text:p>
          </table:table-cell>
          <table:table-cell table:style-name="ce9" office:value-type="string">
            <text:p>Mannen</text:p>
          </table:table-cell>
          <table:table-cell table:style-name="ce10" office:value="5148" office:value-type="float">
            <text:p>51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bbixwou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dorp</text:p>
          </table:table-cell>
          <table:table-cell table:style-name="ce9" office:value-type="string">
            <text:p>Mannen</text:p>
          </table:table-cell>
          <table:table-cell table:style-name="ce10" office:value="4015" office:value-type="float">
            <text:p>40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- en Sint Joos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Beijerland</text:p>
          </table:table-cell>
          <table:table-cell table:style-name="ce9" office:value-type="string">
            <text:p>Mannen</text:p>
          </table:table-cell>
          <table:table-cell table:style-name="ce10" office:value="1479" office:value-type="float">
            <text:p>14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 Pekela</text:p>
          </table:table-cell>
          <table:table-cell table:style-name="ce9" office:value-type="string">
            <text:p>Mannen</text:p>
          </table:table-cell>
          <table:table-cell table:style-name="ce10" office:value="2649" office:value-type="float">
            <text:p>26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 To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gein</text:p>
          </table:table-cell>
          <table:table-cell table:style-name="ce9" office:value-type="string">
            <text:p>Mannen</text:p>
          </table:table-cell>
          <table:table-cell table:style-name="ce10" office:value="21231" office:value-type="float">
            <text:p>212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nhagen</text:p>
          </table:table-cell>
          <table:table-cell table:style-name="ce9" office:value-type="string">
            <text:p>Mannen</text:p>
          </table:table-cell>
          <table:table-cell table:style-name="ce10" office:value="5014" office:value-type="float">
            <text:p>50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-Nie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-Amst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 aan den IJssel</text:p>
          </table:table-cell>
          <table:table-cell table:style-name="ce9" office:value-type="string">
            <text:p>Mannen</text:p>
          </table:table-cell>
          <table:table-cell table:style-name="ce10" office:value="7103" office:value-type="float">
            <text:p>71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schans</text:p>
          </table:table-cell>
          <table:table-cell table:style-name="ce9" office:value-type="string">
            <text:p>Mannen</text:p>
          </table:table-cell>
          <table:table-cell table:style-name="ce10" office:value="938" office:value-type="float">
            <text:p>9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-Ginneken</text:p>
          </table:table-cell>
          <table:table-cell table:style-name="ce9" office:value-type="string">
            <text:p>Mannen</text:p>
          </table:table-cell>
          <table:table-cell table:style-name="ce10" office:value="5418" office:value-type="float">
            <text:p>54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koop</text:p>
          </table:table-cell>
          <table:table-cell table:style-name="ce9" office:value-type="string">
            <text:p>Mannen</text:p>
          </table:table-cell>
          <table:table-cell table:style-name="ce10" office:value="4739" office:value-type="float">
            <text:p>47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and</text:p>
          </table:table-cell>
          <table:table-cell table:style-name="ce9" office:value-type="string">
            <text:p>Mannen</text:p>
          </table:table-cell>
          <table:table-cell table:style-name="ce10" office:value="406" office:value-type="float">
            <text:p>4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-Lekkerland</text:p>
          </table:table-cell>
          <table:table-cell table:style-name="ce9" office:value-type="string">
            <text:p>Mannen</text:p>
          </table:table-cell>
          <table:table-cell table:style-name="ce10" office:value="4100" office:value-type="float">
            <text:p>41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eusen</text:p>
          </table:table-cell>
          <table:table-cell table:style-name="ce9" office:value-type="string">
            <text:p>Mannen</text:p>
          </table:table-cell>
          <table:table-cell table:style-name="ce10" office:value="3795" office:value-type="float">
            <text:p>37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olda</text:p>
          </table:table-cell>
          <table:table-cell table:style-name="ce9" office:value-type="string">
            <text:p>Mannen</text:p>
          </table:table-cell>
          <table:table-cell table:style-name="ce10" office:value="795" office:value-type="float">
            <text:p>7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poort</text:p>
          </table:table-cell>
          <table:table-cell table:style-name="ce9" office:value-type="string">
            <text:p>Mannen</text:p>
          </table:table-cell>
          <table:table-cell table:style-name="ce10" office:value="616" office:value-type="float">
            <text:p>6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stadt</text:p>
          </table:table-cell>
          <table:table-cell table:style-name="ce9" office:value-type="string">
            <text:p>Mannen</text:p>
          </table:table-cell>
          <table:table-cell table:style-name="ce10" office:value="1694" office:value-type="float">
            <text:p>16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veen</text:p>
          </table:table-cell>
          <table:table-cell table:style-name="ce9" office:value-type="string">
            <text:p>Mannen</text:p>
          </table:table-cell>
          <table:table-cell table:style-name="ce10" office:value="1497" office:value-type="float">
            <text:p>14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Vossemeer</text:p>
          </table:table-cell>
          <table:table-cell table:style-name="ce9" office:value-type="string">
            <text:p>Mannen</text:p>
          </table:table-cell>
          <table:table-cell table:style-name="ce10" office:value="1150" office:value-type="float">
            <text:p>11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gtevecht</text:p>
          </table:table-cell>
          <table:table-cell table:style-name="ce9" office:value-type="string">
            <text:p>Mannen</text:p>
          </table:table-cell>
          <table:table-cell table:style-name="ce10" office:value="631" office:value-type="float">
            <text:p>6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efu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jeveen</text:p>
          </table:table-cell>
          <table:table-cell table:style-name="ce9" office:value-type="string">
            <text:p>Mannen</text:p>
          </table:table-cell>
          <table:table-cell table:style-name="ce10" office:value="1486" office:value-type="float">
            <text:p>14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kerk</text:p>
          </table:table-cell>
          <table:table-cell table:style-name="ce9" office:value-type="string">
            <text:p>Mannen</text:p>
          </table:table-cell>
          <table:table-cell table:style-name="ce10" office:value="11934" office:value-type="float">
            <text:p>119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megen</text:p>
          </table:table-cell>
          <table:table-cell table:style-name="ce9" office:value-type="string">
            <text:p>Mannen</text:p>
          </table:table-cell>
          <table:table-cell table:style-name="ce10" office:value="71692" office:value-type="float">
            <text:p>716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se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telrode</text:p>
          </table:table-cell>
          <table:table-cell table:style-name="ce9" office:value-type="string">
            <text:p>Mannen</text:p>
          </table:table-cell>
          <table:table-cell table:style-name="ce10" office:value="3410" office:value-type="float">
            <text:p>34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beek</text:p>
          </table:table-cell>
          <table:table-cell table:style-name="ce9" office:value-type="string">
            <text:p>Mannen</text:p>
          </table:table-cell>
          <table:table-cell table:style-name="ce10" office:value="549" office:value-type="float">
            <text:p>5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-Beve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loos</text:p>
          </table:table-cell>
          <table:table-cell table:style-name="ce9" office:value-type="string">
            <text:p>Mannen</text:p>
          </table:table-cell>
          <table:table-cell table:style-name="ce10" office:value="772" office:value-type="float">
            <text:p>7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en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r-Koggenland</text:p>
          </table:table-cell>
          <table:table-cell table:style-name="ce9" office:value-type="string">
            <text:p>Mannen</text:p>
          </table:table-cell>
          <table:table-cell table:style-name="ce10" office:value="4800" office:value-type="float">
            <text:p>48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gouw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Noordoostelijke Pol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oostpolder</text:p>
          </table:table-cell>
          <table:table-cell table:style-name="ce9" office:value-type="string">
            <text:p>Mannen</text:p>
          </table:table-cell>
          <table:table-cell table:style-name="ce10" office:value="19164" office:value-type="float">
            <text:p>191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wijk</text:p>
          </table:table-cell>
          <table:table-cell table:style-name="ce9" office:value-type="string">
            <text:p>Mannen</text:p>
          </table:table-cell>
          <table:table-cell table:style-name="ce10" office:value="11498" office:value-type="float">
            <text:p>114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ijkerhout</text:p>
          </table:table-cell>
          <table:table-cell table:style-name="ce9" office:value-type="string">
            <text:p>Mannen</text:p>
          </table:table-cell>
          <table:table-cell table:style-name="ce10" office:value="7522" office:value-type="float">
            <text:p>75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tdorp</text:p>
          </table:table-cell>
          <table:table-cell table:style-name="ce9" office:value-type="string">
            <text:p>Mannen</text:p>
          </table:table-cell>
          <table:table-cell table:style-name="ce10" office:value="3314" office:value-type="float">
            <text:p>33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rg</text:p>
          </table:table-cell>
          <table:table-cell table:style-name="ce9" office:value-type="string">
            <text:p>Mannen</text:p>
          </table:table-cell>
          <table:table-cell table:style-name="ce10" office:value="3252" office:value-type="float">
            <text:p>32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enen, Gerwen en Nederwetten</text:p>
          </table:table-cell>
          <table:table-cell table:style-name="ce9" office:value-type="string">
            <text:p>Mannen</text:p>
          </table:table-cell>
          <table:table-cell table:style-name="ce10" office:value="8986" office:value-type="float">
            <text:p>89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land</text:p>
          </table:table-cell>
          <table:table-cell table:style-name="ce9" office:value-type="string">
            <text:p>Mannen</text:p>
          </table:table-cell>
          <table:table-cell table:style-name="ce10" office:value="1930" office:value-type="float">
            <text:p>19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mansdorp</text:p>
          </table:table-cell>
          <table:table-cell table:style-name="ce9" office:value-type="string">
            <text:p>Mannen</text:p>
          </table:table-cell>
          <table:table-cell table:style-name="ce10" office:value="3930" office:value-type="float">
            <text:p>39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nspeet</text:p>
          </table:table-cell>
          <table:table-cell table:style-name="ce9" office:value-type="string">
            <text:p>Mannen</text:p>
          </table:table-cell>
          <table:table-cell table:style-name="ce10" office:value="11296" office:value-type="float">
            <text:p>112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th</text:p>
          </table:table-cell>
          <table:table-cell table:style-name="ce9" office:value-type="string">
            <text:p>Mannen</text:p>
          </table:table-cell>
          <table:table-cell table:style-name="ce10" office:value="3830" office:value-type="float">
            <text:p>38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bbicht en Papenhoven</text:p>
          </table:table-cell>
          <table:table-cell table:style-name="ce9" office:value-type="string">
            <text:p>Mannen</text:p>
          </table:table-cell>
          <table:table-cell table:style-name="ce10" office:value="1321" office:value-type="float">
            <text:p>13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bdam</text:p>
          </table:table-cell>
          <table:table-cell table:style-name="ce9" office:value-type="string">
            <text:p>Mannen</text:p>
          </table:table-cell>
          <table:table-cell table:style-name="ce10" office:value="2913" office:value-type="float">
            <text:p>29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doorn</text:p>
          </table:table-cell>
          <table:table-cell table:style-name="ce9" office:value-type="string">
            <text:p>Mannen</text:p>
          </table:table-cell>
          <table:table-cell table:style-name="ce10" office:value="6223" office:value-type="float">
            <text:p>62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effelt</text:p>
          </table:table-cell>
          <table:table-cell table:style-name="ce9" office:value-type="string">
            <text:p>Mannen</text:p>
          </table:table-cell>
          <table:table-cell table:style-name="ce10" office:value="1165" office:value-type="float">
            <text:p>11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egstgeest</text:p>
          </table:table-cell>
          <table:table-cell table:style-name="ce9" office:value-type="string">
            <text:p>Mannen</text:p>
          </table:table-cell>
          <table:table-cell table:style-name="ce10" office:value="7236" office:value-type="float">
            <text:p>72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hé en Laak</text:p>
          </table:table-cell>
          <table:table-cell table:style-name="ce9" office:value-type="string">
            <text:p>Mannen</text:p>
          </table:table-cell>
          <table:table-cell table:style-name="ce10" office:value="443" office:value-type="float">
            <text:p>4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rsbeek</text:p>
          </table:table-cell>
          <table:table-cell table:style-name="ce9" office:value-type="string">
            <text:p>Mannen</text:p>
          </table:table-cell>
          <table:table-cell table:style-name="ce10" office:value="2407" office:value-type="float">
            <text:p>24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rschot</text:p>
          </table:table-cell>
          <table:table-cell table:style-name="ce9" office:value-type="string">
            <text:p>Mannen</text:p>
          </table:table-cell>
          <table:table-cell table:style-name="ce10" office:value="5448" office:value-type="float">
            <text:p>54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sterwijk</text:p>
          </table:table-cell>
          <table:table-cell table:style-name="ce9" office:value-type="string">
            <text:p>Mannen</text:p>
          </table:table-cell>
          <table:table-cell table:style-name="ce10" office:value="8295" office:value-type="float">
            <text:p>82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amb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broek</text:p>
          </table:table-cell>
          <table:table-cell table:style-name="ce9" office:value-type="string">
            <text:p>Mannen</text:p>
          </table:table-cell>
          <table:table-cell table:style-name="ce10" office:value="10033" office:value-type="float">
            <text:p>100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hove</text:p>
          </table:table-cell>
          <table:table-cell table:style-name="ce9" office:value-type="string">
            <text:p>Mannen</text:p>
          </table:table-cell>
          <table:table-cell table:style-name="ce10" office:value="1290" office:value-type="float">
            <text:p>12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kerk</text:p>
          </table:table-cell>
          <table:table-cell table:style-name="ce9" office:value-type="string">
            <text:p>Mannen</text:p>
          </table:table-cell>
          <table:table-cell table:style-name="ce10" office:value="1186" office:value-type="float">
            <text:p>11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mark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nzaal</text:p>
          </table:table-cell>
          <table:table-cell table:style-name="ce9" office:value-type="string">
            <text:p>Mannen</text:p>
          </table:table-cell>
          <table:table-cell table:style-name="ce10" office:value="14038" office:value-type="float">
            <text:p>140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st</text:p>
          </table:table-cell>
          <table:table-cell table:style-name="ce9" office:value-type="string">
            <text:p>Mannen</text:p>
          </table:table-cell>
          <table:table-cell table:style-name="ce10" office:value="4568" office:value-type="float">
            <text:p>45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st-Wijh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mmen</text:p>
          </table:table-cell>
          <table:table-cell table:style-name="ce9" office:value-type="string">
            <text:p>Mannen</text:p>
          </table:table-cell>
          <table:table-cell table:style-name="ce10" office:value="8671" office:value-type="float">
            <text:p>86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nderbank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nstwed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ltgensplaa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 Gelr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- en West-Sou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-, West- en Middelbeers</text:p>
          </table:table-cell>
          <table:table-cell table:style-name="ce9" office:value-type="string">
            <text:p>Mannen</text:p>
          </table:table-cell>
          <table:table-cell table:style-name="ce10" office:value="2317" office:value-type="float">
            <text:p>23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burg</text:p>
          </table:table-cell>
          <table:table-cell table:style-name="ce9" office:value-type="string">
            <text:p>Mannen</text:p>
          </table:table-cell>
          <table:table-cell table:style-name="ce10" office:value="9266" office:value-type="float">
            <text:p>92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dongeradeel</text:p>
          </table:table-cell>
          <table:table-cell table:style-name="ce9" office:value-type="string">
            <text:p>Mannen</text:p>
          </table:table-cell>
          <table:table-cell table:style-name="ce10" office:value="3291" office:value-type="float">
            <text:p>32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broek</text:p>
          </table:table-cell>
          <table:table-cell table:style-name="ce9" office:value-type="string">
            <text:p>Mannen</text:p>
          </table:table-cell>
          <table:table-cell table:style-name="ce10" office:value="2564" office:value-type="float">
            <text:p>25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hesselen</text:p>
          </table:table-cell>
          <table:table-cell table:style-name="ce9" office:value-type="string">
            <text:p>Mannen</text:p>
          </table:table-cell>
          <table:table-cell table:style-name="ce10" office:value="2479" office:value-type="float">
            <text:p>24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hout</text:p>
          </table:table-cell>
          <table:table-cell table:style-name="ce9" office:value-type="string">
            <text:p>Mannen</text:p>
          </table:table-cell>
          <table:table-cell table:style-name="ce10" office:value="22109" office:value-type="float">
            <text:p>221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flakkee</text:p>
          </table:table-cell>
          <table:table-cell table:style-name="ce9" office:value-type="string">
            <text:p>Mannen</text:p>
          </table:table-cell>
          <table:table-cell table:style-name="ce10" office:value="4623" office:value-type="float">
            <text:p>46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kap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stellingwerf</text:p>
          </table:table-cell>
          <table:table-cell table:style-name="ce9" office:value-type="string">
            <text:p>Mannen</text:p>
          </table:table-cell>
          <table:table-cell table:style-name="ce10" office:value="12147" office:value-type="float">
            <text:p>121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voorn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zaan</text:p>
          </table:table-cell>
          <table:table-cell table:style-name="ce9" office:value-type="string">
            <text:p>Mannen</text:p>
          </table:table-cell>
          <table:table-cell table:style-name="ce10" office:value="3409" office:value-type="float">
            <text:p>34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tmarsum</text:p>
          </table:table-cell>
          <table:table-cell table:style-name="ce9" office:value-type="string">
            <text:p>Mannen</text:p>
          </table:table-cell>
          <table:table-cell table:style-name="ce10" office:value="2099" office:value-type="float">
            <text:p>20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enbaar Lichaam Z.IJ.P.</text:p>
          </table:table-cell>
          <table:table-cell table:style-name="ce9" office:value-type="string">
            <text:p>Mannen</text:p>
          </table:table-cell>
          <table:table-cell table:style-name="ce10" office:value="6163" office:value-type="float">
            <text:p>61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hem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loo, Sint Anthonis en Ledeacker</text:p>
          </table:table-cell>
          <table:table-cell table:style-name="ce9" office:value-type="string">
            <text:p>Mannen</text:p>
          </table:table-cell>
          <table:table-cell table:style-name="ce10" office:value="3582" office:value-type="float">
            <text:p>35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meer</text:p>
          </table:table-cell>
          <table:table-cell table:style-name="ce9" office:value-type="string">
            <text:p>Mannen</text:p>
          </table:table-cell>
          <table:table-cell table:style-name="ce10" office:value="5055" office:value-type="float">
            <text:p>50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perdoe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sterland</text:p>
          </table:table-cell>
          <table:table-cell table:style-name="ce9" office:value-type="string">
            <text:p>Mannen</text:p>
          </table:table-cell>
          <table:table-cell table:style-name="ce10" office:value="12938" office:value-type="float">
            <text:p>129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</text:p>
          </table:table-cell>
          <table:table-cell table:style-name="ce9" office:value-type="string">
            <text:p>Mannen</text:p>
          </table:table-cell>
          <table:table-cell table:style-name="ce10" office:value="23938" office:value-type="float">
            <text:p>239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endrecht</text:p>
          </table:table-cell>
          <table:table-cell table:style-name="ce9" office:value-type="string">
            <text:p>Mannen</text:p>
          </table:table-cell>
          <table:table-cell table:style-name="ce10" office:value="2605" office:value-type="float">
            <text:p>26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terl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ters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toland</text:p>
          </table:table-cell>
          <table:table-cell table:style-name="ce9" office:value-type="string">
            <text:p>Mannen</text:p>
          </table:table-cell>
          <table:table-cell table:style-name="ce10" office:value="466" office:value-type="float">
            <text:p>4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 en Nieuw Gastel</text:p>
          </table:table-cell>
          <table:table-cell table:style-name="ce9" office:value-type="string">
            <text:p>Mannen</text:p>
          </table:table-cell>
          <table:table-cell table:style-name="ce10" office:value="4093" office:value-type="float">
            <text:p>40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-Alblas</text:p>
          </table:table-cell>
          <table:table-cell table:style-name="ce9" office:value-type="string">
            <text:p>Mannen</text:p>
          </table:table-cell>
          <table:table-cell table:style-name="ce10" office:value="1010" office:value-type="float">
            <text:p>10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-Beijerland</text:p>
          </table:table-cell>
          <table:table-cell table:style-name="ce9" office:value-type="string">
            <text:p>Mannen</text:p>
          </table:table-cell>
          <table:table-cell table:style-name="ce10" office:value="7698" office:value-type="float">
            <text:p>76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 IJsselstr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 Pekela</text:p>
          </table:table-cell>
          <table:table-cell table:style-name="ce9" office:value-type="string">
            <text:p>Mannen</text:p>
          </table:table-cell>
          <table:table-cell table:style-name="ce10" office:value="4142" office:value-type="float">
            <text:p>41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l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bosch</text:p>
          </table:table-cell>
          <table:table-cell table:style-name="ce9" office:value-type="string">
            <text:p>Mannen</text:p>
          </table:table-cell>
          <table:table-cell table:style-name="ce10" office:value="6187" office:value-type="float">
            <text:p>61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n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ho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-Nie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r-Amstel</text:p>
          </table:table-cell>
          <table:table-cell table:style-name="ce9" office:value-type="string">
            <text:p>Mannen</text:p>
          </table:table-cell>
          <table:table-cell table:style-name="ce10" office:value="5653" office:value-type="float">
            <text:p>56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r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rkerk aan den IJssel</text:p>
          </table:table-cell>
          <table:table-cell table:style-name="ce9" office:value-type="string">
            <text:p>Mannen</text:p>
          </table:table-cell>
          <table:table-cell table:style-name="ce10" office:value="2788" office:value-type="float">
            <text:p>27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-To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water</text:p>
          </table:table-cell>
          <table:table-cell table:style-name="ce9" office:value-type="string">
            <text:p>Mannen</text:p>
          </table:table-cell>
          <table:table-cell table:style-name="ce10" office:value="3526" office:value-type="float">
            <text:p>35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-Vossem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wer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assel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betuw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sla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z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nnerden</text:p>
          </table:table-cell>
          <table:table-cell table:style-name="ce9" office:value-type="string">
            <text:p>Mannen</text:p>
          </table:table-cell>
          <table:table-cell table:style-name="ce10" office:value="1180" office:value-type="float">
            <text:p>11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apek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pendrecht</text:p>
          </table:table-cell>
          <table:table-cell table:style-name="ce9" office:value-type="string">
            <text:p>Mannen</text:p>
          </table:table-cell>
          <table:table-cell table:style-name="ce10" office:value="12589" office:value-type="float">
            <text:p>125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eel en Ma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eize</text:p>
          </table:table-cell>
          <table:table-cell table:style-name="ce9" office:value-type="string">
            <text:p>Mannen</text:p>
          </table:table-cell>
          <table:table-cell table:style-name="ce10" office:value="2454" office:value-type="float">
            <text:p>24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ekel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hilippin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iershil</text:p>
          </table:table-cell>
          <table:table-cell table:style-name="ce9" office:value-type="string">
            <text:p>Mannen</text:p>
          </table:table-cell>
          <table:table-cell table:style-name="ce10" office:value="736" office:value-type="float">
            <text:p>7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ijnacker</text:p>
          </table:table-cell>
          <table:table-cell table:style-name="ce9" office:value-type="string">
            <text:p>Mannen</text:p>
          </table:table-cell>
          <table:table-cell table:style-name="ce10" office:value="8373" office:value-type="float">
            <text:p>83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ijnacker-Noot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lsbroek</text:p>
          </table:table-cell>
          <table:table-cell table:style-name="ce9" office:value-type="string">
            <text:p>Mannen</text:p>
          </table:table-cell>
          <table:table-cell table:style-name="ce10" office:value="587" office:value-type="float">
            <text:p>5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oortugaal</text:p>
          </table:table-cell>
          <table:table-cell table:style-name="ce9" office:value-type="string">
            <text:p>Mannen</text:p>
          </table:table-cell>
          <table:table-cell table:style-name="ce10" office:value="10103" office:value-type="float">
            <text:p>101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oort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sterholt</text:p>
          </table:table-cell>
          <table:table-cell table:style-name="ce9" office:value-type="string">
            <text:p>Mannen</text:p>
          </table:table-cell>
          <table:table-cell table:style-name="ce10" office:value="2045" office:value-type="float">
            <text:p>20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rinsenbeek</text:p>
          </table:table-cell>
          <table:table-cell table:style-name="ce9" office:value-type="string">
            <text:p>Mannen</text:p>
          </table:table-cell>
          <table:table-cell table:style-name="ce10" office:value="5046" office:value-type="float">
            <text:p>50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rmerend</text:p>
          </table:table-cell>
          <table:table-cell table:style-name="ce9" office:value-type="string">
            <text:p>Mannen</text:p>
          </table:table-cell>
          <table:table-cell table:style-name="ce10" office:value="18664" office:value-type="float">
            <text:p>186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</text:p>
          </table:table-cell>
          <table:table-cell table:style-name="ce9" office:value-type="string">
            <text:p>Mannen</text:p>
          </table:table-cell>
          <table:table-cell table:style-name="ce10" office:value="1896" office:value-type="float">
            <text:p>18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n</text:p>
          </table:table-cell>
          <table:table-cell table:style-name="ce9" office:value-type="string">
            <text:p>Mannen</text:p>
          </table:table-cell>
          <table:table-cell table:style-name="ce10" office:value="9536" office:value-type="float">
            <text:p>95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rshoek</text:p>
          </table:table-cell>
          <table:table-cell table:style-name="ce9" office:value-type="string">
            <text:p>Mannen</text:p>
          </table:table-cell>
          <table:table-cell table:style-name="ce10" office:value="2819" office:value-type="float">
            <text:p>28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alte</text:p>
          </table:table-cell>
          <table:table-cell table:style-name="ce9" office:value-type="string">
            <text:p>Mannen</text:p>
          </table:table-cell>
          <table:table-cell table:style-name="ce10" office:value="12564" office:value-type="float">
            <text:p>125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amsdonk</text:p>
          </table:table-cell>
          <table:table-cell table:style-name="ce9" office:value-type="string">
            <text:p>Mannen</text:p>
          </table:table-cell>
          <table:table-cell table:style-name="ce10" office:value="6103" office:value-type="float">
            <text:p>61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uwerderhem</text:p>
          </table:table-cell>
          <table:table-cell table:style-name="ce9" office:value-type="string">
            <text:p>Mannen</text:p>
          </table:table-cell>
          <table:table-cell table:style-name="ce10" office:value="1493" office:value-type="float">
            <text:p>14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venstein</text:p>
          </table:table-cell>
          <table:table-cell table:style-name="ce9" office:value-type="string">
            <text:p>Mannen</text:p>
          </table:table-cell>
          <table:table-cell table:style-name="ce10" office:value="3830" office:value-type="float">
            <text:p>38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euwijk</text:p>
          </table:table-cell>
          <table:table-cell table:style-name="ce9" office:value-type="string">
            <text:p>Mannen</text:p>
          </table:table-cell>
          <table:table-cell table:style-name="ce10" office:value="4536" office:value-type="float">
            <text:p>45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id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imerswaal</text:p>
          </table:table-cell>
          <table:table-cell table:style-name="ce9" office:value-type="string">
            <text:p>Mannen</text:p>
          </table:table-cell>
          <table:table-cell table:style-name="ce10" office:value="9581" office:value-type="float">
            <text:p>95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e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nkum</text:p>
          </table:table-cell>
          <table:table-cell table:style-name="ce9" office:value-type="string">
            <text:p>Mannen</text:p>
          </table:table-cell>
          <table:table-cell table:style-name="ce10" office:value="16078" office:value-type="float">
            <text:p>160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swoude</text:p>
          </table:table-cell>
          <table:table-cell table:style-name="ce9" office:value-type="string">
            <text:p>Mannen</text:p>
          </table:table-cell>
          <table:table-cell table:style-name="ce10" office:value="1661" office:value-type="float">
            <text:p>16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tranchemen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usel</text:p>
          </table:table-cell>
          <table:table-cell table:style-name="ce9" office:value-type="string">
            <text:p>Mannen</text:p>
          </table:table-cell>
          <table:table-cell table:style-name="ce10" office:value="3759" office:value-type="float">
            <text:p>37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usel-De Mier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heden</text:p>
          </table:table-cell>
          <table:table-cell table:style-name="ce9" office:value-type="string">
            <text:p>Mannen</text:p>
          </table:table-cell>
          <table:table-cell table:style-name="ce10" office:value="23442" office:value-type="float">
            <text:p>234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enen</text:p>
          </table:table-cell>
          <table:table-cell table:style-name="ce9" office:value-type="string">
            <text:p>Mannen</text:p>
          </table:table-cell>
          <table:table-cell table:style-name="ce10" office:value="8579" office:value-type="float">
            <text:p>85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oon</text:p>
          </table:table-cell>
          <table:table-cell table:style-name="ce9" office:value-type="string">
            <text:p>Mannen</text:p>
          </table:table-cell>
          <table:table-cell table:style-name="ce10" office:value="3518" office:value-type="float">
            <text:p>35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dderkerk</text:p>
          </table:table-cell>
          <table:table-cell table:style-name="ce9" office:value-type="string">
            <text:p>Mannen</text:p>
          </table:table-cell>
          <table:table-cell table:style-name="ce10" office:value="23680" office:value-type="float">
            <text:p>236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ethoven</text:p>
          </table:table-cell>
          <table:table-cell table:style-name="ce9" office:value-type="string">
            <text:p>Mannen</text:p>
          </table:table-cell>
          <table:table-cell table:style-name="ce10" office:value="1137" office:value-type="float">
            <text:p>11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et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e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saterwoude</text:p>
          </table:table-cell>
          <table:table-cell table:style-name="ce9" office:value-type="string">
            <text:p>Mannen</text:p>
          </table:table-cell>
          <table:table-cell table:style-name="ce10" office:value="662" office:value-type="float">
            <text:p>6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sburg</text:p>
          </table:table-cell>
          <table:table-cell table:style-name="ce9" office:value-type="string">
            <text:p>Mannen</text:p>
          </table:table-cell>
          <table:table-cell table:style-name="ce10" office:value="5839" office:value-type="float">
            <text:p>58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waar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wou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Rij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bergen</text:p>
          </table:table-cell>
          <table:table-cell table:style-name="ce9" office:value-type="string">
            <text:p>Mannen</text:p>
          </table:table-cell>
          <table:table-cell table:style-name="ce10" office:value="2774" office:value-type="float">
            <text:p>27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ssen</text:p>
          </table:table-cell>
          <table:table-cell table:style-name="ce9" office:value-type="string">
            <text:p>Mannen</text:p>
          </table:table-cell>
          <table:table-cell table:style-name="ce10" office:value="10799" office:value-type="float">
            <text:p>107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ssen-Hol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wijk (NB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wijk (ZH.)</text:p>
          </table:table-cell>
          <table:table-cell table:style-name="ce9" office:value-type="string">
            <text:p>Mannen</text:p>
          </table:table-cell>
          <table:table-cell table:style-name="ce10" office:value="24846" office:value-type="float">
            <text:p>248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lland-Bat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tt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ckanj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den</text:p>
          </table:table-cell>
          <table:table-cell table:style-name="ce9" office:value-type="string">
            <text:p>Mannen</text:p>
          </table:table-cell>
          <table:table-cell table:style-name="ce10" office:value="8522" office:value-type="float">
            <text:p>85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erda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ermond</text:p>
          </table:table-cell>
          <table:table-cell table:style-name="ce9" office:value-type="string">
            <text:p>Mannen</text:p>
          </table:table-cell>
          <table:table-cell table:style-name="ce10" office:value="18559" office:value-type="float">
            <text:p>185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ggel</text:p>
          </table:table-cell>
          <table:table-cell table:style-name="ce9" office:value-type="string">
            <text:p>Mannen</text:p>
          </table:table-cell>
          <table:table-cell table:style-name="ce10" office:value="2286" office:value-type="float">
            <text:p>22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ggel en N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lde</text:p>
          </table:table-cell>
          <table:table-cell table:style-name="ce9" office:value-type="string">
            <text:p>Mannen</text:p>
          </table:table-cell>
          <table:table-cell table:style-name="ce10" office:value="3026" office:value-type="float">
            <text:p>30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Ronde Ve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osend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osendaal en Nispen</text:p>
          </table:table-cell>
          <table:table-cell table:style-name="ce9" office:value-type="string">
            <text:p>Mannen</text:p>
          </table:table-cell>
          <table:table-cell table:style-name="ce10" office:value="27604" office:value-type="float">
            <text:p>276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osteren</text:p>
          </table:table-cell>
          <table:table-cell table:style-name="ce9" office:value-type="string">
            <text:p>Mannen</text:p>
          </table:table-cell>
          <table:table-cell table:style-name="ce10" office:value="846" office:value-type="float">
            <text:p>8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smalen</text:p>
          </table:table-cell>
          <table:table-cell table:style-name="ce9" office:value-type="string">
            <text:p>Mannen</text:p>
          </table:table-cell>
          <table:table-cell table:style-name="ce10" office:value="11263" office:value-type="float">
            <text:p>112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ssum</text:p>
          </table:table-cell>
          <table:table-cell table:style-name="ce9" office:value-type="string">
            <text:p>Mannen</text:p>
          </table:table-cell>
          <table:table-cell table:style-name="ce10" office:value="1445" office:value-type="float">
            <text:p>14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tterdam</text:p>
          </table:table-cell>
          <table:table-cell table:style-name="ce9" office:value-type="string">
            <text:p>Mannen</text:p>
          </table:table-cell>
          <table:table-cell table:style-name="ce10" office:value="279864" office:value-type="float">
            <text:p>2798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zenburg</text:p>
          </table:table-cell>
          <table:table-cell table:style-name="ce9" office:value-type="string">
            <text:p>Mannen</text:p>
          </table:table-cell>
          <table:table-cell table:style-name="ce10" office:value="7496" office:value-type="float">
            <text:p>74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zendaal</text:p>
          </table:table-cell>
          <table:table-cell table:style-name="ce9" office:value-type="string">
            <text:p>Mannen</text:p>
          </table:table-cell>
          <table:table-cell table:style-name="ce10" office:value="685" office:value-type="float">
            <text:p>6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cphen</text:p>
          </table:table-cell>
          <table:table-cell table:style-name="ce9" office:value-type="string">
            <text:p>Mannen</text:p>
          </table:table-cell>
          <table:table-cell table:style-name="ce10" office:value="10215" office:value-type="float">
            <text:p>102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inen</text:p>
          </table:table-cell>
          <table:table-cell table:style-name="ce9" office:value-type="string">
            <text:p>Mannen</text:p>
          </table:table-cell>
          <table:table-cell table:style-name="ce10" office:value="3404" office:value-type="float">
            <text:p>34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inerwold</text:p>
          </table:table-cell>
          <table:table-cell table:style-name="ce9" office:value-type="string">
            <text:p>Mannen</text:p>
          </table:table-cell>
          <table:table-cell table:style-name="ce10" office:value="1773" office:value-type="float">
            <text:p>17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urlo</text:p>
          </table:table-cell>
          <table:table-cell table:style-name="ce9" office:value-type="string">
            <text:p>Mannen</text:p>
          </table:table-cell>
          <table:table-cell table:style-name="ce10" office:value="3717" office:value-type="float">
            <text:p>37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w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as van Gent</text:p>
          </table:table-cell>
          <table:table-cell table:style-name="ce9" office:value-type="string">
            <text:p>Mannen</text:p>
          </table:table-cell>
          <table:table-cell table:style-name="ce10" office:value="4665" office:value-type="float">
            <text:p>46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assenheim</text:p>
          </table:table-cell>
          <table:table-cell table:style-name="ce9" office:value-type="string">
            <text:p>Mannen</text:p>
          </table:table-cell>
          <table:table-cell table:style-name="ce10" office:value="6233" office:value-type="float">
            <text:p>62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esberg</text:p>
          </table:table-cell>
          <table:table-cell table:style-name="ce9" office:value-type="string">
            <text:p>Mannen</text:p>
          </table:table-cell>
          <table:table-cell table:style-name="ce10" office:value="8331" office:value-type="float">
            <text:p>83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gen</text:p>
          </table:table-cell>
          <table:table-cell table:style-name="ce9" office:value-type="string">
            <text:p>Mannen</text:p>
          </table:table-cell>
          <table:table-cell table:style-name="ce10" office:value="8493" office:value-type="float">
            <text:p>84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ijk</text:p>
          </table:table-cell>
          <table:table-cell table:style-name="ce9" office:value-type="string">
            <text:p>Mannen</text:p>
          </table:table-cell>
          <table:table-cell table:style-name="ce10" office:value="3625" office:value-type="float">
            <text:p>36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lk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rs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emda</text:p>
          </table:table-cell>
          <table:table-cell table:style-name="ce9" office:value-type="string">
            <text:p>Mannen</text:p>
          </table:table-cell>
          <table:table-cell table:style-name="ce10" office:value="3904" office:value-type="float">
            <text:p>39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llink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lluinen</text:p>
          </table:table-cell>
          <table:table-cell table:style-name="ce9" office:value-type="string">
            <text:p>Mannen</text:p>
          </table:table-cell>
          <table:table-cell table:style-name="ce10" office:value="561" office:value-type="float">
            <text:p>5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rmer</text:p>
          </table:table-cell>
          <table:table-cell table:style-name="ce9" office:value-type="string">
            <text:p>Mannen</text:p>
          </table:table-cell>
          <table:table-cell table:style-name="ce10" office:value="2145" office:value-type="float">
            <text:p>21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rmerh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zeel</text:p>
          </table:table-cell>
          <table:table-cell table:style-name="ce9" office:value-type="string">
            <text:p>Mannen</text:p>
          </table:table-cell>
          <table:table-cell table:style-name="ce10" office:value="3957" office:value-type="float">
            <text:p>39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dam</text:p>
          </table:table-cell>
          <table:table-cell table:style-name="ce9" office:value-type="string">
            <text:p>Mannen</text:p>
          </table:table-cell>
          <table:table-cell table:style-name="ce10" office:value="36469" office:value-type="float">
            <text:p>364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rmonnikoog</text:p>
          </table:table-cell>
          <table:table-cell table:style-name="ce9" office:value-type="string">
            <text:p>Mannen</text:p>
          </table:table-cell>
          <table:table-cell table:style-name="ce10" office:value="430" office:value-type="float">
            <text:p>4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jndel</text:p>
          </table:table-cell>
          <table:table-cell table:style-name="ce9" office:value-type="string">
            <text:p>Mannen</text:p>
          </table:table-cell>
          <table:table-cell table:style-name="ce10" office:value="9913" office:value-type="float">
            <text:p>99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mmert</text:p>
          </table:table-cell>
          <table:table-cell table:style-name="ce9" office:value-type="string">
            <text:p>Mannen</text:p>
          </table:table-cell>
          <table:table-cell table:style-name="ce10" office:value="1798" office:value-type="float">
            <text:p>17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nnen</text:p>
          </table:table-cell>
          <table:table-cell table:style-name="ce9" office:value-type="string">
            <text:p>Mannen</text:p>
          </table:table-cell>
          <table:table-cell table:style-name="ce10" office:value="3155" office:value-type="float">
            <text:p>31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nveld</text:p>
          </table:table-cell>
          <table:table-cell table:style-name="ce9" office:value-type="string">
            <text:p>Mannen</text:p>
          </table:table-cell>
          <table:table-cell table:style-name="ce10" office:value="2426" office:value-type="float">
            <text:p>24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pluiden</text:p>
          </table:table-cell>
          <table:table-cell table:style-name="ce9" office:value-type="string">
            <text:p>Mannen</text:p>
          </table:table-cell>
          <table:table-cell table:style-name="ce10" office:value="3997" office:value-type="float">
            <text:p>39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nebeek</text:p>
          </table:table-cell>
          <table:table-cell table:style-name="ce9" office:value-type="string">
            <text:p>Mannen</text:p>
          </table:table-cell>
          <table:table-cell table:style-name="ce10" office:value="3931" office:value-type="float">
            <text:p>39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hoven</text:p>
          </table:table-cell>
          <table:table-cell table:style-name="ce9" office:value-type="string">
            <text:p>Mannen</text:p>
          </table:table-cell>
          <table:table-cell table:style-name="ce10" office:value="5291" office:value-type="float">
            <text:p>52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rewoerd</text:p>
          </table:table-cell>
          <table:table-cell table:style-name="ce9" office:value-type="string">
            <text:p>Mannen</text:p>
          </table:table-cell>
          <table:table-cell table:style-name="ce10" office:value="727" office:value-type="float">
            <text:p>7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rl</text:p>
          </table:table-cell>
          <table:table-cell table:style-name="ce9" office:value-type="string">
            <text:p>Mannen</text:p>
          </table:table-cell>
          <table:table-cell table:style-name="ce10" office:value="3293" office:value-type="float">
            <text:p>32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uwen-Duive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rooskerke (Schouwen-Duivenland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rooskerke (Walcheren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venum</text:p>
          </table:table-cell>
          <table:table-cell table:style-name="ce9" office:value-type="string">
            <text:p>Mannen</text:p>
          </table:table-cell>
          <table:table-cell table:style-name="ce10" office:value="3504" office:value-type="float">
            <text:p>35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jbeka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mpelveld</text:p>
          </table:table-cell>
          <table:table-cell table:style-name="ce9" office:value-type="string">
            <text:p>Mannen</text:p>
          </table:table-cell>
          <table:table-cell table:style-name="ce10" office:value="3306" office:value-type="float">
            <text:p>33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Anthoni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Geertruid</text:p>
          </table:table-cell>
          <table:table-cell table:style-name="ce9" office:value-type="string">
            <text:p>Mannen</text:p>
          </table:table-cell>
          <table:table-cell table:style-name="ce10" office:value="769" office:value-type="float">
            <text:p>7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Janst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Laure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Maarten</text:p>
          </table:table-cell>
          <table:table-cell table:style-name="ce9" office:value-type="string">
            <text:p>Mannen</text:p>
          </table:table-cell>
          <table:table-cell table:style-name="ce10" office:value="1094" office:value-type="float">
            <text:p>10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Odilienberg</text:p>
          </table:table-cell>
          <table:table-cell table:style-name="ce9" office:value-type="string">
            <text:p>Mannen</text:p>
          </table:table-cell>
          <table:table-cell table:style-name="ce10" office:value="1647" office:value-type="float">
            <text:p>16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Pancras</text:p>
          </table:table-cell>
          <table:table-cell table:style-name="ce9" office:value-type="string">
            <text:p>Mannen</text:p>
          </table:table-cell>
          <table:table-cell table:style-name="ce10" office:value="2521" office:value-type="float">
            <text:p>25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Philipsland</text:p>
          </table:table-cell>
          <table:table-cell table:style-name="ce9" office:value-type="string">
            <text:p>Mannen</text:p>
          </table:table-cell>
          <table:table-cell table:style-name="ce10" office:value="1132" office:value-type="float">
            <text:p>11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-Anna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aarten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ichielsgestel</text:p>
          </table:table-cell>
          <table:table-cell table:style-name="ce9" office:value-type="string">
            <text:p>Mannen</text:p>
          </table:table-cell>
          <table:table-cell table:style-name="ce10" office:value="6037" office:value-type="float">
            <text:p>60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-Oedenrode</text:p>
          </table:table-cell>
          <table:table-cell table:style-name="ce9" office:value-type="string">
            <text:p>Mannen</text:p>
          </table:table-cell>
          <table:table-cell table:style-name="ce10" office:value="8009" office:value-type="float">
            <text:p>80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ttard</text:p>
          </table:table-cell>
          <table:table-cell table:style-name="ce9" office:value-type="string">
            <text:p>Mannen</text:p>
          </table:table-cell>
          <table:table-cell table:style-name="ce10" office:value="16342" office:value-type="float">
            <text:p>163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ttard-Gel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karsterlâ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een</text:p>
          </table:table-cell>
          <table:table-cell table:style-name="ce9" office:value-type="string">
            <text:p>Mannen</text:p>
          </table:table-cell>
          <table:table-cell table:style-name="ce10" office:value="4344" office:value-type="float">
            <text:p>43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enaken</text:p>
          </table:table-cell>
          <table:table-cell table:style-name="ce9" office:value-type="string">
            <text:p>Mannen</text:p>
          </table:table-cell>
          <table:table-cell table:style-name="ce10" office:value="350" office:value-type="float">
            <text:p>3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iedrecht</text:p>
          </table:table-cell>
          <table:table-cell table:style-name="ce9" office:value-type="string">
            <text:p>Mannen</text:p>
          </table:table-cell>
          <table:table-cell table:style-name="ce10" office:value="11199" office:value-type="float">
            <text:p>111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chteren</text:p>
          </table:table-cell>
          <table:table-cell table:style-name="ce9" office:value-type="string">
            <text:p>Mannen</text:p>
          </table:table-cell>
          <table:table-cell table:style-name="ce10" office:value="7136" office:value-type="float">
            <text:p>71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ten (F.)</text:p>
          </table:table-cell>
          <table:table-cell table:style-name="ce9" office:value-type="string">
            <text:p>Mannen</text:p>
          </table:table-cell>
          <table:table-cell table:style-name="ce10" office:value="327" office:value-type="float">
            <text:p>3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ui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uis (oud)</text:p>
          </table:table-cell>
          <table:table-cell table:style-name="ce9" office:value-type="string">
            <text:p>Mannen</text:p>
          </table:table-cell>
          <table:table-cell table:style-name="ce10" office:value="1487" office:value-type="float">
            <text:p>14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uis-Aard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mallingerland</text:p>
          </table:table-cell>
          <table:table-cell table:style-name="ce9" office:value-type="string">
            <text:p>Mannen</text:p>
          </table:table-cell>
          <table:table-cell table:style-name="ce10" office:value="24172" office:value-type="float">
            <text:p>241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milde</text:p>
          </table:table-cell>
          <table:table-cell table:style-name="ce9" office:value-type="string">
            <text:p>Mannen</text:p>
          </table:table-cell>
          <table:table-cell table:style-name="ce10" office:value="4483" office:value-type="float">
            <text:p>44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neek</text:p>
          </table:table-cell>
          <table:table-cell table:style-name="ce9" office:value-type="string">
            <text:p>Mannen</text:p>
          </table:table-cell>
          <table:table-cell table:style-name="ce10" office:value="13930" office:value-type="float">
            <text:p>139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nelrewaard</text:p>
          </table:table-cell>
          <table:table-cell table:style-name="ce9" office:value-type="string">
            <text:p>Mannen</text:p>
          </table:table-cell>
          <table:table-cell table:style-name="ce10" office:value="416" office:value-type="float">
            <text:p>4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est</text:p>
          </table:table-cell>
          <table:table-cell table:style-name="ce9" office:value-type="string">
            <text:p>Mannen</text:p>
          </table:table-cell>
          <table:table-cell table:style-name="ce10" office:value="19857" office:value-type="float">
            <text:p>198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eren</text:p>
          </table:table-cell>
          <table:table-cell table:style-name="ce9" office:value-type="string">
            <text:p>Mannen</text:p>
          </table:table-cell>
          <table:table-cell table:style-name="ce10" office:value="8283" office:value-type="float">
            <text:p>82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mel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on en Breugel</text:p>
          </table:table-cell>
          <table:table-cell table:style-name="ce9" office:value-type="string">
            <text:p>Mannen</text:p>
          </table:table-cell>
          <table:table-cell table:style-name="ce10" office:value="7478" office:value-type="float">
            <text:p>74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aubeek</text:p>
          </table:table-cell>
          <table:table-cell table:style-name="ce9" office:value-type="string">
            <text:p>Mannen</text:p>
          </table:table-cell>
          <table:table-cell table:style-name="ce10" office:value="1857" office:value-type="float">
            <text:p>18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ijkenisse</text:p>
          </table:table-cell>
          <table:table-cell table:style-name="ce9" office:value-type="string">
            <text:p>Mannen</text:p>
          </table:table-cell>
          <table:table-cell table:style-name="ce10" office:value="20791" office:value-type="float">
            <text:p>207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rang-Capelle</text:p>
          </table:table-cell>
          <table:table-cell table:style-name="ce9" office:value-type="string">
            <text:p>Mannen</text:p>
          </table:table-cell>
          <table:table-cell table:style-name="ce10" office:value="4150" office:value-type="float">
            <text:p>41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. Anthoni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aan 't Haring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Delden</text:p>
          </table:table-cell>
          <table:table-cell table:style-name="ce9" office:value-type="string">
            <text:p>Mannen</text:p>
          </table:table-cell>
          <table:table-cell table:style-name="ce10" office:value="3449" office:value-type="float">
            <text:p>34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dskanaal</text:p>
          </table:table-cell>
          <table:table-cell table:style-name="ce9" office:value-type="string">
            <text:p>Mannen</text:p>
          </table:table-cell>
          <table:table-cell table:style-name="ce10" office:value="16912" office:value-type="float">
            <text:p>169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nddaarbuiten</text:p>
          </table:table-cell>
          <table:table-cell table:style-name="ce9" office:value-type="string">
            <text:p>Mannen</text:p>
          </table:table-cell>
          <table:table-cell table:style-name="ce10" office:value="1362" office:value-type="float">
            <text:p>13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phorst</text:p>
          </table:table-cell>
          <table:table-cell table:style-name="ce9" office:value-type="string">
            <text:p>Mannen</text:p>
          </table:table-cell>
          <table:table-cell table:style-name="ce10" office:value="6389" office:value-type="float">
            <text:p>63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ve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voren</text:p>
          </table:table-cell>
          <table:table-cell table:style-name="ce9" office:value-type="string">
            <text:p>Mannen</text:p>
          </table:table-cell>
          <table:table-cell table:style-name="ce10" office:value="507" office:value-type="float">
            <text:p>5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de Broec</text:p>
          </table:table-cell>
          <table:table-cell table:style-name="ce9" office:value-type="string">
            <text:p>Mannen</text:p>
          </table:table-cell>
          <table:table-cell table:style-name="ce10" office:value="9352" office:value-type="float">
            <text:p>93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dum</text:p>
          </table:table-cell>
          <table:table-cell table:style-name="ce9" office:value-type="string">
            <text:p>Mannen</text:p>
          </table:table-cell>
          <table:table-cell table:style-name="ce10" office:value="980" office:value-type="float">
            <text:p>9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bergen</text:p>
          </table:table-cell>
          <table:table-cell table:style-name="ce9" office:value-type="string">
            <text:p>Mannen</text:p>
          </table:table-cell>
          <table:table-cell table:style-name="ce10" office:value="6876" office:value-type="float">
            <text:p>68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bergen en Kruis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deren</text:p>
          </table:table-cell>
          <table:table-cell table:style-name="ce9" office:value-type="string">
            <text:p>Mannen</text:p>
          </table:table-cell>
          <table:table-cell table:style-name="ce10" office:value="2347" office:value-type="float">
            <text:p>23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wijk</text:p>
          </table:table-cell>
          <table:table-cell table:style-name="ce9" office:value-type="string">
            <text:p>Mannen</text:p>
          </table:table-cell>
          <table:table-cell table:style-name="ce10" office:value="10793" office:value-type="float">
            <text:p>107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wijk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wijkerwo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in (L.)</text:p>
          </table:table-cell>
          <table:table-cell table:style-name="ce9" office:value-type="string">
            <text:p>Mannen</text:p>
          </table:table-cell>
          <table:table-cell table:style-name="ce10" office:value="6625" office:value-type="float">
            <text:p>66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ll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vensweert</text:p>
          </table:table-cell>
          <table:table-cell table:style-name="ce9" office:value-type="string">
            <text:p>Mannen</text:p>
          </table:table-cell>
          <table:table-cell table:style-name="ce10" office:value="791" office:value-type="float">
            <text:p>7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ichtse V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ip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olwijk</text:p>
          </table:table-cell>
          <table:table-cell table:style-name="ce9" office:value-type="string">
            <text:p>Mannen</text:p>
          </table:table-cell>
          <table:table-cell table:style-name="ce10" office:value="2162" office:value-type="float">
            <text:p>21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out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amproy</text:p>
          </table:table-cell>
          <table:table-cell table:style-name="ce9" office:value-type="string">
            <text:p>Mannen</text:p>
          </table:table-cell>
          <table:table-cell table:style-name="ce10" office:value="2500" office:value-type="float">
            <text:p>25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reefkerk</text:p>
          </table:table-cell>
          <table:table-cell table:style-name="ce9" office:value-type="string">
            <text:p>Mannen</text:p>
          </table:table-cell>
          <table:table-cell table:style-name="ce10" office:value="1230" office:value-type="float">
            <text:p>12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rijen</text:p>
          </table:table-cell>
          <table:table-cell table:style-name="ce9" office:value-type="string">
            <text:p>Mannen</text:p>
          </table:table-cell>
          <table:table-cell table:style-name="ce10" office:value="4149" office:value-type="float">
            <text:p>41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údwest-Fryslâ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usteren</text:p>
          </table:table-cell>
          <table:table-cell table:style-name="ce9" office:value-type="string">
            <text:p>Mannen</text:p>
          </table:table-cell>
          <table:table-cell table:style-name="ce10" office:value="3676" office:value-type="float">
            <text:p>36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walmen</text:p>
          </table:table-cell>
          <table:table-cell table:style-name="ce9" office:value-type="string">
            <text:p>Mannen</text:p>
          </table:table-cell>
          <table:table-cell table:style-name="ce10" office:value="4405" office:value-type="float">
            <text:p>44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gelen</text:p>
          </table:table-cell>
          <table:table-cell table:style-name="ce9" office:value-type="string">
            <text:p>Mannen</text:p>
          </table:table-cell>
          <table:table-cell table:style-name="ce10" office:value="8878" office:value-type="float">
            <text:p>88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heijden</text:p>
          </table:table-cell>
          <table:table-cell table:style-name="ce9" office:value-type="string">
            <text:p>Mannen</text:p>
          </table:table-cell>
          <table:table-cell table:style-name="ce10" office:value="4198" office:value-type="float">
            <text:p>41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munten</text:p>
          </table:table-cell>
          <table:table-cell table:style-name="ce9" office:value-type="string">
            <text:p>Mannen</text:p>
          </table:table-cell>
          <table:table-cell table:style-name="ce10" office:value="2241" office:value-type="float">
            <text:p>22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neuzen</text:p>
          </table:table-cell>
          <table:table-cell table:style-name="ce9" office:value-type="string">
            <text:p>Mannen</text:p>
          </table:table-cell>
          <table:table-cell table:style-name="ce10" office:value="17829" office:value-type="float">
            <text:p>178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schelling</text:p>
          </table:table-cell>
          <table:table-cell table:style-name="ce9" office:value-type="string">
            <text:p>Mannen</text:p>
          </table:table-cell>
          <table:table-cell table:style-name="ce10" office:value="2331" office:value-type="float">
            <text:p>23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teringen</text:p>
          </table:table-cell>
          <table:table-cell table:style-name="ce9" office:value-type="string">
            <text:p>Mannen</text:p>
          </table:table-cell>
          <table:table-cell table:style-name="ce10" office:value="2789" office:value-type="float">
            <text:p>27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xel</text:p>
          </table:table-cell>
          <table:table-cell table:style-name="ce9" office:value-type="string">
            <text:p>Mannen</text:p>
          </table:table-cell>
          <table:table-cell table:style-name="ce10" office:value="6306" office:value-type="float">
            <text:p>63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yl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holen</text:p>
          </table:table-cell>
          <table:table-cell table:style-name="ce9" office:value-type="string">
            <text:p>Mannen</text:p>
          </table:table-cell>
          <table:table-cell table:style-name="ce10" office:value="9263" office:value-type="float">
            <text:p>92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horn</text:p>
          </table:table-cell>
          <table:table-cell table:style-name="ce9" office:value-type="string">
            <text:p>Mannen</text:p>
          </table:table-cell>
          <table:table-cell table:style-name="ce10" office:value="1274" office:value-type="float">
            <text:p>12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l</text:p>
          </table:table-cell>
          <table:table-cell table:style-name="ce9" office:value-type="string">
            <text:p>Mannen</text:p>
          </table:table-cell>
          <table:table-cell table:style-name="ce10" office:value="14425" office:value-type="float">
            <text:p>144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nhoven (ZH.)</text:p>
          </table:table-cell>
          <table:table-cell table:style-name="ce9" office:value-type="string">
            <text:p>Mannen</text:p>
          </table:table-cell>
          <table:table-cell table:style-name="ce10" office:value="242" office:value-type="float">
            <text:p>2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tjerksteradeel</text:p>
          </table:table-cell>
          <table:table-cell table:style-name="ce9" office:value-type="string">
            <text:p>Mannen</text:p>
          </table:table-cell>
          <table:table-cell table:style-name="ce10" office:value="14838" office:value-type="float">
            <text:p>148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lburg</text:p>
          </table:table-cell>
          <table:table-cell table:style-name="ce9" office:value-type="string">
            <text:p>Mannen</text:p>
          </table:table-cell>
          <table:table-cell table:style-name="ce10" office:value="76283" office:value-type="float">
            <text:p>762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bbergen</text:p>
          </table:table-cell>
          <table:table-cell table:style-name="ce9" office:value-type="string">
            <text:p>Mannen</text:p>
          </table:table-cell>
          <table:table-cell table:style-name="ce10" office:value="8929" office:value-type="float">
            <text:p>89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dderen (Drostambt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ull en 't W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wenter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wis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ynaar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ytsjerkster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bach over Worms</text:p>
          </table:table-cell>
          <table:table-cell table:style-name="ce9" office:value-type="string">
            <text:p>Mannen</text:p>
          </table:table-cell>
          <table:table-cell table:style-name="ce10" office:value="6022" office:value-type="float">
            <text:p>60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bbergen</text:p>
          </table:table-cell>
          <table:table-cell table:style-name="ce9" office:value-type="string">
            <text:p>Mannen</text:p>
          </table:table-cell>
          <table:table-cell table:style-name="ce10" office:value="5152" office:value-type="float">
            <text:p>51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</text:p>
          </table:table-cell>
          <table:table-cell table:style-name="ce9" office:value-type="string">
            <text:p>Mannen</text:p>
          </table:table-cell>
          <table:table-cell table:style-name="ce10" office:value="16755" office:value-type="float">
            <text:p>167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hout</text:p>
          </table:table-cell>
          <table:table-cell table:style-name="ce9" office:value-type="string">
            <text:p>Mannen</text:p>
          </table:table-cell>
          <table:table-cell table:style-name="ce10" office:value="4425" office:value-type="float">
            <text:p>44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geest</text:p>
          </table:table-cell>
          <table:table-cell table:style-name="ce9" office:value-type="string">
            <text:p>Mannen</text:p>
          </table:table-cell>
          <table:table-cell table:style-name="ce10" office:value="4927" office:value-type="float">
            <text:p>49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oorn</text:p>
          </table:table-cell>
          <table:table-cell table:style-name="ce9" office:value-type="string">
            <text:p>Mannen</text:p>
          </table:table-cell>
          <table:table-cell table:style-name="ce10" office:value="11498" office:value-type="float">
            <text:p>114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ithuizermee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lestraten</text:p>
          </table:table-cell>
          <table:table-cell table:style-name="ce9" office:value-type="string">
            <text:p>Mannen</text:p>
          </table:table-cell>
          <table:table-cell table:style-name="ce10" office:value="1980" office:value-type="float">
            <text:p>19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lrum</text:p>
          </table:table-cell>
          <table:table-cell table:style-name="ce9" office:value-type="string">
            <text:p>Mannen</text:p>
          </table:table-cell>
          <table:table-cell table:style-name="ce10" office:value="1867" office:value-type="float">
            <text:p>18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k</text:p>
          </table:table-cell>
          <table:table-cell table:style-name="ce9" office:value-type="string">
            <text:p>Mannen</text:p>
          </table:table-cell>
          <table:table-cell table:style-name="ce10" office:value="5355" office:value-type="float">
            <text:p>53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mond</text:p>
          </table:table-cell>
          <table:table-cell table:style-name="ce9" office:value-type="string">
            <text:p>Mannen</text:p>
          </table:table-cell>
          <table:table-cell table:style-name="ce10" office:value="2544" office:value-type="float">
            <text:p>25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s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squert</text:p>
          </table:table-cell>
          <table:table-cell table:style-name="ce9" office:value-type="string">
            <text:p>Mannen</text:p>
          </table:table-cell>
          <table:table-cell table:style-name="ce10" office:value="824" office:value-type="float">
            <text:p>8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tingeradeel</text:p>
          </table:table-cell>
          <table:table-cell table:style-name="ce9" office:value-type="string">
            <text:p>Mannen</text:p>
          </table:table-cell>
          <table:table-cell table:style-name="ce10" office:value="2731" office:value-type="float">
            <text:p>27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trecht (gemeente)</text:p>
          </table:table-cell>
          <table:table-cell table:style-name="ce9" office:value-type="string">
            <text:p>Mannen</text:p>
          </table:table-cell>
          <table:table-cell table:style-name="ce10" office:value="114692" office:value-type="float">
            <text:p>1146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trechtse Heuvelru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als</text:p>
          </table:table-cell>
          <table:table-cell table:style-name="ce9" office:value-type="string">
            <text:p>Mannen</text:p>
          </table:table-cell>
          <table:table-cell table:style-name="ce10" office:value="5336" office:value-type="float">
            <text:p>53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burg</text:p>
          </table:table-cell>
          <table:table-cell table:style-name="ce9" office:value-type="string">
            <text:p>Mannen</text:p>
          </table:table-cell>
          <table:table-cell table:style-name="ce10" office:value="5676" office:value-type="float">
            <text:p>56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 (ZH.)</text:p>
          </table:table-cell>
          <table:table-cell table:style-name="ce9" office:value-type="string">
            <text:p>Mannen</text:p>
          </table:table-cell>
          <table:table-cell table:style-name="ce10" office:value="1512" office:value-type="float">
            <text:p>15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 aan de Geu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lkenburg-Houthem</text:p>
          </table:table-cell>
          <table:table-cell table:style-name="ce9" office:value-type="string">
            <text:p>Mannen</text:p>
          </table:table-cell>
          <table:table-cell table:style-name="ce10" office:value="6132" office:value-type="float">
            <text:p>61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isse</text:p>
          </table:table-cell>
          <table:table-cell table:style-name="ce9" office:value-type="string">
            <text:p>Mannen</text:p>
          </table:table-cell>
          <table:table-cell table:style-name="ce10" office:value="2966" office:value-type="float">
            <text:p>29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swaard</text:p>
          </table:table-cell>
          <table:table-cell table:style-name="ce9" office:value-type="string">
            <text:p>Mannen</text:p>
          </table:table-cell>
          <table:table-cell table:style-name="ce10" office:value="13844" office:value-type="float">
            <text:p>138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ri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eendam</text:p>
          </table:table-cell>
          <table:table-cell table:style-name="ce9" office:value-type="string">
            <text:p>Mannen</text:p>
          </table:table-cell>
          <table:table-cell table:style-name="ce10" office:value="14069" office:value-type="float">
            <text:p>140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nendaal</text:p>
          </table:table-cell>
          <table:table-cell table:style-name="ce9" office:value-type="string">
            <text:p>Mannen</text:p>
          </table:table-cell>
          <table:table-cell table:style-name="ce10" office:value="20092" office:value-type="float">
            <text:p>200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re</text:p>
          </table:table-cell>
          <table:table-cell table:style-name="ce9" office:value-type="string">
            <text:p>Mannen</text:p>
          </table:table-cell>
          <table:table-cell table:style-name="ce10" office:value="2298" office:value-type="float">
            <text:p>22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ghel</text:p>
          </table:table-cell>
          <table:table-cell table:style-name="ce9" office:value-type="string">
            <text:p>Mannen</text:p>
          </table:table-cell>
          <table:table-cell table:style-name="ce10" office:value="12237" office:value-type="float">
            <text:p>122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dhoven</text:p>
          </table:table-cell>
          <table:table-cell table:style-name="ce9" office:value-type="string">
            <text:p>Mannen</text:p>
          </table:table-cell>
          <table:table-cell table:style-name="ce10" office:value="17341" office:value-type="float">
            <text:p>173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sen</text:p>
          </table:table-cell>
          <table:table-cell table:style-name="ce9" office:value-type="string">
            <text:p>Mannen</text:p>
          </table:table-cell>
          <table:table-cell table:style-name="ce10" office:value="29728" office:value-type="float">
            <text:p>297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huizen</text:p>
          </table:table-cell>
          <table:table-cell table:style-name="ce9" office:value-type="string">
            <text:p>Mannen</text:p>
          </table:table-cell>
          <table:table-cell table:style-name="ce10" office:value="3589" office:value-type="float">
            <text:p>35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lo</text:p>
          </table:table-cell>
          <table:table-cell table:style-name="ce9" office:value-type="string">
            <text:p>Mannen</text:p>
          </table:table-cell>
          <table:table-cell table:style-name="ce10" office:value="30965" office:value-type="float">
            <text:p>309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ray</text:p>
          </table:table-cell>
          <table:table-cell table:style-name="ce9" office:value-type="string">
            <text:p>Mannen</text:p>
          </table:table-cell>
          <table:table-cell table:style-name="ce10" office:value="16728" office:value-type="float">
            <text:p>167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ssem, Wintelre en Knegsel</text:p>
          </table:table-cell>
          <table:table-cell table:style-name="ce9" office:value-type="string">
            <text:p>Mannen</text:p>
          </table:table-cell>
          <table:table-cell table:style-name="ce10" office:value="2442" office:value-type="float">
            <text:p>24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anen</text:p>
          </table:table-cell>
          <table:table-cell table:style-name="ce9" office:value-type="string">
            <text:p>Mannen</text:p>
          </table:table-cell>
          <table:table-cell table:style-name="ce10" office:value="7386" office:value-type="float">
            <text:p>73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erlingsbeek</text:p>
          </table:table-cell>
          <table:table-cell table:style-name="ce9" office:value-type="string">
            <text:p>Mannen</text:p>
          </table:table-cell>
          <table:table-cell table:style-name="ce10" office:value="4121" office:value-type="float">
            <text:p>41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erpolder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inkeveen en Waverveen</text:p>
          </table:table-cell>
          <table:table-cell table:style-name="ce9" office:value-type="string">
            <text:p>Mannen</text:p>
          </table:table-cell>
          <table:table-cell table:style-name="ce10" office:value="4357" office:value-type="float">
            <text:p>43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aardingen</text:p>
          </table:table-cell>
          <table:table-cell table:style-name="ce9" office:value-type="string">
            <text:p>Mannen</text:p>
          </table:table-cell>
          <table:table-cell table:style-name="ce10" office:value="39102" office:value-type="float">
            <text:p>391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agtwedde</text:p>
          </table:table-cell>
          <table:table-cell table:style-name="ce9" office:value-type="string">
            <text:p>Mannen</text:p>
          </table:table-cell>
          <table:table-cell table:style-name="ce10" office:value="8338" office:value-type="float">
            <text:p>83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edder</text:p>
          </table:table-cell>
          <table:table-cell table:style-name="ce9" office:value-type="string">
            <text:p>Mannen</text:p>
          </table:table-cell>
          <table:table-cell table:style-name="ce10" office:value="1733" office:value-type="float">
            <text:p>17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euten-De Meern</text:p>
          </table:table-cell>
          <table:table-cell table:style-name="ce9" office:value-type="string">
            <text:p>Mannen</text:p>
          </table:table-cell>
          <table:table-cell table:style-name="ce10" office:value="8149" office:value-type="float">
            <text:p>81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eland</text:p>
          </table:table-cell>
          <table:table-cell table:style-name="ce9" office:value-type="string">
            <text:p>Mannen</text:p>
          </table:table-cell>
          <table:table-cell table:style-name="ce10" office:value="535" office:value-type="float">
            <text:p>5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jmen</text:p>
          </table:table-cell>
          <table:table-cell table:style-name="ce9" office:value-type="string">
            <text:p>Mannen</text:p>
          </table:table-cell>
          <table:table-cell table:style-name="ce10" office:value="7103" office:value-type="float">
            <text:p>71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ssingen</text:p>
          </table:table-cell>
          <table:table-cell table:style-name="ce9" office:value-type="string">
            <text:p>Mannen</text:p>
          </table:table-cell>
          <table:table-cell table:style-name="ce10" office:value="23221" office:value-type="float">
            <text:p>232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st</text:p>
          </table:table-cell>
          <table:table-cell table:style-name="ce9" office:value-type="string">
            <text:p>Mannen</text:p>
          </table:table-cell>
          <table:table-cell table:style-name="ce10" office:value="330" office:value-type="float">
            <text:p>3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odrop</text:p>
          </table:table-cell>
          <table:table-cell table:style-name="ce9" office:value-type="string">
            <text:p>Mannen</text:p>
          </table:table-cell>
          <table:table-cell table:style-name="ce10" office:value="1130" office:value-type="float">
            <text:p>11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erendaal</text:p>
          </table:table-cell>
          <table:table-cell table:style-name="ce9" office:value-type="string">
            <text:p>Mannen</text:p>
          </table:table-cell>
          <table:table-cell table:style-name="ce10" office:value="4387" office:value-type="float">
            <text:p>43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gelwaar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llenhov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orburg</text:p>
          </table:table-cell>
          <table:table-cell table:style-name="ce9" office:value-type="string">
            <text:p>Mannen</text:p>
          </table:table-cell>
          <table:table-cell table:style-name="ce10" office:value="20652" office:value-type="float">
            <text:p>206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hout</text:p>
          </table:table-cell>
          <table:table-cell table:style-name="ce9" office:value-type="string">
            <text:p>Mannen</text:p>
          </table:table-cell>
          <table:table-cell table:style-name="ce10" office:value="3510" office:value-type="float">
            <text:p>35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schoten</text:p>
          </table:table-cell>
          <table:table-cell table:style-name="ce9" office:value-type="string">
            <text:p>Mannen</text:p>
          </table:table-cell>
          <table:table-cell table:style-name="ce10" office:value="10519" office:value-type="float">
            <text:p>105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st</text:p>
          </table:table-cell>
          <table:table-cell table:style-name="ce9" office:value-type="string">
            <text:p>Mannen</text:p>
          </table:table-cell>
          <table:table-cell table:style-name="ce10" office:value="11933" office:value-type="float">
            <text:p>119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rden</text:p>
          </table:table-cell>
          <table:table-cell table:style-name="ce9" office:value-type="string">
            <text:p>Mannen</text:p>
          </table:table-cell>
          <table:table-cell table:style-name="ce10" office:value="3675" office:value-type="float">
            <text:p>36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ee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ees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ies</text:p>
          </table:table-cell>
          <table:table-cell table:style-name="ce9" office:value-type="string">
            <text:p>Mannen</text:p>
          </table:table-cell>
          <table:table-cell table:style-name="ce10" office:value="4804" office:value-type="float">
            <text:p>48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iezenveen</text:p>
          </table:table-cell>
          <table:table-cell table:style-name="ce9" office:value-type="string">
            <text:p>Mannen</text:p>
          </table:table-cell>
          <table:table-cell table:style-name="ce10" office:value="8598" office:value-type="float">
            <text:p>85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ouwenpol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ught</text:p>
          </table:table-cell>
          <table:table-cell table:style-name="ce9" office:value-type="string">
            <text:p>Mannen</text:p>
          </table:table-cell>
          <table:table-cell table:style-name="ce10" office:value="11481" office:value-type="float">
            <text:p>114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uren</text:p>
          </table:table-cell>
          <table:table-cell table:style-name="ce9" office:value-type="string">
            <text:p>Mannen</text:p>
          </table:table-cell>
          <table:table-cell table:style-name="ce10" office:value="1452" office:value-type="float">
            <text:p>14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lre</text:p>
          </table:table-cell>
          <table:table-cell table:style-name="ce9" office:value-type="string">
            <text:p>Mannen</text:p>
          </table:table-cell>
          <table:table-cell table:style-name="ce10" office:value="7160" office:value-type="float">
            <text:p>71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lwijk</text:p>
          </table:table-cell>
          <table:table-cell table:style-name="ce9" office:value-type="string">
            <text:p>Mannen</text:p>
          </table:table-cell>
          <table:table-cell table:style-name="ce10" office:value="14326" office:value-type="float">
            <text:p>143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r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rd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r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ddinxveen</text:p>
          </table:table-cell>
          <table:table-cell table:style-name="ce9" office:value-type="string">
            <text:p>Mannen</text:p>
          </table:table-cell>
          <table:table-cell table:style-name="ce10" office:value="10978" office:value-type="float">
            <text:p>109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geningen</text:p>
          </table:table-cell>
          <table:table-cell table:style-name="ce9" office:value-type="string">
            <text:p>Mannen</text:p>
          </table:table-cell>
          <table:table-cell table:style-name="ce10" office:value="15713" office:value-type="float">
            <text:p>157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mel</text:p>
          </table:table-cell>
          <table:table-cell table:style-name="ce9" office:value-type="string">
            <text:p>Mannen</text:p>
          </table:table-cell>
          <table:table-cell table:style-name="ce10" office:value="4760" office:value-type="float">
            <text:p>47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nneper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nroij</text:p>
          </table:table-cell>
          <table:table-cell table:style-name="ce9" office:value-type="string">
            <text:p>Mannen</text:p>
          </table:table-cell>
          <table:table-cell table:style-name="ce10" office:value="2402" office:value-type="float">
            <text:p>24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nss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ffum</text:p>
          </table:table-cell>
          <table:table-cell table:style-name="ce9" office:value-type="string">
            <text:p>Mannen</text:p>
          </table:table-cell>
          <table:table-cell table:style-name="ce10" office:value="1209" office:value-type="float">
            <text:p>12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rmenhuizen</text:p>
          </table:table-cell>
          <table:table-cell table:style-name="ce9" office:value-type="string">
            <text:p>Mannen</text:p>
          </table:table-cell>
          <table:table-cell table:style-name="ce10" office:value="2125" office:value-type="float">
            <text:p>21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rmond</text:p>
          </table:table-cell>
          <table:table-cell table:style-name="ce9" office:value-type="string">
            <text:p>Mannen</text:p>
          </table:table-cell>
          <table:table-cell table:style-name="ce10" office:value="2403" office:value-type="float">
            <text:p>24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rnsveld</text:p>
          </table:table-cell>
          <table:table-cell table:style-name="ce9" office:value-type="string">
            <text:p>Mannen</text:p>
          </table:table-cell>
          <table:table-cell table:style-name="ce10" office:value="3861" office:value-type="float">
            <text:p>38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spik</text:p>
          </table:table-cell>
          <table:table-cell table:style-name="ce9" office:value-type="string">
            <text:p>Mannen</text:p>
          </table:table-cell>
          <table:table-cell table:style-name="ce10" office:value="2251" office:value-type="float">
            <text:p>22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ssenaar</text:p>
          </table:table-cell>
          <table:table-cell table:style-name="ce9" office:value-type="string">
            <text:p>Mannen</text:p>
          </table:table-cell>
          <table:table-cell table:style-name="ce10" office:value="12950" office:value-type="float">
            <text:p>129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ingen</text:p>
          </table:table-cell>
          <table:table-cell table:style-name="ce9" office:value-type="string">
            <text:p>Mannen</text:p>
          </table:table-cell>
          <table:table-cell table:style-name="ce10" office:value="7057" office:value-type="float">
            <text:p>70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terlandkerkj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d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erselo</text:p>
          </table:table-cell>
          <table:table-cell table:style-name="ce9" office:value-type="string">
            <text:p>Mannen</text:p>
          </table:table-cell>
          <table:table-cell table:style-name="ce10" office:value="4435" office:value-type="float">
            <text:p>44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rt</text:p>
          </table:table-cell>
          <table:table-cell table:style-name="ce9" office:value-type="string">
            <text:p>Mannen</text:p>
          </table:table-cell>
          <table:table-cell table:style-name="ce10" office:value="19579" office:value-type="float">
            <text:p>195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</text:p>
          </table:table-cell>
          <table:table-cell table:style-name="ce9" office:value-type="string">
            <text:p>Mannen</text:p>
          </table:table-cell>
          <table:table-cell table:style-name="ce10" office:value="8339" office:value-type="float">
            <text:p>83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erka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hl</text:p>
          </table:table-cell>
          <table:table-cell table:style-name="ce9" office:value-type="string">
            <text:p>Mannen</text:p>
          </table:table-cell>
          <table:table-cell table:style-name="ce10" office:value="3208" office:value-type="float">
            <text:p>32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meldi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kendam</text:p>
          </table:table-cell>
          <table:table-cell table:style-name="ce9" office:value-type="string">
            <text:p>Mannen</text:p>
          </table:table-cell>
          <table:table-cell table:style-name="ce10" office:value="8527" office:value-type="float">
            <text:p>85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rkho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vershoof</text:p>
          </table:table-cell>
          <table:table-cell table:style-name="ce9" office:value-type="string">
            <text:p>Mannen</text:p>
          </table:table-cell>
          <table:table-cell table:style-name="ce10" office:value="3767" office:value-type="float">
            <text:p>37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sem</text:p>
          </table:table-cell>
          <table:table-cell table:style-name="ce9" office:value-type="string">
            <text:p>Mannen</text:p>
          </table:table-cell>
          <table:table-cell table:style-name="ce10" office:value="1105" office:value-type="float">
            <text:p>11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 Maas en W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dongeradeel</text:p>
          </table:table-cell>
          <table:table-cell table:style-name="ce9" office:value-type="string">
            <text:p>Mannen</text:p>
          </table:table-cell>
          <table:table-cell table:style-name="ce10" office:value="3190" office:value-type="float">
            <text:p>31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dorp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bork</text:p>
          </table:table-cell>
          <table:table-cell table:style-name="ce9" office:value-type="string">
            <text:p>Mannen</text:p>
          </table:table-cell>
          <table:table-cell table:style-name="ce10" office:value="3869" office:value-type="float">
            <text:p>38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hoven</text:p>
          </table:table-cell>
          <table:table-cell table:style-name="ce9" office:value-type="string">
            <text:p>Mannen</text:p>
          </table:table-cell>
          <table:table-cell table:style-name="ce10" office:value="872" office:value-type="float">
            <text:p>8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-Koggenland</text:p>
          </table:table-cell>
          <table:table-cell table:style-name="ce9" office:value-type="string">
            <text:p>Mannen</text:p>
          </table:table-cell>
          <table:table-cell table:style-name="ce10" office:value="6474" office:value-type="float">
            <text:p>64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schouwen</text:p>
          </table:table-cell>
          <table:table-cell table:style-name="ce9" office:value-type="string">
            <text:p>Mannen</text:p>
          </table:table-cell>
          <table:table-cell table:style-name="ce10" office:value="2487" office:value-type="float">
            <text:p>24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voort</text:p>
          </table:table-cell>
          <table:table-cell table:style-name="ce9" office:value-type="string">
            <text:p>Mannen</text:p>
          </table:table-cell>
          <table:table-cell table:style-name="ce10" office:value="3964" office:value-type="float">
            <text:p>39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kapelle</text:p>
          </table:table-cell>
          <table:table-cell table:style-name="ce9" office:value-type="string">
            <text:p>Mannen</text:p>
          </table:table-cell>
          <table:table-cell table:style-name="ce10" office:value="1322" office:value-type="float">
            <text:p>13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maas</text:p>
          </table:table-cell>
          <table:table-cell table:style-name="ce9" office:value-type="string">
            <text:p>Mannen</text:p>
          </table:table-cell>
          <table:table-cell table:style-name="ce10" office:value="1100" office:value-type="float">
            <text:p>11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stellingwerf</text:p>
          </table:table-cell>
          <table:table-cell table:style-name="ce9" office:value-type="string">
            <text:p>Mannen</text:p>
          </table:table-cell>
          <table:table-cell table:style-name="ce10" office:value="12210" office:value-type="float">
            <text:p>122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voorne</text:p>
          </table:table-cell>
          <table:table-cell table:style-name="ce9" office:value-type="string">
            <text:p>Mannen</text:p>
          </table:table-cell>
          <table:table-cell table:style-name="ce10" office:value="6469" office:value-type="float">
            <text:p>64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wou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zaa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erden</text:p>
          </table:table-cell>
          <table:table-cell table:style-name="ce9" office:value-type="string">
            <text:p>Mannen</text:p>
          </table:table-cell>
          <table:table-cell table:style-name="ce10" office:value="10785" office:value-type="float">
            <text:p>107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n</text:p>
          </table:table-cell>
          <table:table-cell table:style-name="ce9" office:value-type="string">
            <text:p>Mannen</text:p>
          </table:table-cell>
          <table:table-cell table:style-name="ce10" office:value="4084" office:value-type="float">
            <text:p>40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meer</text:p>
          </table:table-cell>
          <table:table-cell table:style-name="ce9" office:value-type="string">
            <text:p>Mannen</text:p>
          </table:table-cell>
          <table:table-cell table:style-name="ce10" office:value="6149" office:value-type="float">
            <text:p>61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chen</text:p>
          </table:table-cell>
          <table:table-cell table:style-name="ce9" office:value-type="string">
            <text:p>Mannen</text:p>
          </table:table-cell>
          <table:table-cell table:style-name="ce10" office:value="12273" office:value-type="float">
            <text:p>122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dem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dene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dewormer</text:p>
          </table:table-cell>
          <table:table-cell table:style-name="ce9" office:value-type="string">
            <text:p>Mannen</text:p>
          </table:table-cell>
          <table:table-cell table:style-name="ce10" office:value="689" office:value-type="float">
            <text:p>6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he</text:p>
          </table:table-cell>
          <table:table-cell table:style-name="ce9" office:value-type="string">
            <text:p>Mannen</text:p>
          </table:table-cell>
          <table:table-cell table:style-name="ce10" office:value="3788" office:value-type="float">
            <text:p>37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Wijk</text:p>
          </table:table-cell>
          <table:table-cell table:style-name="ce9" office:value-type="string">
            <text:p>Mannen</text:p>
          </table:table-cell>
          <table:table-cell table:style-name="ce10" office:value="2435" office:value-type="float">
            <text:p>24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k bij Duurstede</text:p>
          </table:table-cell>
          <table:table-cell table:style-name="ce9" office:value-type="string">
            <text:p>Mannen</text:p>
          </table:table-cell>
          <table:table-cell table:style-name="ce10" office:value="5477" office:value-type="float">
            <text:p>54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k en Aal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lre</text:p>
          </table:table-cell>
          <table:table-cell table:style-name="ce9" office:value-type="string">
            <text:p>Mannen</text:p>
          </table:table-cell>
          <table:table-cell table:style-name="ce10" office:value="1860" office:value-type="float">
            <text:p>18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nandsrade</text:p>
          </table:table-cell>
          <table:table-cell table:style-name="ce9" office:value-type="string">
            <text:p>Mannen</text:p>
          </table:table-cell>
          <table:table-cell table:style-name="ce10" office:value="881" office:value-type="float">
            <text:p>8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ngaarden</text:p>
          </table:table-cell>
          <table:table-cell table:style-name="ce9" office:value-type="string">
            <text:p>Mannen</text:p>
          </table:table-cell>
          <table:table-cell table:style-name="ce10" office:value="346" office:value-type="float">
            <text:p>3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ldervan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lemstad</text:p>
          </table:table-cell>
          <table:table-cell table:style-name="ce9" office:value-type="string">
            <text:p>Mannen</text:p>
          </table:table-cell>
          <table:table-cell table:style-name="ce10" office:value="1636" office:value-type="float">
            <text:p>16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lleskop</text:p>
          </table:table-cell>
          <table:table-cell table:style-name="ce9" office:value-type="string">
            <text:p>Mannen</text:p>
          </table:table-cell>
          <table:table-cell table:style-name="ce10" office:value="530" office:value-type="float">
            <text:p>5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lnis</text:p>
          </table:table-cell>
          <table:table-cell table:style-name="ce9" office:value-type="string">
            <text:p>Mannen</text:p>
          </table:table-cell>
          <table:table-cell table:style-name="ce10" office:value="2818" office:value-type="float">
            <text:p>28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k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nschoten</text:p>
          </table:table-cell>
          <table:table-cell table:style-name="ce9" office:value-type="string">
            <text:p>Mannen</text:p>
          </table:table-cell>
          <table:table-cell table:style-name="ce10" office:value="10160" office:value-type="float">
            <text:p>101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sum</text:p>
          </table:table-cell>
          <table:table-cell table:style-name="ce9" office:value-type="string">
            <text:p>Mannen</text:p>
          </table:table-cell>
          <table:table-cell table:style-name="ce10" office:value="2881" office:value-type="float">
            <text:p>28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terswijk</text:p>
          </table:table-cell>
          <table:table-cell table:style-name="ce9" office:value-type="string">
            <text:p>Mannen</text:p>
          </table:table-cell>
          <table:table-cell table:style-name="ce10" office:value="13768" office:value-type="float">
            <text:p>137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sch</text:p>
          </table:table-cell>
          <table:table-cell table:style-name="ce9" office:value-type="string">
            <text:p>Mannen</text:p>
          </table:table-cell>
          <table:table-cell table:style-name="ce10" office:value="9959" office:value-type="float">
            <text:p>99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ssenkerke</text:p>
          </table:table-cell>
          <table:table-cell table:style-name="ce9" office:value-type="string">
            <text:p>Mannen</text:p>
          </table:table-cell>
          <table:table-cell table:style-name="ce10" office:value="1596" office:value-type="float">
            <text:p>15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ttem</text:p>
          </table:table-cell>
          <table:table-cell table:style-name="ce9" office:value-type="string">
            <text:p>Mannen</text:p>
          </table:table-cell>
          <table:table-cell table:style-name="ce10" office:value="3640" office:value-type="float">
            <text:p>36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ensdrecht</text:p>
          </table:table-cell>
          <table:table-cell table:style-name="ce9" office:value-type="string">
            <text:p>Mannen</text:p>
          </table:table-cell>
          <table:table-cell table:style-name="ce10" office:value="5043" office:value-type="float">
            <text:p>50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erden</text:p>
          </table:table-cell>
          <table:table-cell table:style-name="ce9" office:value-type="string">
            <text:p>Mannen</text:p>
          </table:table-cell>
          <table:table-cell table:style-name="ce10" office:value="11901" office:value-type="float">
            <text:p>119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gnum</text:p>
          </table:table-cell>
          <table:table-cell table:style-name="ce9" office:value-type="string">
            <text:p>Mannen</text:p>
          </table:table-cell>
          <table:table-cell table:style-name="ce10" office:value="3435" office:value-type="float">
            <text:p>34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Wol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lphaart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nseradeel</text:p>
          </table:table-cell>
          <table:table-cell table:style-name="ce9" office:value-type="string">
            <text:p>Mannen</text:p>
          </table:table-cell>
          <table:table-cell table:style-name="ce10" office:value="6080" office:value-type="float">
            <text:p>60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rkum</text:p>
          </table:table-cell>
          <table:table-cell table:style-name="ce9" office:value-type="string">
            <text:p>Mannen</text:p>
          </table:table-cell>
          <table:table-cell table:style-name="ce10" office:value="2211" office:value-type="float">
            <text:p>22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rmer</text:p>
          </table:table-cell>
          <table:table-cell table:style-name="ce9" office:value-type="string">
            <text:p>Mannen</text:p>
          </table:table-cell>
          <table:table-cell table:style-name="ce10" office:value="5676" office:value-type="float">
            <text:p>56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rm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merv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ubrugge</text:p>
          </table:table-cell>
          <table:table-cell table:style-name="ce9" office:value-type="string">
            <text:p>Mannen</text:p>
          </table:table-cell>
          <table:table-cell table:style-name="ce10" office:value="2381" office:value-type="float">
            <text:p>23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denberg</text:p>
          </table:table-cell>
          <table:table-cell table:style-name="ce9" office:value-type="string">
            <text:p>Mannen</text:p>
          </table:table-cell>
          <table:table-cell table:style-name="ce10" office:value="4549" office:value-type="float">
            <text:p>45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drichem</text:p>
          </table:table-cell>
          <table:table-cell table:style-name="ce9" office:value-type="string">
            <text:p>Mannen</text:p>
          </table:table-cell>
          <table:table-cell table:style-name="ce10" office:value="6428" office:value-type="float">
            <text:p>64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w</text:p>
          </table:table-cell>
          <table:table-cell table:style-name="ce9" office:value-type="string">
            <text:p>Mannen</text:p>
          </table:table-cell>
          <table:table-cell table:style-name="ce10" office:value="4179" office:value-type="float">
            <text:p>41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ûnser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ymbritseradeel</text:p>
          </table:table-cell>
          <table:table-cell table:style-name="ce9" office:value-type="string">
            <text:p>Mannen</text:p>
          </table:table-cell>
          <table:table-cell table:style-name="ce10" office:value="6051" office:value-type="float">
            <text:p>60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ymbritser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Yerse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msla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stad</text:p>
          </table:table-cell>
          <table:table-cell table:style-name="ce9" office:value-type="string">
            <text:p>Mannen</text:p>
          </table:table-cell>
          <table:table-cell table:style-name="ce10" office:value="64948" office:value-type="float">
            <text:p>649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altbommel</text:p>
          </table:table-cell>
          <table:table-cell table:style-name="ce9" office:value-type="string">
            <text:p>Mannen</text:p>
          </table:table-cell>
          <table:table-cell table:style-name="ce10" office:value="4260" office:value-type="float">
            <text:p>42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t Zandt</text:p>
          </table:table-cell>
          <table:table-cell table:style-name="ce9" office:value-type="string">
            <text:p>Mannen</text:p>
          </table:table-cell>
          <table:table-cell table:style-name="ce10" office:value="1259" office:value-type="float">
            <text:p>12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andvoort</text:p>
          </table:table-cell>
          <table:table-cell table:style-name="ce9" office:value-type="string">
            <text:p>Mannen</text:p>
          </table:table-cell>
          <table:table-cell table:style-name="ce10" office:value="7757" office:value-type="float">
            <text:p>77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deri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eland</text:p>
          </table:table-cell>
          <table:table-cell table:style-name="ce9" office:value-type="string">
            <text:p>Mannen</text:p>
          </table:table-cell>
          <table:table-cell table:style-name="ce10" office:value="2765" office:value-type="float">
            <text:p>27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vang</text:p>
          </table:table-cell>
          <table:table-cell table:style-name="ce9" office:value-type="string">
            <text:p>Mannen</text:p>
          </table:table-cell>
          <table:table-cell table:style-name="ce10" office:value="2874" office:value-type="float">
            <text:p>28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wo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gveld</text:p>
          </table:table-cell>
          <table:table-cell table:style-name="ce9" office:value-type="string">
            <text:p>Mannen</text:p>
          </table:table-cell>
          <table:table-cell table:style-name="ce10" office:value="1006" office:value-type="float">
            <text:p>10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ist</text:p>
          </table:table-cell>
          <table:table-cell table:style-name="ce9" office:value-type="string">
            <text:p>Mannen</text:p>
          </table:table-cell>
          <table:table-cell table:style-name="ce10" office:value="29006" office:value-type="float">
            <text:p>290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lhem</text:p>
          </table:table-cell>
          <table:table-cell table:style-name="ce9" office:value-type="string">
            <text:p>Mannen</text:p>
          </table:table-cell>
          <table:table-cell table:style-name="ce10" office:value="5708" office:value-type="float">
            <text:p>57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aar</text:p>
          </table:table-cell>
          <table:table-cell table:style-name="ce9" office:value-type="string">
            <text:p>Mannen</text:p>
          </table:table-cell>
          <table:table-cell table:style-name="ce10" office:value="13785" office:value-type="float">
            <text:p>137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bergen</text:p>
          </table:table-cell>
          <table:table-cell table:style-name="ce9" office:value-type="string">
            <text:p>Mannen</text:p>
          </table:table-cell>
          <table:table-cell table:style-name="ce10" office:value="7801" office:value-type="float">
            <text:p>78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hoven</text:p>
          </table:table-cell>
          <table:table-cell table:style-name="ce9" office:value-type="string">
            <text:p>Mannen</text:p>
          </table:table-cell>
          <table:table-cell table:style-name="ce10" office:value="1231" office:value-type="float">
            <text:p>12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huizen</text:p>
          </table:table-cell>
          <table:table-cell table:style-name="ce9" office:value-type="string">
            <text:p>Mannen</text:p>
          </table:table-cell>
          <table:table-cell table:style-name="ce10" office:value="3010" office:value-type="float">
            <text:p>30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huizen-Moerkap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ierikzee</text:p>
          </table:table-cell>
          <table:table-cell table:style-name="ce9" office:value-type="string">
            <text:p>Mannen</text:p>
          </table:table-cell>
          <table:table-cell table:style-name="ce10" office:value="4614" office:value-type="float">
            <text:p>46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ijpe</text:p>
          </table:table-cell>
          <table:table-cell table:style-name="ce9" office:value-type="string">
            <text:p>Mannen</text:p>
          </table:table-cell>
          <table:table-cell table:style-name="ce10" office:value="4579" office:value-type="float">
            <text:p>45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oetermeer</text:p>
          </table:table-cell>
          <table:table-cell table:style-name="ce9" office:value-type="string">
            <text:p>Mannen</text:p>
          </table:table-cell>
          <table:table-cell table:style-name="ce10" office:value="33666" office:value-type="float">
            <text:p>336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terwoude</text:p>
          </table:table-cell>
          <table:table-cell table:style-name="ce9" office:value-type="string">
            <text:p>Mannen</text:p>
          </table:table-cell>
          <table:table-cell table:style-name="ce10" office:value="3889" office:value-type="float">
            <text:p>38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nnemair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outel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 en Noord-Scherm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Beijerland</text:p>
          </table:table-cell>
          <table:table-cell table:style-name="ce9" office:value-type="string">
            <text:p>Mannen</text:p>
          </table:table-cell>
          <table:table-cell table:style-name="ce10" office:value="1748" office:value-type="float">
            <text:p>17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broek (Gr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dorp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horn</text:p>
          </table:table-cell>
          <table:table-cell table:style-name="ce9" office:value-type="string">
            <text:p>Mannen</text:p>
          </table:table-cell>
          <table:table-cell table:style-name="ce10" office:value="3485" office:value-type="float">
            <text:p>34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laren</text:p>
          </table:table-cell>
          <table:table-cell table:style-name="ce9" office:value-type="string">
            <text:p>Mannen</text:p>
          </table:table-cell>
          <table:table-cell table:style-name="ce10" office:value="4581" office:value-type="float">
            <text:p>45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pl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wolde</text:p>
          </table:table-cell>
          <table:table-cell table:style-name="ce9" office:value-type="string">
            <text:p>Mannen</text:p>
          </table:table-cell>
          <table:table-cell table:style-name="ce10" office:value="4659" office:value-type="float">
            <text:p>46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z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ndert</text:p>
          </table:table-cell>
          <table:table-cell table:style-name="ce9" office:value-type="string">
            <text:p>Mannen</text:p>
          </table:table-cell>
          <table:table-cell table:style-name="ce10" office:value="6557" office:value-type="float">
            <text:p>65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tphen</text:p>
          </table:table-cell>
          <table:table-cell table:style-name="ce9" office:value-type="string">
            <text:p>Mannen</text:p>
          </table:table-cell>
          <table:table-cell table:style-name="ce10" office:value="15485" office:value-type="float">
            <text:p>154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aa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mmer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ew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ewa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sluis</text:p>
          </table:table-cell>
          <table:table-cell table:style-name="ce9" office:value-type="string">
            <text:p>Mannen</text:p>
          </table:table-cell>
          <table:table-cell table:style-name="ce10" office:value="2155" office:value-type="float">
            <text:p>21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eeloo</text:p>
          </table:table-cell>
          <table:table-cell table:style-name="ce9" office:value-type="string">
            <text:p>Mannen</text:p>
          </table:table-cell>
          <table:table-cell table:style-name="ce10" office:value="1319" office:value-type="float">
            <text:p>13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ijndrecht</text:p>
          </table:table-cell>
          <table:table-cell table:style-name="ce9" office:value-type="string">
            <text:p>Mannen</text:p>
          </table:table-cell>
          <table:table-cell table:style-name="ce10" office:value="19545" office:value-type="float">
            <text:p>195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olle</text:p>
          </table:table-cell>
          <table:table-cell table:style-name="ce9" office:value-type="string">
            <text:p>Mannen</text:p>
          </table:table-cell>
          <table:table-cell table:style-name="ce10" office:value="40537" office:value-type="float">
            <text:p>405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ollerke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entraal persoonsregister (CPR)</text:p>
          </table:table-cell>
          <table:table-cell table:style-name="ce9" office:value-type="string">
            <text:p>Mannen</text:p>
          </table:table-cell>
          <table:table-cell table:style-name="ce10" office:value="801" office:value-type="float">
            <text:p>8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 en Hunz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agte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alburg</text:p>
          </table:table-cell>
          <table:table-cell table:style-name="ce9" office:value-type="string">
            <text:p>Vrouwen</text:p>
          </table:table-cell>
          <table:table-cell table:style-name="ce10" office:value="4943" office:value-type="float">
            <text:p>49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lsmeer</text:p>
          </table:table-cell>
          <table:table-cell table:style-name="ce9" office:value-type="string">
            <text:p>Vrouwen</text:p>
          </table:table-cell>
          <table:table-cell table:style-name="ce10" office:value="10250" office:value-type="float">
            <text:p>102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lten</text:p>
          </table:table-cell>
          <table:table-cell table:style-name="ce9" office:value-type="string">
            <text:p>Vrouwen</text:p>
          </table:table-cell>
          <table:table-cell table:style-name="ce10" office:value="8870" office:value-type="float">
            <text:p>88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 Aar</text:p>
          </table:table-cell>
          <table:table-cell table:style-name="ce9" office:value-type="string">
            <text:p>Vrouwen</text:p>
          </table:table-cell>
          <table:table-cell table:style-name="ce10" office:value="4016" office:value-type="float">
            <text:p>40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rdenburg</text:p>
          </table:table-cell>
          <table:table-cell table:style-name="ce9" office:value-type="string">
            <text:p>Vrouwen</text:p>
          </table:table-cell>
          <table:table-cell table:style-name="ce10" office:value="1953" office:value-type="float">
            <text:p>19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rle-Rixtel</text:p>
          </table:table-cell>
          <table:table-cell table:style-name="ce9" office:value-type="string">
            <text:p>Vrouwen</text:p>
          </table:table-cell>
          <table:table-cell table:style-name="ce10" office:value="2742" office:value-type="float">
            <text:p>27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bbe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ben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coude</text:p>
          </table:table-cell>
          <table:table-cell table:style-name="ce9" office:value-type="string">
            <text:p>Vrouwen</text:p>
          </table:table-cell>
          <table:table-cell table:style-name="ce10" office:value="3881" office:value-type="float">
            <text:p>38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chtkarspelen</text:p>
          </table:table-cell>
          <table:table-cell table:style-name="ce9" office:value-type="string">
            <text:p>Vrouwen</text:p>
          </table:table-cell>
          <table:table-cell table:style-name="ce10" office:value="13182" office:value-type="float">
            <text:p>131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dorp</text:p>
          </table:table-cell>
          <table:table-cell table:style-name="ce9" office:value-type="string">
            <text:p>Vrouwen</text:p>
          </table:table-cell>
          <table:table-cell table:style-name="ce10" office:value="911" office:value-type="float">
            <text:p>9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duard</text:p>
          </table:table-cell>
          <table:table-cell table:style-name="ce9" office:value-type="string">
            <text:p>Vrouwen</text:p>
          </table:table-cell>
          <table:table-cell table:style-name="ce10" office:value="1397" office:value-type="float">
            <text:p>13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kersloot</text:p>
          </table:table-cell>
          <table:table-cell table:style-name="ce9" office:value-type="string">
            <text:p>Vrouwen</text:p>
          </table:table-cell>
          <table:table-cell table:style-name="ce10" office:value="2413" office:value-type="float">
            <text:p>24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blasserdam</text:p>
          </table:table-cell>
          <table:table-cell table:style-name="ce9" office:value-type="string">
            <text:p>Vrouwen</text:p>
          </table:table-cell>
          <table:table-cell table:style-name="ce10" office:value="8645" office:value-type="float">
            <text:p>86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brands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kemade</text:p>
          </table:table-cell>
          <table:table-cell table:style-name="ce9" office:value-type="string">
            <text:p>Vrouwen</text:p>
          </table:table-cell>
          <table:table-cell table:style-name="ce10" office:value="6210" office:value-type="float">
            <text:p>62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kmaar</text:p>
          </table:table-cell>
          <table:table-cell table:style-name="ce9" office:value-type="string">
            <text:p>Vrouwen</text:p>
          </table:table-cell>
          <table:table-cell table:style-name="ce10" office:value="37331" office:value-type="float">
            <text:p>373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lo</text:p>
          </table:table-cell>
          <table:table-cell table:style-name="ce9" office:value-type="string">
            <text:p>Vrouwen</text:p>
          </table:table-cell>
          <table:table-cell table:style-name="ce10" office:value="32438" office:value-type="float">
            <text:p>324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r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m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phen aan den Rijn</text:p>
          </table:table-cell>
          <table:table-cell table:style-name="ce9" office:value-type="string">
            <text:p>Vrouwen</text:p>
          </table:table-cell>
          <table:table-cell table:style-name="ce10" office:value="26363" office:value-type="float">
            <text:p>263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phen en Riel</text:p>
          </table:table-cell>
          <table:table-cell table:style-name="ce9" office:value-type="string">
            <text:p>Vrouwen</text:p>
          </table:table-cell>
          <table:table-cell table:style-name="ce10" office:value="2743" office:value-type="float">
            <text:p>27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phen-Cha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bt Delden</text:p>
          </table:table-cell>
          <table:table-cell table:style-name="ce9" office:value-type="string">
            <text:p>Vrouwen</text:p>
          </table:table-cell>
          <table:table-cell table:style-name="ce10" office:value="2595" office:value-type="float">
            <text:p>25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bt Montfo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by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eide</text:p>
          </table:table-cell>
          <table:table-cell table:style-name="ce9" office:value-type="string">
            <text:p>Vrouwen</text:p>
          </table:table-cell>
          <table:table-cell table:style-name="ce10" office:value="1435" office:value-type="float">
            <text:p>14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land</text:p>
          </table:table-cell>
          <table:table-cell table:style-name="ce9" office:value-type="string">
            <text:p>Vrouwen</text:p>
          </table:table-cell>
          <table:table-cell table:style-name="ce10" office:value="1539" office:value-type="float">
            <text:p>15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rongen</text:p>
          </table:table-cell>
          <table:table-cell table:style-name="ce9" office:value-type="string">
            <text:p>Vrouwen</text:p>
          </table:table-cell>
          <table:table-cell table:style-name="ce10" office:value="3284" office:value-type="float">
            <text:p>32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rsfoort</text:p>
          </table:table-cell>
          <table:table-cell table:style-name="ce9" office:value-type="string">
            <text:p>Vrouwen</text:p>
          </table:table-cell>
          <table:table-cell table:style-name="ce10" office:value="45512" office:value-type="float">
            <text:p>455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merstol</text:p>
          </table:table-cell>
          <table:table-cell table:style-name="ce9" office:value-type="string">
            <text:p>Vrouwen</text:p>
          </table:table-cell>
          <table:table-cell table:style-name="ce10" office:value="797" office:value-type="float">
            <text:p>7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merzoden</text:p>
          </table:table-cell>
          <table:table-cell table:style-name="ce9" office:value-type="string">
            <text:p>Vrouwen</text:p>
          </table:table-cell>
          <table:table-cell table:style-name="ce10" office:value="1975" office:value-type="float">
            <text:p>19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lveen</text:p>
          </table:table-cell>
          <table:table-cell table:style-name="ce9" office:value-type="string">
            <text:p>Vrouwen</text:p>
          </table:table-cell>
          <table:table-cell table:style-name="ce10" office:value="35873" office:value-type="float">
            <text:p>358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nrade</text:p>
          </table:table-cell>
          <table:table-cell table:style-name="ce9" office:value-type="string">
            <text:p>Vrouwen</text:p>
          </table:table-cell>
          <table:table-cell table:style-name="ce10" office:value="1683" office:value-type="float">
            <text:p>16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rdam</text:p>
          </table:table-cell>
          <table:table-cell table:style-name="ce9" office:value-type="string">
            <text:p>Vrouwen</text:p>
          </table:table-cell>
          <table:table-cell table:style-name="ce10" office:value="367706" office:value-type="float">
            <text:p>3677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d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dijk</text:p>
          </table:table-cell>
          <table:table-cell table:style-name="ce9" office:value-type="string">
            <text:p>Vrouwen</text:p>
          </table:table-cell>
          <table:table-cell table:style-name="ce10" office:value="2765" office:value-type="float">
            <text:p>27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gerlo</text:p>
          </table:table-cell>
          <table:table-cell table:style-name="ce9" office:value-type="string">
            <text:p>Vrouwen</text:p>
          </table:table-cell>
          <table:table-cell table:style-name="ce10" office:value="2227" office:value-type="float">
            <text:p>22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ke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loo</text:p>
          </table:table-cell>
          <table:table-cell table:style-name="ce9" office:value-type="string">
            <text:p>Vrouwen</text:p>
          </table:table-cell>
          <table:table-cell table:style-name="ce10" office:value="3326" office:value-type="float">
            <text:p>33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na Paulowna</text:p>
          </table:table-cell>
          <table:table-cell table:style-name="ce9" office:value-type="string">
            <text:p>Vrouwen</text:p>
          </table:table-cell>
          <table:table-cell table:style-name="ce10" office:value="4932" office:value-type="float">
            <text:p>49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eldoorn</text:p>
          </table:table-cell>
          <table:table-cell table:style-name="ce9" office:value-type="string">
            <text:p>Vrouwen</text:p>
          </table:table-cell>
          <table:table-cell table:style-name="ce10" office:value="71433" office:value-type="float">
            <text:p>714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peltern</text:p>
          </table:table-cell>
          <table:table-cell table:style-name="ce9" office:value-type="string">
            <text:p>Vrouwen</text:p>
          </table:table-cell>
          <table:table-cell table:style-name="ce10" office:value="1948" office:value-type="float">
            <text:p>19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pingedam</text:p>
          </table:table-cell>
          <table:table-cell table:style-name="ce9" office:value-type="string">
            <text:p>Vrouwen</text:p>
          </table:table-cell>
          <table:table-cell table:style-name="ce10" office:value="6577" office:value-type="float">
            <text:p>65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cen en Velden</text:p>
          </table:table-cell>
          <table:table-cell table:style-name="ce9" office:value-type="string">
            <text:p>Vrouwen</text:p>
          </table:table-cell>
          <table:table-cell table:style-name="ce10" office:value="3999" office:value-type="float">
            <text:p>39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kel</text:p>
          </table:table-cell>
          <table:table-cell table:style-name="ce9" office:value-type="string">
            <text:p>Vrouwen</text:p>
          </table:table-cell>
          <table:table-cell table:style-name="ce10" office:value="1522" office:value-type="float">
            <text:p>15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nemuiden</text:p>
          </table:table-cell>
          <table:table-cell table:style-name="ce9" office:value-type="string">
            <text:p>Vrouwen</text:p>
          </table:table-cell>
          <table:table-cell table:style-name="ce10" office:value="1935" office:value-type="float">
            <text:p>19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nhem</text:p>
          </table:table-cell>
          <table:table-cell table:style-name="ce9" office:value-type="string">
            <text:p>Vrouwen</text:p>
          </table:table-cell>
          <table:table-cell table:style-name="ce10" office:value="66873" office:value-type="float">
            <text:p>668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peren</text:p>
          </table:table-cell>
          <table:table-cell table:style-name="ce9" office:value-type="string">
            <text:p>Vrouwen</text:p>
          </table:table-cell>
          <table:table-cell table:style-name="ce10" office:value="1356" office:value-type="float">
            <text:p>13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sen</text:p>
          </table:table-cell>
          <table:table-cell table:style-name="ce9" office:value-type="string">
            <text:p>Vrouwen</text:p>
          </table:table-cell>
          <table:table-cell table:style-name="ce10" office:value="23419" office:value-type="float">
            <text:p>234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sendelf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sten</text:p>
          </table:table-cell>
          <table:table-cell table:style-name="ce9" office:value-type="string">
            <text:p>Vrouwen</text:p>
          </table:table-cell>
          <table:table-cell table:style-name="ce10" office:value="6910" office:value-type="float">
            <text:p>69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venh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vereest</text:p>
          </table:table-cell>
          <table:table-cell table:style-name="ce9" office:value-type="string">
            <text:p>Vrouwen</text:p>
          </table:table-cell>
          <table:table-cell table:style-name="ce10" office:value="6779" office:value-type="float">
            <text:p>67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xel</text:p>
          </table:table-cell>
          <table:table-cell table:style-name="ce9" office:value-type="string">
            <text:p>Vrouwen</text:p>
          </table:table-cell>
          <table:table-cell table:style-name="ce10" office:value="5840" office:value-type="float">
            <text:p>58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deradeel</text:p>
          </table:table-cell>
          <table:table-cell table:style-name="ce9" office:value-type="string">
            <text:p>Vrouwen</text:p>
          </table:table-cell>
          <table:table-cell table:style-name="ce10" office:value="2453" office:value-type="float">
            <text:p>24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arle-Nassau</text:p>
          </table:table-cell>
          <table:table-cell table:style-name="ce9" office:value-type="string">
            <text:p>Vrouwen</text:p>
          </table:table-cell>
          <table:table-cell table:style-name="ce10" office:value="2791" office:value-type="float">
            <text:p>27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n</text:p>
          </table:table-cell>
          <table:table-cell table:style-name="ce9" office:value-type="string">
            <text:p>Vrouwen</text:p>
          </table:table-cell>
          <table:table-cell table:style-name="ce10" office:value="12952" office:value-type="float">
            <text:p>129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exem</text:p>
          </table:table-cell>
          <table:table-cell table:style-name="ce9" office:value-type="string">
            <text:p>Vrouwen</text:p>
          </table:table-cell>
          <table:table-cell table:style-name="ce10" office:value="1158" office:value-type="float">
            <text:p>11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flo</text:p>
          </table:table-cell>
          <table:table-cell table:style-name="ce9" office:value-type="string">
            <text:p>Vrouwen</text:p>
          </table:table-cell>
          <table:table-cell table:style-name="ce10" office:value="1404" office:value-type="float">
            <text:p>14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kel en Milheeze</text:p>
          </table:table-cell>
          <table:table-cell table:style-name="ce9" office:value-type="string">
            <text:p>Vrouwen</text:p>
          </table:table-cell>
          <table:table-cell table:style-name="ce10" office:value="3685" office:value-type="float">
            <text:p>36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ng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endrecht</text:p>
          </table:table-cell>
          <table:table-cell table:style-name="ce9" office:value-type="string">
            <text:p>Vrouwen</text:p>
          </table:table-cell>
          <table:table-cell table:style-name="ce10" office:value="8574" office:value-type="float">
            <text:p>85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neveld</text:p>
          </table:table-cell>
          <table:table-cell table:style-name="ce9" office:value-type="string">
            <text:p>Vrouwen</text:p>
          </table:table-cell>
          <table:table-cell table:style-name="ce10" office:value="18340" office:value-type="float">
            <text:p>183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radeel</text:p>
          </table:table-cell>
          <table:table-cell table:style-name="ce9" office:value-type="string">
            <text:p>Vrouwen</text:p>
          </table:table-cell>
          <table:table-cell table:style-name="ce10" office:value="3311" office:value-type="float">
            <text:p>33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singerhorn</text:p>
          </table:table-cell>
          <table:table-cell table:style-name="ce9" office:value-type="string">
            <text:p>Vrouwen</text:p>
          </table:table-cell>
          <table:table-cell table:style-name="ce10" office:value="1841" office:value-type="float">
            <text:p>18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woutswaar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tenburg</text:p>
          </table:table-cell>
          <table:table-cell table:style-name="ce9" office:value-type="string">
            <text:p>Vrouwen</text:p>
          </table:table-cell>
          <table:table-cell table:style-name="ce10" office:value="305" office:value-type="float">
            <text:p>3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thmen</text:p>
          </table:table-cell>
          <table:table-cell table:style-name="ce9" office:value-type="string">
            <text:p>Vrouwen</text:p>
          </table:table-cell>
          <table:table-cell table:style-name="ce10" office:value="2489" office:value-type="float">
            <text:p>24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dum</text:p>
          </table:table-cell>
          <table:table-cell table:style-name="ce9" office:value-type="string">
            <text:p>Vrouwen</text:p>
          </table:table-cell>
          <table:table-cell table:style-name="ce10" office:value="4885" office:value-type="float">
            <text:p>48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gden</text:p>
          </table:table-cell>
          <table:table-cell table:style-name="ce9" office:value-type="string">
            <text:p>Vrouwen</text:p>
          </table:table-cell>
          <table:table-cell table:style-name="ce10" office:value="832" office:value-type="float">
            <text:p>8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k (L.)</text:p>
          </table:table-cell>
          <table:table-cell table:style-name="ce9" office:value-type="string">
            <text:p>Vrouwen</text:p>
          </table:table-cell>
          <table:table-cell table:style-name="ce10" office:value="6308" office:value-type="float">
            <text:p>63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k en Donk</text:p>
          </table:table-cell>
          <table:table-cell table:style-name="ce9" office:value-type="string">
            <text:p>Vrouwen</text:p>
          </table:table-cell>
          <table:table-cell table:style-name="ce10" office:value="4215" office:value-type="float">
            <text:p>42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mster</text:p>
          </table:table-cell>
          <table:table-cell table:style-name="ce9" office:value-type="string">
            <text:p>Vrouwen</text:p>
          </table:table-cell>
          <table:table-cell table:style-name="ce10" office:value="3822" office:value-type="float">
            <text:p>38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rs</text:p>
          </table:table-cell>
          <table:table-cell table:style-name="ce9" office:value-type="string">
            <text:p>Vrouwen</text:p>
          </table:table-cell>
          <table:table-cell table:style-name="ce10" office:value="1410" office:value-type="float">
            <text:p>14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rta</text:p>
          </table:table-cell>
          <table:table-cell table:style-name="ce9" office:value-type="string">
            <text:p>Vrouwen</text:p>
          </table:table-cell>
          <table:table-cell table:style-name="ce10" office:value="1525" office:value-type="float">
            <text:p>15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s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sel</text:p>
          </table:table-cell>
          <table:table-cell table:style-name="ce9" office:value-type="string">
            <text:p>Vrouwen</text:p>
          </table:table-cell>
          <table:table-cell table:style-name="ce10" office:value="5640" office:value-type="float">
            <text:p>56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t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ilen</text:p>
          </table:table-cell>
          <table:table-cell table:style-name="ce9" office:value-type="string">
            <text:p>Vrouwen</text:p>
          </table:table-cell>
          <table:table-cell table:style-name="ce10" office:value="6525" office:value-type="float">
            <text:p>65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feld</text:p>
          </table:table-cell>
          <table:table-cell table:style-name="ce9" office:value-type="string">
            <text:p>Vrouwen</text:p>
          </table:table-cell>
          <table:table-cell table:style-name="ce10" office:value="2347" office:value-type="float">
            <text:p>23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lingwedde</text:p>
          </table:table-cell>
          <table:table-cell table:style-name="ce9" office:value-type="string">
            <text:p>Vrouwen</text:p>
          </table:table-cell>
          <table:table-cell table:style-name="ce10" office:value="4744" office:value-type="float">
            <text:p>47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lingwo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melen</text:p>
          </table:table-cell>
          <table:table-cell table:style-name="ce9" office:value-type="string">
            <text:p>Vrouwen</text:p>
          </table:table-cell>
          <table:table-cell table:style-name="ce10" office:value="179" office:value-type="float">
            <text:p>1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mmel</text:p>
          </table:table-cell>
          <table:table-cell table:style-name="ce9" office:value-type="string">
            <text:p>Vrouwen</text:p>
          </table:table-cell>
          <table:table-cell table:style-name="ce10" office:value="7243" office:value-type="float">
            <text:p>72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nebroek</text:p>
          </table:table-cell>
          <table:table-cell table:style-name="ce9" office:value-type="string">
            <text:p>Vrouwen</text:p>
          </table:table-cell>
          <table:table-cell table:style-name="ce10" office:value="2992" office:value-type="float">
            <text:p>29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schop</text:p>
          </table:table-cell>
          <table:table-cell table:style-name="ce9" office:value-type="string">
            <text:p>Vrouwen</text:p>
          </table:table-cell>
          <table:table-cell table:style-name="ce10" office:value="1589" office:value-type="float">
            <text:p>15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thuizen</text:p>
          </table:table-cell>
          <table:table-cell table:style-name="ce9" office:value-type="string">
            <text:p>Vrouwen</text:p>
          </table:table-cell>
          <table:table-cell table:style-name="ce10" office:value="1481" office:value-type="float">
            <text:p>14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 en D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 en Terblijt</text:p>
          </table:table-cell>
          <table:table-cell table:style-name="ce9" office:value-type="string">
            <text:p>Vrouwen</text:p>
          </table:table-cell>
          <table:table-cell table:style-name="ce10" office:value="2097" office:value-type="float">
            <text:p>20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ambacht</text:p>
          </table:table-cell>
          <table:table-cell table:style-name="ce9" office:value-type="string">
            <text:p>Vrouwen</text:p>
          </table:table-cell>
          <table:table-cell table:style-name="ce10" office:value="2711" office:value-type="float">
            <text:p>27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en (L.)</text:p>
          </table:table-cell>
          <table:table-cell table:style-name="ce9" office:value-type="string">
            <text:p>Vrouwen</text:p>
          </table:table-cell>
          <table:table-cell table:style-name="ce10" office:value="6329" office:value-type="float">
            <text:p>63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(NH.)</text:p>
          </table:table-cell>
          <table:table-cell table:style-name="ce9" office:value-type="string">
            <text:p>Vrouwen</text:p>
          </table:table-cell>
          <table:table-cell table:style-name="ce10" office:value="7591" office:value-type="float">
            <text:p>75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op Zoom</text:p>
          </table:table-cell>
          <table:table-cell table:style-name="ce9" office:value-type="string">
            <text:p>Vrouwen</text:p>
          </table:table-cell>
          <table:table-cell table:style-name="ce10" office:value="22534" office:value-type="float">
            <text:p>225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yk</text:p>
          </table:table-cell>
          <table:table-cell table:style-name="ce9" office:value-type="string">
            <text:p>Vrouwen</text:p>
          </table:table-cell>
          <table:table-cell table:style-name="ce10" office:value="4690" office:value-type="float">
            <text:p>46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h</text:p>
          </table:table-cell>
          <table:table-cell table:style-name="ce9" office:value-type="string">
            <text:p>Vrouwen</text:p>
          </table:table-cell>
          <table:table-cell table:style-name="ce10" office:value="9076" office:value-type="float">
            <text:p>90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haren</text:p>
          </table:table-cell>
          <table:table-cell table:style-name="ce9" office:value-type="string">
            <text:p>Vrouwen</text:p>
          </table:table-cell>
          <table:table-cell table:style-name="ce10" office:value="1187" office:value-type="float">
            <text:p>11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hem</text:p>
          </table:table-cell>
          <table:table-cell table:style-name="ce9" office:value-type="string">
            <text:p>Vrouwen</text:p>
          </table:table-cell>
          <table:table-cell table:style-name="ce10" office:value="2603" office:value-type="float">
            <text:p>26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schenhoek</text:p>
          </table:table-cell>
          <table:table-cell table:style-name="ce9" office:value-type="string">
            <text:p>Vrouwen</text:p>
          </table:table-cell>
          <table:table-cell table:style-name="ce10" office:value="3481" office:value-type="float">
            <text:p>34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 en Rodenrijs</text:p>
          </table:table-cell>
          <table:table-cell table:style-name="ce9" office:value-type="string">
            <text:p>Vrouwen</text:p>
          </table:table-cell>
          <table:table-cell table:style-name="ce10" office:value="7031" office:value-type="float">
            <text:p>70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-Enschot</text:p>
          </table:table-cell>
          <table:table-cell table:style-name="ce9" office:value-type="string">
            <text:p>Vrouwen</text:p>
          </table:table-cell>
          <table:table-cell table:style-name="ce10" office:value="4963" office:value-type="float">
            <text:p>49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enwoude</text:p>
          </table:table-cell>
          <table:table-cell table:style-name="ce9" office:value-type="string">
            <text:p>Vrouwen</text:p>
          </table:table-cell>
          <table:table-cell table:style-name="ce10" office:value="722" office:value-type="float">
            <text:p>7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licum</text:p>
          </table:table-cell>
          <table:table-cell table:style-name="ce9" office:value-type="string">
            <text:p>Vrouwen</text:p>
          </table:table-cell>
          <table:table-cell table:style-name="ce10" office:value="4079" office:value-type="float">
            <text:p>40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nhez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nisse</text:p>
          </table:table-cell>
          <table:table-cell table:style-name="ce9" office:value-type="string">
            <text:p>Vrouwen</text:p>
          </table:table-cell>
          <table:table-cell table:style-name="ce10" office:value="6036" office:value-type="float">
            <text:p>60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st</text:p>
          </table:table-cell>
          <table:table-cell table:style-name="ce9" office:value-type="string">
            <text:p>Vrouwen</text:p>
          </table:table-cell>
          <table:table-cell table:style-name="ce10" office:value="9297" office:value-type="float">
            <text:p>92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ningen</text:p>
          </table:table-cell>
          <table:table-cell table:style-name="ce9" office:value-type="string">
            <text:p>Vrouwen</text:p>
          </table:table-cell>
          <table:table-cell table:style-name="ce10" office:value="7427" office:value-type="float">
            <text:p>74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sic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verwijk</text:p>
          </table:table-cell>
          <table:table-cell table:style-name="ce9" office:value-type="string">
            <text:p>Vrouwen</text:p>
          </table:table-cell>
          <table:table-cell table:style-name="ce10" office:value="18021" office:value-type="float">
            <text:p>180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erum</text:p>
          </table:table-cell>
          <table:table-cell table:style-name="ce9" office:value-type="string">
            <text:p>Vrouwen</text:p>
          </table:table-cell>
          <table:table-cell table:style-name="ce10" office:value="2103" office:value-type="float">
            <text:p>21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er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gge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t Bildt</text:p>
          </table:table-cell>
          <table:table-cell table:style-name="ce9" office:value-type="string">
            <text:p>Vrouwen</text:p>
          </table:table-cell>
          <table:table-cell table:style-name="ce10" office:value="4212" office:value-type="float">
            <text:p>42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Bilt</text:p>
          </table:table-cell>
          <table:table-cell table:style-name="ce9" office:value-type="string">
            <text:p>Vrouwen</text:p>
          </table:table-cell>
          <table:table-cell table:style-name="ce10" office:value="17067" office:value-type="float">
            <text:p>170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ngelrade</text:p>
          </table:table-cell>
          <table:table-cell table:style-name="ce9" office:value-type="string">
            <text:p>Vrouwen</text:p>
          </table:table-cell>
          <table:table-cell table:style-name="ce10" office:value="424" office:value-type="float">
            <text:p>4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nnenma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d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del en Netersel</text:p>
          </table:table-cell>
          <table:table-cell table:style-name="ce9" office:value-type="string">
            <text:p>Vrouwen</text:p>
          </table:table-cell>
          <table:table-cell table:style-name="ce10" office:value="4637" office:value-type="float">
            <text:p>46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ankenh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ricum</text:p>
          </table:table-cell>
          <table:table-cell table:style-name="ce9" office:value-type="string">
            <text:p>Vrouwen</text:p>
          </table:table-cell>
          <table:table-cell table:style-name="ce10" office:value="5828" office:value-type="float">
            <text:p>58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eiswijk</text:p>
          </table:table-cell>
          <table:table-cell table:style-name="ce9" office:value-type="string">
            <text:p>Vrouwen</text:p>
          </table:table-cell>
          <table:table-cell table:style-name="ce10" office:value="3932" office:value-type="float">
            <text:p>39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eskensgraaf en Hofwege</text:p>
          </table:table-cell>
          <table:table-cell table:style-name="ce9" office:value-type="string">
            <text:p>Vrouwen</text:p>
          </table:table-cell>
          <table:table-cell table:style-name="ce10" office:value="1181" office:value-type="float">
            <text:p>11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oemendaal</text:p>
          </table:table-cell>
          <table:table-cell table:style-name="ce9" office:value-type="string">
            <text:p>Vrouwen</text:p>
          </table:table-cell>
          <table:table-cell table:style-name="ce10" office:value="9666" office:value-type="float">
            <text:p>96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okk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okzij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arnsterhi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choltz</text:p>
          </table:table-cell>
          <table:table-cell table:style-name="ce9" office:value-type="string">
            <text:p>Vrouwen</text:p>
          </table:table-cell>
          <table:table-cell table:style-name="ce10" office:value="2714" office:value-type="float">
            <text:p>27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degraven</text:p>
          </table:table-cell>
          <table:table-cell table:style-name="ce9" office:value-type="string">
            <text:p>Vrouwen</text:p>
          </table:table-cell>
          <table:table-cell table:style-name="ce10" office:value="8389" office:value-type="float">
            <text:p>83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degraven-Reeu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ekel</text:p>
          </table:table-cell>
          <table:table-cell table:style-name="ce9" office:value-type="string">
            <text:p>Vrouwen</text:p>
          </table:table-cell>
          <table:table-cell table:style-name="ce10" office:value="4044" office:value-type="float">
            <text:p>40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n Boer</text:p>
          </table:table-cell>
          <table:table-cell table:style-name="ce9" office:value-type="string">
            <text:p>Vrouwen</text:p>
          </table:table-cell>
          <table:table-cell table:style-name="ce10" office:value="3317" office:value-type="float">
            <text:p>33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lsward</text:p>
          </table:table-cell>
          <table:table-cell table:style-name="ce9" office:value-type="string">
            <text:p>Vrouwen</text:p>
          </table:table-cell>
          <table:table-cell table:style-name="ce10" office:value="5039" office:value-type="float">
            <text:p>50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Bomm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ornster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culo</text:p>
          </table:table-cell>
          <table:table-cell table:style-name="ce9" office:value-type="string">
            <text:p>Vrouwen</text:p>
          </table:table-cell>
          <table:table-cell table:style-name="ce10" office:value="4931" office:value-type="float">
            <text:p>49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ger</text:p>
          </table:table-cell>
          <table:table-cell table:style-name="ce9" office:value-type="string">
            <text:p>Vrouwen</text:p>
          </table:table-cell>
          <table:table-cell table:style-name="ce10" office:value="6069" office:value-type="float">
            <text:p>60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ger-Odo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gha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n</text:p>
          </table:table-cell>
          <table:table-cell table:style-name="ce9" office:value-type="string">
            <text:p>Vrouwen</text:p>
          </table:table-cell>
          <table:table-cell table:style-name="ce10" office:value="4016" office:value-type="float">
            <text:p>40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ne</text:p>
          </table:table-cell>
          <table:table-cell table:style-name="ce9" office:value-type="string">
            <text:p>Vrouwen</text:p>
          </table:table-cell>
          <table:table-cell table:style-name="ce10" office:value="9450" office:value-type="float">
            <text:p>94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ele</text:p>
          </table:table-cell>
          <table:table-cell table:style-name="ce9" office:value-type="string">
            <text:p>Vrouwen</text:p>
          </table:table-cell>
          <table:table-cell table:style-name="ce10" office:value="9196" office:value-type="float">
            <text:p>91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se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skoop</text:p>
          </table:table-cell>
          <table:table-cell table:style-name="ce9" office:value-type="string">
            <text:p>Vrouwen</text:p>
          </table:table-cell>
          <table:table-cell table:style-name="ce10" office:value="6788" office:value-type="float">
            <text:p>67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venka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xmeer</text:p>
          </table:table-cell>
          <table:table-cell table:style-name="ce9" office:value-type="string">
            <text:p>Vrouwen</text:p>
          </table:table-cell>
          <table:table-cell table:style-name="ce10" office:value="7096" office:value-type="float">
            <text:p>70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xtel</text:p>
          </table:table-cell>
          <table:table-cell table:style-name="ce9" office:value-type="string">
            <text:p>Vrouwen</text:p>
          </table:table-cell>
          <table:table-cell table:style-name="ce10" office:value="11952" office:value-type="float">
            <text:p>119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akel</text:p>
          </table:table-cell>
          <table:table-cell table:style-name="ce9" office:value-type="string">
            <text:p>Vrouwen</text:p>
          </table:table-cell>
          <table:table-cell table:style-name="ce10" office:value="2970" office:value-type="float">
            <text:p>29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andwijk</text:p>
          </table:table-cell>
          <table:table-cell table:style-name="ce9" office:value-type="string">
            <text:p>Vrouwen</text:p>
          </table:table-cell>
          <table:table-cell table:style-name="ce10" office:value="550" office:value-type="float">
            <text:p>5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da</text:p>
          </table:table-cell>
          <table:table-cell table:style-name="ce9" office:value-type="string">
            <text:p>Vrouwen</text:p>
          </table:table-cell>
          <table:table-cell table:style-name="ce10" office:value="60149" office:value-type="float">
            <text:p>601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derwiede</text:p>
          </table:table-cell>
          <table:table-cell table:style-name="ce9" office:value-type="string">
            <text:p>Vrouwen</text:p>
          </table:table-cell>
          <table:table-cell table:style-name="ce10" office:value="5828" office:value-type="float">
            <text:p>58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ske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ukelen</text:p>
          </table:table-cell>
          <table:table-cell table:style-name="ce9" office:value-type="string">
            <text:p>Vrouwen</text:p>
          </table:table-cell>
          <table:table-cell table:style-name="ce10" office:value="5137" office:value-type="float">
            <text:p>51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ielle</text:p>
          </table:table-cell>
          <table:table-cell table:style-name="ce9" office:value-type="string">
            <text:p>Vrouwen</text:p>
          </table:table-cell>
          <table:table-cell table:style-name="ce10" office:value="7611" office:value-type="float">
            <text:p>76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ek in Waterland</text:p>
          </table:table-cell>
          <table:table-cell table:style-name="ce9" office:value-type="string">
            <text:p>Vrouwen</text:p>
          </table:table-cell>
          <table:table-cell table:style-name="ce10" office:value="1286" office:value-type="float">
            <text:p>12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ekhuizen</text:p>
          </table:table-cell>
          <table:table-cell table:style-name="ce9" office:value-type="string">
            <text:p>Vrouwen</text:p>
          </table:table-cell>
          <table:table-cell table:style-name="ce10" office:value="823" office:value-type="float">
            <text:p>8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nckhors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ouwershaven</text:p>
          </table:table-cell>
          <table:table-cell table:style-name="ce9" office:value-type="string">
            <text:p>Vrouwen</text:p>
          </table:table-cell>
          <table:table-cell table:style-name="ce10" office:value="1746" office:value-type="float">
            <text:p>17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inisse</text:p>
          </table:table-cell>
          <table:table-cell table:style-name="ce9" office:value-type="string">
            <text:p>Vrouwen</text:p>
          </table:table-cell>
          <table:table-cell table:style-name="ce10" office:value="1581" office:value-type="float">
            <text:p>15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mmen</text:p>
          </table:table-cell>
          <table:table-cell table:style-name="ce9" office:value-type="string">
            <text:p>Vrouwen</text:p>
          </table:table-cell>
          <table:table-cell table:style-name="ce10" office:value="10161" office:value-type="float">
            <text:p>101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nssum</text:p>
          </table:table-cell>
          <table:table-cell table:style-name="ce9" office:value-type="string">
            <text:p>Vrouwen</text:p>
          </table:table-cell>
          <table:table-cell table:style-name="ce10" office:value="13271" office:value-type="float">
            <text:p>132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del</text:p>
          </table:table-cell>
          <table:table-cell table:style-name="ce9" office:value-type="string">
            <text:p>Vrouwen</text:p>
          </table:table-cell>
          <table:table-cell table:style-name="ce10" office:value="5657" office:value-type="float">
            <text:p>56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de</text:p>
          </table:table-cell>
          <table:table-cell table:style-name="ce9" office:value-type="string">
            <text:p>Vrouwen</text:p>
          </table:table-cell>
          <table:table-cell table:style-name="ce10" office:value="2334" office:value-type="float">
            <text:p>23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nik</text:p>
          </table:table-cell>
          <table:table-cell table:style-name="ce9" office:value-type="string">
            <text:p>Vrouwen</text:p>
          </table:table-cell>
          <table:table-cell table:style-name="ce10" office:value="6832" office:value-type="float">
            <text:p>68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schoten</text:p>
          </table:table-cell>
          <table:table-cell table:style-name="ce9" office:value-type="string">
            <text:p>Vrouwen</text:p>
          </table:table-cell>
          <table:table-cell table:style-name="ce10" office:value="8595" office:value-type="float">
            <text:p>85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en</text:p>
          </table:table-cell>
          <table:table-cell table:style-name="ce9" office:value-type="string">
            <text:p>Vrouwen</text:p>
          </table:table-cell>
          <table:table-cell table:style-name="ce10" office:value="4439" office:value-type="float">
            <text:p>44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g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ssum</text:p>
          </table:table-cell>
          <table:table-cell table:style-name="ce9" office:value-type="string">
            <text:p>Vrouwen</text:p>
          </table:table-cell>
          <table:table-cell table:style-name="ce10" office:value="18551" office:value-type="float">
            <text:p>185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urmal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dier en Keer</text:p>
          </table:table-cell>
          <table:table-cell table:style-name="ce9" office:value-type="string">
            <text:p>Vrouwen</text:p>
          </table:table-cell>
          <table:table-cell table:style-name="ce10" office:value="1838" office:value-type="float">
            <text:p>18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dz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llantsoog</text:p>
          </table:table-cell>
          <table:table-cell table:style-name="ce9" office:value-type="string">
            <text:p>Vrouwen</text:p>
          </table:table-cell>
          <table:table-cell table:style-name="ce10" office:value="1357" office:value-type="float">
            <text:p>13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pelle aan den IJssel</text:p>
          </table:table-cell>
          <table:table-cell table:style-name="ce9" office:value-type="string">
            <text:p>Vrouwen</text:p>
          </table:table-cell>
          <table:table-cell table:style-name="ce10" office:value="22357" office:value-type="float">
            <text:p>223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stricum</text:p>
          </table:table-cell>
          <table:table-cell table:style-name="ce9" office:value-type="string">
            <text:p>Vrouwen</text:p>
          </table:table-cell>
          <table:table-cell table:style-name="ce10" office:value="11422" office:value-type="float">
            <text:p>114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haam</text:p>
          </table:table-cell>
          <table:table-cell table:style-name="ce9" office:value-type="string">
            <text:p>Vrouwen</text:p>
          </table:table-cell>
          <table:table-cell table:style-name="ce10" office:value="1703" office:value-type="float">
            <text:p>17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li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oevorden</text:p>
          </table:table-cell>
          <table:table-cell table:style-name="ce9" office:value-type="string">
            <text:p>Vrouwen</text:p>
          </table:table-cell>
          <table:table-cell table:style-name="ce10" office:value="6958" office:value-type="float">
            <text:p>69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othen</text:p>
          </table:table-cell>
          <table:table-cell table:style-name="ce9" office:value-type="string">
            <text:p>Vrouwen</text:p>
          </table:table-cell>
          <table:table-cell table:style-name="ce10" office:value="1113" office:value-type="float">
            <text:p>11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ranendonc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romstrij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u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uijk en Sint Agatha</text:p>
          </table:table-cell>
          <table:table-cell table:style-name="ce9" office:value-type="string">
            <text:p>Vrouwen</text:p>
          </table:table-cell>
          <table:table-cell table:style-name="ce10" office:value="8044" office:value-type="float">
            <text:p>80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ulemborg</text:p>
          </table:table-cell>
          <table:table-cell table:style-name="ce9" office:value-type="string">
            <text:p>Vrouwen</text:p>
          </table:table-cell>
          <table:table-cell table:style-name="ce10" office:value="9557" office:value-type="float">
            <text:p>95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len</text:p>
          </table:table-cell>
          <table:table-cell table:style-name="ce9" office:value-type="string">
            <text:p>Vrouwen</text:p>
          </table:table-cell>
          <table:table-cell table:style-name="ce10" office:value="2661" office:value-type="float">
            <text:p>26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lfsen</text:p>
          </table:table-cell>
          <table:table-cell table:style-name="ce9" office:value-type="string">
            <text:p>Vrouwen</text:p>
          </table:table-cell>
          <table:table-cell table:style-name="ce10" office:value="7165" office:value-type="float">
            <text:p>71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ntumadeel</text:p>
          </table:table-cell>
          <table:table-cell table:style-name="ce9" office:value-type="string">
            <text:p>Vrouwen</text:p>
          </table:table-cell>
          <table:table-cell table:style-name="ce10" office:value="9485" office:value-type="float">
            <text:p>94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ntum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i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lft</text:p>
          </table:table-cell>
          <table:table-cell table:style-name="ce9" office:value-type="string">
            <text:p>Vrouwen</text:p>
          </table:table-cell>
          <table:table-cell table:style-name="ce10" office:value="41165" office:value-type="float">
            <text:p>411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lfzijl</text:p>
          </table:table-cell>
          <table:table-cell table:style-name="ce9" office:value-type="string">
            <text:p>Vrouwen</text:p>
          </table:table-cell>
          <table:table-cell table:style-name="ce10" office:value="12619" office:value-type="float">
            <text:p>126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ekamp</text:p>
          </table:table-cell>
          <table:table-cell table:style-name="ce9" office:value-type="string">
            <text:p>Vrouwen</text:p>
          </table:table-cell>
          <table:table-cell table:style-name="ce10" office:value="5996" office:value-type="float">
            <text:p>59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urne</text:p>
          </table:table-cell>
          <table:table-cell table:style-name="ce9" office:value-type="string">
            <text:p>Vrouwen</text:p>
          </table:table-cell>
          <table:table-cell table:style-name="ce10" office:value="13698" office:value-type="float">
            <text:p>136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venter</text:p>
          </table:table-cell>
          <table:table-cell table:style-name="ce9" office:value-type="string">
            <text:p>Vrouwen</text:p>
          </table:table-cell>
          <table:table-cell table:style-name="ce10" office:value="33336" office:value-type="float">
            <text:p>333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dam</text:p>
          </table:table-cell>
          <table:table-cell table:style-name="ce9" office:value-type="string">
            <text:p>Vrouwen</text:p>
          </table:table-cell>
          <table:table-cell table:style-name="ce10" office:value="7442" office:value-type="float">
            <text:p>74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men</text:p>
          </table:table-cell>
          <table:table-cell table:style-name="ce9" office:value-type="string">
            <text:p>Vrouwen</text:p>
          </table:table-cell>
          <table:table-cell table:style-name="ce10" office:value="7374" office:value-type="float">
            <text:p>73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penheim</text:p>
          </table:table-cell>
          <table:table-cell table:style-name="ce9" office:value-type="string">
            <text:p>Vrouwen</text:p>
          </table:table-cell>
          <table:table-cell table:style-name="ce10" office:value="1294" office:value-type="float">
            <text:p>12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penveen</text:p>
          </table:table-cell>
          <table:table-cell table:style-name="ce9" office:value-type="string">
            <text:p>Vrouwen</text:p>
          </table:table-cell>
          <table:table-cell table:style-name="ce10" office:value="5122" office:value-type="float">
            <text:p>51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ssen</text:p>
          </table:table-cell>
          <table:table-cell table:style-name="ce9" office:value-type="string">
            <text:p>Vrouwen</text:p>
          </table:table-cell>
          <table:table-cell table:style-name="ce10" office:value="1747" office:value-type="float">
            <text:p>17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ver</text:p>
          </table:table-cell>
          <table:table-cell table:style-name="ce9" office:value-type="string">
            <text:p>Vrouwen</text:p>
          </table:table-cell>
          <table:table-cell table:style-name="ce10" office:value="1665" office:value-type="float">
            <text:p>16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nkel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teloord en Prinsenland</text:p>
          </table:table-cell>
          <table:table-cell table:style-name="ce9" office:value-type="string">
            <text:p>Vrouwen</text:p>
          </table:table-cell>
          <table:table-cell table:style-name="ce10" office:value="2730" office:value-type="float">
            <text:p>27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nth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xperlo</text:p>
          </table:table-cell>
          <table:table-cell table:style-name="ce9" office:value-type="string">
            <text:p>Vrouwen</text:p>
          </table:table-cell>
          <table:table-cell table:style-name="ce10" office:value="3778" office:value-type="float">
            <text:p>37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rksland</text:p>
          </table:table-cell>
          <table:table-cell table:style-name="ce9" office:value-type="string">
            <text:p>Vrouwen</text:p>
          </table:table-cell>
          <table:table-cell table:style-name="ce10" office:value="3432" office:value-type="float">
            <text:p>34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dewaard</text:p>
          </table:table-cell>
          <table:table-cell table:style-name="ce9" office:value-type="string">
            <text:p>Vrouwen</text:p>
          </table:table-cell>
          <table:table-cell table:style-name="ce10" office:value="1960" office:value-type="float">
            <text:p>19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esburg</text:p>
          </table:table-cell>
          <table:table-cell table:style-name="ce9" office:value-type="string">
            <text:p>Vrouwen</text:p>
          </table:table-cell>
          <table:table-cell table:style-name="ce10" office:value="5235" office:value-type="float">
            <text:p>52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etinchem</text:p>
          </table:table-cell>
          <table:table-cell table:style-name="ce9" office:value-type="string">
            <text:p>Vrouwen</text:p>
          </table:table-cell>
          <table:table-cell table:style-name="ce10" office:value="19041" office:value-type="float">
            <text:p>190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kkum</text:p>
          </table:table-cell>
          <table:table-cell table:style-name="ce9" office:value-type="string">
            <text:p>Vrouwen</text:p>
          </table:table-cell>
          <table:table-cell table:style-name="ce10" office:value="6120" office:value-type="float">
            <text:p>61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mburg</text:p>
          </table:table-cell>
          <table:table-cell table:style-name="ce9" office:value-type="string">
            <text:p>Vrouwen</text:p>
          </table:table-cell>
          <table:table-cell table:style-name="ce10" office:value="2028" office:value-type="float">
            <text:p>20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gen</text:p>
          </table:table-cell>
          <table:table-cell table:style-name="ce9" office:value-type="string">
            <text:p>Vrouwen</text:p>
          </table:table-cell>
          <table:table-cell table:style-name="ce10" office:value="10058" office:value-type="float">
            <text:p>100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g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niawerstal</text:p>
          </table:table-cell>
          <table:table-cell table:style-name="ce9" office:value-type="string">
            <text:p>Vrouwen</text:p>
          </table:table-cell>
          <table:table-cell table:style-name="ce10" office:value="3038" office:value-type="float">
            <text:p>30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orn</text:p>
          </table:table-cell>
          <table:table-cell table:style-name="ce9" office:value-type="string">
            <text:p>Vrouwen</text:p>
          </table:table-cell>
          <table:table-cell table:style-name="ce10" office:value="5762" office:value-type="float">
            <text:p>57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ornsp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rdrecht</text:p>
          </table:table-cell>
          <table:table-cell table:style-name="ce9" office:value-type="string">
            <text:p>Vrouwen</text:p>
          </table:table-cell>
          <table:table-cell table:style-name="ce10" office:value="54918" office:value-type="float">
            <text:p>549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echterland</text:p>
          </table:table-cell>
          <table:table-cell table:style-name="ce9" office:value-type="string">
            <text:p>Vrouwen</text:p>
          </table:table-cell>
          <table:table-cell table:style-name="ce10" office:value="4224" office:value-type="float">
            <text:p>42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eischo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eumel</text:p>
          </table:table-cell>
          <table:table-cell table:style-name="ce9" office:value-type="string">
            <text:p>Vrouwen</text:p>
          </table:table-cell>
          <table:table-cell table:style-name="ce10" office:value="1532" office:value-type="float">
            <text:p>15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iebergen-Rijsenburg</text:p>
          </table:table-cell>
          <table:table-cell table:style-name="ce9" office:value-type="string">
            <text:p>Vrouwen</text:p>
          </table:table-cell>
          <table:table-cell table:style-name="ce10" office:value="8885" office:value-type="float">
            <text:p>88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iebruggen</text:p>
          </table:table-cell>
          <table:table-cell table:style-name="ce9" office:value-type="string">
            <text:p>Vrouwen</text:p>
          </table:table-cell>
          <table:table-cell table:style-name="ce10" office:value="2108" office:value-type="float">
            <text:p>21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iewe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mm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onten</text:p>
          </table:table-cell>
          <table:table-cell table:style-name="ce9" office:value-type="string">
            <text:p>Vrouwen</text:p>
          </table:table-cell>
          <table:table-cell table:style-name="ce10" office:value="9695" office:value-type="float">
            <text:p>96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unen</text:p>
          </table:table-cell>
          <table:table-cell table:style-name="ce9" office:value-type="string">
            <text:p>Vrouwen</text:p>
          </table:table-cell>
          <table:table-cell table:style-name="ce10" office:value="7716" office:value-type="float">
            <text:p>77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uten</text:p>
          </table:table-cell>
          <table:table-cell table:style-name="ce9" office:value-type="string">
            <text:p>Vrouwen</text:p>
          </table:table-cell>
          <table:table-cell table:style-name="ce10" office:value="6371" office:value-type="float">
            <text:p>63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bbel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uiveland</text:p>
          </table:table-cell>
          <table:table-cell table:style-name="ce9" office:value-type="string">
            <text:p>Vrouwen</text:p>
          </table:table-cell>
          <table:table-cell table:style-name="ce10" office:value="2533" office:value-type="float">
            <text:p>25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iven</text:p>
          </table:table-cell>
          <table:table-cell table:style-name="ce9" office:value-type="string">
            <text:p>Vrouwen</text:p>
          </table:table-cell>
          <table:table-cell table:style-name="ce10" office:value="4984" office:value-type="float">
            <text:p>49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iv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n Dungen</text:p>
          </table:table-cell>
          <table:table-cell table:style-name="ce9" office:value-type="string">
            <text:p>Vrouwen</text:p>
          </table:table-cell>
          <table:table-cell table:style-name="ce10" office:value="1997" office:value-type="float">
            <text:p>19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ssen</text:p>
          </table:table-cell>
          <table:table-cell table:style-name="ce9" office:value-type="string">
            <text:p>Vrouwen</text:p>
          </table:table-cell>
          <table:table-cell table:style-name="ce10" office:value="2843" office:value-type="float">
            <text:p>28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wingeloo</text:p>
          </table:table-cell>
          <table:table-cell table:style-name="ce9" office:value-type="string">
            <text:p>Vrouwen</text:p>
          </table:table-cell>
          <table:table-cell table:style-name="ce10" office:value="1751" office:value-type="float">
            <text:p>17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</text:p>
          </table:table-cell>
          <table:table-cell table:style-name="ce9" office:value-type="string">
            <text:p>Vrouwen</text:p>
          </table:table-cell>
          <table:table-cell table:style-name="ce10" office:value="8627" office:value-type="float">
            <text:p>86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eld</text:p>
          </table:table-cell>
          <table:table-cell table:style-name="ce9" office:value-type="string">
            <text:p>Vrouwen</text:p>
          </table:table-cell>
          <table:table-cell table:style-name="ce10" office:value="3047" office:value-type="float">
            <text:p>30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-Sus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dam-Volendam</text:p>
          </table:table-cell>
          <table:table-cell table:style-name="ce9" office:value-type="string">
            <text:p>Vrouwen</text:p>
          </table:table-cell>
          <table:table-cell table:style-name="ce10" office:value="11513" office:value-type="float">
            <text:p>115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de</text:p>
          </table:table-cell>
          <table:table-cell table:style-name="ce9" office:value-type="string">
            <text:p>Vrouwen</text:p>
          </table:table-cell>
          <table:table-cell table:style-name="ce10" office:value="42417" office:value-type="float">
            <text:p>424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lde</text:p>
          </table:table-cell>
          <table:table-cell table:style-name="ce9" office:value-type="string">
            <text:p>Vrouwen</text:p>
          </table:table-cell>
          <table:table-cell table:style-name="ce10" office:value="5011" office:value-type="float">
            <text:p>50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mnes</text:p>
          </table:table-cell>
          <table:table-cell table:style-name="ce9" office:value-type="string">
            <text:p>Vrouwen</text:p>
          </table:table-cell>
          <table:table-cell table:style-name="ce10" office:value="3278" office:value-type="float">
            <text:p>32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msmo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enrum</text:p>
          </table:table-cell>
          <table:table-cell table:style-name="ce9" office:value-type="string">
            <text:p>Vrouwen</text:p>
          </table:table-cell>
          <table:table-cell table:style-name="ce10" office:value="1182" office:value-type="float">
            <text:p>11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rsel</text:p>
          </table:table-cell>
          <table:table-cell table:style-name="ce9" office:value-type="string">
            <text:p>Vrouwen</text:p>
          </table:table-cell>
          <table:table-cell table:style-name="ce10" office:value="5703" office:value-type="float">
            <text:p>57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th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</text:p>
          </table:table-cell>
          <table:table-cell table:style-name="ce9" office:value-type="string">
            <text:p>Vrouwen</text:p>
          </table:table-cell>
          <table:table-cell table:style-name="ce10" office:value="5352" office:value-type="float">
            <text:p>53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gmond aan Ze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-Bin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bergen</text:p>
          </table:table-cell>
          <table:table-cell table:style-name="ce9" office:value-type="string">
            <text:p>Vrouwen</text:p>
          </table:table-cell>
          <table:table-cell table:style-name="ce10" office:value="7898" office:value-type="float">
            <text:p>78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gelshoven</text:p>
          </table:table-cell>
          <table:table-cell table:style-name="ce9" office:value-type="string">
            <text:p>Vrouwen</text:p>
          </table:table-cell>
          <table:table-cell table:style-name="ce10" office:value="2906" office:value-type="float">
            <text:p>29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sden</text:p>
          </table:table-cell>
          <table:table-cell table:style-name="ce9" office:value-type="string">
            <text:p>Vrouwen</text:p>
          </table:table-cell>
          <table:table-cell table:style-name="ce10" office:value="3764" office:value-type="float">
            <text:p>37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sden-Margra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ndhoven</text:p>
          </table:table-cell>
          <table:table-cell table:style-name="ce9" office:value-type="string">
            <text:p>Vrouwen</text:p>
          </table:table-cell>
          <table:table-cell table:style-name="ce10" office:value="98035" office:value-type="float">
            <text:p>980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burg</text:p>
          </table:table-cell>
          <table:table-cell table:style-name="ce9" office:value-type="string">
            <text:p>Vrouwen</text:p>
          </table:table-cell>
          <table:table-cell table:style-name="ce10" office:value="9459" office:value-type="float">
            <text:p>94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kerze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me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wout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sloo</text:p>
          </table:table-cell>
          <table:table-cell table:style-name="ce9" office:value-type="string">
            <text:p>Vrouwen</text:p>
          </table:table-cell>
          <table:table-cell table:style-name="ce10" office:value="4028" office:value-type="float">
            <text:p>40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st</text:p>
          </table:table-cell>
          <table:table-cell table:style-name="ce9" office:value-type="string">
            <text:p>Vrouwen</text:p>
          </table:table-cell>
          <table:table-cell table:style-name="ce10" office:value="8354" office:value-type="float">
            <text:p>83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mmen</text:p>
          </table:table-cell>
          <table:table-cell table:style-name="ce9" office:value-type="string">
            <text:p>Vrouwen</text:p>
          </table:table-cell>
          <table:table-cell table:style-name="ce10" office:value="44995" office:value-type="float">
            <text:p>449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mpel en Meer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g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khuizen</text:p>
          </table:table-cell>
          <table:table-cell table:style-name="ce9" office:value-type="string">
            <text:p>Vrouwen</text:p>
          </table:table-cell>
          <table:table-cell table:style-name="ce10" office:value="7789" office:value-type="float">
            <text:p>77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nschede</text:p>
          </table:table-cell>
          <table:table-cell table:style-name="ce9" office:value-type="string">
            <text:p>Vrouwen</text:p>
          </table:table-cell>
          <table:table-cell table:style-name="ce10" office:value="72136" office:value-type="float">
            <text:p>721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pe</text:p>
          </table:table-cell>
          <table:table-cell table:style-name="ce9" office:value-type="string">
            <text:p>Vrouwen</text:p>
          </table:table-cell>
          <table:table-cell table:style-name="ce10" office:value="16746" office:value-type="float">
            <text:p>167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melo</text:p>
          </table:table-cell>
          <table:table-cell table:style-name="ce9" office:value-type="string">
            <text:p>Vrouwen</text:p>
          </table:table-cell>
          <table:table-cell table:style-name="ce10" office:value="12593" office:value-type="float">
            <text:p>125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p</text:p>
          </table:table-cell>
          <table:table-cell table:style-name="ce9" office:value-type="string">
            <text:p>Vrouwen</text:p>
          </table:table-cell>
          <table:table-cell table:style-name="ce10" office:value="2799" office:value-type="float">
            <text:p>27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sch</text:p>
          </table:table-cell>
          <table:table-cell table:style-name="ce9" office:value-type="string">
            <text:p>Vrouwen</text:p>
          </table:table-cell>
          <table:table-cell table:style-name="ce10" office:value="935" office:value-type="float">
            <text:p>9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st en Opij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tten en Leu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tten-Leur</text:p>
          </table:table-cell>
          <table:table-cell table:style-name="ce9" office:value-type="string">
            <text:p>Vrouwen</text:p>
          </table:table-cell>
          <table:table-cell table:style-name="ce10" office:value="14741" office:value-type="float">
            <text:p>147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verdingen</text:p>
          </table:table-cell>
          <table:table-cell table:style-name="ce9" office:value-type="string">
            <text:p>Vrouwen</text:p>
          </table:table-cell>
          <table:table-cell table:style-name="ce10" office:value="937" office:value-type="float">
            <text:p>9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zinge</text:p>
          </table:table-cell>
          <table:table-cell table:style-name="ce9" office:value-type="string">
            <text:p>Vrouwen</text:p>
          </table:table-cell>
          <table:table-cell table:style-name="ce10" office:value="892" office:value-type="float">
            <text:p>8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erwerderadeel</text:p>
          </table:table-cell>
          <table:table-cell table:style-name="ce9" office:value-type="string">
            <text:p>Vrouwen</text:p>
          </table:table-cell>
          <table:table-cell table:style-name="ce10" office:value="4277" office:value-type="float">
            <text:p>42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erwerder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ijnaart en Heijningen</text:p>
          </table:table-cell>
          <table:table-cell table:style-name="ce9" office:value-type="string">
            <text:p>Vrouwen</text:p>
          </table:table-cell>
          <table:table-cell table:style-name="ce10" office:value="2988" office:value-type="float">
            <text:p>29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insterwolde</text:p>
          </table:table-cell>
          <table:table-cell table:style-name="ce9" office:value-type="string">
            <text:p>Vrouwen</text:p>
          </table:table-cell>
          <table:table-cell table:style-name="ce10" office:value="1284" office:value-type="float">
            <text:p>12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raneker</text:p>
          </table:table-cell>
          <table:table-cell table:style-name="ce9" office:value-type="string">
            <text:p>Vrouwen</text:p>
          </table:table-cell>
          <table:table-cell table:style-name="ce10" office:value="6480" office:value-type="float">
            <text:p>64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ranekeradeel</text:p>
          </table:table-cell>
          <table:table-cell table:style-name="ce9" office:value-type="string">
            <text:p>Vrouwen</text:p>
          </table:table-cell>
          <table:table-cell table:style-name="ce10" office:value="1934" office:value-type="float">
            <text:p>19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Friese M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Fryske Mar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asterland</text:p>
          </table:table-cell>
          <table:table-cell table:style-name="ce9" office:value-type="string">
            <text:p>Vrouwen</text:p>
          </table:table-cell>
          <table:table-cell table:style-name="ce10" office:value="3717" office:value-type="float">
            <text:p>37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aasterlân-Slea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sselte</text:p>
          </table:table-cell>
          <table:table-cell table:style-name="ce9" office:value-type="string">
            <text:p>Vrouwen</text:p>
          </table:table-cell>
          <table:table-cell table:style-name="ce10" office:value="2058" office:value-type="float">
            <text:p>20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ertruidenberg</text:p>
          </table:table-cell>
          <table:table-cell table:style-name="ce9" office:value-type="string">
            <text:p>Vrouwen</text:p>
          </table:table-cell>
          <table:table-cell table:style-name="ce10" office:value="3224" office:value-type="float">
            <text:p>32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er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ffen</text:p>
          </table:table-cell>
          <table:table-cell table:style-name="ce9" office:value-type="string">
            <text:p>Vrouwen</text:p>
          </table:table-cell>
          <table:table-cell table:style-name="ce10" office:value="2251" office:value-type="float">
            <text:p>22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ermalsen</text:p>
          </table:table-cell>
          <table:table-cell table:style-name="ce9" office:value-type="string">
            <text:p>Vrouwen</text:p>
          </table:table-cell>
          <table:table-cell table:style-name="ce10" office:value="10147" office:value-type="float">
            <text:p>101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rop</text:p>
          </table:table-cell>
          <table:table-cell table:style-name="ce9" office:value-type="string">
            <text:p>Vrouwen</text:p>
          </table:table-cell>
          <table:table-cell table:style-name="ce10" office:value="13310" office:value-type="float">
            <text:p>133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rop-Mier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leen</text:p>
          </table:table-cell>
          <table:table-cell table:style-name="ce9" office:value-type="string">
            <text:p>Vrouwen</text:p>
          </table:table-cell>
          <table:table-cell table:style-name="ce10" office:value="17909" office:value-type="float">
            <text:p>179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mert</text:p>
          </table:table-cell>
          <table:table-cell table:style-name="ce9" office:value-type="string">
            <text:p>Vrouwen</text:p>
          </table:table-cell>
          <table:table-cell table:style-name="ce10" office:value="7983" office:value-type="float">
            <text:p>79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mert-Bak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ndringen</text:p>
          </table:table-cell>
          <table:table-cell table:style-name="ce9" office:value-type="string">
            <text:p>Vrouwen</text:p>
          </table:table-cell>
          <table:table-cell table:style-name="ce10" office:value="9651" office:value-type="float">
            <text:p>96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dt</text:p>
          </table:table-cell>
          <table:table-cell table:style-name="ce9" office:value-type="string">
            <text:p>Vrouwen</text:p>
          </table:table-cell>
          <table:table-cell table:style-name="ce10" office:value="3412" office:value-type="float">
            <text:p>34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emuiden</text:p>
          </table:table-cell>
          <table:table-cell table:style-name="ce9" office:value-type="string">
            <text:p>Vrouwen</text:p>
          </table:table-cell>
          <table:table-cell table:style-name="ce10" office:value="3323" office:value-type="float">
            <text:p>33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nep</text:p>
          </table:table-cell>
          <table:table-cell table:style-name="ce9" office:value-type="string">
            <text:p>Vrouwen</text:p>
          </table:table-cell>
          <table:table-cell table:style-name="ce10" office:value="7630" office:value-type="float">
            <text:p>76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ulle</text:p>
          </table:table-cell>
          <table:table-cell table:style-name="ce9" office:value-type="string">
            <text:p>Vrouwen</text:p>
          </table:table-cell>
          <table:table-cell table:style-name="ce10" office:value="1484" office:value-type="float">
            <text:p>14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s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burg</text:p>
          </table:table-cell>
          <table:table-cell table:style-name="ce9" office:value-type="string">
            <text:p>Vrouwen</text:p>
          </table:table-cell>
          <table:table-cell table:style-name="ce10" office:value="2252" office:value-type="float">
            <text:p>22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ssenlan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ten</text:p>
          </table:table-cell>
          <table:table-cell table:style-name="ce9" office:value-type="string">
            <text:p>Vrouwen</text:p>
          </table:table-cell>
          <table:table-cell table:style-name="ce10" office:value="2830" office:value-type="float">
            <text:p>28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tho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lze en Rijen</text:p>
          </table:table-cell>
          <table:table-cell table:style-name="ce9" office:value-type="string">
            <text:p>Vrouwen</text:p>
          </table:table-cell>
          <table:table-cell table:style-name="ce10" office:value="10223" office:value-type="float">
            <text:p>102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dereede</text:p>
          </table:table-cell>
          <table:table-cell table:style-name="ce9" office:value-type="string">
            <text:p>Vrouwen</text:p>
          </table:table-cell>
          <table:table-cell table:style-name="ce10" office:value="5009" office:value-type="float">
            <text:p>50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ree-Overflakke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es</text:p>
          </table:table-cell>
          <table:table-cell table:style-name="ce9" office:value-type="string">
            <text:p>Vrouwen</text:p>
          </table:table-cell>
          <table:table-cell table:style-name="ce10" office:value="15872" office:value-type="float">
            <text:p>158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irle</text:p>
          </table:table-cell>
          <table:table-cell table:style-name="ce9" office:value-type="string">
            <text:p>Vrouwen</text:p>
          </table:table-cell>
          <table:table-cell table:style-name="ce10" office:value="8458" office:value-type="float">
            <text:p>84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oise M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or</text:p>
          </table:table-cell>
          <table:table-cell table:style-name="ce9" office:value-type="string">
            <text:p>Vrouwen</text:p>
          </table:table-cell>
          <table:table-cell table:style-name="ce10" office:value="6007" office:value-type="float">
            <text:p>60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rinchem</text:p>
          </table:table-cell>
          <table:table-cell table:style-name="ce9" office:value-type="string">
            <text:p>Vrouwen</text:p>
          </table:table-cell>
          <table:table-cell table:style-name="ce10" office:value="14723" office:value-type="float">
            <text:p>147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rssel</text:p>
          </table:table-cell>
          <table:table-cell table:style-name="ce9" office:value-type="string">
            <text:p>Vrouwen</text:p>
          </table:table-cell>
          <table:table-cell table:style-name="ce10" office:value="7266" office:value-type="float">
            <text:p>72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a</text:p>
          </table:table-cell>
          <table:table-cell table:style-name="ce9" office:value-type="string">
            <text:p>Vrouwen</text:p>
          </table:table-cell>
          <table:table-cell table:style-name="ce10" office:value="29952" office:value-type="float">
            <text:p>299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erak</text:p>
          </table:table-cell>
          <table:table-cell table:style-name="ce9" office:value-type="string">
            <text:p>Vrouwen</text:p>
          </table:table-cell>
          <table:table-cell table:style-name="ce10" office:value="1329" office:value-type="float">
            <text:p>13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riaan</text:p>
          </table:table-cell>
          <table:table-cell table:style-name="ce9" office:value-type="string">
            <text:p>Vrouwen</text:p>
          </table:table-cell>
          <table:table-cell table:style-name="ce10" office:value="388" office:value-type="float">
            <text:p>3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swaard</text:p>
          </table:table-cell>
          <table:table-cell table:style-name="ce9" office:value-type="string">
            <text:p>Vrouwen</text:p>
          </table:table-cell>
          <table:table-cell table:style-name="ce10" office:value="848" office:value-type="float">
            <text:p>8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afstroo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auw en Lang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-De Rijp</text:p>
          </table:table-cell>
          <table:table-cell table:style-name="ce9" office:value-type="string">
            <text:p>Vrouwen</text:p>
          </table:table-cell>
          <table:table-cell table:style-name="ce10" office:value="2565" office:value-type="float">
            <text:p>25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msbergen</text:p>
          </table:table-cell>
          <table:table-cell table:style-name="ce9" office:value-type="string">
            <text:p>Vrouwen</text:p>
          </table:table-cell>
          <table:table-cell table:style-name="ce10" office:value="2945" office:value-type="float">
            <text:p>29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them</text:p>
          </table:table-cell>
          <table:table-cell table:style-name="ce9" office:value-type="string">
            <text:p>Vrouwen</text:p>
          </table:table-cell>
          <table:table-cell table:style-name="ce10" office:value="1318" office:value-type="float">
            <text:p>13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ve</text:p>
          </table:table-cell>
          <table:table-cell table:style-name="ce9" office:value-type="string">
            <text:p>Vrouwen</text:p>
          </table:table-cell>
          <table:table-cell table:style-name="ce10" office:value="5027" office:value-type="float">
            <text:p>50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land</text:p>
          </table:table-cell>
          <table:table-cell table:style-name="ce9" office:value-type="string">
            <text:p>Vrouwen</text:p>
          </table:table-cell>
          <table:table-cell table:style-name="ce10" office:value="4464" office:value-type="float">
            <text:p>44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deel</text:p>
          </table:table-cell>
          <table:table-cell table:style-name="ce9" office:value-type="string">
            <text:p>Vrouwen</text:p>
          </table:table-cell>
          <table:table-cell table:style-name="ce10" office:value="3776" office:value-type="float">
            <text:p>37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hage (gemeente)</text:p>
          </table:table-cell>
          <table:table-cell table:style-name="ce9" office:value-type="string">
            <text:p>Vrouwen</text:p>
          </table:table-cell>
          <table:table-cell table:style-name="ce10" office:value="240503" office:value-type="float">
            <text:p>2405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moer</text:p>
          </table:table-cell>
          <table:table-cell table:style-name="ce9" office:value-type="string">
            <text:p>Vrouwen</text:p>
          </table:table-cell>
          <table:table-cell table:style-name="ce10" office:value="1023" office:value-type="float">
            <text:p>10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pol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Gravenzande</text:p>
          </table:table-cell>
          <table:table-cell table:style-name="ce9" office:value-type="string">
            <text:p>Vrouwen</text:p>
          </table:table-cell>
          <table:table-cell table:style-name="ce10" office:value="8522" office:value-type="float">
            <text:p>85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evenbicht</text:p>
          </table:table-cell>
          <table:table-cell table:style-name="ce9" office:value-type="string">
            <text:p>Vrouwen</text:p>
          </table:table-cell>
          <table:table-cell table:style-name="ce10" office:value="1340" office:value-type="float">
            <text:p>13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ijpskerk</text:p>
          </table:table-cell>
          <table:table-cell table:style-name="ce9" office:value-type="string">
            <text:p>Vrouwen</text:p>
          </table:table-cell>
          <table:table-cell table:style-name="ce10" office:value="2145" office:value-type="float">
            <text:p>21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ijp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nlo</text:p>
          </table:table-cell>
          <table:table-cell table:style-name="ce9" office:value-type="string">
            <text:p>Vrouwen</text:p>
          </table:table-cell>
          <table:table-cell table:style-name="ce10" office:value="4444" office:value-type="float">
            <text:p>44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esbeek</text:p>
          </table:table-cell>
          <table:table-cell table:style-name="ce9" office:value-type="string">
            <text:p>Vrouwen</text:p>
          </table:table-cell>
          <table:table-cell table:style-name="ce10" office:value="9467" office:value-type="float">
            <text:p>94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ingen (gemeente)</text:p>
          </table:table-cell>
          <table:table-cell table:style-name="ce9" office:value-type="string">
            <text:p>Vrouwen</text:p>
          </table:table-cell>
          <table:table-cell table:style-name="ce10" office:value="83534" office:value-type="float">
            <text:p>835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sveld</text:p>
          </table:table-cell>
          <table:table-cell table:style-name="ce9" office:value-type="string">
            <text:p>Vrouwen</text:p>
          </table:table-cell>
          <table:table-cell table:style-name="ce10" office:value="1828" office:value-type="float">
            <text:p>18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ot-Ammers</text:p>
          </table:table-cell>
          <table:table-cell table:style-name="ce9" office:value-type="string">
            <text:p>Vrouwen</text:p>
          </table:table-cell>
          <table:table-cell table:style-name="ce10" office:value="1481" office:value-type="float">
            <text:p>14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ote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egast</text:p>
          </table:table-cell>
          <table:table-cell table:style-name="ce9" office:value-type="string">
            <text:p>Vrouwen</text:p>
          </table:table-cell>
          <table:table-cell table:style-name="ce10" office:value="4333" office:value-type="float">
            <text:p>43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ubbenvorst</text:p>
          </table:table-cell>
          <table:table-cell table:style-name="ce9" office:value-type="string">
            <text:p>Vrouwen</text:p>
          </table:table-cell>
          <table:table-cell table:style-name="ce10" office:value="3241" office:value-type="float">
            <text:p>32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ulpen</text:p>
          </table:table-cell>
          <table:table-cell table:style-name="ce9" office:value-type="string">
            <text:p>Vrouwen</text:p>
          </table:table-cell>
          <table:table-cell table:style-name="ce10" office:value="2140" office:value-type="float">
            <text:p>21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ulpen-Witt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f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ksbergen</text:p>
          </table:table-cell>
          <table:table-cell table:style-name="ce9" office:value-type="string">
            <text:p>Vrouwen</text:p>
          </table:table-cell>
          <table:table-cell table:style-name="ce10" office:value="10671" office:value-type="float">
            <text:p>106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mste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ren</text:p>
          </table:table-cell>
          <table:table-cell table:style-name="ce9" office:value-type="string">
            <text:p>Vrouwen</text:p>
          </table:table-cell>
          <table:table-cell table:style-name="ce10" office:value="2472" office:value-type="float">
            <text:p>24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</text:p>
          </table:table-cell>
          <table:table-cell table:style-name="ce9" office:value-type="string">
            <text:p>Vrouwen</text:p>
          </table:table-cell>
          <table:table-cell table:style-name="ce10" office:value="81984" office:value-type="float">
            <text:p>819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liede en Spaarnwoude</text:p>
          </table:table-cell>
          <table:table-cell table:style-name="ce9" office:value-type="string">
            <text:p>Vrouwen</text:p>
          </table:table-cell>
          <table:table-cell table:style-name="ce10" office:value="2285" office:value-type="float">
            <text:p>22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meer</text:p>
          </table:table-cell>
          <table:table-cell table:style-name="ce9" office:value-type="string">
            <text:p>Vrouwen</text:p>
          </table:table-cell>
          <table:table-cell table:style-name="ce10" office:value="39659" office:value-type="float">
            <text:p>396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strecht</text:p>
          </table:table-cell>
          <table:table-cell table:style-name="ce9" office:value-type="string">
            <text:p>Vrouwen</text:p>
          </table:table-cell>
          <table:table-cell table:style-name="ce10" office:value="2134" office:value-type="float">
            <text:p>21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elen</text:p>
          </table:table-cell>
          <table:table-cell table:style-name="ce9" office:value-type="string">
            <text:p>Vrouwen</text:p>
          </table:table-cell>
          <table:table-cell table:style-name="ce10" office:value="2888" office:value-type="float">
            <text:p>28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gestein</text:p>
          </table:table-cell>
          <table:table-cell table:style-name="ce9" office:value-type="string">
            <text:p>Vrouwen</text:p>
          </table:table-cell>
          <table:table-cell table:style-name="ce10" office:value="677" office:value-type="float">
            <text:p>6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lderber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lsteren</text:p>
          </table:table-cell>
          <table:table-cell table:style-name="ce9" office:value-type="string">
            <text:p>Vrouwen</text:p>
          </table:table-cell>
          <table:table-cell table:style-name="ce10" office:value="6217" office:value-type="float">
            <text:p>62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Ham</text:p>
          </table:table-cell>
          <table:table-cell table:style-name="ce9" office:value-type="string">
            <text:p>Vrouwen</text:p>
          </table:table-cell>
          <table:table-cell table:style-name="ce10" office:value="6996" office:value-type="float">
            <text:p>69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ps</text:p>
          </table:table-cell>
          <table:table-cell table:style-name="ce9" office:value-type="string">
            <text:p>Vrouwen</text:p>
          </table:table-cell>
          <table:table-cell table:style-name="ce10" office:value="1342" office:value-type="float">
            <text:p>13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enberg</text:p>
          </table:table-cell>
          <table:table-cell table:style-name="ce9" office:value-type="string">
            <text:p>Vrouwen</text:p>
          </table:table-cell>
          <table:table-cell table:style-name="ce10" office:value="15424" office:value-type="float">
            <text:p>154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erwijk</text:p>
          </table:table-cell>
          <table:table-cell table:style-name="ce9" office:value-type="string">
            <text:p>Vrouwen</text:p>
          </table:table-cell>
          <table:table-cell table:style-name="ce10" office:value="15511" office:value-type="float">
            <text:p>155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inxveld-Giessendam</text:p>
          </table:table-cell>
          <table:table-cell table:style-name="ce9" office:value-type="string">
            <text:p>Vrouwen</text:p>
          </table:table-cell>
          <table:table-cell table:style-name="ce10" office:value="7956" office:value-type="float">
            <text:p>79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</text:p>
          </table:table-cell>
          <table:table-cell table:style-name="ce9" office:value-type="string">
            <text:p>Vrouwen</text:p>
          </table:table-cell>
          <table:table-cell table:style-name="ce10" office:value="9985" office:value-type="float">
            <text:p>99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karspel</text:p>
          </table:table-cell>
          <table:table-cell table:style-name="ce9" office:value-type="string">
            <text:p>Vrouwen</text:p>
          </table:table-cell>
          <table:table-cell table:style-name="ce10" office:value="2745" office:value-type="float">
            <text:p>27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lingen</text:p>
          </table:table-cell>
          <table:table-cell table:style-name="ce9" office:value-type="string">
            <text:p>Vrouwen</text:p>
          </table:table-cell>
          <table:table-cell table:style-name="ce10" office:value="7773" office:value-type="float">
            <text:p>77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melen</text:p>
          </table:table-cell>
          <table:table-cell table:style-name="ce9" office:value-type="string">
            <text:p>Vrouwen</text:p>
          </table:table-cell>
          <table:table-cell table:style-name="ce10" office:value="3738" office:value-type="float">
            <text:p>37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skerland</text:p>
          </table:table-cell>
          <table:table-cell table:style-name="ce9" office:value-type="string">
            <text:p>Vrouwen</text:p>
          </table:table-cell>
          <table:table-cell table:style-name="ce10" office:value="7782" office:value-type="float">
            <text:p>77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sselt</text:p>
          </table:table-cell>
          <table:table-cell table:style-name="ce9" office:value-type="string">
            <text:p>Vrouwen</text:p>
          </table:table-cell>
          <table:table-cell table:style-name="ce10" office:value="3106" office:value-type="float">
            <text:p>31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ttem</text:p>
          </table:table-cell>
          <table:table-cell table:style-name="ce9" office:value-type="string">
            <text:p>Vrouwen</text:p>
          </table:table-cell>
          <table:table-cell table:style-name="ce10" office:value="5777" office:value-type="float">
            <text:p>57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velte</text:p>
          </table:table-cell>
          <table:table-cell table:style-name="ce9" office:value-type="string">
            <text:p>Vrouwen</text:p>
          </table:table-cell>
          <table:table-cell table:style-name="ce10" office:value="2763" office:value-type="float">
            <text:p>27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zerswoude</text:p>
          </table:table-cell>
          <table:table-cell table:style-name="ce9" office:value-type="string">
            <text:p>Vrouwen</text:p>
          </table:table-cell>
          <table:table-cell table:style-name="ce10" office:value="5349" office:value-type="float">
            <text:p>53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del</text:p>
          </table:table-cell>
          <table:table-cell table:style-name="ce9" office:value-type="string">
            <text:p>Vrouwen</text:p>
          </table:table-cell>
          <table:table-cell table:style-name="ce10" office:value="1778" office:value-type="float">
            <text:p>17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l en Panheel</text:p>
          </table:table-cell>
          <table:table-cell table:style-name="ce9" office:value-type="string">
            <text:p>Vrouwen</text:p>
          </table:table-cell>
          <table:table-cell table:style-name="ce10" office:value="2616" office:value-type="float">
            <text:p>26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mskerk</text:p>
          </table:table-cell>
          <table:table-cell table:style-name="ce9" office:value-type="string">
            <text:p>Vrouwen</text:p>
          </table:table-cell>
          <table:table-cell table:style-name="ce10" office:value="15848" office:value-type="float">
            <text:p>158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mstede</text:p>
          </table:table-cell>
          <table:table-cell table:style-name="ce9" office:value-type="string">
            <text:p>Vrouwen</text:p>
          </table:table-cell>
          <table:table-cell table:style-name="ce10" office:value="14045" office:value-type="float">
            <text:p>140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n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bt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rend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de</text:p>
          </table:table-cell>
          <table:table-cell table:style-name="ce9" office:value-type="string">
            <text:p>Vrouwen</text:p>
          </table:table-cell>
          <table:table-cell table:style-name="ce10" office:value="8978" office:value-type="float">
            <text:p>89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Heerenh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enveen</text:p>
          </table:table-cell>
          <table:table-cell table:style-name="ce9" office:value-type="string">
            <text:p>Vrouwen</text:p>
          </table:table-cell>
          <table:table-cell table:style-name="ce10" office:value="18691" office:value-type="float">
            <text:p>186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ewaarden</text:p>
          </table:table-cell>
          <table:table-cell table:style-name="ce9" office:value-type="string">
            <text:p>Vrouwen</text:p>
          </table:table-cell>
          <table:table-cell table:style-name="ce10" office:value="555" office:value-type="float">
            <text:p>5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hugowaard</text:p>
          </table:table-cell>
          <table:table-cell table:style-name="ce9" office:value-type="string">
            <text:p>Vrouwen</text:p>
          </table:table-cell>
          <table:table-cell table:style-name="ce10" office:value="15930" office:value-type="float">
            <text:p>159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jansdam</text:p>
          </table:table-cell>
          <table:table-cell table:style-name="ce9" office:value-type="string">
            <text:p>Vrouwen</text:p>
          </table:table-cell>
          <table:table-cell table:style-name="ce10" office:value="1630" office:value-type="float">
            <text:p>16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len</text:p>
          </table:table-cell>
          <table:table-cell table:style-name="ce9" office:value-type="string">
            <text:p>Vrouwen</text:p>
          </table:table-cell>
          <table:table-cell table:style-name="ce10" office:value="36394" office:value-type="float">
            <text:p>363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sch</text:p>
          </table:table-cell>
          <table:table-cell table:style-name="ce9" office:value-type="string">
            <text:p>Vrouwen</text:p>
          </table:table-cell>
          <table:table-cell table:style-name="ce10" office:value="4675" office:value-type="float">
            <text:p>46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s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swijk-Dinther</text:p>
          </table:table-cell>
          <table:table-cell table:style-name="ce9" office:value-type="string">
            <text:p>Vrouwen</text:p>
          </table:table-cell>
          <table:table-cell table:style-name="ce10" office:value="3887" office:value-type="float">
            <text:p>38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ze</text:p>
          </table:table-cell>
          <table:table-cell table:style-name="ce9" office:value-type="string">
            <text:p>Vrouwen</text:p>
          </table:table-cell>
          <table:table-cell table:style-name="ce10" office:value="4198" office:value-type="float">
            <text:p>41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ze-Lee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fshuizen</text:p>
          </table:table-cell>
          <table:table-cell table:style-name="ce9" office:value-type="string">
            <text:p>Vrouwen</text:p>
          </table:table-cell>
          <table:table-cell table:style-name="ce10" office:value="5465" office:value-type="float">
            <text:p>54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- en Boeicop</text:p>
          </table:table-cell>
          <table:table-cell table:style-name="ce9" office:value-type="string">
            <text:p>Vrouwen</text:p>
          </table:table-cell>
          <table:table-cell table:style-name="ce10" office:value="474" office:value-type="float">
            <text:p>4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loo</text:p>
          </table:table-cell>
          <table:table-cell table:style-name="ce9" office:value-type="string">
            <text:p>Vrouwen</text:p>
          </table:table-cell>
          <table:table-cell table:style-name="ce10" office:value="10459" office:value-type="float">
            <text:p>104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nenoord</text:p>
          </table:table-cell>
          <table:table-cell table:style-name="ce9" office:value-type="string">
            <text:p>Vrouwen</text:p>
          </table:table-cell>
          <table:table-cell table:style-name="ce10" office:value="1607" office:value-type="float">
            <text:p>16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nkensz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no</text:p>
          </table:table-cell>
          <table:table-cell table:style-name="ce9" office:value-type="string">
            <text:p>Vrouwen</text:p>
          </table:table-cell>
          <table:table-cell table:style-name="ce10" office:value="3178" office:value-type="float">
            <text:p>31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kel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ken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lden</text:p>
          </table:table-cell>
          <table:table-cell table:style-name="ce9" office:value-type="string">
            <text:p>Vrouwen</text:p>
          </table:table-cell>
          <table:table-cell table:style-name="ce10" office:value="7964" office:value-type="float">
            <text:p>79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Helder</text:p>
          </table:table-cell>
          <table:table-cell table:style-name="ce9" office:value-type="string">
            <text:p>Vrouwen</text:p>
          </table:table-cell>
          <table:table-cell table:style-name="ce10" office:value="30126" office:value-type="float">
            <text:p>301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ndoorn</text:p>
          </table:table-cell>
          <table:table-cell table:style-name="ce9" office:value-type="string">
            <text:p>Vrouwen</text:p>
          </table:table-cell>
          <table:table-cell table:style-name="ce10" office:value="16353" office:value-type="float">
            <text:p>163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voetsluis</text:p>
          </table:table-cell>
          <table:table-cell table:style-name="ce9" office:value-type="string">
            <text:p>Vrouwen</text:p>
          </table:table-cell>
          <table:table-cell table:style-name="ce10" office:value="11075" office:value-type="float">
            <text:p>110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mond</text:p>
          </table:table-cell>
          <table:table-cell table:style-name="ce9" office:value-type="string">
            <text:p>Vrouwen</text:p>
          </table:table-cell>
          <table:table-cell table:style-name="ce10" office:value="29133" office:value-type="float">
            <text:p>291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voirt</text:p>
          </table:table-cell>
          <table:table-cell table:style-name="ce9" office:value-type="string">
            <text:p>Vrouwen</text:p>
          </table:table-cell>
          <table:table-cell table:style-name="ce10" office:value="2213" office:value-type="float">
            <text:p>22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melumer Oldeferd</text:p>
          </table:table-cell>
          <table:table-cell table:style-name="ce9" office:value-type="string">
            <text:p>Vrouwen</text:p>
          </table:table-cell>
          <table:table-cell table:style-name="ce10" office:value="2461" office:value-type="float">
            <text:p>24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drik-Ido-Ambacht</text:p>
          </table:table-cell>
          <table:table-cell table:style-name="ce9" office:value-type="string">
            <text:p>Vrouwen</text:p>
          </table:table-cell>
          <table:table-cell table:style-name="ce10" office:value="8306" office:value-type="float">
            <text:p>83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gelo (Gld.)</text:p>
          </table:table-cell>
          <table:table-cell table:style-name="ce9" office:value-type="string">
            <text:p>Vrouwen</text:p>
          </table:table-cell>
          <table:table-cell table:style-name="ce10" office:value="3879" office:value-type="float">
            <text:p>38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gelo (O.)</text:p>
          </table:table-cell>
          <table:table-cell table:style-name="ce9" office:value-type="string">
            <text:p>Vrouwen</text:p>
          </table:table-cell>
          <table:table-cell table:style-name="ce10" office:value="38582" office:value-type="float">
            <text:p>385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naarderadeel</text:p>
          </table:table-cell>
          <table:table-cell table:style-name="ce9" office:value-type="string">
            <text:p>Vrouwen</text:p>
          </table:table-cell>
          <table:table-cell table:style-name="ce10" office:value="2420" office:value-type="float">
            <text:p>24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s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k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ten</text:p>
          </table:table-cell>
          <table:table-cell table:style-name="ce9" office:value-type="string">
            <text:p>Vrouwen</text:p>
          </table:table-cell>
          <table:table-cell table:style-name="ce10" office:value="1683" office:value-type="float">
            <text:p>16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Hertogenbosch</text:p>
          </table:table-cell>
          <table:table-cell table:style-name="ce9" office:value-type="string">
            <text:p>Vrouwen</text:p>
          </table:table-cell>
          <table:table-cell table:style-name="ce10" office:value="45332" office:value-type="float">
            <text:p>453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rwen en Aerdt</text:p>
          </table:table-cell>
          <table:table-cell table:style-name="ce9" office:value-type="string">
            <text:p>Vrouwen</text:p>
          </table:table-cell>
          <table:table-cell table:style-name="ce10" office:value="3991" office:value-type="float">
            <text:p>39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rwijnen</text:p>
          </table:table-cell>
          <table:table-cell table:style-name="ce9" office:value-type="string">
            <text:p>Vrouwen</text:p>
          </table:table-cell>
          <table:table-cell table:style-name="ce10" office:value="1197" office:value-type="float">
            <text:p>11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teren</text:p>
          </table:table-cell>
          <table:table-cell table:style-name="ce9" office:value-type="string">
            <text:p>Vrouwen</text:p>
          </table:table-cell>
          <table:table-cell table:style-name="ce10" office:value="4160" office:value-type="float">
            <text:p>41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kelum</text:p>
          </table:table-cell>
          <table:table-cell table:style-name="ce9" office:value-type="string">
            <text:p>Vrouwen</text:p>
          </table:table-cell>
          <table:table-cell table:style-name="ce10" office:value="1332" office:value-type="float">
            <text:p>13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men</text:p>
          </table:table-cell>
          <table:table-cell table:style-name="ce9" office:value-type="string">
            <text:p>Vrouwen</text:p>
          </table:table-cell>
          <table:table-cell table:style-name="ce10" office:value="5784" office:value-type="float">
            <text:p>57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sden</text:p>
          </table:table-cell>
          <table:table-cell table:style-name="ce9" office:value-type="string">
            <text:p>Vrouwen</text:p>
          </table:table-cell>
          <table:table-cell table:style-name="ce10" office:value="2840" office:value-type="float">
            <text:p>28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ythuysen</text:p>
          </table:table-cell>
          <table:table-cell table:style-name="ce9" office:value-type="string">
            <text:p>Vrouwen</text:p>
          </table:table-cell>
          <table:table-cell table:style-name="ce10" office:value="2740" office:value-type="float">
            <text:p>27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legom</text:p>
          </table:table-cell>
          <table:table-cell table:style-name="ce9" office:value-type="string">
            <text:p>Vrouwen</text:p>
          </table:table-cell>
          <table:table-cell table:style-name="ce10" office:value="9047" office:value-type="float">
            <text:p>90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arenbeek</text:p>
          </table:table-cell>
          <table:table-cell table:style-name="ce9" office:value-type="string">
            <text:p>Vrouwen</text:p>
          </table:table-cell>
          <table:table-cell table:style-name="ce10" office:value="4382" office:value-type="float">
            <text:p>43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ersum</text:p>
          </table:table-cell>
          <table:table-cell table:style-name="ce9" office:value-type="string">
            <text:p>Vrouwen</text:p>
          </table:table-cell>
          <table:table-cell table:style-name="ce10" office:value="48127" office:value-type="float">
            <text:p>481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ndeloopen</text:p>
          </table:table-cell>
          <table:table-cell table:style-name="ce9" office:value-type="string">
            <text:p>Vrouwen</text:p>
          </table:table-cell>
          <table:table-cell table:style-name="ce10" office:value="422" office:value-type="float">
            <text:p>4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edeken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ko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sbroek</text:p>
          </table:table-cell>
          <table:table-cell table:style-name="ce9" office:value-type="string">
            <text:p>Vrouwen</text:p>
          </table:table-cell>
          <table:table-cell table:style-name="ce10" office:value="11297" office:value-type="float">
            <text:p>112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evelaken</text:p>
          </table:table-cell>
          <table:table-cell table:style-name="ce9" office:value-type="string">
            <text:p>Vrouwen</text:p>
          </table:table-cell>
          <table:table-cell table:style-name="ce10" office:value="3720" office:value-type="float">
            <text:p>37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even</text:p>
          </table:table-cell>
          <table:table-cell table:style-name="ce9" office:value-type="string">
            <text:p>Vrouwen</text:p>
          </table:table-cell>
          <table:table-cell table:style-name="ce10" office:value="3635" office:value-type="float">
            <text:p>36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f van Twent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llands Kroo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lten</text:p>
          </table:table-cell>
          <table:table-cell table:style-name="ce9" office:value-type="string">
            <text:p>Vrouwen</text:p>
          </table:table-cell>
          <table:table-cell table:style-name="ce10" office:value="4351" office:value-type="float">
            <text:p>43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ntenisse</text:p>
          </table:table-cell>
          <table:table-cell table:style-name="ce9" office:value-type="string">
            <text:p>Vrouwen</text:p>
          </table:table-cell>
          <table:table-cell table:style-name="ce10" office:value="3782" office:value-type="float">
            <text:p>37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fdplaa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blokland</text:p>
          </table:table-cell>
          <table:table-cell table:style-name="ce9" office:value-type="string">
            <text:p>Vrouwen</text:p>
          </table:table-cell>
          <table:table-cell table:style-name="ce10" office:value="709" office:value-type="float">
            <text:p>7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 en Lage Mierde</text:p>
          </table:table-cell>
          <table:table-cell table:style-name="ce9" office:value-type="string">
            <text:p>Vrouwen</text:p>
          </table:table-cell>
          <table:table-cell table:style-name="ce10" office:value="1618" office:value-type="float">
            <text:p>16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 en Lage Zwaluwe</text:p>
          </table:table-cell>
          <table:table-cell table:style-name="ce9" office:value-type="string">
            <text:p>Vrouwen</text:p>
          </table:table-cell>
          <table:table-cell table:style-name="ce10" office:value="2953" office:value-type="float">
            <text:p>29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loon, Hapert en Casteren</text:p>
          </table:table-cell>
          <table:table-cell table:style-name="ce9" office:value-type="string">
            <text:p>Vrouwen</text:p>
          </table:table-cell>
          <table:table-cell table:style-name="ce10" office:value="3772" office:value-type="float">
            <text:p>37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veen</text:p>
          </table:table-cell>
          <table:table-cell table:style-name="ce9" office:value-type="string">
            <text:p>Vrouwen</text:p>
          </table:table-cell>
          <table:table-cell table:style-name="ce10" office:value="22063" office:value-type="float">
            <text:p>220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zand-Sappemeer</text:p>
          </table:table-cell>
          <table:table-cell table:style-name="ce9" office:value-type="string">
            <text:p>Vrouwen</text:p>
          </table:table-cell>
          <table:table-cell table:style-name="ce10" office:value="17908" office:value-type="float">
            <text:p>179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ka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wou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rn</text:p>
          </table:table-cell>
          <table:table-cell table:style-name="ce9" office:value-type="string">
            <text:p>Vrouwen</text:p>
          </table:table-cell>
          <table:table-cell table:style-name="ce10" office:value="20783" office:value-type="float">
            <text:p>207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rnaar</text:p>
          </table:table-cell>
          <table:table-cell table:style-name="ce9" office:value-type="string">
            <text:p>Vrouwen</text:p>
          </table:table-cell>
          <table:table-cell table:style-name="ce10" office:value="725" office:value-type="float">
            <text:p>7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n</text:p>
          </table:table-cell>
          <table:table-cell table:style-name="ce9" office:value-type="string">
            <text:p>Vrouwen</text:p>
          </table:table-cell>
          <table:table-cell table:style-name="ce10" office:value="2047" office:value-type="float">
            <text:p>20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ssen</text:p>
          </table:table-cell>
          <table:table-cell table:style-name="ce9" office:value-type="string">
            <text:p>Vrouwen</text:p>
          </table:table-cell>
          <table:table-cell table:style-name="ce10" office:value="689" office:value-type="float">
            <text:p>6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st</text:p>
          </table:table-cell>
          <table:table-cell table:style-name="ce9" office:value-type="string">
            <text:p>Vrouwen</text:p>
          </table:table-cell>
          <table:table-cell table:style-name="ce10" office:value="8292" office:value-type="float">
            <text:p>82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st aan de Ma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uten</text:p>
          </table:table-cell>
          <table:table-cell table:style-name="ce9" office:value-type="string">
            <text:p>Vrouwen</text:p>
          </table:table-cell>
          <table:table-cell table:style-name="ce10" office:value="4588" office:value-type="float">
            <text:p>45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jbergen</text:p>
          </table:table-cell>
          <table:table-cell table:style-name="ce9" office:value-type="string">
            <text:p>Vrouwen</text:p>
          </table:table-cell>
          <table:table-cell table:style-name="ce10" office:value="969" office:value-type="float">
            <text:p>9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ssen</text:p>
          </table:table-cell>
          <table:table-cell table:style-name="ce9" office:value-type="string">
            <text:p>Vrouwen</text:p>
          </table:table-cell>
          <table:table-cell table:style-name="ce10" office:value="6907" office:value-type="float">
            <text:p>69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zen</text:p>
          </table:table-cell>
          <table:table-cell table:style-name="ce9" office:value-type="string">
            <text:p>Vrouwen</text:p>
          </table:table-cell>
          <table:table-cell table:style-name="ce10" office:value="15586" office:value-type="float">
            <text:p>155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lsberg</text:p>
          </table:table-cell>
          <table:table-cell table:style-name="ce9" office:value-type="string">
            <text:p>Vrouwen</text:p>
          </table:table-cell>
          <table:table-cell table:style-name="ce10" office:value="2269" office:value-type="float">
            <text:p>22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lst</text:p>
          </table:table-cell>
          <table:table-cell table:style-name="ce9" office:value-type="string">
            <text:p>Vrouwen</text:p>
          </table:table-cell>
          <table:table-cell table:style-name="ce10" office:value="9326" office:value-type="float">
            <text:p>93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mmelo en Keppel</text:p>
          </table:table-cell>
          <table:table-cell table:style-name="ce9" office:value-type="string">
            <text:p>Vrouwen</text:p>
          </table:table-cell>
          <table:table-cell table:style-name="ce10" office:value="2152" office:value-type="float">
            <text:p>21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nsel</text:p>
          </table:table-cell>
          <table:table-cell table:style-name="ce9" office:value-type="string">
            <text:p>Vrouwen</text:p>
          </table:table-cell>
          <table:table-cell table:style-name="ce10" office:value="2573" office:value-type="float">
            <text:p>25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daarderadeel</text:p>
          </table:table-cell>
          <table:table-cell table:style-name="ce9" office:value-type="string">
            <text:p>Vrouwen</text:p>
          </table:table-cell>
          <table:table-cell table:style-name="ce10" office:value="4403" office:value-type="float">
            <text:p>44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lst</text:p>
          </table:table-cell>
          <table:table-cell table:style-name="ce9" office:value-type="string">
            <text:p>Vrouwen</text:p>
          </table:table-cell>
          <table:table-cell table:style-name="ce10" office:value="1400" office:value-type="float">
            <text:p>14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sselham</text:p>
          </table:table-cell>
          <table:table-cell table:style-name="ce9" office:value-type="string">
            <text:p>Vrouwen</text:p>
          </table:table-cell>
          <table:table-cell table:style-name="ce10" office:value="2437" office:value-type="float">
            <text:p>24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sselmuiden</text:p>
          </table:table-cell>
          <table:table-cell table:style-name="ce9" office:value-type="string">
            <text:p>Vrouwen</text:p>
          </table:table-cell>
          <table:table-cell table:style-name="ce10" office:value="5873" office:value-type="float">
            <text:p>58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sselstein</text:p>
          </table:table-cell>
          <table:table-cell table:style-name="ce9" office:value-type="string">
            <text:p>Vrouwen</text:p>
          </table:table-cell>
          <table:table-cell table:style-name="ce10" office:value="8541" office:value-type="float">
            <text:p>85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z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lpendam</text:p>
          </table:table-cell>
          <table:table-cell table:style-name="ce9" office:value-type="string">
            <text:p>Vrouwen</text:p>
          </table:table-cell>
          <table:table-cell table:style-name="ce10" office:value="1552" office:value-type="float">
            <text:p>15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t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abeek</text:p>
          </table:table-cell>
          <table:table-cell table:style-name="ce9" office:value-type="string">
            <text:p>Vrouwen</text:p>
          </table:table-cell>
          <table:table-cell table:style-name="ce10" office:value="354" office:value-type="float">
            <text:p>3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Jacobswou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isp</text:p>
          </table:table-cell>
          <table:table-cell table:style-name="ce9" office:value-type="string">
            <text:p>Vrouwen</text:p>
          </table:table-cell>
          <table:table-cell table:style-name="ce10" office:value="480" office:value-type="float">
            <text:p>4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Jutpha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ag en Braass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merik</text:p>
          </table:table-cell>
          <table:table-cell table:style-name="ce9" office:value-type="string">
            <text:p>Vrouwen</text:p>
          </table:table-cell>
          <table:table-cell table:style-name="ce10" office:value="1750" office:value-type="float">
            <text:p>17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mpen</text:p>
          </table:table-cell>
          <table:table-cell table:style-name="ce9" office:value-type="string">
            <text:p>Vrouwen</text:p>
          </table:table-cell>
          <table:table-cell table:style-name="ce10" office:value="15572" office:value-type="float">
            <text:p>155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ntens</text:p>
          </table:table-cell>
          <table:table-cell table:style-name="ce9" office:value-type="string">
            <text:p>Vrouwen</text:p>
          </table:table-cell>
          <table:table-cell table:style-name="ce10" office:value="899" office:value-type="float">
            <text:p>8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pelle</text:p>
          </table:table-cell>
          <table:table-cell table:style-name="ce9" office:value-type="string">
            <text:p>Vrouwen</text:p>
          </table:table-cell>
          <table:table-cell table:style-name="ce10" office:value="4654" office:value-type="float">
            <text:p>46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t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twijk</text:p>
          </table:table-cell>
          <table:table-cell table:style-name="ce9" office:value-type="string">
            <text:p>Vrouwen</text:p>
          </table:table-cell>
          <table:table-cell table:style-name="ce10" office:value="19320" office:value-type="float">
            <text:p>193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woude</text:p>
          </table:table-cell>
          <table:table-cell table:style-name="ce9" office:value-type="string">
            <text:p>Vrouwen</text:p>
          </table:table-cell>
          <table:table-cell table:style-name="ce10" office:value="128" office:value-type="float">
            <text:p>1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dichem</text:p>
          </table:table-cell>
          <table:table-cell table:style-name="ce9" office:value-type="string">
            <text:p>Vrouwen</text:p>
          </table:table-cell>
          <table:table-cell table:style-name="ce10" office:value="594" office:value-type="float">
            <text:p>5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rkrade</text:p>
          </table:table-cell>
          <table:table-cell table:style-name="ce9" office:value-type="string">
            <text:p>Vrouwen</text:p>
          </table:table-cell>
          <table:table-cell table:style-name="ce10" office:value="23637" office:value-type="float">
            <text:p>236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rkwerv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rkwijk</text:p>
          </table:table-cell>
          <table:table-cell table:style-name="ce9" office:value-type="string">
            <text:p>Vrouwen</text:p>
          </table:table-cell>
          <table:table-cell table:style-name="ce10" office:value="2821" office:value-type="float">
            <text:p>28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ssel</text:p>
          </table:table-cell>
          <table:table-cell table:style-name="ce9" office:value-type="string">
            <text:p>Vrouwen</text:p>
          </table:table-cell>
          <table:table-cell table:style-name="ce10" office:value="1839" office:value-type="float">
            <text:p>18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steren</text:p>
          </table:table-cell>
          <table:table-cell table:style-name="ce9" office:value-type="string">
            <text:p>Vrouwen</text:p>
          </table:table-cell>
          <table:table-cell table:style-name="ce10" office:value="4342" office:value-type="float">
            <text:p>43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aaswaal</text:p>
          </table:table-cell>
          <table:table-cell table:style-name="ce9" office:value-type="string">
            <text:p>Vrouwen</text:p>
          </table:table-cell>
          <table:table-cell table:style-name="ce10" office:value="1792" office:value-type="float">
            <text:p>17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immen</text:p>
          </table:table-cell>
          <table:table-cell table:style-name="ce9" office:value-type="string">
            <text:p>Vrouwen</text:p>
          </table:table-cell>
          <table:table-cell table:style-name="ce10" office:value="2057" office:value-type="float">
            <text:p>20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oeti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oosterburen</text:p>
          </table:table-cell>
          <table:table-cell table:style-name="ce9" office:value-type="string">
            <text:p>Vrouwen</text:p>
          </table:table-cell>
          <table:table-cell table:style-name="ce10" office:value="797" office:value-type="float">
            <text:p>7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undert</text:p>
          </table:table-cell>
          <table:table-cell table:style-name="ce9" office:value-type="string">
            <text:p>Vrouwen</text:p>
          </table:table-cell>
          <table:table-cell table:style-name="ce10" office:value="3165" office:value-type="float">
            <text:p>31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ckengen</text:p>
          </table:table-cell>
          <table:table-cell table:style-name="ce9" office:value-type="string">
            <text:p>Vrouwen</text:p>
          </table:table-cell>
          <table:table-cell table:style-name="ce10" office:value="1440" office:value-type="float">
            <text:p>14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e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ewa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ggen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llumerland en Nieuwkruisland</text:p>
          </table:table-cell>
          <table:table-cell table:style-name="ce9" office:value-type="string">
            <text:p>Vrouwen</text:p>
          </table:table-cell>
          <table:table-cell table:style-name="ce10" office:value="6088" office:value-type="float">
            <text:p>60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og aan de Zaa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en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tenhoef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tgene</text:p>
          </table:table-cell>
          <table:table-cell table:style-name="ce9" office:value-type="string">
            <text:p>Vrouwen</text:p>
          </table:table-cell>
          <table:table-cell table:style-name="ce10" office:value="1745" office:value-type="float">
            <text:p>17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udekerk aan den Rijn</text:p>
          </table:table-cell>
          <table:table-cell table:style-name="ce9" office:value-type="string">
            <text:p>Vrouwen</text:p>
          </table:table-cell>
          <table:table-cell table:style-name="ce10" office:value="2213" office:value-type="float">
            <text:p>22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ude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abb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impen aan de Lek</text:p>
          </table:table-cell>
          <table:table-cell table:style-name="ce9" office:value-type="string">
            <text:p>Vrouwen</text:p>
          </table:table-cell>
          <table:table-cell table:style-name="ce10" office:value="3059" office:value-type="float">
            <text:p>30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rimpen aan den IJssel</text:p>
          </table:table-cell>
          <table:table-cell table:style-name="ce9" office:value-type="string">
            <text:p>Vrouwen</text:p>
          </table:table-cell>
          <table:table-cell table:style-name="ce10" office:value="14130" office:value-type="float">
            <text:p>141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rimpener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ommeni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uin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uinr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wa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ar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de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dgraaf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dsmeer</text:p>
          </table:table-cell>
          <table:table-cell table:style-name="ce9" office:value-type="string">
            <text:p>Vrouwen</text:p>
          </table:table-cell>
          <table:table-cell table:style-name="ce10" office:value="4086" office:value-type="float">
            <text:p>40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broek</text:p>
          </table:table-cell>
          <table:table-cell table:style-name="ce9" office:value-type="string">
            <text:p>Vrouwen</text:p>
          </table:table-cell>
          <table:table-cell table:style-name="ce10" office:value="971" office:value-type="float">
            <text:p>9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e Ruige Wei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gedijk</text:p>
          </table:table-cell>
          <table:table-cell table:style-name="ce9" office:value-type="string">
            <text:p>Vrouwen</text:p>
          </table:table-cell>
          <table:table-cell table:style-name="ce10" office:value="6571" office:value-type="float">
            <text:p>65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erak</text:p>
          </table:table-cell>
          <table:table-cell table:style-name="ce9" office:value-type="string">
            <text:p>Vrouwen</text:p>
          </table:table-cell>
          <table:table-cell table:style-name="ce10" office:value="884" office:value-type="float">
            <text:p>8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sing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ren (Gld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ren (NH.)</text:p>
          </table:table-cell>
          <table:table-cell table:style-name="ce9" office:value-type="string">
            <text:p>Vrouwen</text:p>
          </table:table-cell>
          <table:table-cell table:style-name="ce10" office:value="6678" office:value-type="float">
            <text:p>66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k</text:p>
          </table:table-cell>
          <table:table-cell table:style-name="ce9" office:value-type="string">
            <text:p>Vrouwen</text:p>
          </table:table-cell>
          <table:table-cell table:style-name="ce10" office:value="8369" office:value-type="float">
            <text:p>83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nde</text:p>
          </table:table-cell>
          <table:table-cell table:style-name="ce9" office:value-type="string">
            <text:p>Vrouwen</text:p>
          </table:table-cell>
          <table:table-cell table:style-name="ce10" office:value="1892" office:value-type="float">
            <text:p>18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ns</text:p>
          </table:table-cell>
          <table:table-cell table:style-name="ce9" office:value-type="string">
            <text:p>Vrouwen</text:p>
          </table:table-cell>
          <table:table-cell table:style-name="ce10" office:value="1755" office:value-type="float">
            <text:p>17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rbroek</text:p>
          </table:table-cell>
          <table:table-cell table:style-name="ce9" office:value-type="string">
            <text:p>Vrouwen</text:p>
          </table:table-cell>
          <table:table-cell table:style-name="ce10" office:value="628" office:value-type="float">
            <text:p>6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rdam</text:p>
          </table:table-cell>
          <table:table-cell table:style-name="ce9" office:value-type="string">
            <text:p>Vrouwen</text:p>
          </table:table-cell>
          <table:table-cell table:style-name="ce10" office:value="8042" office:value-type="float">
            <text:p>80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rsum</text:p>
          </table:table-cell>
          <table:table-cell table:style-name="ce9" office:value-type="string">
            <text:p>Vrouwen</text:p>
          </table:table-cell>
          <table:table-cell table:style-name="ce10" office:value="3211" office:value-type="float">
            <text:p>32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uwarden</text:p>
          </table:table-cell>
          <table:table-cell table:style-name="ce9" office:value-type="string">
            <text:p>Vrouwen</text:p>
          </table:table-cell>
          <table:table-cell table:style-name="ce10" office:value="43927" office:value-type="float">
            <text:p>439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uwarderadeel</text:p>
          </table:table-cell>
          <table:table-cell table:style-name="ce9" office:value-type="string">
            <text:p>Vrouwen</text:p>
          </table:table-cell>
          <table:table-cell table:style-name="ce10" office:value="4390" office:value-type="float">
            <text:p>43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n</text:p>
          </table:table-cell>
          <table:table-cell table:style-name="ce9" office:value-type="string">
            <text:p>Vrouwen</text:p>
          </table:table-cell>
          <table:table-cell table:style-name="ce10" office:value="52817" office:value-type="float">
            <text:p>528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rdorp</text:p>
          </table:table-cell>
          <table:table-cell table:style-name="ce9" office:value-type="string">
            <text:p>Vrouwen</text:p>
          </table:table-cell>
          <table:table-cell table:style-name="ce10" office:value="10774" office:value-type="float">
            <text:p>107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schendam</text:p>
          </table:table-cell>
          <table:table-cell table:style-name="ce9" office:value-type="string">
            <text:p>Vrouwen</text:p>
          </table:table-cell>
          <table:table-cell table:style-name="ce10" office:value="15349" office:value-type="float">
            <text:p>153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schendam-Voor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imuiden</text:p>
          </table:table-cell>
          <table:table-cell table:style-name="ce9" office:value-type="string">
            <text:p>Vrouwen</text:p>
          </table:table-cell>
          <table:table-cell table:style-name="ce10" office:value="2059" office:value-type="float">
            <text:p>20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kkerkerk</text:p>
          </table:table-cell>
          <table:table-cell table:style-name="ce9" office:value-type="string">
            <text:p>Vrouwen</text:p>
          </table:table-cell>
          <table:table-cell table:style-name="ce10" office:value="3617" office:value-type="float">
            <text:p>36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lystad</text:p>
          </table:table-cell>
          <table:table-cell table:style-name="ce9" office:value-type="string">
            <text:p>Vrouwen</text:p>
          </table:table-cell>
          <table:table-cell table:style-name="ce10" office:value="21455" office:value-type="float">
            <text:p>214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msterland</text:p>
          </table:table-cell>
          <table:table-cell table:style-name="ce9" office:value-type="string">
            <text:p>Vrouwen</text:p>
          </table:table-cell>
          <table:table-cell table:style-name="ce10" office:value="5259" office:value-type="float">
            <text:p>52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ud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usden</text:p>
          </table:table-cell>
          <table:table-cell table:style-name="ce9" office:value-type="string">
            <text:p>Vrouwen</text:p>
          </table:table-cell>
          <table:table-cell table:style-name="ce10" office:value="10450" office:value-type="float">
            <text:p>104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xmond</text:p>
          </table:table-cell>
          <table:table-cell table:style-name="ce9" office:value-type="string">
            <text:p>Vrouwen</text:p>
          </table:table-cell>
          <table:table-cell table:style-name="ce10" office:value="1270" office:value-type="float">
            <text:p>12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chtenvoorde</text:p>
          </table:table-cell>
          <table:table-cell table:style-name="ce9" office:value-type="string">
            <text:p>Vrouwen</text:p>
          </table:table-cell>
          <table:table-cell table:style-name="ce10" office:value="8443" office:value-type="float">
            <text:p>84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m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mpde</text:p>
          </table:table-cell>
          <table:table-cell table:style-name="ce9" office:value-type="string">
            <text:p>Vrouwen</text:p>
          </table:table-cell>
          <table:table-cell table:style-name="ce10" office:value="1953" office:value-type="float">
            <text:p>19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nden</text:p>
          </table:table-cell>
          <table:table-cell table:style-name="ce9" office:value-type="string">
            <text:p>Vrouwen</text:p>
          </table:table-cell>
          <table:table-cell table:style-name="ce10" office:value="3065" office:value-type="float">
            <text:p>30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Lier</text:p>
          </table:table-cell>
          <table:table-cell table:style-name="ce9" office:value-type="string">
            <text:p>Vrouwen</text:p>
          </table:table-cell>
          <table:table-cell table:style-name="ce10" office:value="4705" office:value-type="float">
            <text:p>47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shout</text:p>
          </table:table-cell>
          <table:table-cell table:style-name="ce9" office:value-type="string">
            <text:p>Vrouwen</text:p>
          </table:table-cell>
          <table:table-cell table:style-name="ce10" office:value="2643" office:value-type="float">
            <text:p>26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s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mbricht</text:p>
          </table:table-cell>
          <table:table-cell table:style-name="ce9" office:value-type="string">
            <text:p>Vrouwen</text:p>
          </table:table-cell>
          <table:table-cell table:style-name="ce10" office:value="2649" office:value-type="float">
            <text:p>26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mmen</text:p>
          </table:table-cell>
          <table:table-cell table:style-name="ce9" office:value-type="string">
            <text:p>Vrouwen</text:p>
          </table:table-cell>
          <table:table-cell table:style-name="ce10" office:value="2440" office:value-type="float">
            <text:p>24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gew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nge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nne</text:p>
          </table:table-cell>
          <table:table-cell table:style-name="ce9" office:value-type="string">
            <text:p>Vrouwen</text:p>
          </table:table-cell>
          <table:table-cell table:style-name="ce10" office:value="1838" office:value-type="float">
            <text:p>18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schoten</text:p>
          </table:table-cell>
          <table:table-cell table:style-name="ce9" office:value-type="string">
            <text:p>Vrouwen</text:p>
          </table:table-cell>
          <table:table-cell table:style-name="ce10" office:value="2040" office:value-type="float">
            <text:p>20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sse</text:p>
          </table:table-cell>
          <table:table-cell table:style-name="ce9" office:value-type="string">
            <text:p>Vrouwen</text:p>
          </table:table-cell>
          <table:table-cell table:style-name="ce10" office:value="9854" office:value-type="float">
            <text:p>98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h</text:p>
          </table:table-cell>
          <table:table-cell table:style-name="ce9" office:value-type="string">
            <text:p>Vrouwen</text:p>
          </table:table-cell>
          <table:table-cell table:style-name="ce10" office:value="2774" office:value-type="float">
            <text:p>27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tens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ttenser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ochem</text:p>
          </table:table-cell>
          <table:table-cell table:style-name="ce9" office:value-type="string">
            <text:p>Vrouwen</text:p>
          </table:table-cell>
          <table:table-cell table:style-name="ce10" office:value="8869" office:value-type="float">
            <text:p>88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n</text:p>
          </table:table-cell>
          <table:table-cell table:style-name="ce9" office:value-type="string">
            <text:p>Vrouwen</text:p>
          </table:table-cell>
          <table:table-cell table:style-name="ce10" office:value="3498" office:value-type="float">
            <text:p>34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rsloo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oon op Zand</text:p>
          </table:table-cell>
          <table:table-cell table:style-name="ce9" office:value-type="string">
            <text:p>Vrouwen</text:p>
          </table:table-cell>
          <table:table-cell table:style-name="ce10" office:value="9577" office:value-type="float">
            <text:p>95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osdrecht</text:p>
          </table:table-cell>
          <table:table-cell table:style-name="ce9" office:value-type="string">
            <text:p>Vrouwen</text:p>
          </table:table-cell>
          <table:table-cell table:style-name="ce10" office:value="4149" office:value-type="float">
            <text:p>41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pik</text:p>
          </table:table-cell>
          <table:table-cell table:style-name="ce9" office:value-type="string">
            <text:p>Vrouwen</text:p>
          </table:table-cell>
          <table:table-cell table:style-name="ce10" office:value="3883" office:value-type="float">
            <text:p>38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ppersum</text:p>
          </table:table-cell>
          <table:table-cell table:style-name="ce9" office:value-type="string">
            <text:p>Vrouwen</text:p>
          </table:table-cell>
          <table:table-cell table:style-name="ce10" office:value="1927" office:value-type="float">
            <text:p>19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sser</text:p>
          </table:table-cell>
          <table:table-cell table:style-name="ce9" office:value-type="string">
            <text:p>Vrouwen</text:p>
          </table:table-cell>
          <table:table-cell table:style-name="ce10" office:value="10686" office:value-type="float">
            <text:p>106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uyksgestel</text:p>
          </table:table-cell>
          <table:table-cell table:style-name="ce9" office:value-type="string">
            <text:p>Vrouwen</text:p>
          </table:table-cell>
          <table:table-cell table:style-name="ce10" office:value="1247" office:value-type="float">
            <text:p>12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heeze</text:p>
          </table:table-cell>
          <table:table-cell table:style-name="ce9" office:value-type="string">
            <text:p>Vrouwen</text:p>
          </table:table-cell>
          <table:table-cell table:style-name="ce10" office:value="4207" office:value-type="float">
            <text:p>42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n</text:p>
          </table:table-cell>
          <table:table-cell table:style-name="ce9" office:value-type="string">
            <text:p>Vrouwen</text:p>
          </table:table-cell>
          <table:table-cell table:style-name="ce10" office:value="2996" office:value-type="float">
            <text:p>29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ssen</text:p>
          </table:table-cell>
          <table:table-cell table:style-name="ce9" office:value-type="string">
            <text:p>Vrouwen</text:p>
          </table:table-cell>
          <table:table-cell table:style-name="ce10" office:value="14731" office:value-type="float">
            <text:p>147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tensdijk</text:p>
          </table:table-cell>
          <table:table-cell table:style-name="ce9" office:value-type="string">
            <text:p>Vrouwen</text:p>
          </table:table-cell>
          <table:table-cell table:style-name="ce10" office:value="4579" office:value-type="float">
            <text:p>45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bracht</text:p>
          </table:table-cell>
          <table:table-cell table:style-name="ce9" office:value-type="string">
            <text:p>Vrouwen</text:p>
          </table:table-cell>
          <table:table-cell table:style-name="ce10" office:value="3869" office:value-type="float">
            <text:p>38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bree</text:p>
          </table:table-cell>
          <table:table-cell table:style-name="ce9" office:value-type="string">
            <text:p>Vrouwen</text:p>
          </table:table-cell>
          <table:table-cell table:style-name="ce10" office:value="5183" office:value-type="float">
            <text:p>51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dam</text:p>
          </table:table-cell>
          <table:table-cell table:style-name="ce9" office:value-type="string">
            <text:p>Vrouwen</text:p>
          </table:table-cell>
          <table:table-cell table:style-name="ce10" office:value="1531" office:value-type="float">
            <text:p>15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don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driel</text:p>
          </table:table-cell>
          <table:table-cell table:style-name="ce9" office:value-type="string">
            <text:p>Vrouwen</text:p>
          </table:table-cell>
          <table:table-cell table:style-name="ce10" office:value="3896" office:value-type="float">
            <text:p>38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gouw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land</text:p>
          </table:table-cell>
          <table:table-cell table:style-name="ce9" office:value-type="string">
            <text:p>Vrouwen</text:p>
          </table:table-cell>
          <table:table-cell table:style-name="ce10" office:value="2890" office:value-type="float">
            <text:p>28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sluis</text:p>
          </table:table-cell>
          <table:table-cell table:style-name="ce9" office:value-type="string">
            <text:p>Vrouwen</text:p>
          </table:table-cell>
          <table:table-cell table:style-name="ce10" office:value="16577" office:value-type="float">
            <text:p>165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tricht</text:p>
          </table:table-cell>
          <table:table-cell table:style-name="ce9" office:value-type="string">
            <text:p>Vrouwen</text:p>
          </table:table-cell>
          <table:table-cell table:style-name="ce10" office:value="56556" office:value-type="float">
            <text:p>565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de en Drimmelen</text:p>
          </table:table-cell>
          <table:table-cell table:style-name="ce9" office:value-type="string">
            <text:p>Vrouwen</text:p>
          </table:table-cell>
          <table:table-cell table:style-name="ce10" office:value="5780" office:value-type="float">
            <text:p>57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graten</text:p>
          </table:table-cell>
          <table:table-cell table:style-name="ce9" office:value-type="string">
            <text:p>Vrouwen</text:p>
          </table:table-cell>
          <table:table-cell table:style-name="ce10" office:value="1701" office:value-type="float">
            <text:p>17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iekerke</text:p>
          </table:table-cell>
          <table:table-cell table:style-name="ce9" office:value-type="string">
            <text:p>Vrouwen</text:p>
          </table:table-cell>
          <table:table-cell table:style-name="ce10" office:value="1638" office:value-type="float">
            <text:p>16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kelo</text:p>
          </table:table-cell>
          <table:table-cell table:style-name="ce9" office:value-type="string">
            <text:p>Vrouwen</text:p>
          </table:table-cell>
          <table:table-cell table:style-name="ce10" office:value="3395" office:value-type="float">
            <text:p>33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ken</text:p>
          </table:table-cell>
          <table:table-cell table:style-name="ce9" office:value-type="string">
            <text:p>Vrouwen</text:p>
          </table:table-cell>
          <table:table-cell table:style-name="ce10" office:value="1064" office:value-type="float">
            <text:p>10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Marn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rum</text:p>
          </table:table-cell>
          <table:table-cell table:style-name="ce9" office:value-type="string">
            <text:p>Vrouwen</text:p>
          </table:table-cell>
          <table:table-cell table:style-name="ce10" office:value="4181" office:value-type="float">
            <text:p>41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urik</text:p>
          </table:table-cell>
          <table:table-cell table:style-name="ce9" office:value-type="string">
            <text:p>Vrouwen</text:p>
          </table:table-cell>
          <table:table-cell table:style-name="ce10" office:value="2844" office:value-type="float">
            <text:p>28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demblik</text:p>
          </table:table-cell>
          <table:table-cell table:style-name="ce9" office:value-type="string">
            <text:p>Vrouwen</text:p>
          </table:table-cell>
          <table:table-cell table:style-name="ce10" office:value="3458" office:value-type="float">
            <text:p>34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den</text:p>
          </table:table-cell>
          <table:table-cell table:style-name="ce9" office:value-type="string">
            <text:p>Vrouwen</text:p>
          </table:table-cell>
          <table:table-cell table:style-name="ce10" office:value="833" office:value-type="float">
            <text:p>8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rkerk</text:p>
          </table:table-cell>
          <table:table-cell table:style-name="ce9" office:value-type="string">
            <text:p>Vrouwen</text:p>
          </table:table-cell>
          <table:table-cell table:style-name="ce10" office:value="1493" office:value-type="float">
            <text:p>14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r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lo-Wanssum</text:p>
          </table:table-cell>
          <table:table-cell table:style-name="ce9" office:value-type="string">
            <text:p>Vrouwen</text:p>
          </table:table-cell>
          <table:table-cell table:style-name="ce10" office:value="3420" office:value-type="float">
            <text:p>34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rssen</text:p>
          </table:table-cell>
          <table:table-cell table:style-name="ce9" office:value-type="string">
            <text:p>Vrouwen</text:p>
          </table:table-cell>
          <table:table-cell table:style-name="ce10" office:value="4314" office:value-type="float">
            <text:p>43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gen, Haren en Macharen</text:p>
          </table:table-cell>
          <table:table-cell table:style-name="ce9" office:value-type="string">
            <text:p>Vrouwen</text:p>
          </table:table-cell>
          <table:table-cell table:style-name="ce10" office:value="1408" office:value-type="float">
            <text:p>14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ijel</text:p>
          </table:table-cell>
          <table:table-cell table:style-name="ce9" office:value-type="string">
            <text:p>Vrouwen</text:p>
          </table:table-cell>
          <table:table-cell table:style-name="ce10" office:value="2576" office:value-type="float">
            <text:p>25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lick en Herkenbosch</text:p>
          </table:table-cell>
          <table:table-cell table:style-name="ce9" office:value-type="string">
            <text:p>Vrouwen</text:p>
          </table:table-cell>
          <table:table-cell table:style-name="ce10" office:value="3477" office:value-type="float">
            <text:p>34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li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lissan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aldumadeel</text:p>
          </table:table-cell>
          <table:table-cell table:style-name="ce9" office:value-type="string">
            <text:p>Vrouwen</text:p>
          </table:table-cell>
          <table:table-cell table:style-name="ce10" office:value="6426" office:value-type="float">
            <text:p>64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namer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terwo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ppel</text:p>
          </table:table-cell>
          <table:table-cell table:style-name="ce9" office:value-type="string">
            <text:p>Vrouwen</text:p>
          </table:table-cell>
          <table:table-cell table:style-name="ce10" office:value="11678" office:value-type="float">
            <text:p>116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rkelbeek</text:p>
          </table:table-cell>
          <table:table-cell table:style-name="ce9" office:value-type="string">
            <text:p>Vrouwen</text:p>
          </table:table-cell>
          <table:table-cell table:style-name="ce10" office:value="952" office:value-type="float">
            <text:p>9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heer</text:p>
          </table:table-cell>
          <table:table-cell table:style-name="ce9" office:value-type="string">
            <text:p>Vrouwen</text:p>
          </table:table-cell>
          <table:table-cell table:style-name="ce10" office:value="882" office:value-type="float">
            <text:p>8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burg (Z.)</text:p>
          </table:table-cell>
          <table:table-cell table:style-name="ce9" office:value-type="string">
            <text:p>Vrouwen</text:p>
          </table:table-cell>
          <table:table-cell table:style-name="ce10" office:value="19951" office:value-type="float">
            <text:p>199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harnis</text:p>
          </table:table-cell>
          <table:table-cell table:style-name="ce9" office:value-type="string">
            <text:p>Vrouwen</text:p>
          </table:table-cell>
          <table:table-cell table:style-name="ce10" office:value="7645" office:value-type="float">
            <text:p>76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i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lstum</text:p>
          </table:table-cell>
          <table:table-cell table:style-name="ce9" office:value-type="string">
            <text:p>Vrouwen</text:p>
          </table:table-cell>
          <table:table-cell table:style-name="ce10" office:value="1385" office:value-type="float">
            <text:p>13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n-Delf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-Drenth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schouwen</text:p>
          </table:table-cell>
          <table:table-cell table:style-name="ce9" office:value-type="string">
            <text:p>Vrouwen</text:p>
          </table:table-cell>
          <table:table-cell table:style-name="ce10" office:value="1167" office:value-type="float">
            <text:p>11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n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wolda</text:p>
          </table:table-cell>
          <table:table-cell table:style-name="ce9" office:value-type="string">
            <text:p>Vrouwen</text:p>
          </table:table-cell>
          <table:table-cell table:style-name="ce10" office:value="2063" office:value-type="float">
            <text:p>20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wou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erlo</text:p>
          </table:table-cell>
          <table:table-cell table:style-name="ce9" office:value-type="string">
            <text:p>Vrouwen</text:p>
          </table:table-cell>
          <table:table-cell table:style-name="ce10" office:value="4639" office:value-type="float">
            <text:p>46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jdrecht</text:p>
          </table:table-cell>
          <table:table-cell table:style-name="ce9" office:value-type="string">
            <text:p>Vrouwen</text:p>
          </table:table-cell>
          <table:table-cell table:style-name="ce10" office:value="6364" office:value-type="float">
            <text:p>63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jnsheerenland</text:p>
          </table:table-cell>
          <table:table-cell table:style-name="ce9" office:value-type="string">
            <text:p>Vrouwen</text:p>
          </table:table-cell>
          <table:table-cell table:style-name="ce10" office:value="2055" office:value-type="float">
            <text:p>20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ll en Sint Hubert</text:p>
          </table:table-cell>
          <table:table-cell table:style-name="ce9" office:value-type="string">
            <text:p>Vrouwen</text:p>
          </table:table-cell>
          <table:table-cell table:style-name="ce10" office:value="4904" office:value-type="float">
            <text:p>49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llingen aan de Rijn</text:p>
          </table:table-cell>
          <table:table-cell table:style-name="ce9" office:value-type="string">
            <text:p>Vrouwen</text:p>
          </table:table-cell>
          <table:table-cell table:style-name="ce10" office:value="2466" office:value-type="float">
            <text:p>24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gestel</text:p>
          </table:table-cell>
          <table:table-cell table:style-name="ce9" office:value-type="string">
            <text:p>Vrouwen</text:p>
          </table:table-cell>
          <table:table-cell table:style-name="ce10" office:value="2671" office:value-type="float">
            <text:p>26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kapelle</text:p>
          </table:table-cell>
          <table:table-cell table:style-name="ce9" office:value-type="string">
            <text:p>Vrouwen</text:p>
          </table:table-cell>
          <table:table-cell table:style-name="ce10" office:value="1417" office:value-type="float">
            <text:p>14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lenaarsgraaf</text:p>
          </table:table-cell>
          <table:table-cell table:style-name="ce9" office:value-type="string">
            <text:p>Vrouwen</text:p>
          </table:table-cell>
          <table:table-cell table:style-name="ce10" office:value="483" office:value-type="float">
            <text:p>4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len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nickendam</text:p>
          </table:table-cell>
          <table:table-cell table:style-name="ce9" office:value-type="string">
            <text:p>Vrouwen</text:p>
          </table:table-cell>
          <table:table-cell table:style-name="ce10" office:value="4553" office:value-type="float">
            <text:p>45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ster</text:p>
          </table:table-cell>
          <table:table-cell table:style-name="ce9" office:value-type="string">
            <text:p>Vrouwen</text:p>
          </table:table-cell>
          <table:table-cell table:style-name="ce10" office:value="9300" office:value-type="float">
            <text:p>93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tfoort</text:p>
          </table:table-cell>
          <table:table-cell table:style-name="ce9" office:value-type="string">
            <text:p>Vrouwen</text:p>
          </table:table-cell>
          <table:table-cell table:style-name="ce10" office:value="3208" office:value-type="float">
            <text:p>32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ort</text:p>
          </table:table-cell>
          <table:table-cell table:style-name="ce9" office:value-type="string">
            <text:p>Vrouwen</text:p>
          </table:table-cell>
          <table:table-cell table:style-name="ce10" office:value="1467" office:value-type="float">
            <text:p>14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ok en Middelaar</text:p>
          </table:table-cell>
          <table:table-cell table:style-name="ce9" office:value-type="string">
            <text:p>Vrouwen</text:p>
          </table:table-cell>
          <table:table-cell table:style-name="ce10" office:value="3181" office:value-type="float">
            <text:p>31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ordrecht</text:p>
          </table:table-cell>
          <table:table-cell table:style-name="ce9" office:value-type="string">
            <text:p>Vrouwen</text:p>
          </table:table-cell>
          <table:table-cell table:style-name="ce10" office:value="3120" office:value-type="float">
            <text:p>31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iden</text:p>
          </table:table-cell>
          <table:table-cell table:style-name="ce9" office:value-type="string">
            <text:p>Vrouwen</text:p>
          </table:table-cell>
          <table:table-cell table:style-name="ce10" office:value="3523" office:value-type="float">
            <text:p>35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nstergeleen</text:p>
          </table:table-cell>
          <table:table-cell table:style-name="ce9" office:value-type="string">
            <text:p>Vrouwen</text:p>
          </table:table-cell>
          <table:table-cell table:style-name="ce10" office:value="2572" office:value-type="float">
            <text:p>25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ntendam</text:p>
          </table:table-cell>
          <table:table-cell table:style-name="ce9" office:value-type="string">
            <text:p>Vrouwen</text:p>
          </table:table-cell>
          <table:table-cell table:style-name="ce10" office:value="2306" office:value-type="float">
            <text:p>23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aaldwijk</text:p>
          </table:table-cell>
          <table:table-cell table:style-name="ce9" office:value-type="string">
            <text:p>Vrouwen</text:p>
          </table:table-cell>
          <table:table-cell table:style-name="ce10" office:value="12519" office:value-type="float">
            <text:p>125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aarden</text:p>
          </table:table-cell>
          <table:table-cell table:style-name="ce9" office:value-type="string">
            <text:p>Vrouwen</text:p>
          </table:table-cell>
          <table:table-cell table:style-name="ce10" office:value="8655" office:value-type="float">
            <text:p>86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-Betuw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derhorst den Berg</text:p>
          </table:table-cell>
          <table:table-cell table:style-name="ce9" office:value-type="string">
            <text:p>Vrouwen</text:p>
          </table:table-cell>
          <table:table-cell table:style-name="ce10" office:value="2425" office:value-type="float">
            <text:p>24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l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derweert</text:p>
          </table:table-cell>
          <table:table-cell table:style-name="ce9" office:value-type="string">
            <text:p>Vrouwen</text:p>
          </table:table-cell>
          <table:table-cell table:style-name="ce10" office:value="7048" office:value-type="float">
            <text:p>70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de</text:p>
          </table:table-cell>
          <table:table-cell table:style-name="ce9" office:value-type="string">
            <text:p>Vrouwen</text:p>
          </table:table-cell>
          <table:table-cell table:style-name="ce10" office:value="5464" office:value-type="float">
            <text:p>54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r</text:p>
          </table:table-cell>
          <table:table-cell table:style-name="ce9" office:value-type="string">
            <text:p>Vrouwen</text:p>
          </table:table-cell>
          <table:table-cell table:style-name="ce10" office:value="1714" office:value-type="float">
            <text:p>17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rijnen</text:p>
          </table:table-cell>
          <table:table-cell table:style-name="ce9" office:value-type="string">
            <text:p>Vrouwen</text:p>
          </table:table-cell>
          <table:table-cell table:style-name="ce10" office:value="5042" office:value-type="float">
            <text:p>50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bbixwou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dorp</text:p>
          </table:table-cell>
          <table:table-cell table:style-name="ce9" office:value-type="string">
            <text:p>Vrouwen</text:p>
          </table:table-cell>
          <table:table-cell table:style-name="ce10" office:value="3881" office:value-type="float">
            <text:p>38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- en Sint Joos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Beijerland</text:p>
          </table:table-cell>
          <table:table-cell table:style-name="ce9" office:value-type="string">
            <text:p>Vrouwen</text:p>
          </table:table-cell>
          <table:table-cell table:style-name="ce10" office:value="1426" office:value-type="float">
            <text:p>14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 Pekela</text:p>
          </table:table-cell>
          <table:table-cell table:style-name="ce9" office:value-type="string">
            <text:p>Vrouwen</text:p>
          </table:table-cell>
          <table:table-cell table:style-name="ce10" office:value="2586" office:value-type="float">
            <text:p>25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 To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gein</text:p>
          </table:table-cell>
          <table:table-cell table:style-name="ce9" office:value-type="string">
            <text:p>Vrouwen</text:p>
          </table:table-cell>
          <table:table-cell table:style-name="ce10" office:value="21023" office:value-type="float">
            <text:p>210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nhagen</text:p>
          </table:table-cell>
          <table:table-cell table:style-name="ce9" office:value-type="string">
            <text:p>Vrouwen</text:p>
          </table:table-cell>
          <table:table-cell table:style-name="ce10" office:value="5008" office:value-type="float">
            <text:p>50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-Nie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-Amst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 aan den IJssel</text:p>
          </table:table-cell>
          <table:table-cell table:style-name="ce9" office:value-type="string">
            <text:p>Vrouwen</text:p>
          </table:table-cell>
          <table:table-cell table:style-name="ce10" office:value="6919" office:value-type="float">
            <text:p>69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schans</text:p>
          </table:table-cell>
          <table:table-cell table:style-name="ce9" office:value-type="string">
            <text:p>Vrouwen</text:p>
          </table:table-cell>
          <table:table-cell table:style-name="ce10" office:value="923" office:value-type="float">
            <text:p>9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-Ginneken</text:p>
          </table:table-cell>
          <table:table-cell table:style-name="ce9" office:value-type="string">
            <text:p>Vrouwen</text:p>
          </table:table-cell>
          <table:table-cell table:style-name="ce10" office:value="5227" office:value-type="float">
            <text:p>52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koop</text:p>
          </table:table-cell>
          <table:table-cell table:style-name="ce9" office:value-type="string">
            <text:p>Vrouwen</text:p>
          </table:table-cell>
          <table:table-cell table:style-name="ce10" office:value="4726" office:value-type="float">
            <text:p>47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and</text:p>
          </table:table-cell>
          <table:table-cell table:style-name="ce9" office:value-type="string">
            <text:p>Vrouwen</text:p>
          </table:table-cell>
          <table:table-cell table:style-name="ce10" office:value="387" office:value-type="float">
            <text:p>3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-Lekkerland</text:p>
          </table:table-cell>
          <table:table-cell table:style-name="ce9" office:value-type="string">
            <text:p>Vrouwen</text:p>
          </table:table-cell>
          <table:table-cell table:style-name="ce10" office:value="3827" office:value-type="float">
            <text:p>38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eusen</text:p>
          </table:table-cell>
          <table:table-cell table:style-name="ce9" office:value-type="string">
            <text:p>Vrouwen</text:p>
          </table:table-cell>
          <table:table-cell table:style-name="ce10" office:value="3783" office:value-type="float">
            <text:p>37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olda</text:p>
          </table:table-cell>
          <table:table-cell table:style-name="ce9" office:value-type="string">
            <text:p>Vrouwen</text:p>
          </table:table-cell>
          <table:table-cell table:style-name="ce10" office:value="772" office:value-type="float">
            <text:p>7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poort</text:p>
          </table:table-cell>
          <table:table-cell table:style-name="ce9" office:value-type="string">
            <text:p>Vrouwen</text:p>
          </table:table-cell>
          <table:table-cell table:style-name="ce10" office:value="591" office:value-type="float">
            <text:p>5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stadt</text:p>
          </table:table-cell>
          <table:table-cell table:style-name="ce9" office:value-type="string">
            <text:p>Vrouwen</text:p>
          </table:table-cell>
          <table:table-cell table:style-name="ce10" office:value="1705" office:value-type="float">
            <text:p>17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veen</text:p>
          </table:table-cell>
          <table:table-cell table:style-name="ce9" office:value-type="string">
            <text:p>Vrouwen</text:p>
          </table:table-cell>
          <table:table-cell table:style-name="ce10" office:value="1604" office:value-type="float">
            <text:p>16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Vossemeer</text:p>
          </table:table-cell>
          <table:table-cell table:style-name="ce9" office:value-type="string">
            <text:p>Vrouwen</text:p>
          </table:table-cell>
          <table:table-cell table:style-name="ce10" office:value="1069" office:value-type="float">
            <text:p>10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gtevecht</text:p>
          </table:table-cell>
          <table:table-cell table:style-name="ce9" office:value-type="string">
            <text:p>Vrouwen</text:p>
          </table:table-cell>
          <table:table-cell table:style-name="ce10" office:value="614" office:value-type="float">
            <text:p>6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efu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jeveen</text:p>
          </table:table-cell>
          <table:table-cell table:style-name="ce9" office:value-type="string">
            <text:p>Vrouwen</text:p>
          </table:table-cell>
          <table:table-cell table:style-name="ce10" office:value="1374" office:value-type="float">
            <text:p>13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kerk</text:p>
          </table:table-cell>
          <table:table-cell table:style-name="ce9" office:value-type="string">
            <text:p>Vrouwen</text:p>
          </table:table-cell>
          <table:table-cell table:style-name="ce10" office:value="11768" office:value-type="float">
            <text:p>117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megen</text:p>
          </table:table-cell>
          <table:table-cell table:style-name="ce9" office:value-type="string">
            <text:p>Vrouwen</text:p>
          </table:table-cell>
          <table:table-cell table:style-name="ce10" office:value="75654" office:value-type="float">
            <text:p>756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se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telrode</text:p>
          </table:table-cell>
          <table:table-cell table:style-name="ce9" office:value-type="string">
            <text:p>Vrouwen</text:p>
          </table:table-cell>
          <table:table-cell table:style-name="ce10" office:value="3213" office:value-type="float">
            <text:p>32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beek</text:p>
          </table:table-cell>
          <table:table-cell table:style-name="ce9" office:value-type="string">
            <text:p>Vrouwen</text:p>
          </table:table-cell>
          <table:table-cell table:style-name="ce10" office:value="516" office:value-type="float">
            <text:p>5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-Beve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loos</text:p>
          </table:table-cell>
          <table:table-cell table:style-name="ce9" office:value-type="string">
            <text:p>Vrouwen</text:p>
          </table:table-cell>
          <table:table-cell table:style-name="ce10" office:value="764" office:value-type="float">
            <text:p>7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en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r-Koggenland</text:p>
          </table:table-cell>
          <table:table-cell table:style-name="ce9" office:value-type="string">
            <text:p>Vrouwen</text:p>
          </table:table-cell>
          <table:table-cell table:style-name="ce10" office:value="4531" office:value-type="float">
            <text:p>45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gouw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Noordoostelijke Pol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oostpolder</text:p>
          </table:table-cell>
          <table:table-cell table:style-name="ce9" office:value-type="string">
            <text:p>Vrouwen</text:p>
          </table:table-cell>
          <table:table-cell table:style-name="ce10" office:value="18234" office:value-type="float">
            <text:p>182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wijk</text:p>
          </table:table-cell>
          <table:table-cell table:style-name="ce9" office:value-type="string">
            <text:p>Vrouwen</text:p>
          </table:table-cell>
          <table:table-cell table:style-name="ce10" office:value="12134" office:value-type="float">
            <text:p>121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ijkerhout</text:p>
          </table:table-cell>
          <table:table-cell table:style-name="ce9" office:value-type="string">
            <text:p>Vrouwen</text:p>
          </table:table-cell>
          <table:table-cell table:style-name="ce10" office:value="6896" office:value-type="float">
            <text:p>68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tdorp</text:p>
          </table:table-cell>
          <table:table-cell table:style-name="ce9" office:value-type="string">
            <text:p>Vrouwen</text:p>
          </table:table-cell>
          <table:table-cell table:style-name="ce10" office:value="3164" office:value-type="float">
            <text:p>31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rg</text:p>
          </table:table-cell>
          <table:table-cell table:style-name="ce9" office:value-type="string">
            <text:p>Vrouwen</text:p>
          </table:table-cell>
          <table:table-cell table:style-name="ce10" office:value="2978" office:value-type="float">
            <text:p>29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enen, Gerwen en Nederwetten</text:p>
          </table:table-cell>
          <table:table-cell table:style-name="ce9" office:value-type="string">
            <text:p>Vrouwen</text:p>
          </table:table-cell>
          <table:table-cell table:style-name="ce10" office:value="8650" office:value-type="float">
            <text:p>86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land</text:p>
          </table:table-cell>
          <table:table-cell table:style-name="ce9" office:value-type="string">
            <text:p>Vrouwen</text:p>
          </table:table-cell>
          <table:table-cell table:style-name="ce10" office:value="1979" office:value-type="float">
            <text:p>19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mansdorp</text:p>
          </table:table-cell>
          <table:table-cell table:style-name="ce9" office:value-type="string">
            <text:p>Vrouwen</text:p>
          </table:table-cell>
          <table:table-cell table:style-name="ce10" office:value="3831" office:value-type="float">
            <text:p>38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nspeet</text:p>
          </table:table-cell>
          <table:table-cell table:style-name="ce9" office:value-type="string">
            <text:p>Vrouwen</text:p>
          </table:table-cell>
          <table:table-cell table:style-name="ce10" office:value="11448" office:value-type="float">
            <text:p>114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th</text:p>
          </table:table-cell>
          <table:table-cell table:style-name="ce9" office:value-type="string">
            <text:p>Vrouwen</text:p>
          </table:table-cell>
          <table:table-cell table:style-name="ce10" office:value="3803" office:value-type="float">
            <text:p>38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bbicht en Papenhoven</text:p>
          </table:table-cell>
          <table:table-cell table:style-name="ce9" office:value-type="string">
            <text:p>Vrouwen</text:p>
          </table:table-cell>
          <table:table-cell table:style-name="ce10" office:value="1270" office:value-type="float">
            <text:p>12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bdam</text:p>
          </table:table-cell>
          <table:table-cell table:style-name="ce9" office:value-type="string">
            <text:p>Vrouwen</text:p>
          </table:table-cell>
          <table:table-cell table:style-name="ce10" office:value="2799" office:value-type="float">
            <text:p>27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doorn</text:p>
          </table:table-cell>
          <table:table-cell table:style-name="ce9" office:value-type="string">
            <text:p>Vrouwen</text:p>
          </table:table-cell>
          <table:table-cell table:style-name="ce10" office:value="5976" office:value-type="float">
            <text:p>59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effelt</text:p>
          </table:table-cell>
          <table:table-cell table:style-name="ce9" office:value-type="string">
            <text:p>Vrouwen</text:p>
          </table:table-cell>
          <table:table-cell table:style-name="ce10" office:value="1045" office:value-type="float">
            <text:p>10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egstgeest</text:p>
          </table:table-cell>
          <table:table-cell table:style-name="ce9" office:value-type="string">
            <text:p>Vrouwen</text:p>
          </table:table-cell>
          <table:table-cell table:style-name="ce10" office:value="8156" office:value-type="float">
            <text:p>81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hé en Laak</text:p>
          </table:table-cell>
          <table:table-cell table:style-name="ce9" office:value-type="string">
            <text:p>Vrouwen</text:p>
          </table:table-cell>
          <table:table-cell table:style-name="ce10" office:value="401" office:value-type="float">
            <text:p>4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rsbeek</text:p>
          </table:table-cell>
          <table:table-cell table:style-name="ce9" office:value-type="string">
            <text:p>Vrouwen</text:p>
          </table:table-cell>
          <table:table-cell table:style-name="ce10" office:value="2310" office:value-type="float">
            <text:p>23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rschot</text:p>
          </table:table-cell>
          <table:table-cell table:style-name="ce9" office:value-type="string">
            <text:p>Vrouwen</text:p>
          </table:table-cell>
          <table:table-cell table:style-name="ce10" office:value="5266" office:value-type="float">
            <text:p>52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sterwijk</text:p>
          </table:table-cell>
          <table:table-cell table:style-name="ce9" office:value-type="string">
            <text:p>Vrouwen</text:p>
          </table:table-cell>
          <table:table-cell table:style-name="ce10" office:value="8314" office:value-type="float">
            <text:p>83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amb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broek</text:p>
          </table:table-cell>
          <table:table-cell table:style-name="ce9" office:value-type="string">
            <text:p>Vrouwen</text:p>
          </table:table-cell>
          <table:table-cell table:style-name="ce10" office:value="9782" office:value-type="float">
            <text:p>97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hove</text:p>
          </table:table-cell>
          <table:table-cell table:style-name="ce9" office:value-type="string">
            <text:p>Vrouwen</text:p>
          </table:table-cell>
          <table:table-cell table:style-name="ce10" office:value="1219" office:value-type="float">
            <text:p>12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kerk</text:p>
          </table:table-cell>
          <table:table-cell table:style-name="ce9" office:value-type="string">
            <text:p>Vrouwen</text:p>
          </table:table-cell>
          <table:table-cell table:style-name="ce10" office:value="1096" office:value-type="float">
            <text:p>10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mark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nzaal</text:p>
          </table:table-cell>
          <table:table-cell table:style-name="ce9" office:value-type="string">
            <text:p>Vrouwen</text:p>
          </table:table-cell>
          <table:table-cell table:style-name="ce10" office:value="14329" office:value-type="float">
            <text:p>143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st</text:p>
          </table:table-cell>
          <table:table-cell table:style-name="ce9" office:value-type="string">
            <text:p>Vrouwen</text:p>
          </table:table-cell>
          <table:table-cell table:style-name="ce10" office:value="4497" office:value-type="float">
            <text:p>44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st-Wijh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mmen</text:p>
          </table:table-cell>
          <table:table-cell table:style-name="ce9" office:value-type="string">
            <text:p>Vrouwen</text:p>
          </table:table-cell>
          <table:table-cell table:style-name="ce10" office:value="8634" office:value-type="float">
            <text:p>86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nderbank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nstwed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ltgensplaa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 Gelr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- en West-Sou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-, West- en Middelbeers</text:p>
          </table:table-cell>
          <table:table-cell table:style-name="ce9" office:value-type="string">
            <text:p>Vrouwen</text:p>
          </table:table-cell>
          <table:table-cell table:style-name="ce10" office:value="2195" office:value-type="float">
            <text:p>21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burg</text:p>
          </table:table-cell>
          <table:table-cell table:style-name="ce9" office:value-type="string">
            <text:p>Vrouwen</text:p>
          </table:table-cell>
          <table:table-cell table:style-name="ce10" office:value="9295" office:value-type="float">
            <text:p>92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dongeradeel</text:p>
          </table:table-cell>
          <table:table-cell table:style-name="ce9" office:value-type="string">
            <text:p>Vrouwen</text:p>
          </table:table-cell>
          <table:table-cell table:style-name="ce10" office:value="3079" office:value-type="float">
            <text:p>30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broek</text:p>
          </table:table-cell>
          <table:table-cell table:style-name="ce9" office:value-type="string">
            <text:p>Vrouwen</text:p>
          </table:table-cell>
          <table:table-cell table:style-name="ce10" office:value="2598" office:value-type="float">
            <text:p>25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hesselen</text:p>
          </table:table-cell>
          <table:table-cell table:style-name="ce9" office:value-type="string">
            <text:p>Vrouwen</text:p>
          </table:table-cell>
          <table:table-cell table:style-name="ce10" office:value="2292" office:value-type="float">
            <text:p>22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hout</text:p>
          </table:table-cell>
          <table:table-cell table:style-name="ce9" office:value-type="string">
            <text:p>Vrouwen</text:p>
          </table:table-cell>
          <table:table-cell table:style-name="ce10" office:value="21946" office:value-type="float">
            <text:p>219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flakkee</text:p>
          </table:table-cell>
          <table:table-cell table:style-name="ce9" office:value-type="string">
            <text:p>Vrouwen</text:p>
          </table:table-cell>
          <table:table-cell table:style-name="ce10" office:value="4697" office:value-type="float">
            <text:p>46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kap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stellingwerf</text:p>
          </table:table-cell>
          <table:table-cell table:style-name="ce9" office:value-type="string">
            <text:p>Vrouwen</text:p>
          </table:table-cell>
          <table:table-cell table:style-name="ce10" office:value="11810" office:value-type="float">
            <text:p>118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voorn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zaan</text:p>
          </table:table-cell>
          <table:table-cell table:style-name="ce9" office:value-type="string">
            <text:p>Vrouwen</text:p>
          </table:table-cell>
          <table:table-cell table:style-name="ce10" office:value="3379" office:value-type="float">
            <text:p>33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tmarsum</text:p>
          </table:table-cell>
          <table:table-cell table:style-name="ce9" office:value-type="string">
            <text:p>Vrouwen</text:p>
          </table:table-cell>
          <table:table-cell table:style-name="ce10" office:value="2169" office:value-type="float">
            <text:p>21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enbaar Lichaam Z.IJ.P.</text:p>
          </table:table-cell>
          <table:table-cell table:style-name="ce9" office:value-type="string">
            <text:p>Vrouwen</text:p>
          </table:table-cell>
          <table:table-cell table:style-name="ce10" office:value="6050" office:value-type="float">
            <text:p>60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hem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loo, Sint Anthonis en Ledeacker</text:p>
          </table:table-cell>
          <table:table-cell table:style-name="ce9" office:value-type="string">
            <text:p>Vrouwen</text:p>
          </table:table-cell>
          <table:table-cell table:style-name="ce10" office:value="3456" office:value-type="float">
            <text:p>34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meer</text:p>
          </table:table-cell>
          <table:table-cell table:style-name="ce9" office:value-type="string">
            <text:p>Vrouwen</text:p>
          </table:table-cell>
          <table:table-cell table:style-name="ce10" office:value="5064" office:value-type="float">
            <text:p>50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perdoe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sterland</text:p>
          </table:table-cell>
          <table:table-cell table:style-name="ce9" office:value-type="string">
            <text:p>Vrouwen</text:p>
          </table:table-cell>
          <table:table-cell table:style-name="ce10" office:value="12824" office:value-type="float">
            <text:p>128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</text:p>
          </table:table-cell>
          <table:table-cell table:style-name="ce9" office:value-type="string">
            <text:p>Vrouwen</text:p>
          </table:table-cell>
          <table:table-cell table:style-name="ce10" office:value="24076" office:value-type="float">
            <text:p>240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endrecht</text:p>
          </table:table-cell>
          <table:table-cell table:style-name="ce9" office:value-type="string">
            <text:p>Vrouwen</text:p>
          </table:table-cell>
          <table:table-cell table:style-name="ce10" office:value="2447" office:value-type="float">
            <text:p>24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terl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ters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toland</text:p>
          </table:table-cell>
          <table:table-cell table:style-name="ce9" office:value-type="string">
            <text:p>Vrouwen</text:p>
          </table:table-cell>
          <table:table-cell table:style-name="ce10" office:value="429" office:value-type="float">
            <text:p>4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 en Nieuw Gastel</text:p>
          </table:table-cell>
          <table:table-cell table:style-name="ce9" office:value-type="string">
            <text:p>Vrouwen</text:p>
          </table:table-cell>
          <table:table-cell table:style-name="ce10" office:value="3840" office:value-type="float">
            <text:p>38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-Alblas</text:p>
          </table:table-cell>
          <table:table-cell table:style-name="ce9" office:value-type="string">
            <text:p>Vrouwen</text:p>
          </table:table-cell>
          <table:table-cell table:style-name="ce10" office:value="960" office:value-type="float">
            <text:p>9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-Beijerland</text:p>
          </table:table-cell>
          <table:table-cell table:style-name="ce9" office:value-type="string">
            <text:p>Vrouwen</text:p>
          </table:table-cell>
          <table:table-cell table:style-name="ce10" office:value="7708" office:value-type="float">
            <text:p>77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 IJsselstr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 Pekela</text:p>
          </table:table-cell>
          <table:table-cell table:style-name="ce9" office:value-type="string">
            <text:p>Vrouwen</text:p>
          </table:table-cell>
          <table:table-cell table:style-name="ce10" office:value="4072" office:value-type="float">
            <text:p>40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l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bosch</text:p>
          </table:table-cell>
          <table:table-cell table:style-name="ce9" office:value-type="string">
            <text:p>Vrouwen</text:p>
          </table:table-cell>
          <table:table-cell table:style-name="ce10" office:value="5991" office:value-type="float">
            <text:p>59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n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ho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-Nie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r-Amstel</text:p>
          </table:table-cell>
          <table:table-cell table:style-name="ce9" office:value-type="string">
            <text:p>Vrouwen</text:p>
          </table:table-cell>
          <table:table-cell table:style-name="ce10" office:value="5800" office:value-type="float">
            <text:p>58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r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rkerk aan den IJssel</text:p>
          </table:table-cell>
          <table:table-cell table:style-name="ce9" office:value-type="string">
            <text:p>Vrouwen</text:p>
          </table:table-cell>
          <table:table-cell table:style-name="ce10" office:value="2728" office:value-type="float">
            <text:p>27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-To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water</text:p>
          </table:table-cell>
          <table:table-cell table:style-name="ce9" office:value-type="string">
            <text:p>Vrouwen</text:p>
          </table:table-cell>
          <table:table-cell table:style-name="ce10" office:value="3565" office:value-type="float">
            <text:p>35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-Vossem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wer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assel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betuw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sla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z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nnerden</text:p>
          </table:table-cell>
          <table:table-cell table:style-name="ce9" office:value-type="string">
            <text:p>Vrouwen</text:p>
          </table:table-cell>
          <table:table-cell table:style-name="ce10" office:value="1064" office:value-type="float">
            <text:p>10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apek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pendrecht</text:p>
          </table:table-cell>
          <table:table-cell table:style-name="ce9" office:value-type="string">
            <text:p>Vrouwen</text:p>
          </table:table-cell>
          <table:table-cell table:style-name="ce10" office:value="12402" office:value-type="float">
            <text:p>124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eel en Ma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eize</text:p>
          </table:table-cell>
          <table:table-cell table:style-name="ce9" office:value-type="string">
            <text:p>Vrouwen</text:p>
          </table:table-cell>
          <table:table-cell table:style-name="ce10" office:value="2388" office:value-type="float">
            <text:p>23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ekel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hilippin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iershil</text:p>
          </table:table-cell>
          <table:table-cell table:style-name="ce9" office:value-type="string">
            <text:p>Vrouwen</text:p>
          </table:table-cell>
          <table:table-cell table:style-name="ce10" office:value="670" office:value-type="float">
            <text:p>6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ijnacker</text:p>
          </table:table-cell>
          <table:table-cell table:style-name="ce9" office:value-type="string">
            <text:p>Vrouwen</text:p>
          </table:table-cell>
          <table:table-cell table:style-name="ce10" office:value="8071" office:value-type="float">
            <text:p>80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ijnacker-Noot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lsbroek</text:p>
          </table:table-cell>
          <table:table-cell table:style-name="ce9" office:value-type="string">
            <text:p>Vrouwen</text:p>
          </table:table-cell>
          <table:table-cell table:style-name="ce10" office:value="552" office:value-type="float">
            <text:p>5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oortugaal</text:p>
          </table:table-cell>
          <table:table-cell table:style-name="ce9" office:value-type="string">
            <text:p>Vrouwen</text:p>
          </table:table-cell>
          <table:table-cell table:style-name="ce10" office:value="10643" office:value-type="float">
            <text:p>106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oort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sterholt</text:p>
          </table:table-cell>
          <table:table-cell table:style-name="ce9" office:value-type="string">
            <text:p>Vrouwen</text:p>
          </table:table-cell>
          <table:table-cell table:style-name="ce10" office:value="2037" office:value-type="float">
            <text:p>20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rinsenbeek</text:p>
          </table:table-cell>
          <table:table-cell table:style-name="ce9" office:value-type="string">
            <text:p>Vrouwen</text:p>
          </table:table-cell>
          <table:table-cell table:style-name="ce10" office:value="4917" office:value-type="float">
            <text:p>49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rmerend</text:p>
          </table:table-cell>
          <table:table-cell table:style-name="ce9" office:value-type="string">
            <text:p>Vrouwen</text:p>
          </table:table-cell>
          <table:table-cell table:style-name="ce10" office:value="18815" office:value-type="float">
            <text:p>188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</text:p>
          </table:table-cell>
          <table:table-cell table:style-name="ce9" office:value-type="string">
            <text:p>Vrouwen</text:p>
          </table:table-cell>
          <table:table-cell table:style-name="ce10" office:value="1862" office:value-type="float">
            <text:p>18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n</text:p>
          </table:table-cell>
          <table:table-cell table:style-name="ce9" office:value-type="string">
            <text:p>Vrouwen</text:p>
          </table:table-cell>
          <table:table-cell table:style-name="ce10" office:value="9654" office:value-type="float">
            <text:p>96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rshoek</text:p>
          </table:table-cell>
          <table:table-cell table:style-name="ce9" office:value-type="string">
            <text:p>Vrouwen</text:p>
          </table:table-cell>
          <table:table-cell table:style-name="ce10" office:value="2869" office:value-type="float">
            <text:p>28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alte</text:p>
          </table:table-cell>
          <table:table-cell table:style-name="ce9" office:value-type="string">
            <text:p>Vrouwen</text:p>
          </table:table-cell>
          <table:table-cell table:style-name="ce10" office:value="12074" office:value-type="float">
            <text:p>120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amsdonk</text:p>
          </table:table-cell>
          <table:table-cell table:style-name="ce9" office:value-type="string">
            <text:p>Vrouwen</text:p>
          </table:table-cell>
          <table:table-cell table:style-name="ce10" office:value="5984" office:value-type="float">
            <text:p>59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uwerderhem</text:p>
          </table:table-cell>
          <table:table-cell table:style-name="ce9" office:value-type="string">
            <text:p>Vrouwen</text:p>
          </table:table-cell>
          <table:table-cell table:style-name="ce10" office:value="1447" office:value-type="float">
            <text:p>14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venstein</text:p>
          </table:table-cell>
          <table:table-cell table:style-name="ce9" office:value-type="string">
            <text:p>Vrouwen</text:p>
          </table:table-cell>
          <table:table-cell table:style-name="ce10" office:value="3787" office:value-type="float">
            <text:p>37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euwijk</text:p>
          </table:table-cell>
          <table:table-cell table:style-name="ce9" office:value-type="string">
            <text:p>Vrouwen</text:p>
          </table:table-cell>
          <table:table-cell table:style-name="ce10" office:value="4410" office:value-type="float">
            <text:p>44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id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imerswaal</text:p>
          </table:table-cell>
          <table:table-cell table:style-name="ce9" office:value-type="string">
            <text:p>Vrouwen</text:p>
          </table:table-cell>
          <table:table-cell table:style-name="ce10" office:value="9509" office:value-type="float">
            <text:p>95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e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nkum</text:p>
          </table:table-cell>
          <table:table-cell table:style-name="ce9" office:value-type="string">
            <text:p>Vrouwen</text:p>
          </table:table-cell>
          <table:table-cell table:style-name="ce10" office:value="18179" office:value-type="float">
            <text:p>181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swoude</text:p>
          </table:table-cell>
          <table:table-cell table:style-name="ce9" office:value-type="string">
            <text:p>Vrouwen</text:p>
          </table:table-cell>
          <table:table-cell table:style-name="ce10" office:value="1540" office:value-type="float">
            <text:p>15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tranchemen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usel</text:p>
          </table:table-cell>
          <table:table-cell table:style-name="ce9" office:value-type="string">
            <text:p>Vrouwen</text:p>
          </table:table-cell>
          <table:table-cell table:style-name="ce10" office:value="3547" office:value-type="float">
            <text:p>35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usel-De Mier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heden</text:p>
          </table:table-cell>
          <table:table-cell table:style-name="ce9" office:value-type="string">
            <text:p>Vrouwen</text:p>
          </table:table-cell>
          <table:table-cell table:style-name="ce10" office:value="25375" office:value-type="float">
            <text:p>253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enen</text:p>
          </table:table-cell>
          <table:table-cell table:style-name="ce9" office:value-type="string">
            <text:p>Vrouwen</text:p>
          </table:table-cell>
          <table:table-cell table:style-name="ce10" office:value="8562" office:value-type="float">
            <text:p>85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oon</text:p>
          </table:table-cell>
          <table:table-cell table:style-name="ce9" office:value-type="string">
            <text:p>Vrouwen</text:p>
          </table:table-cell>
          <table:table-cell table:style-name="ce10" office:value="3486" office:value-type="float">
            <text:p>34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dderkerk</text:p>
          </table:table-cell>
          <table:table-cell table:style-name="ce9" office:value-type="string">
            <text:p>Vrouwen</text:p>
          </table:table-cell>
          <table:table-cell table:style-name="ce10" office:value="23233" office:value-type="float">
            <text:p>232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ethoven</text:p>
          </table:table-cell>
          <table:table-cell table:style-name="ce9" office:value-type="string">
            <text:p>Vrouwen</text:p>
          </table:table-cell>
          <table:table-cell table:style-name="ce10" office:value="1079" office:value-type="float">
            <text:p>10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et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e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saterwoude</text:p>
          </table:table-cell>
          <table:table-cell table:style-name="ce9" office:value-type="string">
            <text:p>Vrouwen</text:p>
          </table:table-cell>
          <table:table-cell table:style-name="ce10" office:value="589" office:value-type="float">
            <text:p>5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sburg</text:p>
          </table:table-cell>
          <table:table-cell table:style-name="ce9" office:value-type="string">
            <text:p>Vrouwen</text:p>
          </table:table-cell>
          <table:table-cell table:style-name="ce10" office:value="5826" office:value-type="float">
            <text:p>58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waar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wou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Rij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bergen</text:p>
          </table:table-cell>
          <table:table-cell table:style-name="ce9" office:value-type="string">
            <text:p>Vrouwen</text:p>
          </table:table-cell>
          <table:table-cell table:style-name="ce10" office:value="2607" office:value-type="float">
            <text:p>26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ssen</text:p>
          </table:table-cell>
          <table:table-cell table:style-name="ce9" office:value-type="string">
            <text:p>Vrouwen</text:p>
          </table:table-cell>
          <table:table-cell table:style-name="ce10" office:value="10862" office:value-type="float">
            <text:p>108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ssen-Hol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wijk (NB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wijk (ZH.)</text:p>
          </table:table-cell>
          <table:table-cell table:style-name="ce9" office:value-type="string">
            <text:p>Vrouwen</text:p>
          </table:table-cell>
          <table:table-cell table:style-name="ce10" office:value="27223" office:value-type="float">
            <text:p>272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lland-Bat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tt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ckanj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den</text:p>
          </table:table-cell>
          <table:table-cell table:style-name="ce9" office:value-type="string">
            <text:p>Vrouwen</text:p>
          </table:table-cell>
          <table:table-cell table:style-name="ce10" office:value="8627" office:value-type="float">
            <text:p>86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erda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ermond</text:p>
          </table:table-cell>
          <table:table-cell table:style-name="ce9" office:value-type="string">
            <text:p>Vrouwen</text:p>
          </table:table-cell>
          <table:table-cell table:style-name="ce10" office:value="19305" office:value-type="float">
            <text:p>193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ggel</text:p>
          </table:table-cell>
          <table:table-cell table:style-name="ce9" office:value-type="string">
            <text:p>Vrouwen</text:p>
          </table:table-cell>
          <table:table-cell table:style-name="ce10" office:value="1981" office:value-type="float">
            <text:p>19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ggel en N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lde</text:p>
          </table:table-cell>
          <table:table-cell table:style-name="ce9" office:value-type="string">
            <text:p>Vrouwen</text:p>
          </table:table-cell>
          <table:table-cell table:style-name="ce10" office:value="2804" office:value-type="float">
            <text:p>28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Ronde Ve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osend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osendaal en Nispen</text:p>
          </table:table-cell>
          <table:table-cell table:style-name="ce9" office:value-type="string">
            <text:p>Vrouwen</text:p>
          </table:table-cell>
          <table:table-cell table:style-name="ce10" office:value="27919" office:value-type="float">
            <text:p>279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osteren</text:p>
          </table:table-cell>
          <table:table-cell table:style-name="ce9" office:value-type="string">
            <text:p>Vrouwen</text:p>
          </table:table-cell>
          <table:table-cell table:style-name="ce10" office:value="787" office:value-type="float">
            <text:p>7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smalen</text:p>
          </table:table-cell>
          <table:table-cell table:style-name="ce9" office:value-type="string">
            <text:p>Vrouwen</text:p>
          </table:table-cell>
          <table:table-cell table:style-name="ce10" office:value="11846" office:value-type="float">
            <text:p>118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ssum</text:p>
          </table:table-cell>
          <table:table-cell table:style-name="ce9" office:value-type="string">
            <text:p>Vrouwen</text:p>
          </table:table-cell>
          <table:table-cell table:style-name="ce10" office:value="1435" office:value-type="float">
            <text:p>14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tterdam</text:p>
          </table:table-cell>
          <table:table-cell table:style-name="ce9" office:value-type="string">
            <text:p>Vrouwen</text:p>
          </table:table-cell>
          <table:table-cell table:style-name="ce10" office:value="296466" office:value-type="float">
            <text:p>2964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zenburg</text:p>
          </table:table-cell>
          <table:table-cell table:style-name="ce9" office:value-type="string">
            <text:p>Vrouwen</text:p>
          </table:table-cell>
          <table:table-cell table:style-name="ce10" office:value="7245" office:value-type="float">
            <text:p>72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zendaal</text:p>
          </table:table-cell>
          <table:table-cell table:style-name="ce9" office:value-type="string">
            <text:p>Vrouwen</text:p>
          </table:table-cell>
          <table:table-cell table:style-name="ce10" office:value="776" office:value-type="float">
            <text:p>7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cphen</text:p>
          </table:table-cell>
          <table:table-cell table:style-name="ce9" office:value-type="string">
            <text:p>Vrouwen</text:p>
          </table:table-cell>
          <table:table-cell table:style-name="ce10" office:value="9713" office:value-type="float">
            <text:p>97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inen</text:p>
          </table:table-cell>
          <table:table-cell table:style-name="ce9" office:value-type="string">
            <text:p>Vrouwen</text:p>
          </table:table-cell>
          <table:table-cell table:style-name="ce10" office:value="3190" office:value-type="float">
            <text:p>31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inerwold</text:p>
          </table:table-cell>
          <table:table-cell table:style-name="ce9" office:value-type="string">
            <text:p>Vrouwen</text:p>
          </table:table-cell>
          <table:table-cell table:style-name="ce10" office:value="1681" office:value-type="float">
            <text:p>16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urlo</text:p>
          </table:table-cell>
          <table:table-cell table:style-name="ce9" office:value-type="string">
            <text:p>Vrouwen</text:p>
          </table:table-cell>
          <table:table-cell table:style-name="ce10" office:value="3581" office:value-type="float">
            <text:p>35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w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as van Gent</text:p>
          </table:table-cell>
          <table:table-cell table:style-name="ce9" office:value-type="string">
            <text:p>Vrouwen</text:p>
          </table:table-cell>
          <table:table-cell table:style-name="ce10" office:value="4768" office:value-type="float">
            <text:p>47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assenheim</text:p>
          </table:table-cell>
          <table:table-cell table:style-name="ce9" office:value-type="string">
            <text:p>Vrouwen</text:p>
          </table:table-cell>
          <table:table-cell table:style-name="ce10" office:value="6432" office:value-type="float">
            <text:p>64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esberg</text:p>
          </table:table-cell>
          <table:table-cell table:style-name="ce9" office:value-type="string">
            <text:p>Vrouwen</text:p>
          </table:table-cell>
          <table:table-cell table:style-name="ce10" office:value="8644" office:value-type="float">
            <text:p>86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gen</text:p>
          </table:table-cell>
          <table:table-cell table:style-name="ce9" office:value-type="string">
            <text:p>Vrouwen</text:p>
          </table:table-cell>
          <table:table-cell table:style-name="ce10" office:value="8445" office:value-type="float">
            <text:p>84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ijk</text:p>
          </table:table-cell>
          <table:table-cell table:style-name="ce9" office:value-type="string">
            <text:p>Vrouwen</text:p>
          </table:table-cell>
          <table:table-cell table:style-name="ce10" office:value="3591" office:value-type="float">
            <text:p>35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lk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rs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emda</text:p>
          </table:table-cell>
          <table:table-cell table:style-name="ce9" office:value-type="string">
            <text:p>Vrouwen</text:p>
          </table:table-cell>
          <table:table-cell table:style-name="ce10" office:value="3731" office:value-type="float">
            <text:p>37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llink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lluinen</text:p>
          </table:table-cell>
          <table:table-cell table:style-name="ce9" office:value-type="string">
            <text:p>Vrouwen</text:p>
          </table:table-cell>
          <table:table-cell table:style-name="ce10" office:value="542" office:value-type="float">
            <text:p>5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rmer</text:p>
          </table:table-cell>
          <table:table-cell table:style-name="ce9" office:value-type="string">
            <text:p>Vrouwen</text:p>
          </table:table-cell>
          <table:table-cell table:style-name="ce10" office:value="1928" office:value-type="float">
            <text:p>19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rmerh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zeel</text:p>
          </table:table-cell>
          <table:table-cell table:style-name="ce9" office:value-type="string">
            <text:p>Vrouwen</text:p>
          </table:table-cell>
          <table:table-cell table:style-name="ce10" office:value="3916" office:value-type="float">
            <text:p>39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dam</text:p>
          </table:table-cell>
          <table:table-cell table:style-name="ce9" office:value-type="string">
            <text:p>Vrouwen</text:p>
          </table:table-cell>
          <table:table-cell table:style-name="ce10" office:value="37764" office:value-type="float">
            <text:p>377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rmonnikoog</text:p>
          </table:table-cell>
          <table:table-cell table:style-name="ce9" office:value-type="string">
            <text:p>Vrouwen</text:p>
          </table:table-cell>
          <table:table-cell table:style-name="ce10" office:value="440" office:value-type="float">
            <text:p>4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jndel</text:p>
          </table:table-cell>
          <table:table-cell table:style-name="ce9" office:value-type="string">
            <text:p>Vrouwen</text:p>
          </table:table-cell>
          <table:table-cell table:style-name="ce10" office:value="9760" office:value-type="float">
            <text:p>97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mmert</text:p>
          </table:table-cell>
          <table:table-cell table:style-name="ce9" office:value-type="string">
            <text:p>Vrouwen</text:p>
          </table:table-cell>
          <table:table-cell table:style-name="ce10" office:value="1710" office:value-type="float">
            <text:p>17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nnen</text:p>
          </table:table-cell>
          <table:table-cell table:style-name="ce9" office:value-type="string">
            <text:p>Vrouwen</text:p>
          </table:table-cell>
          <table:table-cell table:style-name="ce10" office:value="3037" office:value-type="float">
            <text:p>30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nveld</text:p>
          </table:table-cell>
          <table:table-cell table:style-name="ce9" office:value-type="string">
            <text:p>Vrouwen</text:p>
          </table:table-cell>
          <table:table-cell table:style-name="ce10" office:value="2430" office:value-type="float">
            <text:p>24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pluiden</text:p>
          </table:table-cell>
          <table:table-cell table:style-name="ce9" office:value-type="string">
            <text:p>Vrouwen</text:p>
          </table:table-cell>
          <table:table-cell table:style-name="ce10" office:value="3613" office:value-type="float">
            <text:p>36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nebeek</text:p>
          </table:table-cell>
          <table:table-cell table:style-name="ce9" office:value-type="string">
            <text:p>Vrouwen</text:p>
          </table:table-cell>
          <table:table-cell table:style-name="ce10" office:value="3811" office:value-type="float">
            <text:p>38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hoven</text:p>
          </table:table-cell>
          <table:table-cell table:style-name="ce9" office:value-type="string">
            <text:p>Vrouwen</text:p>
          </table:table-cell>
          <table:table-cell table:style-name="ce10" office:value="5422" office:value-type="float">
            <text:p>54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rewoerd</text:p>
          </table:table-cell>
          <table:table-cell table:style-name="ce9" office:value-type="string">
            <text:p>Vrouwen</text:p>
          </table:table-cell>
          <table:table-cell table:style-name="ce10" office:value="721" office:value-type="float">
            <text:p>7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rl</text:p>
          </table:table-cell>
          <table:table-cell table:style-name="ce9" office:value-type="string">
            <text:p>Vrouwen</text:p>
          </table:table-cell>
          <table:table-cell table:style-name="ce10" office:value="3289" office:value-type="float">
            <text:p>32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uwen-Duive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rooskerke (Schouwen-Duivenland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rooskerke (Walcheren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venum</text:p>
          </table:table-cell>
          <table:table-cell table:style-name="ce9" office:value-type="string">
            <text:p>Vrouwen</text:p>
          </table:table-cell>
          <table:table-cell table:style-name="ce10" office:value="3321" office:value-type="float">
            <text:p>33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jbeka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mpelveld</text:p>
          </table:table-cell>
          <table:table-cell table:style-name="ce9" office:value-type="string">
            <text:p>Vrouwen</text:p>
          </table:table-cell>
          <table:table-cell table:style-name="ce10" office:value="3407" office:value-type="float">
            <text:p>34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Anthoni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Geertruid</text:p>
          </table:table-cell>
          <table:table-cell table:style-name="ce9" office:value-type="string">
            <text:p>Vrouwen</text:p>
          </table:table-cell>
          <table:table-cell table:style-name="ce10" office:value="713" office:value-type="float">
            <text:p>7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Janst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Laure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Maarten</text:p>
          </table:table-cell>
          <table:table-cell table:style-name="ce9" office:value-type="string">
            <text:p>Vrouwen</text:p>
          </table:table-cell>
          <table:table-cell table:style-name="ce10" office:value="1045" office:value-type="float">
            <text:p>10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Odilienberg</text:p>
          </table:table-cell>
          <table:table-cell table:style-name="ce9" office:value-type="string">
            <text:p>Vrouwen</text:p>
          </table:table-cell>
          <table:table-cell table:style-name="ce10" office:value="1714" office:value-type="float">
            <text:p>17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Pancras</text:p>
          </table:table-cell>
          <table:table-cell table:style-name="ce9" office:value-type="string">
            <text:p>Vrouwen</text:p>
          </table:table-cell>
          <table:table-cell table:style-name="ce10" office:value="2547" office:value-type="float">
            <text:p>25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Philipsland</text:p>
          </table:table-cell>
          <table:table-cell table:style-name="ce9" office:value-type="string">
            <text:p>Vrouwen</text:p>
          </table:table-cell>
          <table:table-cell table:style-name="ce10" office:value="1114" office:value-type="float">
            <text:p>11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-Anna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aarten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ichielsgestel</text:p>
          </table:table-cell>
          <table:table-cell table:style-name="ce9" office:value-type="string">
            <text:p>Vrouwen</text:p>
          </table:table-cell>
          <table:table-cell table:style-name="ce10" office:value="5948" office:value-type="float">
            <text:p>59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-Oedenrode</text:p>
          </table:table-cell>
          <table:table-cell table:style-name="ce9" office:value-type="string">
            <text:p>Vrouwen</text:p>
          </table:table-cell>
          <table:table-cell table:style-name="ce10" office:value="7822" office:value-type="float">
            <text:p>78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ttard</text:p>
          </table:table-cell>
          <table:table-cell table:style-name="ce9" office:value-type="string">
            <text:p>Vrouwen</text:p>
          </table:table-cell>
          <table:table-cell table:style-name="ce10" office:value="17134" office:value-type="float">
            <text:p>171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ttard-Gel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karsterlâ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een</text:p>
          </table:table-cell>
          <table:table-cell table:style-name="ce9" office:value-type="string">
            <text:p>Vrouwen</text:p>
          </table:table-cell>
          <table:table-cell table:style-name="ce10" office:value="4230" office:value-type="float">
            <text:p>42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enaken</text:p>
          </table:table-cell>
          <table:table-cell table:style-name="ce9" office:value-type="string">
            <text:p>Vrouwen</text:p>
          </table:table-cell>
          <table:table-cell table:style-name="ce10" office:value="304" office:value-type="float">
            <text:p>3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iedrecht</text:p>
          </table:table-cell>
          <table:table-cell table:style-name="ce9" office:value-type="string">
            <text:p>Vrouwen</text:p>
          </table:table-cell>
          <table:table-cell table:style-name="ce10" office:value="11543" office:value-type="float">
            <text:p>115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chteren</text:p>
          </table:table-cell>
          <table:table-cell table:style-name="ce9" office:value-type="string">
            <text:p>Vrouwen</text:p>
          </table:table-cell>
          <table:table-cell table:style-name="ce10" office:value="6888" office:value-type="float">
            <text:p>68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ten (F.)</text:p>
          </table:table-cell>
          <table:table-cell table:style-name="ce9" office:value-type="string">
            <text:p>Vrouwen</text:p>
          </table:table-cell>
          <table:table-cell table:style-name="ce10" office:value="331" office:value-type="float">
            <text:p>3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ui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uis (oud)</text:p>
          </table:table-cell>
          <table:table-cell table:style-name="ce9" office:value-type="string">
            <text:p>Vrouwen</text:p>
          </table:table-cell>
          <table:table-cell table:style-name="ce10" office:value="1527" office:value-type="float">
            <text:p>15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uis-Aard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mallingerland</text:p>
          </table:table-cell>
          <table:table-cell table:style-name="ce9" office:value-type="string">
            <text:p>Vrouwen</text:p>
          </table:table-cell>
          <table:table-cell table:style-name="ce10" office:value="25032" office:value-type="float">
            <text:p>250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milde</text:p>
          </table:table-cell>
          <table:table-cell table:style-name="ce9" office:value-type="string">
            <text:p>Vrouwen</text:p>
          </table:table-cell>
          <table:table-cell table:style-name="ce10" office:value="4286" office:value-type="float">
            <text:p>42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neek</text:p>
          </table:table-cell>
          <table:table-cell table:style-name="ce9" office:value-type="string">
            <text:p>Vrouwen</text:p>
          </table:table-cell>
          <table:table-cell table:style-name="ce10" office:value="14589" office:value-type="float">
            <text:p>145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nelrewaard</text:p>
          </table:table-cell>
          <table:table-cell table:style-name="ce9" office:value-type="string">
            <text:p>Vrouwen</text:p>
          </table:table-cell>
          <table:table-cell table:style-name="ce10" office:value="383" office:value-type="float">
            <text:p>3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est</text:p>
          </table:table-cell>
          <table:table-cell table:style-name="ce9" office:value-type="string">
            <text:p>Vrouwen</text:p>
          </table:table-cell>
          <table:table-cell table:style-name="ce10" office:value="20921" office:value-type="float">
            <text:p>209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eren</text:p>
          </table:table-cell>
          <table:table-cell table:style-name="ce9" office:value-type="string">
            <text:p>Vrouwen</text:p>
          </table:table-cell>
          <table:table-cell table:style-name="ce10" office:value="7810" office:value-type="float">
            <text:p>78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mel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on en Breugel</text:p>
          </table:table-cell>
          <table:table-cell table:style-name="ce9" office:value-type="string">
            <text:p>Vrouwen</text:p>
          </table:table-cell>
          <table:table-cell table:style-name="ce10" office:value="7240" office:value-type="float">
            <text:p>72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aubeek</text:p>
          </table:table-cell>
          <table:table-cell table:style-name="ce9" office:value-type="string">
            <text:p>Vrouwen</text:p>
          </table:table-cell>
          <table:table-cell table:style-name="ce10" office:value="1861" office:value-type="float">
            <text:p>18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ijkenisse</text:p>
          </table:table-cell>
          <table:table-cell table:style-name="ce9" office:value-type="string">
            <text:p>Vrouwen</text:p>
          </table:table-cell>
          <table:table-cell table:style-name="ce10" office:value="20484" office:value-type="float">
            <text:p>204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rang-Capelle</text:p>
          </table:table-cell>
          <table:table-cell table:style-name="ce9" office:value-type="string">
            <text:p>Vrouwen</text:p>
          </table:table-cell>
          <table:table-cell table:style-name="ce10" office:value="4088" office:value-type="float">
            <text:p>40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. Anthoni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aan 't Haring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Delden</text:p>
          </table:table-cell>
          <table:table-cell table:style-name="ce9" office:value-type="string">
            <text:p>Vrouwen</text:p>
          </table:table-cell>
          <table:table-cell table:style-name="ce10" office:value="3616" office:value-type="float">
            <text:p>36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dskanaal</text:p>
          </table:table-cell>
          <table:table-cell table:style-name="ce9" office:value-type="string">
            <text:p>Vrouwen</text:p>
          </table:table-cell>
          <table:table-cell table:style-name="ce10" office:value="17222" office:value-type="float">
            <text:p>172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nddaarbuiten</text:p>
          </table:table-cell>
          <table:table-cell table:style-name="ce9" office:value-type="string">
            <text:p>Vrouwen</text:p>
          </table:table-cell>
          <table:table-cell table:style-name="ce10" office:value="1268" office:value-type="float">
            <text:p>12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phorst</text:p>
          </table:table-cell>
          <table:table-cell table:style-name="ce9" office:value-type="string">
            <text:p>Vrouwen</text:p>
          </table:table-cell>
          <table:table-cell table:style-name="ce10" office:value="6193" office:value-type="float">
            <text:p>61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ve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voren</text:p>
          </table:table-cell>
          <table:table-cell table:style-name="ce9" office:value-type="string">
            <text:p>Vrouwen</text:p>
          </table:table-cell>
          <table:table-cell table:style-name="ce10" office:value="484" office:value-type="float">
            <text:p>4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de Broec</text:p>
          </table:table-cell>
          <table:table-cell table:style-name="ce9" office:value-type="string">
            <text:p>Vrouwen</text:p>
          </table:table-cell>
          <table:table-cell table:style-name="ce10" office:value="9026" office:value-type="float">
            <text:p>90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dum</text:p>
          </table:table-cell>
          <table:table-cell table:style-name="ce9" office:value-type="string">
            <text:p>Vrouwen</text:p>
          </table:table-cell>
          <table:table-cell table:style-name="ce10" office:value="979" office:value-type="float">
            <text:p>9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bergen</text:p>
          </table:table-cell>
          <table:table-cell table:style-name="ce9" office:value-type="string">
            <text:p>Vrouwen</text:p>
          </table:table-cell>
          <table:table-cell table:style-name="ce10" office:value="6722" office:value-type="float">
            <text:p>67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bergen en Kruis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deren</text:p>
          </table:table-cell>
          <table:table-cell table:style-name="ce9" office:value-type="string">
            <text:p>Vrouwen</text:p>
          </table:table-cell>
          <table:table-cell table:style-name="ce10" office:value="2222" office:value-type="float">
            <text:p>22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wijk</text:p>
          </table:table-cell>
          <table:table-cell table:style-name="ce9" office:value-type="string">
            <text:p>Vrouwen</text:p>
          </table:table-cell>
          <table:table-cell table:style-name="ce10" office:value="10563" office:value-type="float">
            <text:p>105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wijk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wijkerwo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in (L.)</text:p>
          </table:table-cell>
          <table:table-cell table:style-name="ce9" office:value-type="string">
            <text:p>Vrouwen</text:p>
          </table:table-cell>
          <table:table-cell table:style-name="ce10" office:value="6446" office:value-type="float">
            <text:p>64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ll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vensweert</text:p>
          </table:table-cell>
          <table:table-cell table:style-name="ce9" office:value-type="string">
            <text:p>Vrouwen</text:p>
          </table:table-cell>
          <table:table-cell table:style-name="ce10" office:value="754" office:value-type="float">
            <text:p>7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ichtse V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ip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olwijk</text:p>
          </table:table-cell>
          <table:table-cell table:style-name="ce9" office:value-type="string">
            <text:p>Vrouwen</text:p>
          </table:table-cell>
          <table:table-cell table:style-name="ce10" office:value="2182" office:value-type="float">
            <text:p>21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out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amproy</text:p>
          </table:table-cell>
          <table:table-cell table:style-name="ce9" office:value-type="string">
            <text:p>Vrouwen</text:p>
          </table:table-cell>
          <table:table-cell table:style-name="ce10" office:value="2314" office:value-type="float">
            <text:p>23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reefkerk</text:p>
          </table:table-cell>
          <table:table-cell table:style-name="ce9" office:value-type="string">
            <text:p>Vrouwen</text:p>
          </table:table-cell>
          <table:table-cell table:style-name="ce10" office:value="1208" office:value-type="float">
            <text:p>12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rijen</text:p>
          </table:table-cell>
          <table:table-cell table:style-name="ce9" office:value-type="string">
            <text:p>Vrouwen</text:p>
          </table:table-cell>
          <table:table-cell table:style-name="ce10" office:value="4142" office:value-type="float">
            <text:p>41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údwest-Fryslâ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usteren</text:p>
          </table:table-cell>
          <table:table-cell table:style-name="ce9" office:value-type="string">
            <text:p>Vrouwen</text:p>
          </table:table-cell>
          <table:table-cell table:style-name="ce10" office:value="3725" office:value-type="float">
            <text:p>37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walmen</text:p>
          </table:table-cell>
          <table:table-cell table:style-name="ce9" office:value-type="string">
            <text:p>Vrouwen</text:p>
          </table:table-cell>
          <table:table-cell table:style-name="ce10" office:value="4285" office:value-type="float">
            <text:p>42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gelen</text:p>
          </table:table-cell>
          <table:table-cell table:style-name="ce9" office:value-type="string">
            <text:p>Vrouwen</text:p>
          </table:table-cell>
          <table:table-cell table:style-name="ce10" office:value="9089" office:value-type="float">
            <text:p>90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heijden</text:p>
          </table:table-cell>
          <table:table-cell table:style-name="ce9" office:value-type="string">
            <text:p>Vrouwen</text:p>
          </table:table-cell>
          <table:table-cell table:style-name="ce10" office:value="4094" office:value-type="float">
            <text:p>40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munten</text:p>
          </table:table-cell>
          <table:table-cell table:style-name="ce9" office:value-type="string">
            <text:p>Vrouwen</text:p>
          </table:table-cell>
          <table:table-cell table:style-name="ce10" office:value="2306" office:value-type="float">
            <text:p>23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neuzen</text:p>
          </table:table-cell>
          <table:table-cell table:style-name="ce9" office:value-type="string">
            <text:p>Vrouwen</text:p>
          </table:table-cell>
          <table:table-cell table:style-name="ce10" office:value="17786" office:value-type="float">
            <text:p>177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schelling</text:p>
          </table:table-cell>
          <table:table-cell table:style-name="ce9" office:value-type="string">
            <text:p>Vrouwen</text:p>
          </table:table-cell>
          <table:table-cell table:style-name="ce10" office:value="2258" office:value-type="float">
            <text:p>22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teringen</text:p>
          </table:table-cell>
          <table:table-cell table:style-name="ce9" office:value-type="string">
            <text:p>Vrouwen</text:p>
          </table:table-cell>
          <table:table-cell table:style-name="ce10" office:value="2740" office:value-type="float">
            <text:p>27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xel</text:p>
          </table:table-cell>
          <table:table-cell table:style-name="ce9" office:value-type="string">
            <text:p>Vrouwen</text:p>
          </table:table-cell>
          <table:table-cell table:style-name="ce10" office:value="6218" office:value-type="float">
            <text:p>62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yl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holen</text:p>
          </table:table-cell>
          <table:table-cell table:style-name="ce9" office:value-type="string">
            <text:p>Vrouwen</text:p>
          </table:table-cell>
          <table:table-cell table:style-name="ce10" office:value="9380" office:value-type="float">
            <text:p>93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horn</text:p>
          </table:table-cell>
          <table:table-cell table:style-name="ce9" office:value-type="string">
            <text:p>Vrouwen</text:p>
          </table:table-cell>
          <table:table-cell table:style-name="ce10" office:value="1306" office:value-type="float">
            <text:p>13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l</text:p>
          </table:table-cell>
          <table:table-cell table:style-name="ce9" office:value-type="string">
            <text:p>Vrouwen</text:p>
          </table:table-cell>
          <table:table-cell table:style-name="ce10" office:value="14653" office:value-type="float">
            <text:p>146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nhoven (ZH.)</text:p>
          </table:table-cell>
          <table:table-cell table:style-name="ce9" office:value-type="string">
            <text:p>Vrouwen</text:p>
          </table:table-cell>
          <table:table-cell table:style-name="ce10" office:value="230" office:value-type="float">
            <text:p>2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tjerksteradeel</text:p>
          </table:table-cell>
          <table:table-cell table:style-name="ce9" office:value-type="string">
            <text:p>Vrouwen</text:p>
          </table:table-cell>
          <table:table-cell table:style-name="ce10" office:value="14963" office:value-type="float">
            <text:p>149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lburg</text:p>
          </table:table-cell>
          <table:table-cell table:style-name="ce9" office:value-type="string">
            <text:p>Vrouwen</text:p>
          </table:table-cell>
          <table:table-cell table:style-name="ce10" office:value="76834" office:value-type="float">
            <text:p>768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bbergen</text:p>
          </table:table-cell>
          <table:table-cell table:style-name="ce9" office:value-type="string">
            <text:p>Vrouwen</text:p>
          </table:table-cell>
          <table:table-cell table:style-name="ce10" office:value="8396" office:value-type="float">
            <text:p>83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dderen (Drostambt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ull en 't W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wenter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wis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ynaar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ytsjerkster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bach over Worms</text:p>
          </table:table-cell>
          <table:table-cell table:style-name="ce9" office:value-type="string">
            <text:p>Vrouwen</text:p>
          </table:table-cell>
          <table:table-cell table:style-name="ce10" office:value="5739" office:value-type="float">
            <text:p>57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bbergen</text:p>
          </table:table-cell>
          <table:table-cell table:style-name="ce9" office:value-type="string">
            <text:p>Vrouwen</text:p>
          </table:table-cell>
          <table:table-cell table:style-name="ce10" office:value="5011" office:value-type="float">
            <text:p>50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</text:p>
          </table:table-cell>
          <table:table-cell table:style-name="ce9" office:value-type="string">
            <text:p>Vrouwen</text:p>
          </table:table-cell>
          <table:table-cell table:style-name="ce10" office:value="16312" office:value-type="float">
            <text:p>163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hout</text:p>
          </table:table-cell>
          <table:table-cell table:style-name="ce9" office:value-type="string">
            <text:p>Vrouwen</text:p>
          </table:table-cell>
          <table:table-cell table:style-name="ce10" office:value="3911" office:value-type="float">
            <text:p>39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geest</text:p>
          </table:table-cell>
          <table:table-cell table:style-name="ce9" office:value-type="string">
            <text:p>Vrouwen</text:p>
          </table:table-cell>
          <table:table-cell table:style-name="ce10" office:value="4686" office:value-type="float">
            <text:p>46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oorn</text:p>
          </table:table-cell>
          <table:table-cell table:style-name="ce9" office:value-type="string">
            <text:p>Vrouwen</text:p>
          </table:table-cell>
          <table:table-cell table:style-name="ce10" office:value="11221" office:value-type="float">
            <text:p>112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ithuizermee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lestraten</text:p>
          </table:table-cell>
          <table:table-cell table:style-name="ce9" office:value-type="string">
            <text:p>Vrouwen</text:p>
          </table:table-cell>
          <table:table-cell table:style-name="ce10" office:value="1918" office:value-type="float">
            <text:p>19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lrum</text:p>
          </table:table-cell>
          <table:table-cell table:style-name="ce9" office:value-type="string">
            <text:p>Vrouwen</text:p>
          </table:table-cell>
          <table:table-cell table:style-name="ce10" office:value="1810" office:value-type="float">
            <text:p>18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k</text:p>
          </table:table-cell>
          <table:table-cell table:style-name="ce9" office:value-type="string">
            <text:p>Vrouwen</text:p>
          </table:table-cell>
          <table:table-cell table:style-name="ce10" office:value="5122" office:value-type="float">
            <text:p>51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mond</text:p>
          </table:table-cell>
          <table:table-cell table:style-name="ce9" office:value-type="string">
            <text:p>Vrouwen</text:p>
          </table:table-cell>
          <table:table-cell table:style-name="ce10" office:value="2369" office:value-type="float">
            <text:p>23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s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squert</text:p>
          </table:table-cell>
          <table:table-cell table:style-name="ce9" office:value-type="string">
            <text:p>Vrouwen</text:p>
          </table:table-cell>
          <table:table-cell table:style-name="ce10" office:value="774" office:value-type="float">
            <text:p>7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tingeradeel</text:p>
          </table:table-cell>
          <table:table-cell table:style-name="ce9" office:value-type="string">
            <text:p>Vrouwen</text:p>
          </table:table-cell>
          <table:table-cell table:style-name="ce10" office:value="2633" office:value-type="float">
            <text:p>26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trecht (gemeente)</text:p>
          </table:table-cell>
          <table:table-cell table:style-name="ce9" office:value-type="string">
            <text:p>Vrouwen</text:p>
          </table:table-cell>
          <table:table-cell table:style-name="ce10" office:value="121519" office:value-type="float">
            <text:p>1215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trechtse Heuvelru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als</text:p>
          </table:table-cell>
          <table:table-cell table:style-name="ce9" office:value-type="string">
            <text:p>Vrouwen</text:p>
          </table:table-cell>
          <table:table-cell table:style-name="ce10" office:value="5212" office:value-type="float">
            <text:p>52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burg</text:p>
          </table:table-cell>
          <table:table-cell table:style-name="ce9" office:value-type="string">
            <text:p>Vrouwen</text:p>
          </table:table-cell>
          <table:table-cell table:style-name="ce10" office:value="5774" office:value-type="float">
            <text:p>57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 (ZH.)</text:p>
          </table:table-cell>
          <table:table-cell table:style-name="ce9" office:value-type="string">
            <text:p>Vrouwen</text:p>
          </table:table-cell>
          <table:table-cell table:style-name="ce10" office:value="1447" office:value-type="float">
            <text:p>14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 aan de Geu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lkenburg-Houthem</text:p>
          </table:table-cell>
          <table:table-cell table:style-name="ce9" office:value-type="string">
            <text:p>Vrouwen</text:p>
          </table:table-cell>
          <table:table-cell table:style-name="ce10" office:value="6341" office:value-type="float">
            <text:p>63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isse</text:p>
          </table:table-cell>
          <table:table-cell table:style-name="ce9" office:value-type="string">
            <text:p>Vrouwen</text:p>
          </table:table-cell>
          <table:table-cell table:style-name="ce10" office:value="2982" office:value-type="float">
            <text:p>29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swaard</text:p>
          </table:table-cell>
          <table:table-cell table:style-name="ce9" office:value-type="string">
            <text:p>Vrouwen</text:p>
          </table:table-cell>
          <table:table-cell table:style-name="ce10" office:value="13628" office:value-type="float">
            <text:p>136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ri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eendam</text:p>
          </table:table-cell>
          <table:table-cell table:style-name="ce9" office:value-type="string">
            <text:p>Vrouwen</text:p>
          </table:table-cell>
          <table:table-cell table:style-name="ce10" office:value="14456" office:value-type="float">
            <text:p>144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nendaal</text:p>
          </table:table-cell>
          <table:table-cell table:style-name="ce9" office:value-type="string">
            <text:p>Vrouwen</text:p>
          </table:table-cell>
          <table:table-cell table:style-name="ce10" office:value="20359" office:value-type="float">
            <text:p>203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re</text:p>
          </table:table-cell>
          <table:table-cell table:style-name="ce9" office:value-type="string">
            <text:p>Vrouwen</text:p>
          </table:table-cell>
          <table:table-cell table:style-name="ce10" office:value="2328" office:value-type="float">
            <text:p>23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ghel</text:p>
          </table:table-cell>
          <table:table-cell table:style-name="ce9" office:value-type="string">
            <text:p>Vrouwen</text:p>
          </table:table-cell>
          <table:table-cell table:style-name="ce10" office:value="12310" office:value-type="float">
            <text:p>123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dhoven</text:p>
          </table:table-cell>
          <table:table-cell table:style-name="ce9" office:value-type="string">
            <text:p>Vrouwen</text:p>
          </table:table-cell>
          <table:table-cell table:style-name="ce10" office:value="16732" office:value-type="float">
            <text:p>167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sen</text:p>
          </table:table-cell>
          <table:table-cell table:style-name="ce9" office:value-type="string">
            <text:p>Vrouwen</text:p>
          </table:table-cell>
          <table:table-cell table:style-name="ce10" office:value="30742" office:value-type="float">
            <text:p>307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huizen</text:p>
          </table:table-cell>
          <table:table-cell table:style-name="ce9" office:value-type="string">
            <text:p>Vrouwen</text:p>
          </table:table-cell>
          <table:table-cell table:style-name="ce10" office:value="3461" office:value-type="float">
            <text:p>34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lo</text:p>
          </table:table-cell>
          <table:table-cell table:style-name="ce9" office:value-type="string">
            <text:p>Vrouwen</text:p>
          </table:table-cell>
          <table:table-cell table:style-name="ce10" office:value="31578" office:value-type="float">
            <text:p>315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ray</text:p>
          </table:table-cell>
          <table:table-cell table:style-name="ce9" office:value-type="string">
            <text:p>Vrouwen</text:p>
          </table:table-cell>
          <table:table-cell table:style-name="ce10" office:value="16394" office:value-type="float">
            <text:p>163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ssem, Wintelre en Knegsel</text:p>
          </table:table-cell>
          <table:table-cell table:style-name="ce9" office:value-type="string">
            <text:p>Vrouwen</text:p>
          </table:table-cell>
          <table:table-cell table:style-name="ce10" office:value="2204" office:value-type="float">
            <text:p>22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anen</text:p>
          </table:table-cell>
          <table:table-cell table:style-name="ce9" office:value-type="string">
            <text:p>Vrouwen</text:p>
          </table:table-cell>
          <table:table-cell table:style-name="ce10" office:value="7326" office:value-type="float">
            <text:p>73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erlingsbeek</text:p>
          </table:table-cell>
          <table:table-cell table:style-name="ce9" office:value-type="string">
            <text:p>Vrouwen</text:p>
          </table:table-cell>
          <table:table-cell table:style-name="ce10" office:value="3651" office:value-type="float">
            <text:p>36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erpolder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inkeveen en Waverveen</text:p>
          </table:table-cell>
          <table:table-cell table:style-name="ce9" office:value-type="string">
            <text:p>Vrouwen</text:p>
          </table:table-cell>
          <table:table-cell table:style-name="ce10" office:value="4241" office:value-type="float">
            <text:p>42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aardingen</text:p>
          </table:table-cell>
          <table:table-cell table:style-name="ce9" office:value-type="string">
            <text:p>Vrouwen</text:p>
          </table:table-cell>
          <table:table-cell table:style-name="ce10" office:value="39998" office:value-type="float">
            <text:p>399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agtwedde</text:p>
          </table:table-cell>
          <table:table-cell table:style-name="ce9" office:value-type="string">
            <text:p>Vrouwen</text:p>
          </table:table-cell>
          <table:table-cell table:style-name="ce10" office:value="8188" office:value-type="float">
            <text:p>81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edder</text:p>
          </table:table-cell>
          <table:table-cell table:style-name="ce9" office:value-type="string">
            <text:p>Vrouwen</text:p>
          </table:table-cell>
          <table:table-cell table:style-name="ce10" office:value="1650" office:value-type="float">
            <text:p>16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euten-De Meern</text:p>
          </table:table-cell>
          <table:table-cell table:style-name="ce9" office:value-type="string">
            <text:p>Vrouwen</text:p>
          </table:table-cell>
          <table:table-cell table:style-name="ce10" office:value="8085" office:value-type="float">
            <text:p>80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eland</text:p>
          </table:table-cell>
          <table:table-cell table:style-name="ce9" office:value-type="string">
            <text:p>Vrouwen</text:p>
          </table:table-cell>
          <table:table-cell table:style-name="ce10" office:value="510" office:value-type="float">
            <text:p>5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jmen</text:p>
          </table:table-cell>
          <table:table-cell table:style-name="ce9" office:value-type="string">
            <text:p>Vrouwen</text:p>
          </table:table-cell>
          <table:table-cell table:style-name="ce10" office:value="6930" office:value-type="float">
            <text:p>69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ssingen</text:p>
          </table:table-cell>
          <table:table-cell table:style-name="ce9" office:value-type="string">
            <text:p>Vrouwen</text:p>
          </table:table-cell>
          <table:table-cell table:style-name="ce10" office:value="22834" office:value-type="float">
            <text:p>228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st</text:p>
          </table:table-cell>
          <table:table-cell table:style-name="ce9" office:value-type="string">
            <text:p>Vrouwen</text:p>
          </table:table-cell>
          <table:table-cell table:style-name="ce10" office:value="307" office:value-type="float">
            <text:p>3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odrop</text:p>
          </table:table-cell>
          <table:table-cell table:style-name="ce9" office:value-type="string">
            <text:p>Vrouwen</text:p>
          </table:table-cell>
          <table:table-cell table:style-name="ce10" office:value="1064" office:value-type="float">
            <text:p>10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erendaal</text:p>
          </table:table-cell>
          <table:table-cell table:style-name="ce9" office:value-type="string">
            <text:p>Vrouwen</text:p>
          </table:table-cell>
          <table:table-cell table:style-name="ce10" office:value="4234" office:value-type="float">
            <text:p>42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gelwaar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llenhov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orburg</text:p>
          </table:table-cell>
          <table:table-cell table:style-name="ce9" office:value-type="string">
            <text:p>Vrouwen</text:p>
          </table:table-cell>
          <table:table-cell table:style-name="ce10" office:value="23231" office:value-type="float">
            <text:p>232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hout</text:p>
          </table:table-cell>
          <table:table-cell table:style-name="ce9" office:value-type="string">
            <text:p>Vrouwen</text:p>
          </table:table-cell>
          <table:table-cell table:style-name="ce10" office:value="3427" office:value-type="float">
            <text:p>34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schoten</text:p>
          </table:table-cell>
          <table:table-cell table:style-name="ce9" office:value-type="string">
            <text:p>Vrouwen</text:p>
          </table:table-cell>
          <table:table-cell table:style-name="ce10" office:value="11004" office:value-type="float">
            <text:p>110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st</text:p>
          </table:table-cell>
          <table:table-cell table:style-name="ce9" office:value-type="string">
            <text:p>Vrouwen</text:p>
          </table:table-cell>
          <table:table-cell table:style-name="ce10" office:value="11409" office:value-type="float">
            <text:p>114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rden</text:p>
          </table:table-cell>
          <table:table-cell table:style-name="ce9" office:value-type="string">
            <text:p>Vrouwen</text:p>
          </table:table-cell>
          <table:table-cell table:style-name="ce10" office:value="3603" office:value-type="float">
            <text:p>36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ee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ees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ies</text:p>
          </table:table-cell>
          <table:table-cell table:style-name="ce9" office:value-type="string">
            <text:p>Vrouwen</text:p>
          </table:table-cell>
          <table:table-cell table:style-name="ce10" office:value="4674" office:value-type="float">
            <text:p>46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iezenveen</text:p>
          </table:table-cell>
          <table:table-cell table:style-name="ce9" office:value-type="string">
            <text:p>Vrouwen</text:p>
          </table:table-cell>
          <table:table-cell table:style-name="ce10" office:value="8421" office:value-type="float">
            <text:p>84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ouwenpol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ught</text:p>
          </table:table-cell>
          <table:table-cell table:style-name="ce9" office:value-type="string">
            <text:p>Vrouwen</text:p>
          </table:table-cell>
          <table:table-cell table:style-name="ce10" office:value="11991" office:value-type="float">
            <text:p>119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uren</text:p>
          </table:table-cell>
          <table:table-cell table:style-name="ce9" office:value-type="string">
            <text:p>Vrouwen</text:p>
          </table:table-cell>
          <table:table-cell table:style-name="ce10" office:value="1446" office:value-type="float">
            <text:p>14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lre</text:p>
          </table:table-cell>
          <table:table-cell table:style-name="ce9" office:value-type="string">
            <text:p>Vrouwen</text:p>
          </table:table-cell>
          <table:table-cell table:style-name="ce10" office:value="7293" office:value-type="float">
            <text:p>72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lwijk</text:p>
          </table:table-cell>
          <table:table-cell table:style-name="ce9" office:value-type="string">
            <text:p>Vrouwen</text:p>
          </table:table-cell>
          <table:table-cell table:style-name="ce10" office:value="14502" office:value-type="float">
            <text:p>145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r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rd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r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ddinxveen</text:p>
          </table:table-cell>
          <table:table-cell table:style-name="ce9" office:value-type="string">
            <text:p>Vrouwen</text:p>
          </table:table-cell>
          <table:table-cell table:style-name="ce10" office:value="10814" office:value-type="float">
            <text:p>108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geningen</text:p>
          </table:table-cell>
          <table:table-cell table:style-name="ce9" office:value-type="string">
            <text:p>Vrouwen</text:p>
          </table:table-cell>
          <table:table-cell table:style-name="ce10" office:value="14938" office:value-type="float">
            <text:p>149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mel</text:p>
          </table:table-cell>
          <table:table-cell table:style-name="ce9" office:value-type="string">
            <text:p>Vrouwen</text:p>
          </table:table-cell>
          <table:table-cell table:style-name="ce10" office:value="4825" office:value-type="float">
            <text:p>48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nneper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nroij</text:p>
          </table:table-cell>
          <table:table-cell table:style-name="ce9" office:value-type="string">
            <text:p>Vrouwen</text:p>
          </table:table-cell>
          <table:table-cell table:style-name="ce10" office:value="2252" office:value-type="float">
            <text:p>22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nss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ffum</text:p>
          </table:table-cell>
          <table:table-cell table:style-name="ce9" office:value-type="string">
            <text:p>Vrouwen</text:p>
          </table:table-cell>
          <table:table-cell table:style-name="ce10" office:value="1202" office:value-type="float">
            <text:p>12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rmenhuizen</text:p>
          </table:table-cell>
          <table:table-cell table:style-name="ce9" office:value-type="string">
            <text:p>Vrouwen</text:p>
          </table:table-cell>
          <table:table-cell table:style-name="ce10" office:value="2015" office:value-type="float">
            <text:p>20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rmond</text:p>
          </table:table-cell>
          <table:table-cell table:style-name="ce9" office:value-type="string">
            <text:p>Vrouwen</text:p>
          </table:table-cell>
          <table:table-cell table:style-name="ce10" office:value="2600" office:value-type="float">
            <text:p>26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rnsveld</text:p>
          </table:table-cell>
          <table:table-cell table:style-name="ce9" office:value-type="string">
            <text:p>Vrouwen</text:p>
          </table:table-cell>
          <table:table-cell table:style-name="ce10" office:value="3825" office:value-type="float">
            <text:p>38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spik</text:p>
          </table:table-cell>
          <table:table-cell table:style-name="ce9" office:value-type="string">
            <text:p>Vrouwen</text:p>
          </table:table-cell>
          <table:table-cell table:style-name="ce10" office:value="2147" office:value-type="float">
            <text:p>21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ssenaar</text:p>
          </table:table-cell>
          <table:table-cell table:style-name="ce9" office:value-type="string">
            <text:p>Vrouwen</text:p>
          </table:table-cell>
          <table:table-cell table:style-name="ce10" office:value="14031" office:value-type="float">
            <text:p>140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ingen</text:p>
          </table:table-cell>
          <table:table-cell table:style-name="ce9" office:value-type="string">
            <text:p>Vrouwen</text:p>
          </table:table-cell>
          <table:table-cell table:style-name="ce10" office:value="6699" office:value-type="float">
            <text:p>66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terlandkerkj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d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erselo</text:p>
          </table:table-cell>
          <table:table-cell table:style-name="ce9" office:value-type="string">
            <text:p>Vrouwen</text:p>
          </table:table-cell>
          <table:table-cell table:style-name="ce10" office:value="4066" office:value-type="float">
            <text:p>40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rt</text:p>
          </table:table-cell>
          <table:table-cell table:style-name="ce9" office:value-type="string">
            <text:p>Vrouwen</text:p>
          </table:table-cell>
          <table:table-cell table:style-name="ce10" office:value="18884" office:value-type="float">
            <text:p>188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</text:p>
          </table:table-cell>
          <table:table-cell table:style-name="ce9" office:value-type="string">
            <text:p>Vrouwen</text:p>
          </table:table-cell>
          <table:table-cell table:style-name="ce10" office:value="8453" office:value-type="float">
            <text:p>84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erka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hl</text:p>
          </table:table-cell>
          <table:table-cell table:style-name="ce9" office:value-type="string">
            <text:p>Vrouwen</text:p>
          </table:table-cell>
          <table:table-cell table:style-name="ce10" office:value="3096" office:value-type="float">
            <text:p>30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meldi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kendam</text:p>
          </table:table-cell>
          <table:table-cell table:style-name="ce9" office:value-type="string">
            <text:p>Vrouwen</text:p>
          </table:table-cell>
          <table:table-cell table:style-name="ce10" office:value="8440" office:value-type="float">
            <text:p>84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rkho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vershoof</text:p>
          </table:table-cell>
          <table:table-cell table:style-name="ce9" office:value-type="string">
            <text:p>Vrouwen</text:p>
          </table:table-cell>
          <table:table-cell table:style-name="ce10" office:value="3577" office:value-type="float">
            <text:p>35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sem</text:p>
          </table:table-cell>
          <table:table-cell table:style-name="ce9" office:value-type="string">
            <text:p>Vrouwen</text:p>
          </table:table-cell>
          <table:table-cell table:style-name="ce10" office:value="1048" office:value-type="float">
            <text:p>10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 Maas en W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dongeradeel</text:p>
          </table:table-cell>
          <table:table-cell table:style-name="ce9" office:value-type="string">
            <text:p>Vrouwen</text:p>
          </table:table-cell>
          <table:table-cell table:style-name="ce10" office:value="3044" office:value-type="float">
            <text:p>30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dorp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bork</text:p>
          </table:table-cell>
          <table:table-cell table:style-name="ce9" office:value-type="string">
            <text:p>Vrouwen</text:p>
          </table:table-cell>
          <table:table-cell table:style-name="ce10" office:value="3551" office:value-type="float">
            <text:p>35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hoven</text:p>
          </table:table-cell>
          <table:table-cell table:style-name="ce9" office:value-type="string">
            <text:p>Vrouwen</text:p>
          </table:table-cell>
          <table:table-cell table:style-name="ce10" office:value="788" office:value-type="float">
            <text:p>7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-Koggenland</text:p>
          </table:table-cell>
          <table:table-cell table:style-name="ce9" office:value-type="string">
            <text:p>Vrouwen</text:p>
          </table:table-cell>
          <table:table-cell table:style-name="ce10" office:value="6067" office:value-type="float">
            <text:p>60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schouwen</text:p>
          </table:table-cell>
          <table:table-cell table:style-name="ce9" office:value-type="string">
            <text:p>Vrouwen</text:p>
          </table:table-cell>
          <table:table-cell table:style-name="ce10" office:value="2461" office:value-type="float">
            <text:p>24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voort</text:p>
          </table:table-cell>
          <table:table-cell table:style-name="ce9" office:value-type="string">
            <text:p>Vrouwen</text:p>
          </table:table-cell>
          <table:table-cell table:style-name="ce10" office:value="3945" office:value-type="float">
            <text:p>39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kapelle</text:p>
          </table:table-cell>
          <table:table-cell table:style-name="ce9" office:value-type="string">
            <text:p>Vrouwen</text:p>
          </table:table-cell>
          <table:table-cell table:style-name="ce10" office:value="1248" office:value-type="float">
            <text:p>12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maas</text:p>
          </table:table-cell>
          <table:table-cell table:style-name="ce9" office:value-type="string">
            <text:p>Vrouwen</text:p>
          </table:table-cell>
          <table:table-cell table:style-name="ce10" office:value="1026" office:value-type="float">
            <text:p>10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stellingwerf</text:p>
          </table:table-cell>
          <table:table-cell table:style-name="ce9" office:value-type="string">
            <text:p>Vrouwen</text:p>
          </table:table-cell>
          <table:table-cell table:style-name="ce10" office:value="12122" office:value-type="float">
            <text:p>121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voorne</text:p>
          </table:table-cell>
          <table:table-cell table:style-name="ce9" office:value-type="string">
            <text:p>Vrouwen</text:p>
          </table:table-cell>
          <table:table-cell table:style-name="ce10" office:value="6465" office:value-type="float">
            <text:p>64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wou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zaa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erden</text:p>
          </table:table-cell>
          <table:table-cell table:style-name="ce9" office:value-type="string">
            <text:p>Vrouwen</text:p>
          </table:table-cell>
          <table:table-cell table:style-name="ce10" office:value="10593" office:value-type="float">
            <text:p>105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n</text:p>
          </table:table-cell>
          <table:table-cell table:style-name="ce9" office:value-type="string">
            <text:p>Vrouwen</text:p>
          </table:table-cell>
          <table:table-cell table:style-name="ce10" office:value="4031" office:value-type="float">
            <text:p>40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meer</text:p>
          </table:table-cell>
          <table:table-cell table:style-name="ce9" office:value-type="string">
            <text:p>Vrouwen</text:p>
          </table:table-cell>
          <table:table-cell table:style-name="ce10" office:value="5987" office:value-type="float">
            <text:p>59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chen</text:p>
          </table:table-cell>
          <table:table-cell table:style-name="ce9" office:value-type="string">
            <text:p>Vrouwen</text:p>
          </table:table-cell>
          <table:table-cell table:style-name="ce10" office:value="12248" office:value-type="float">
            <text:p>122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dem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dene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dewormer</text:p>
          </table:table-cell>
          <table:table-cell table:style-name="ce9" office:value-type="string">
            <text:p>Vrouwen</text:p>
          </table:table-cell>
          <table:table-cell table:style-name="ce10" office:value="611" office:value-type="float">
            <text:p>6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he</text:p>
          </table:table-cell>
          <table:table-cell table:style-name="ce9" office:value-type="string">
            <text:p>Vrouwen</text:p>
          </table:table-cell>
          <table:table-cell table:style-name="ce10" office:value="3541" office:value-type="float">
            <text:p>35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Wijk</text:p>
          </table:table-cell>
          <table:table-cell table:style-name="ce9" office:value-type="string">
            <text:p>Vrouwen</text:p>
          </table:table-cell>
          <table:table-cell table:style-name="ce10" office:value="2225" office:value-type="float">
            <text:p>22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k bij Duurstede</text:p>
          </table:table-cell>
          <table:table-cell table:style-name="ce9" office:value-type="string">
            <text:p>Vrouwen</text:p>
          </table:table-cell>
          <table:table-cell table:style-name="ce10" office:value="5513" office:value-type="float">
            <text:p>55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k en Aal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lre</text:p>
          </table:table-cell>
          <table:table-cell table:style-name="ce9" office:value-type="string">
            <text:p>Vrouwen</text:p>
          </table:table-cell>
          <table:table-cell table:style-name="ce10" office:value="1795" office:value-type="float">
            <text:p>17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nandsrade</text:p>
          </table:table-cell>
          <table:table-cell table:style-name="ce9" office:value-type="string">
            <text:p>Vrouwen</text:p>
          </table:table-cell>
          <table:table-cell table:style-name="ce10" office:value="875" office:value-type="float">
            <text:p>8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ngaarden</text:p>
          </table:table-cell>
          <table:table-cell table:style-name="ce9" office:value-type="string">
            <text:p>Vrouwen</text:p>
          </table:table-cell>
          <table:table-cell table:style-name="ce10" office:value="338" office:value-type="float">
            <text:p>3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ldervan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lemstad</text:p>
          </table:table-cell>
          <table:table-cell table:style-name="ce9" office:value-type="string">
            <text:p>Vrouwen</text:p>
          </table:table-cell>
          <table:table-cell table:style-name="ce10" office:value="1550" office:value-type="float">
            <text:p>15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lleskop</text:p>
          </table:table-cell>
          <table:table-cell table:style-name="ce9" office:value-type="string">
            <text:p>Vrouwen</text:p>
          </table:table-cell>
          <table:table-cell table:style-name="ce10" office:value="496" office:value-type="float">
            <text:p>4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lnis</text:p>
          </table:table-cell>
          <table:table-cell table:style-name="ce9" office:value-type="string">
            <text:p>Vrouwen</text:p>
          </table:table-cell>
          <table:table-cell table:style-name="ce10" office:value="2695" office:value-type="float">
            <text:p>26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k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nschoten</text:p>
          </table:table-cell>
          <table:table-cell table:style-name="ce9" office:value-type="string">
            <text:p>Vrouwen</text:p>
          </table:table-cell>
          <table:table-cell table:style-name="ce10" office:value="10753" office:value-type="float">
            <text:p>107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sum</text:p>
          </table:table-cell>
          <table:table-cell table:style-name="ce9" office:value-type="string">
            <text:p>Vrouwen</text:p>
          </table:table-cell>
          <table:table-cell table:style-name="ce10" office:value="2944" office:value-type="float">
            <text:p>29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terswijk</text:p>
          </table:table-cell>
          <table:table-cell table:style-name="ce9" office:value-type="string">
            <text:p>Vrouwen</text:p>
          </table:table-cell>
          <table:table-cell table:style-name="ce10" office:value="13850" office:value-type="float">
            <text:p>138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sch</text:p>
          </table:table-cell>
          <table:table-cell table:style-name="ce9" office:value-type="string">
            <text:p>Vrouwen</text:p>
          </table:table-cell>
          <table:table-cell table:style-name="ce10" office:value="9952" office:value-type="float">
            <text:p>99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ssenkerke</text:p>
          </table:table-cell>
          <table:table-cell table:style-name="ce9" office:value-type="string">
            <text:p>Vrouwen</text:p>
          </table:table-cell>
          <table:table-cell table:style-name="ce10" office:value="1532" office:value-type="float">
            <text:p>15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ttem</text:p>
          </table:table-cell>
          <table:table-cell table:style-name="ce9" office:value-type="string">
            <text:p>Vrouwen</text:p>
          </table:table-cell>
          <table:table-cell table:style-name="ce10" office:value="3435" office:value-type="float">
            <text:p>34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ensdrecht</text:p>
          </table:table-cell>
          <table:table-cell table:style-name="ce9" office:value-type="string">
            <text:p>Vrouwen</text:p>
          </table:table-cell>
          <table:table-cell table:style-name="ce10" office:value="4814" office:value-type="float">
            <text:p>48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erden</text:p>
          </table:table-cell>
          <table:table-cell table:style-name="ce9" office:value-type="string">
            <text:p>Vrouwen</text:p>
          </table:table-cell>
          <table:table-cell table:style-name="ce10" office:value="12285" office:value-type="float">
            <text:p>122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gnum</text:p>
          </table:table-cell>
          <table:table-cell table:style-name="ce9" office:value-type="string">
            <text:p>Vrouwen</text:p>
          </table:table-cell>
          <table:table-cell table:style-name="ce10" office:value="3282" office:value-type="float">
            <text:p>32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Wol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lphaart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nseradeel</text:p>
          </table:table-cell>
          <table:table-cell table:style-name="ce9" office:value-type="string">
            <text:p>Vrouwen</text:p>
          </table:table-cell>
          <table:table-cell table:style-name="ce10" office:value="5776" office:value-type="float">
            <text:p>57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rkum</text:p>
          </table:table-cell>
          <table:table-cell table:style-name="ce9" office:value-type="string">
            <text:p>Vrouwen</text:p>
          </table:table-cell>
          <table:table-cell table:style-name="ce10" office:value="2229" office:value-type="float">
            <text:p>22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rmer</text:p>
          </table:table-cell>
          <table:table-cell table:style-name="ce9" office:value-type="string">
            <text:p>Vrouwen</text:p>
          </table:table-cell>
          <table:table-cell table:style-name="ce10" office:value="5587" office:value-type="float">
            <text:p>55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rm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merv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ubrugge</text:p>
          </table:table-cell>
          <table:table-cell table:style-name="ce9" office:value-type="string">
            <text:p>Vrouwen</text:p>
          </table:table-cell>
          <table:table-cell table:style-name="ce10" office:value="2267" office:value-type="float">
            <text:p>22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denberg</text:p>
          </table:table-cell>
          <table:table-cell table:style-name="ce9" office:value-type="string">
            <text:p>Vrouwen</text:p>
          </table:table-cell>
          <table:table-cell table:style-name="ce10" office:value="4571" office:value-type="float">
            <text:p>45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drichem</text:p>
          </table:table-cell>
          <table:table-cell table:style-name="ce9" office:value-type="string">
            <text:p>Vrouwen</text:p>
          </table:table-cell>
          <table:table-cell table:style-name="ce10" office:value="6373" office:value-type="float">
            <text:p>63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w</text:p>
          </table:table-cell>
          <table:table-cell table:style-name="ce9" office:value-type="string">
            <text:p>Vrouwen</text:p>
          </table:table-cell>
          <table:table-cell table:style-name="ce10" office:value="3925" office:value-type="float">
            <text:p>39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ûnser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ymbritseradeel</text:p>
          </table:table-cell>
          <table:table-cell table:style-name="ce9" office:value-type="string">
            <text:p>Vrouwen</text:p>
          </table:table-cell>
          <table:table-cell table:style-name="ce10" office:value="5892" office:value-type="float">
            <text:p>58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ymbritser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Yerse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msla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stad</text:p>
          </table:table-cell>
          <table:table-cell table:style-name="ce9" office:value-type="string">
            <text:p>Vrouwen</text:p>
          </table:table-cell>
          <table:table-cell table:style-name="ce10" office:value="64767" office:value-type="float">
            <text:p>647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altbommel</text:p>
          </table:table-cell>
          <table:table-cell table:style-name="ce9" office:value-type="string">
            <text:p>Vrouwen</text:p>
          </table:table-cell>
          <table:table-cell table:style-name="ce10" office:value="4293" office:value-type="float">
            <text:p>42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t Zandt</text:p>
          </table:table-cell>
          <table:table-cell table:style-name="ce9" office:value-type="string">
            <text:p>Vrouwen</text:p>
          </table:table-cell>
          <table:table-cell table:style-name="ce10" office:value="1178" office:value-type="float">
            <text:p>11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andvoort</text:p>
          </table:table-cell>
          <table:table-cell table:style-name="ce9" office:value-type="string">
            <text:p>Vrouwen</text:p>
          </table:table-cell>
          <table:table-cell table:style-name="ce10" office:value="8574" office:value-type="float">
            <text:p>85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deri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eland</text:p>
          </table:table-cell>
          <table:table-cell table:style-name="ce9" office:value-type="string">
            <text:p>Vrouwen</text:p>
          </table:table-cell>
          <table:table-cell table:style-name="ce10" office:value="2644" office:value-type="float">
            <text:p>26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vang</text:p>
          </table:table-cell>
          <table:table-cell table:style-name="ce9" office:value-type="string">
            <text:p>Vrouwen</text:p>
          </table:table-cell>
          <table:table-cell table:style-name="ce10" office:value="2806" office:value-type="float">
            <text:p>28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wo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gveld</text:p>
          </table:table-cell>
          <table:table-cell table:style-name="ce9" office:value-type="string">
            <text:p>Vrouwen</text:p>
          </table:table-cell>
          <table:table-cell table:style-name="ce10" office:value="903" office:value-type="float">
            <text:p>9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ist</text:p>
          </table:table-cell>
          <table:table-cell table:style-name="ce9" office:value-type="string">
            <text:p>Vrouwen</text:p>
          </table:table-cell>
          <table:table-cell table:style-name="ce10" office:value="32778" office:value-type="float">
            <text:p>327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lhem</text:p>
          </table:table-cell>
          <table:table-cell table:style-name="ce9" office:value-type="string">
            <text:p>Vrouwen</text:p>
          </table:table-cell>
          <table:table-cell table:style-name="ce10" office:value="5481" office:value-type="float">
            <text:p>54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aar</text:p>
          </table:table-cell>
          <table:table-cell table:style-name="ce9" office:value-type="string">
            <text:p>Vrouwen</text:p>
          </table:table-cell>
          <table:table-cell table:style-name="ce10" office:value="13613" office:value-type="float">
            <text:p>136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bergen</text:p>
          </table:table-cell>
          <table:table-cell table:style-name="ce9" office:value-type="string">
            <text:p>Vrouwen</text:p>
          </table:table-cell>
          <table:table-cell table:style-name="ce10" office:value="7670" office:value-type="float">
            <text:p>76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hoven</text:p>
          </table:table-cell>
          <table:table-cell table:style-name="ce9" office:value-type="string">
            <text:p>Vrouwen</text:p>
          </table:table-cell>
          <table:table-cell table:style-name="ce10" office:value="1163" office:value-type="float">
            <text:p>11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huizen</text:p>
          </table:table-cell>
          <table:table-cell table:style-name="ce9" office:value-type="string">
            <text:p>Vrouwen</text:p>
          </table:table-cell>
          <table:table-cell table:style-name="ce10" office:value="2874" office:value-type="float">
            <text:p>28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huizen-Moerkap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ierikzee</text:p>
          </table:table-cell>
          <table:table-cell table:style-name="ce9" office:value-type="string">
            <text:p>Vrouwen</text:p>
          </table:table-cell>
          <table:table-cell table:style-name="ce10" office:value="4808" office:value-type="float">
            <text:p>48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ijpe</text:p>
          </table:table-cell>
          <table:table-cell table:style-name="ce9" office:value-type="string">
            <text:p>Vrouwen</text:p>
          </table:table-cell>
          <table:table-cell table:style-name="ce10" office:value="4372" office:value-type="float">
            <text:p>43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oetermeer</text:p>
          </table:table-cell>
          <table:table-cell table:style-name="ce9" office:value-type="string">
            <text:p>Vrouwen</text:p>
          </table:table-cell>
          <table:table-cell table:style-name="ce10" office:value="34232" office:value-type="float">
            <text:p>342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terwoude</text:p>
          </table:table-cell>
          <table:table-cell table:style-name="ce9" office:value-type="string">
            <text:p>Vrouwen</text:p>
          </table:table-cell>
          <table:table-cell table:style-name="ce10" office:value="3712" office:value-type="float">
            <text:p>37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nnemair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outel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 en Noord-Scherm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Beijerland</text:p>
          </table:table-cell>
          <table:table-cell table:style-name="ce9" office:value-type="string">
            <text:p>Vrouwen</text:p>
          </table:table-cell>
          <table:table-cell table:style-name="ce10" office:value="1697" office:value-type="float">
            <text:p>16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broek (Gr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dorp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horn</text:p>
          </table:table-cell>
          <table:table-cell table:style-name="ce9" office:value-type="string">
            <text:p>Vrouwen</text:p>
          </table:table-cell>
          <table:table-cell table:style-name="ce10" office:value="3657" office:value-type="float">
            <text:p>36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laren</text:p>
          </table:table-cell>
          <table:table-cell table:style-name="ce9" office:value-type="string">
            <text:p>Vrouwen</text:p>
          </table:table-cell>
          <table:table-cell table:style-name="ce10" office:value="4866" office:value-type="float">
            <text:p>48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pl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wolde</text:p>
          </table:table-cell>
          <table:table-cell table:style-name="ce9" office:value-type="string">
            <text:p>Vrouwen</text:p>
          </table:table-cell>
          <table:table-cell table:style-name="ce10" office:value="4391" office:value-type="float">
            <text:p>43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z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ndert</text:p>
          </table:table-cell>
          <table:table-cell table:style-name="ce9" office:value-type="string">
            <text:p>Vrouwen</text:p>
          </table:table-cell>
          <table:table-cell table:style-name="ce10" office:value="6277" office:value-type="float">
            <text:p>62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tphen</text:p>
          </table:table-cell>
          <table:table-cell table:style-name="ce9" office:value-type="string">
            <text:p>Vrouwen</text:p>
          </table:table-cell>
          <table:table-cell table:style-name="ce10" office:value="16485" office:value-type="float">
            <text:p>164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aa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mmer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ew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ewa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sluis</text:p>
          </table:table-cell>
          <table:table-cell table:style-name="ce9" office:value-type="string">
            <text:p>Vrouwen</text:p>
          </table:table-cell>
          <table:table-cell table:style-name="ce10" office:value="2145" office:value-type="float">
            <text:p>21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eeloo</text:p>
          </table:table-cell>
          <table:table-cell table:style-name="ce9" office:value-type="string">
            <text:p>Vrouwen</text:p>
          </table:table-cell>
          <table:table-cell table:style-name="ce10" office:value="1332" office:value-type="float">
            <text:p>13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ijndrecht</text:p>
          </table:table-cell>
          <table:table-cell table:style-name="ce9" office:value-type="string">
            <text:p>Vrouwen</text:p>
          </table:table-cell>
          <table:table-cell table:style-name="ce10" office:value="20100" office:value-type="float">
            <text:p>201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olle</text:p>
          </table:table-cell>
          <table:table-cell table:style-name="ce9" office:value-type="string">
            <text:p>Vrouwen</text:p>
          </table:table-cell>
          <table:table-cell table:style-name="ce10" office:value="43174" office:value-type="float">
            <text:p>43174</text:p>
          </table:table-cell>
          <table:table-cell table:number-columns-repeated="16381"/>
        </table:table-row>
        <table:table-row table:style-name="ro1">
          <table:table-cell table:style-name="ce11" office:value-type="string">
            <text:p>Zwollerkerspel</text:p>
          </table:table-cell>
          <table:table-cell table:style-name="ce12" office:value-type="string">
            <text:p>Vrouwen</text:p>
          </table:table-cell>
          <table:table-cell table:style-name="ce13"/>
          <table:table-cell table:number-columns-repeated="16381"/>
        </table:table-row>
        <table:table-row table:style-name="ro3" table:number-rows-repeated="104624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</office:font-face-decls>
  <office:styles>
    <number:number-style style:name="N0">
      <number:number number:min-integer-digits="1"/>
    </number:number-style>
    <number:currency-style number:country="US" style:name="N36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36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36P0"/>
    </number:currency-style>
    <style:style style:data-style-name="N0" style:family="table-cell" style:name="Heading">
      <style:table-cell-properties style:vertical-align="automatic" style:repeat-content="false" fo:background-color="transparent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Heading1">
      <style:table-cell-properties style:vertical-align="automatic" style:repeat-content="false" fo:background-color="transparent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Result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36" style:family="table-cell" style:name="Result2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size-asian="11pt" style:font-name-complex="Calibri" fo:font-size="11pt" style:font-name-asian="Calibri"/>
    </style:style>
    <style:style style:data-style-name="N0" style:family="table-cell" style:name="TabLinker">
      <style:table-cell-properties style:vertical-align="automatic" fo:background-color="transparent"/>
    </style:style>
    <style:style style:data-style-name="N0" style:family="table-cell" style:name="TL_32_ColHeader" style:display-name="TL ColHeader">
      <style:table-cell-properties style:vertical-align="automatic" fo:background-color="#69D2E7"/>
    </style:style>
    <style:style style:data-style-name="N0" style:family="table-cell" style:name="TL_32_Data" style:display-name="TL Data">
      <style:table-cell-properties style:vertical-align="automatic" fo:background-color="#C8C8A9"/>
    </style:style>
    <style:style style:data-style-name="N0" style:family="table-cell" style:name="TL_32_RowHeader" style:display-name="TL RowHeader">
      <style:table-cell-properties style:vertical-align="automatic" fo:background-color="#FAE600"/>
    </style:style>
    <style:style style:data-style-name="N0" style:family="table-cell" style:name="TL_32_RowProperty" style:display-name="TL RowProperty">
      <style:table-cell-properties style:vertical-align="automatic" fo:background-color="#FA6900"/>
    </style:style>
    <style:default-style style:family="graphic">
      <style:graphic-properties svg:stroke-width="0.01389in" draw:fill-color="#5b9bd5" draw:stroke-linejoin="miter" draw:stroke="solid" svg:stroke-color="#41719c" svg:stroke-linecap="butt" draw:opacity="100%" draw:fill="solid" svg:stroke-opacity="100%"/>
    </style:default-style>
  </office:styles>
  <office:automatic-styles>
    <style:page-layout style:name="pm1">
      <style:page-layout-properties fo:margin-left="0.7in" style:print="objects charts drawings" style:table-centering="none" fo:margin-top="0.75in" style:print-page-order="ttb" style:print-orientation="portrait" fo:margin-right="0.7in" fo:margin-bottom="0.75in" style:scale-to="100%" style:first-page-number="continue"/>
      <style:header-style>
        <style:header-footer-properties fo:margin-left="0in" fo:margin-right="0in" fo:margin-bottom="0in" fo:min-height="0.39375in"/>
      </style:header-style>
      <style:footer-style>
        <style:header-footer-properties fo:margin-left="0in" fo:margin-right="0in" fo:min-height="0.393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Ashkan Ashkpour</meta:initial-creator>
    <dc:creator>Ashkan</dc:creator>
    <meta:creation-date>2017-12-07T12:17:16Z</meta:creation-date>
    <dc:date>2017-12-08T00:11:37Z</dc:date>
    <meta:editing-cycles>2</meta:editing-cycles>
    <meta:editing-duration>PT448S</meta:editing-duration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>37df58ef-2f7f-4886-afb8-d34d3b0d0029</meta:user-defined>
    <meta:generator>ODFPY/1.3.5</meta:generator>
  </office:meta>
</office:document-meta>
</file>